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4.871cm" svg:height="13.199cm" svg:x="24.87cm" svg:y="2.827cm">
            <draw:object draw:notify-on-update-of-ranges="Hoja1.F2:Hoja1.F49 Hoja1.G1:Hoja1.G1 Hoja1.G2:Hoja1.G49 Hoja1.H1:Hoja1.H1 Hoja1.H2:Hoja1.H49 Hoja1.I1:Hoja1.I1 Hoja1.I2:Hoja1.I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Grasp</text:p>
          </table:table-cell>
          <table:table-cell office:value-type="string">
            <text:p>Goloso</text:p>
          </table:table-cell>
          <table:table-cell office:value-type="string">
            <text:p>BLocal</text:p>
          </table:table-cell>
          <table:table-cell/>
          <table:table-cell office:value-type="string">
            <text:p>Nodos</text:p>
          </table:table-cell>
          <table:table-cell office:value-type="string">
            <text:p>Grasp</text:p>
          </table:table-cell>
          <table:table-cell office:value-type="string">
            <text:p>Goloso</text:p>
          </table:table-cell>
          <table:table-cell office:value-type="string">
            <text:p>BLocal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3747">
            <text:p>83747</text:p>
          </table:table-cell>
          <table:table-cell office:value-type="float" office:value="8936">
            <text:p>8936</text:p>
          </table:table-cell>
          <table:table-cell office:value-type="float" office:value="7945">
            <text:p>7945</text:p>
          </table:table-cell>
          <table:table-cell/>
          <table:table-cell office:value-type="float" office:value="3">
            <text:p>3</text:p>
          </table:table-cell>
          <table:table-cell table:style-name="ce1" table:formula="of:=SUMIF([.$A$2:.$A$2401];[.$F2];[.B$2:.B$2401])/50" office:value-type="float" office:value="49327.2">
            <text:p>49327</text:p>
          </table:table-cell>
          <table:table-cell table:style-name="ce1" table:formula="of:=SUMIF([.$A$2:.$A$2401];[.$F2];[.C$2:.C$2401])/50" office:value-type="float" office:value="7408.44">
            <text:p>7408</text:p>
          </table:table-cell>
          <table:table-cell table:style-name="ce1" table:formula="of:=SUMIF([.$A$2:.$A$2401];[.$F2];[.D$2:.D$2401])/50" office:value-type="float" office:value="7768.92">
            <text:p>776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302">
            <text:p>40302</text:p>
          </table:table-cell>
          <table:table-cell office:value-type="float" office:value="6858">
            <text:p>6858</text:p>
          </table:table-cell>
          <table:table-cell office:value-type="float" office:value="7373">
            <text:p>7373</text:p>
          </table:table-cell>
          <table:table-cell/>
          <table:table-cell office:value-type="float" office:value="4">
            <text:p>4</text:p>
          </table:table-cell>
          <table:table-cell table:style-name="ce1" table:formula="of:=SUMIF([.$A$2:.$A$2401];[.$F3];[.B$2:.B$2401])/50" office:value-type="float" office:value="120390.88">
            <text:p>120391</text:p>
          </table:table-cell>
          <table:table-cell table:style-name="ce1" table:formula="of:=SUMIF([.$A$2:.$A$2401];[.$F3];[.C$2:.C$2401])/50" office:value-type="float" office:value="8936.36">
            <text:p>8936</text:p>
          </table:table-cell>
          <table:table-cell table:style-name="ce1" table:formula="of:=SUMIF([.$A$2:.$A$2401];[.$F3];[.D$2:.D$2401])/50" office:value-type="float" office:value="8917.78">
            <text:p>891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920">
            <text:p>44920</text:p>
          </table:table-cell>
          <table:table-cell office:value-type="float" office:value="6905">
            <text:p>6905</text:p>
          </table:table-cell>
          <table:table-cell office:value-type="float" office:value="7435">
            <text:p>7435</text:p>
          </table:table-cell>
          <table:table-cell/>
          <table:table-cell office:value-type="float" office:value="5">
            <text:p>5</text:p>
          </table:table-cell>
          <table:table-cell table:style-name="ce1" table:formula="of:=SUMIF([.$A$2:.$A$2401];[.$F4];[.B$2:.B$2401])/50" office:value-type="float" office:value="257701.44">
            <text:p>257701</text:p>
          </table:table-cell>
          <table:table-cell table:style-name="ce1" table:formula="of:=SUMIF([.$A$2:.$A$2401];[.$F4];[.C$2:.C$2401])/50" office:value-type="float" office:value="11011.1">
            <text:p>11011</text:p>
          </table:table-cell>
          <table:table-cell table:style-name="ce1" table:formula="of:=SUMIF([.$A$2:.$A$2401];[.$F4];[.D$2:.D$2401])/50" office:value-type="float" office:value="11882">
            <text:p>1188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6106">
            <text:p>56106</text:p>
          </table:table-cell>
          <table:table-cell office:value-type="float" office:value="24196">
            <text:p>24196</text:p>
          </table:table-cell>
          <table:table-cell office:value-type="float" office:value="7991">
            <text:p>7991</text:p>
          </table:table-cell>
          <table:table-cell/>
          <table:table-cell office:value-type="float" office:value="6">
            <text:p>6</text:p>
          </table:table-cell>
          <table:table-cell table:style-name="ce1" table:formula="of:=SUMIF([.$A$2:.$A$2401];[.$F5];[.B$2:.B$2401])/50" office:value-type="float" office:value="400932.92">
            <text:p>400933</text:p>
          </table:table-cell>
          <table:table-cell table:style-name="ce1" table:formula="of:=SUMIF([.$A$2:.$A$2401];[.$F5];[.C$2:.C$2401])/50" office:value-type="float" office:value="15046.72">
            <text:p>15047</text:p>
          </table:table-cell>
          <table:table-cell table:style-name="ce1" table:formula="of:=SUMIF([.$A$2:.$A$2401];[.$F5];[.D$2:.D$2401])/50" office:value-type="float" office:value="13733.98">
            <text:p>1373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3591">
            <text:p>63591</text:p>
          </table:table-cell>
          <table:table-cell office:value-type="float" office:value="7482">
            <text:p>7482</text:p>
          </table:table-cell>
          <table:table-cell office:value-type="float" office:value="8206">
            <text:p>8206</text:p>
          </table:table-cell>
          <table:table-cell/>
          <table:table-cell office:value-type="float" office:value="7">
            <text:p>7</text:p>
          </table:table-cell>
          <table:table-cell table:style-name="ce1" table:formula="of:=SUMIF([.$A$2:.$A$2401];[.$F6];[.B$2:.B$2401])/50" office:value-type="float" office:value="677824.84">
            <text:p>677825</text:p>
          </table:table-cell>
          <table:table-cell table:style-name="ce1" table:formula="of:=SUMIF([.$A$2:.$A$2401];[.$F6];[.C$2:.C$2401])/50" office:value-type="float" office:value="15630.9">
            <text:p>15631</text:p>
          </table:table-cell>
          <table:table-cell table:style-name="ce1" table:formula="of:=SUMIF([.$A$2:.$A$2401];[.$F6];[.D$2:.D$2401])/50" office:value-type="float" office:value="15254.62">
            <text:p>1525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8686">
            <text:p>88686</text:p>
          </table:table-cell>
          <table:table-cell office:value-type="float" office:value="7492">
            <text:p>7492</text:p>
          </table:table-cell>
          <table:table-cell office:value-type="float" office:value="8305">
            <text:p>8305</text:p>
          </table:table-cell>
          <table:table-cell/>
          <table:table-cell office:value-type="float" office:value="8">
            <text:p>8</text:p>
          </table:table-cell>
          <table:table-cell table:style-name="ce1" table:formula="of:=SUMIF([.$A$2:.$A$2401];[.$F7];[.B$2:.B$2401])/50" office:value-type="float" office:value="986316.94">
            <text:p>986317</text:p>
          </table:table-cell>
          <table:table-cell table:style-name="ce1" table:formula="of:=SUMIF([.$A$2:.$A$2401];[.$F7];[.C$2:.C$2401])/50" office:value-type="float" office:value="16527">
            <text:p>16527</text:p>
          </table:table-cell>
          <table:table-cell table:style-name="ce1" table:formula="of:=SUMIF([.$A$2:.$A$2401];[.$F7];[.D$2:.D$2401])/50" office:value-type="float" office:value="19387.22">
            <text:p>1938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4759">
            <text:p>54759</text:p>
          </table:table-cell>
          <table:table-cell office:value-type="float" office:value="7244">
            <text:p>7244</text:p>
          </table:table-cell>
          <table:table-cell office:value-type="float" office:value="7988">
            <text:p>7988</text:p>
          </table:table-cell>
          <table:table-cell/>
          <table:table-cell office:value-type="float" office:value="9">
            <text:p>9</text:p>
          </table:table-cell>
          <table:table-cell table:style-name="ce1" table:formula="of:=SUMIF([.$A$2:.$A$2401];[.$F8];[.B$2:.B$2401])/50" office:value-type="float" office:value="1427872.22">
            <text:p>1427872</text:p>
          </table:table-cell>
          <table:table-cell table:style-name="ce1" table:formula="of:=SUMIF([.$A$2:.$A$2401];[.$F8];[.C$2:.C$2401])/50" office:value-type="float" office:value="18510.24">
            <text:p>18510</text:p>
          </table:table-cell>
          <table:table-cell table:style-name="ce1" table:formula="of:=SUMIF([.$A$2:.$A$2401];[.$F8];[.D$2:.D$2401])/50" office:value-type="float" office:value="23344.86">
            <text:p>233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5409">
            <text:p>45409</text:p>
          </table:table-cell>
          <table:table-cell office:value-type="float" office:value="6717">
            <text:p>6717</text:p>
          </table:table-cell>
          <table:table-cell office:value-type="float" office:value="7578">
            <text:p>7578</text:p>
          </table:table-cell>
          <table:table-cell/>
          <table:table-cell office:value-type="float" office:value="10">
            <text:p>10</text:p>
          </table:table-cell>
          <table:table-cell table:style-name="ce1" table:formula="of:=SUMIF([.$A$2:.$A$2401];[.$F9];[.B$2:.B$2401])/50" office:value-type="float" office:value="2099905.2">
            <text:p>2099905</text:p>
          </table:table-cell>
          <table:table-cell table:style-name="ce1" table:formula="of:=SUMIF([.$A$2:.$A$2401];[.$F9];[.C$2:.C$2401])/50" office:value-type="float" office:value="23568.1">
            <text:p>23568</text:p>
          </table:table-cell>
          <table:table-cell table:style-name="ce1" table:formula="of:=SUMIF([.$A$2:.$A$2401];[.$F9];[.D$2:.D$2401])/50" office:value-type="float" office:value="27328.04">
            <text:p>2732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4225">
            <text:p>74225</text:p>
          </table:table-cell>
          <table:table-cell office:value-type="float" office:value="7088">
            <text:p>7088</text:p>
          </table:table-cell>
          <table:table-cell office:value-type="float" office:value="22165">
            <text:p>22165</text:p>
          </table:table-cell>
          <table:table-cell/>
          <table:table-cell office:value-type="float" office:value="11">
            <text:p>11</text:p>
          </table:table-cell>
          <table:table-cell table:style-name="ce1" table:formula="of:=SUMIF([.$A$2:.$A$2401];[.$F10];[.B$2:.B$2401])/50" office:value-type="float" office:value="2895236.24">
            <text:p>2895236</text:p>
          </table:table-cell>
          <table:table-cell table:style-name="ce1" table:formula="of:=SUMIF([.$A$2:.$A$2401];[.$F10];[.C$2:.C$2401])/50" office:value-type="float" office:value="26848.88">
            <text:p>26849</text:p>
          </table:table-cell>
          <table:table-cell table:style-name="ce1" table:formula="of:=SUMIF([.$A$2:.$A$2401];[.$F10];[.D$2:.D$2401])/50" office:value-type="float" office:value="33708.44">
            <text:p>3370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5454">
            <text:p>45454</text:p>
          </table:table-cell>
          <table:table-cell office:value-type="float" office:value="6850">
            <text:p>6850</text:p>
          </table:table-cell>
          <table:table-cell office:value-type="float" office:value="7382">
            <text:p>7382</text:p>
          </table:table-cell>
          <table:table-cell/>
          <table:table-cell office:value-type="float" office:value="12">
            <text:p>12</text:p>
          </table:table-cell>
          <table:table-cell table:style-name="ce1" table:formula="of:=SUMIF([.$A$2:.$A$2401];[.$F11];[.B$2:.B$2401])/50" office:value-type="float" office:value="3745571.24">
            <text:p>3745571</text:p>
          </table:table-cell>
          <table:table-cell table:style-name="ce1" table:formula="of:=SUMIF([.$A$2:.$A$2401];[.$F11];[.C$2:.C$2401])/50" office:value-type="float" office:value="31768.32">
            <text:p>31768</text:p>
          </table:table-cell>
          <table:table-cell table:style-name="ce1" table:formula="of:=SUMIF([.$A$2:.$A$2401];[.$F11];[.D$2:.D$2401])/50" office:value-type="float" office:value="36950.92">
            <text:p>3695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5322">
            <text:p>45322</text:p>
          </table:table-cell>
          <table:table-cell office:value-type="float" office:value="6844">
            <text:p>6844</text:p>
          </table:table-cell>
          <table:table-cell office:value-type="float" office:value="7265">
            <text:p>7265</text:p>
          </table:table-cell>
          <table:table-cell/>
          <table:table-cell office:value-type="float" office:value="13">
            <text:p>13</text:p>
          </table:table-cell>
          <table:table-cell table:style-name="ce1" table:formula="of:=SUMIF([.$A$2:.$A$2401];[.$F12];[.B$2:.B$2401])/50" office:value-type="float" office:value="5026991.6">
            <text:p>5026992</text:p>
          </table:table-cell>
          <table:table-cell table:style-name="ce1" table:formula="of:=SUMIF([.$A$2:.$A$2401];[.$F12];[.C$2:.C$2401])/50" office:value-type="float" office:value="35302.22">
            <text:p>35302</text:p>
          </table:table-cell>
          <table:table-cell table:style-name="ce1" table:formula="of:=SUMIF([.$A$2:.$A$2401];[.$F12];[.D$2:.D$2401])/50" office:value-type="float" office:value="41213.8">
            <text:p>4121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249">
            <text:p>64249</text:p>
          </table:table-cell>
          <table:table-cell office:value-type="float" office:value="7572">
            <text:p>7572</text:p>
          </table:table-cell>
          <table:table-cell office:value-type="float" office:value="8455">
            <text:p>8455</text:p>
          </table:table-cell>
          <table:table-cell/>
          <table:table-cell office:value-type="float" office:value="14">
            <text:p>14</text:p>
          </table:table-cell>
          <table:table-cell table:style-name="ce1" table:formula="of:=SUMIF([.$A$2:.$A$2401];[.$F13];[.B$2:.B$2401])/50" office:value-type="float" office:value="6913082.38">
            <text:p>6913082</text:p>
          </table:table-cell>
          <table:table-cell table:style-name="ce1" table:formula="of:=SUMIF([.$A$2:.$A$2401];[.$F13];[.C$2:.C$2401])/50" office:value-type="float" office:value="42675.86">
            <text:p>42676</text:p>
          </table:table-cell>
          <table:table-cell table:style-name="ce1" table:formula="of:=SUMIF([.$A$2:.$A$2401];[.$F13];[.D$2:.D$2401])/50" office:value-type="float" office:value="55001.34">
            <text:p>5500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6271">
            <text:p>36271</text:p>
          </table:table-cell>
          <table:table-cell office:value-type="float" office:value="6756">
            <text:p>6756</text:p>
          </table:table-cell>
          <table:table-cell office:value-type="float" office:value="7072">
            <text:p>7072</text:p>
          </table:table-cell>
          <table:table-cell/>
          <table:table-cell office:value-type="float" office:value="15">
            <text:p>15</text:p>
          </table:table-cell>
          <table:table-cell table:style-name="ce1" table:formula="of:=SUMIF([.$A$2:.$A$2401];[.$F14];[.B$2:.B$2401])/50" office:value-type="float" office:value="8148879.64">
            <text:p>8148880</text:p>
          </table:table-cell>
          <table:table-cell table:style-name="ce1" table:formula="of:=SUMIF([.$A$2:.$A$2401];[.$F14];[.C$2:.C$2401])/50" office:value-type="float" office:value="48577.54">
            <text:p>48578</text:p>
          </table:table-cell>
          <table:table-cell table:style-name="ce1" table:formula="of:=SUMIF([.$A$2:.$A$2401];[.$F14];[.D$2:.D$2401])/50" office:value-type="float" office:value="62747.44">
            <text:p>6274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9944">
            <text:p>39944</text:p>
          </table:table-cell>
          <table:table-cell office:value-type="float" office:value="6668">
            <text:p>6668</text:p>
          </table:table-cell>
          <table:table-cell office:value-type="float" office:value="7074">
            <text:p>7074</text:p>
          </table:table-cell>
          <table:table-cell/>
          <table:table-cell office:value-type="float" office:value="16">
            <text:p>16</text:p>
          </table:table-cell>
          <table:table-cell table:style-name="ce1" table:formula="of:=SUMIF([.$A$2:.$A$2401];[.$F15];[.B$2:.B$2401])/50" office:value-type="float" office:value="10151915.62">
            <text:p>10151916</text:p>
          </table:table-cell>
          <table:table-cell table:style-name="ce1" table:formula="of:=SUMIF([.$A$2:.$A$2401];[.$F15];[.C$2:.C$2401])/50" office:value-type="float" office:value="51384.14">
            <text:p>51384</text:p>
          </table:table-cell>
          <table:table-cell table:style-name="ce1" table:formula="of:=SUMIF([.$A$2:.$A$2401];[.$F15];[.D$2:.D$2401])/50" office:value-type="float" office:value="77553.44">
            <text:p>7755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3905">
            <text:p>53905</text:p>
          </table:table-cell>
          <table:table-cell office:value-type="float" office:value="6966">
            <text:p>6966</text:p>
          </table:table-cell>
          <table:table-cell office:value-type="float" office:value="8157">
            <text:p>8157</text:p>
          </table:table-cell>
          <table:table-cell/>
          <table:table-cell office:value-type="float" office:value="17">
            <text:p>17</text:p>
          </table:table-cell>
          <table:table-cell table:style-name="ce1" table:formula="of:=SUMIF([.$A$2:.$A$2401];[.$F16];[.B$2:.B$2401])/50" office:value-type="float" office:value="12588467.12">
            <text:p>12588467</text:p>
          </table:table-cell>
          <table:table-cell table:style-name="ce1" table:formula="of:=SUMIF([.$A$2:.$A$2401];[.$F16];[.C$2:.C$2401])/50" office:value-type="float" office:value="57772.12">
            <text:p>57772</text:p>
          </table:table-cell>
          <table:table-cell table:style-name="ce1" table:formula="of:=SUMIF([.$A$2:.$A$2401];[.$F16];[.D$2:.D$2401])/50" office:value-type="float" office:value="78517.28">
            <text:p>7851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6682">
            <text:p>56682</text:p>
          </table:table-cell>
          <table:table-cell office:value-type="float" office:value="7019">
            <text:p>7019</text:p>
          </table:table-cell>
          <table:table-cell office:value-type="float" office:value="7869">
            <text:p>7869</text:p>
          </table:table-cell>
          <table:table-cell/>
          <table:table-cell office:value-type="float" office:value="18">
            <text:p>18</text:p>
          </table:table-cell>
          <table:table-cell table:style-name="ce1" table:formula="of:=SUMIF([.$A$2:.$A$2401];[.$F17];[.B$2:.B$2401])/50" office:value-type="float" office:value="15813020.72">
            <text:p>15813021</text:p>
          </table:table-cell>
          <table:table-cell table:style-name="ce1" table:formula="of:=SUMIF([.$A$2:.$A$2401];[.$F17];[.C$2:.C$2401])/50" office:value-type="float" office:value="68242.14">
            <text:p>68242</text:p>
          </table:table-cell>
          <table:table-cell table:style-name="ce1" table:formula="of:=SUMIF([.$A$2:.$A$2401];[.$F17];[.D$2:.D$2401])/50" office:value-type="float" office:value="95277.82">
            <text:p>9527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4400">
            <text:p>54400</text:p>
          </table:table-cell>
          <table:table-cell office:value-type="float" office:value="6954">
            <text:p>6954</text:p>
          </table:table-cell>
          <table:table-cell office:value-type="float" office:value="7931">
            <text:p>7931</text:p>
          </table:table-cell>
          <table:table-cell/>
          <table:table-cell office:value-type="float" office:value="19">
            <text:p>19</text:p>
          </table:table-cell>
          <table:table-cell table:style-name="ce1" table:formula="of:=SUMIF([.$A$2:.$A$2401];[.$F18];[.B$2:.B$2401])/50" office:value-type="float" office:value="18661876.1">
            <text:p>18661876</text:p>
          </table:table-cell>
          <table:table-cell table:style-name="ce1" table:formula="of:=SUMIF([.$A$2:.$A$2401];[.$F18];[.C$2:.C$2401])/50" office:value-type="float" office:value="75689.9">
            <text:p>75690</text:p>
          </table:table-cell>
          <table:table-cell table:style-name="ce1" table:formula="of:=SUMIF([.$A$2:.$A$2401];[.$F18];[.D$2:.D$2401])/50" office:value-type="float" office:value="95883.68">
            <text:p>9588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9284">
            <text:p>69284</text:p>
          </table:table-cell>
          <table:table-cell office:value-type="float" office:value="6948">
            <text:p>6948</text:p>
          </table:table-cell>
          <table:table-cell office:value-type="float" office:value="7678">
            <text:p>7678</text:p>
          </table:table-cell>
          <table:table-cell/>
          <table:table-cell office:value-type="float" office:value="20">
            <text:p>20</text:p>
          </table:table-cell>
          <table:table-cell table:style-name="ce1" table:formula="of:=SUMIF([.$A$2:.$A$2401];[.$F19];[.B$2:.B$2401])/50" office:value-type="float" office:value="23826023.42">
            <text:p>23826023</text:p>
          </table:table-cell>
          <table:table-cell table:style-name="ce1" table:formula="of:=SUMIF([.$A$2:.$A$2401];[.$F19];[.C$2:.C$2401])/50" office:value-type="float" office:value="85115.5">
            <text:p>85116</text:p>
          </table:table-cell>
          <table:table-cell table:style-name="ce1" table:formula="of:=SUMIF([.$A$2:.$A$2401];[.$F19];[.D$2:.D$2401])/50" office:value-type="float" office:value="109381.82">
            <text:p>10938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9766">
            <text:p>39766</text:p>
          </table:table-cell>
          <table:table-cell office:value-type="float" office:value="6638">
            <text:p>6638</text:p>
          </table:table-cell>
          <table:table-cell office:value-type="float" office:value="7573">
            <text:p>7573</text:p>
          </table:table-cell>
          <table:table-cell/>
          <table:table-cell office:value-type="float" office:value="21">
            <text:p>21</text:p>
          </table:table-cell>
          <table:table-cell table:style-name="ce1" table:formula="of:=SUMIF([.$A$2:.$A$2401];[.$F20];[.B$2:.B$2401])/50" office:value-type="float" office:value="29652881.94">
            <text:p>29652882</text:p>
          </table:table-cell>
          <table:table-cell table:style-name="ce1" table:formula="of:=SUMIF([.$A$2:.$A$2401];[.$F20];[.C$2:.C$2401])/50" office:value-type="float" office:value="92420.94">
            <text:p>92421</text:p>
          </table:table-cell>
          <table:table-cell table:style-name="ce1" table:formula="of:=SUMIF([.$A$2:.$A$2401];[.$F20];[.D$2:.D$2401])/50" office:value-type="float" office:value="130042.58">
            <text:p>13004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9641">
            <text:p>29641</text:p>
          </table:table-cell>
          <table:table-cell office:value-type="float" office:value="5994">
            <text:p>5994</text:p>
          </table:table-cell>
          <table:table-cell office:value-type="float" office:value="7009">
            <text:p>7009</text:p>
          </table:table-cell>
          <table:table-cell/>
          <table:table-cell office:value-type="float" office:value="22">
            <text:p>22</text:p>
          </table:table-cell>
          <table:table-cell table:style-name="ce1" table:formula="of:=SUMIF([.$A$2:.$A$2401];[.$F21];[.B$2:.B$2401])/50" office:value-type="float" office:value="33744156.82">
            <text:p>33744157</text:p>
          </table:table-cell>
          <table:table-cell table:style-name="ce1" table:formula="of:=SUMIF([.$A$2:.$A$2401];[.$F21];[.C$2:.C$2401])/50" office:value-type="float" office:value="103092.36">
            <text:p>103092</text:p>
          </table:table-cell>
          <table:table-cell table:style-name="ce1" table:formula="of:=SUMIF([.$A$2:.$A$2401];[.$F21];[.D$2:.D$2401])/50" office:value-type="float" office:value="137253.14">
            <text:p>13725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5858">
            <text:p>35858</text:p>
          </table:table-cell>
          <table:table-cell office:value-type="float" office:value="11838">
            <text:p>11838</text:p>
          </table:table-cell>
          <table:table-cell office:value-type="float" office:value="6896">
            <text:p>6896</text:p>
          </table:table-cell>
          <table:table-cell/>
          <table:table-cell office:value-type="float" office:value="23">
            <text:p>23</text:p>
          </table:table-cell>
          <table:table-cell table:style-name="ce1" table:formula="of:=SUMIF([.$A$2:.$A$2401];[.$F22];[.B$2:.B$2401])/50" office:value-type="float" office:value="37882072.9">
            <text:p>37882073</text:p>
          </table:table-cell>
          <table:table-cell table:style-name="ce1" table:formula="of:=SUMIF([.$A$2:.$A$2401];[.$F22];[.C$2:.C$2401])/50" office:value-type="float" office:value="110573.66">
            <text:p>110574</text:p>
          </table:table-cell>
          <table:table-cell table:style-name="ce1" table:formula="of:=SUMIF([.$A$2:.$A$2401];[.$F22];[.D$2:.D$2401])/50" office:value-type="float" office:value="147242.58">
            <text:p>14724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3799">
            <text:p>63799</text:p>
          </table:table-cell>
          <table:table-cell office:value-type="float" office:value="7471">
            <text:p>7471</text:p>
          </table:table-cell>
          <table:table-cell office:value-type="float" office:value="8203">
            <text:p>8203</text:p>
          </table:table-cell>
          <table:table-cell/>
          <table:table-cell office:value-type="float" office:value="24">
            <text:p>24</text:p>
          </table:table-cell>
          <table:table-cell table:style-name="ce1" table:formula="of:=SUMIF([.$A$2:.$A$2401];[.$F23];[.B$2:.B$2401])/50" office:value-type="float" office:value="46390406.96">
            <text:p>46390407</text:p>
          </table:table-cell>
          <table:table-cell table:style-name="ce1" table:formula="of:=SUMIF([.$A$2:.$A$2401];[.$F23];[.C$2:.C$2401])/50" office:value-type="float" office:value="116250.98">
            <text:p>116251</text:p>
          </table:table-cell>
          <table:table-cell table:style-name="ce1" table:formula="of:=SUMIF([.$A$2:.$A$2401];[.$F23];[.D$2:.D$2401])/50" office:value-type="float" office:value="171193.54">
            <text:p>17119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2088">
            <text:p>72088</text:p>
          </table:table-cell>
          <table:table-cell office:value-type="float" office:value="6932">
            <text:p>6932</text:p>
          </table:table-cell>
          <table:table-cell office:value-type="float" office:value="7655">
            <text:p>7655</text:p>
          </table:table-cell>
          <table:table-cell/>
          <table:table-cell office:value-type="float" office:value="25">
            <text:p>25</text:p>
          </table:table-cell>
          <table:table-cell table:style-name="ce1" table:formula="of:=SUMIF([.$A$2:.$A$2401];[.$F24];[.B$2:.B$2401])/50" office:value-type="float" office:value="50565386.64">
            <text:p>50565387</text:p>
          </table:table-cell>
          <table:table-cell table:style-name="ce1" table:formula="of:=SUMIF([.$A$2:.$A$2401];[.$F24];[.C$2:.C$2401])/50" office:value-type="float" office:value="129754.66">
            <text:p>129755</text:p>
          </table:table-cell>
          <table:table-cell table:style-name="ce1" table:formula="of:=SUMIF([.$A$2:.$A$2401];[.$F24];[.D$2:.D$2401])/50" office:value-type="float" office:value="165222.74">
            <text:p>16522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6106">
            <text:p>56106</text:p>
          </table:table-cell>
          <table:table-cell office:value-type="float" office:value="6862">
            <text:p>6862</text:p>
          </table:table-cell>
          <table:table-cell office:value-type="float" office:value="7807">
            <text:p>7807</text:p>
          </table:table-cell>
          <table:table-cell/>
          <table:table-cell office:value-type="float" office:value="26">
            <text:p>26</text:p>
          </table:table-cell>
          <table:table-cell table:style-name="ce1" table:formula="of:=SUMIF([.$A$2:.$A$2401];[.$F25];[.B$2:.B$2401])/50" office:value-type="float" office:value="57113427.16">
            <text:p>57113427</text:p>
          </table:table-cell>
          <table:table-cell table:style-name="ce1" table:formula="of:=SUMIF([.$A$2:.$A$2401];[.$F25];[.C$2:.C$2401])/50" office:value-type="float" office:value="143782.04">
            <text:p>143782</text:p>
          </table:table-cell>
          <table:table-cell table:style-name="ce1" table:formula="of:=SUMIF([.$A$2:.$A$2401];[.$F25];[.D$2:.D$2401])/50" office:value-type="float" office:value="188260.64">
            <text:p>18826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3782">
            <text:p>63782</text:p>
          </table:table-cell>
          <table:table-cell office:value-type="float" office:value="7636">
            <text:p>7636</text:p>
          </table:table-cell>
          <table:table-cell office:value-type="float" office:value="8309">
            <text:p>8309</text:p>
          </table:table-cell>
          <table:table-cell/>
          <table:table-cell office:value-type="float" office:value="27">
            <text:p>27</text:p>
          </table:table-cell>
          <table:table-cell table:style-name="ce1" table:formula="of:=SUMIF([.$A$2:.$A$2401];[.$F26];[.B$2:.B$2401])/50" office:value-type="float" office:value="67086451.72">
            <text:p>67086452</text:p>
          </table:table-cell>
          <table:table-cell table:style-name="ce1" table:formula="of:=SUMIF([.$A$2:.$A$2401];[.$F26];[.C$2:.C$2401])/50" office:value-type="float" office:value="163038.2">
            <text:p>163038</text:p>
          </table:table-cell>
          <table:table-cell table:style-name="ce1" table:formula="of:=SUMIF([.$A$2:.$A$2401];[.$F26];[.D$2:.D$2401])/50" office:value-type="float" office:value="218894.3">
            <text:p>21889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5918">
            <text:p>35918</text:p>
          </table:table-cell>
          <table:table-cell office:value-type="float" office:value="6470">
            <text:p>6470</text:p>
          </table:table-cell>
          <table:table-cell office:value-type="float" office:value="6843">
            <text:p>6843</text:p>
          </table:table-cell>
          <table:table-cell/>
          <table:table-cell office:value-type="float" office:value="28">
            <text:p>28</text:p>
          </table:table-cell>
          <table:table-cell table:style-name="ce1" table:formula="of:=SUMIF([.$A$2:.$A$2401];[.$F27];[.B$2:.B$2401])/50" office:value-type="float" office:value="80304963.66">
            <text:p>80304964</text:p>
          </table:table-cell>
          <table:table-cell table:style-name="ce1" table:formula="of:=SUMIF([.$A$2:.$A$2401];[.$F27];[.C$2:.C$2401])/50" office:value-type="float" office:value="161107.04">
            <text:p>161107</text:p>
          </table:table-cell>
          <table:table-cell table:style-name="ce1" table:formula="of:=SUMIF([.$A$2:.$A$2401];[.$F27];[.D$2:.D$2401])/50" office:value-type="float" office:value="248522.96">
            <text:p>24852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9909">
            <text:p>29909</text:p>
          </table:table-cell>
          <table:table-cell office:value-type="float" office:value="5948">
            <text:p>5948</text:p>
          </table:table-cell>
          <table:table-cell office:value-type="float" office:value="7398">
            <text:p>7398</text:p>
          </table:table-cell>
          <table:table-cell/>
          <table:table-cell office:value-type="float" office:value="29">
            <text:p>29</text:p>
          </table:table-cell>
          <table:table-cell table:style-name="ce1" table:formula="of:=SUMIF([.$A$2:.$A$2401];[.$F28];[.B$2:.B$2401])/50" office:value-type="float" office:value="90270459.38">
            <text:p>90270459</text:p>
          </table:table-cell>
          <table:table-cell table:style-name="ce1" table:formula="of:=SUMIF([.$A$2:.$A$2401];[.$F28];[.C$2:.C$2401])/50" office:value-type="float" office:value="188186.24">
            <text:p>188186</text:p>
          </table:table-cell>
          <table:table-cell table:style-name="ce1" table:formula="of:=SUMIF([.$A$2:.$A$2401];[.$F28];[.D$2:.D$2401])/50" office:value-type="float" office:value="260056.04">
            <text:p>26005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9919">
            <text:p>39919</text:p>
          </table:table-cell>
          <table:table-cell office:value-type="float" office:value="6714">
            <text:p>6714</text:p>
          </table:table-cell>
          <table:table-cell office:value-type="float" office:value="7141">
            <text:p>7141</text:p>
          </table:table-cell>
          <table:table-cell/>
          <table:table-cell office:value-type="float" office:value="30">
            <text:p>30</text:p>
          </table:table-cell>
          <table:table-cell table:style-name="ce1" table:formula="of:=SUMIF([.$A$2:.$A$2401];[.$F29];[.B$2:.B$2401])/50" office:value-type="float" office:value="100520514.32">
            <text:p>100520514</text:p>
          </table:table-cell>
          <table:table-cell table:style-name="ce1" table:formula="of:=SUMIF([.$A$2:.$A$2401];[.$F29];[.C$2:.C$2401])/50" office:value-type="float" office:value="204444.82">
            <text:p>204445</text:p>
          </table:table-cell>
          <table:table-cell table:style-name="ce1" table:formula="of:=SUMIF([.$A$2:.$A$2401];[.$F29];[.D$2:.D$2401])/50" office:value-type="float" office:value="277518.24">
            <text:p>27751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5714">
            <text:p>65714</text:p>
          </table:table-cell>
          <table:table-cell office:value-type="float" office:value="6956">
            <text:p>6956</text:p>
          </table:table-cell>
          <table:table-cell office:value-type="float" office:value="7751">
            <text:p>7751</text:p>
          </table:table-cell>
          <table:table-cell/>
          <table:table-cell office:value-type="float" office:value="31">
            <text:p>31</text:p>
          </table:table-cell>
          <table:table-cell table:style-name="ce1" table:formula="of:=SUMIF([.$A$2:.$A$2401];[.$F30];[.B$2:.B$2401])/50" office:value-type="float" office:value="122230937.96">
            <text:p>122230938</text:p>
          </table:table-cell>
          <table:table-cell table:style-name="ce1" table:formula="of:=SUMIF([.$A$2:.$A$2401];[.$F30];[.C$2:.C$2401])/50" office:value-type="float" office:value="212860.98">
            <text:p>212861</text:p>
          </table:table-cell>
          <table:table-cell table:style-name="ce1" table:formula="of:=SUMIF([.$A$2:.$A$2401];[.$F30];[.D$2:.D$2401])/50" office:value-type="float" office:value="317241.68">
            <text:p>31724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8552">
            <text:p>28552</text:p>
          </table:table-cell>
          <table:table-cell office:value-type="float" office:value="6004">
            <text:p>6004</text:p>
          </table:table-cell>
          <table:table-cell office:value-type="float" office:value="6766">
            <text:p>6766</text:p>
          </table:table-cell>
          <table:table-cell/>
          <table:table-cell office:value-type="float" office:value="32">
            <text:p>32</text:p>
          </table:table-cell>
          <table:table-cell table:style-name="ce1" table:formula="of:=SUMIF([.$A$2:.$A$2401];[.$F31];[.B$2:.B$2401])/50" office:value-type="float" office:value="123993982.32">
            <text:p>123993982</text:p>
          </table:table-cell>
          <table:table-cell table:style-name="ce1" table:formula="of:=SUMIF([.$A$2:.$A$2401];[.$F31];[.C$2:.C$2401])/50" office:value-type="float" office:value="221563.16">
            <text:p>221563</text:p>
          </table:table-cell>
          <table:table-cell table:style-name="ce1" table:formula="of:=SUMIF([.$A$2:.$A$2401];[.$F31];[.D$2:.D$2401])/50" office:value-type="float" office:value="312600.84">
            <text:p>31260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5725">
            <text:p>45725</text:p>
          </table:table-cell>
          <table:table-cell office:value-type="float" office:value="6955">
            <text:p>6955</text:p>
          </table:table-cell>
          <table:table-cell office:value-type="float" office:value="7441">
            <text:p>7441</text:p>
          </table:table-cell>
          <table:table-cell/>
          <table:table-cell office:value-type="float" office:value="33">
            <text:p>33</text:p>
          </table:table-cell>
          <table:table-cell table:style-name="ce1" table:formula="of:=SUMIF([.$A$2:.$A$2401];[.$F32];[.B$2:.B$2401])/50" office:value-type="float" office:value="146025695.06">
            <text:p>146025695</text:p>
          </table:table-cell>
          <table:table-cell table:style-name="ce1" table:formula="of:=SUMIF([.$A$2:.$A$2401];[.$F32];[.C$2:.C$2401])/50" office:value-type="float" office:value="247188.36">
            <text:p>247188</text:p>
          </table:table-cell>
          <table:table-cell table:style-name="ce1" table:formula="of:=SUMIF([.$A$2:.$A$2401];[.$F32];[.D$2:.D$2401])/50" office:value-type="float" office:value="373161.5">
            <text:p>37316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0465">
            <text:p>50465</text:p>
          </table:table-cell>
          <table:table-cell office:value-type="float" office:value="7055">
            <text:p>7055</text:p>
          </table:table-cell>
          <table:table-cell office:value-type="float" office:value="7469">
            <text:p>7469</text:p>
          </table:table-cell>
          <table:table-cell/>
          <table:table-cell office:value-type="float" office:value="34">
            <text:p>34</text:p>
          </table:table-cell>
          <table:table-cell table:style-name="ce1" table:formula="of:=SUMIF([.$A$2:.$A$2401];[.$F33];[.B$2:.B$2401])/50" office:value-type="float" office:value="152945916.02">
            <text:p>152945916</text:p>
          </table:table-cell>
          <table:table-cell table:style-name="ce1" table:formula="of:=SUMIF([.$A$2:.$A$2401];[.$F33];[.C$2:.C$2401])/50" office:value-type="float" office:value="276683.2">
            <text:p>276683</text:p>
          </table:table-cell>
          <table:table-cell table:style-name="ce1" table:formula="of:=SUMIF([.$A$2:.$A$2401];[.$F33];[.D$2:.D$2401])/50" office:value-type="float" office:value="406456.84">
            <text:p>40645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329">
            <text:p>40329</text:p>
          </table:table-cell>
          <table:table-cell office:value-type="float" office:value="6887">
            <text:p>6887</text:p>
          </table:table-cell>
          <table:table-cell office:value-type="float" office:value="7131">
            <text:p>7131</text:p>
          </table:table-cell>
          <table:table-cell/>
          <table:table-cell office:value-type="float" office:value="35">
            <text:p>35</text:p>
          </table:table-cell>
          <table:table-cell table:style-name="ce1" table:formula="of:=SUMIF([.$A$2:.$A$2401];[.$F34];[.B$2:.B$2401])/50" office:value-type="float" office:value="174126641.34">
            <text:p>174126641</text:p>
          </table:table-cell>
          <table:table-cell table:style-name="ce1" table:formula="of:=SUMIF([.$A$2:.$A$2401];[.$F34];[.C$2:.C$2401])/50" office:value-type="float" office:value="282187.66">
            <text:p>282188</text:p>
          </table:table-cell>
          <table:table-cell table:style-name="ce1" table:formula="of:=SUMIF([.$A$2:.$A$2401];[.$F34];[.D$2:.D$2401])/50" office:value-type="float" office:value="425156.06">
            <text:p>42515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9869">
            <text:p>29869</text:p>
          </table:table-cell>
          <table:table-cell office:value-type="float" office:value="5989">
            <text:p>5989</text:p>
          </table:table-cell>
          <table:table-cell office:value-type="float" office:value="6970">
            <text:p>6970</text:p>
          </table:table-cell>
          <table:table-cell/>
          <table:table-cell office:value-type="float" office:value="36">
            <text:p>36</text:p>
          </table:table-cell>
          <table:table-cell table:style-name="ce1" table:formula="of:=SUMIF([.$A$2:.$A$2401];[.$F35];[.B$2:.B$2401])/50" office:value-type="float" office:value="193554850.54">
            <text:p>193554851</text:p>
          </table:table-cell>
          <table:table-cell table:style-name="ce1" table:formula="of:=SUMIF([.$A$2:.$A$2401];[.$F35];[.C$2:.C$2401])/50" office:value-type="float" office:value="293965.56">
            <text:p>293966</text:p>
          </table:table-cell>
          <table:table-cell table:style-name="ce1" table:formula="of:=SUMIF([.$A$2:.$A$2401];[.$F35];[.D$2:.D$2401])/50" office:value-type="float" office:value="410149.88">
            <text:p>41015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5636">
            <text:p>55636</text:p>
          </table:table-cell>
          <table:table-cell office:value-type="float" office:value="7227">
            <text:p>7227</text:p>
          </table:table-cell>
          <table:table-cell office:value-type="float" office:value="7817">
            <text:p>7817</text:p>
          </table:table-cell>
          <table:table-cell/>
          <table:table-cell office:value-type="float" office:value="37">
            <text:p>37</text:p>
          </table:table-cell>
          <table:table-cell table:style-name="ce1" table:formula="of:=SUMIF([.$A$2:.$A$2401];[.$F36];[.B$2:.B$2401])/50" office:value-type="float" office:value="202387045.52">
            <text:p>202387046</text:p>
          </table:table-cell>
          <table:table-cell table:style-name="ce1" table:formula="of:=SUMIF([.$A$2:.$A$2401];[.$F36];[.C$2:.C$2401])/50" office:value-type="float" office:value="303133.96">
            <text:p>303134</text:p>
          </table:table-cell>
          <table:table-cell table:style-name="ce1" table:formula="of:=SUMIF([.$A$2:.$A$2401];[.$F36];[.D$2:.D$2401])/50" office:value-type="float" office:value="448883.7">
            <text:p>44888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133">
            <text:p>40133</text:p>
          </table:table-cell>
          <table:table-cell office:value-type="float" office:value="6727">
            <text:p>6727</text:p>
          </table:table-cell>
          <table:table-cell office:value-type="float" office:value="7162">
            <text:p>7162</text:p>
          </table:table-cell>
          <table:table-cell/>
          <table:table-cell office:value-type="float" office:value="38">
            <text:p>38</text:p>
          </table:table-cell>
          <table:table-cell table:style-name="ce1" table:formula="of:=SUMIF([.$A$2:.$A$2401];[.$F37];[.B$2:.B$2401])/50" office:value-type="float" office:value="221060208.3">
            <text:p>221060208</text:p>
          </table:table-cell>
          <table:table-cell table:style-name="ce1" table:formula="of:=SUMIF([.$A$2:.$A$2401];[.$F37];[.C$2:.C$2401])/50" office:value-type="float" office:value="327291.52">
            <text:p>327292</text:p>
          </table:table-cell>
          <table:table-cell table:style-name="ce1" table:formula="of:=SUMIF([.$A$2:.$A$2401];[.$F37];[.D$2:.D$2401])/50" office:value-type="float" office:value="518084.76">
            <text:p>51808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6187">
            <text:p>36187</text:p>
          </table:table-cell>
          <table:table-cell office:value-type="float" office:value="6536">
            <text:p>6536</text:p>
          </table:table-cell>
          <table:table-cell office:value-type="float" office:value="6786">
            <text:p>6786</text:p>
          </table:table-cell>
          <table:table-cell/>
          <table:table-cell office:value-type="float" office:value="39">
            <text:p>39</text:p>
          </table:table-cell>
          <table:table-cell table:style-name="ce1" table:formula="of:=SUMIF([.$A$2:.$A$2401];[.$F38];[.B$2:.B$2401])/50" office:value-type="float" office:value="226994523.84">
            <text:p>226994524</text:p>
          </table:table-cell>
          <table:table-cell table:style-name="ce1" table:formula="of:=SUMIF([.$A$2:.$A$2401];[.$F38];[.C$2:.C$2401])/50" office:value-type="float" office:value="354469.6">
            <text:p>354470</text:p>
          </table:table-cell>
          <table:table-cell table:style-name="ce1" table:formula="of:=SUMIF([.$A$2:.$A$2401];[.$F38];[.D$2:.D$2401])/50" office:value-type="float" office:value="513950.26">
            <text:p>51395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6276">
            <text:p>56276</text:p>
          </table:table-cell>
          <table:table-cell office:value-type="float" office:value="6953">
            <text:p>6953</text:p>
          </table:table-cell>
          <table:table-cell office:value-type="float" office:value="7617">
            <text:p>7617</text:p>
          </table:table-cell>
          <table:table-cell/>
          <table:table-cell office:value-type="float" office:value="40">
            <text:p>40</text:p>
          </table:table-cell>
          <table:table-cell table:style-name="ce1" table:formula="of:=SUMIF([.$A$2:.$A$2401];[.$F39];[.B$2:.B$2401])/50" office:value-type="float" office:value="256117956.72">
            <text:p>256117957</text:p>
          </table:table-cell>
          <table:table-cell table:style-name="ce1" table:formula="of:=SUMIF([.$A$2:.$A$2401];[.$F39];[.C$2:.C$2401])/50" office:value-type="float" office:value="386176.54">
            <text:p>386177</text:p>
          </table:table-cell>
          <table:table-cell table:style-name="ce1" table:formula="of:=SUMIF([.$A$2:.$A$2401];[.$F39];[.D$2:.D$2401])/50" office:value-type="float" office:value="574478.58">
            <text:p>57447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387">
            <text:p>46387</text:p>
          </table:table-cell>
          <table:table-cell office:value-type="float" office:value="6668">
            <text:p>6668</text:p>
          </table:table-cell>
          <table:table-cell office:value-type="float" office:value="7290">
            <text:p>7290</text:p>
          </table:table-cell>
          <table:table-cell/>
          <table:table-cell office:value-type="float" office:value="41">
            <text:p>41</text:p>
          </table:table-cell>
          <table:table-cell table:style-name="ce1" table:formula="of:=SUMIF([.$A$2:.$A$2401];[.$F40];[.B$2:.B$2401])/50" office:value-type="float" office:value="294612741.16">
            <text:p>294612741</text:p>
          </table:table-cell>
          <table:table-cell table:style-name="ce1" table:formula="of:=SUMIF([.$A$2:.$A$2401];[.$F40];[.C$2:.C$2401])/50" office:value-type="float" office:value="418047.44">
            <text:p>418047</text:p>
          </table:table-cell>
          <table:table-cell table:style-name="ce1" table:formula="of:=SUMIF([.$A$2:.$A$2401];[.$F40];[.D$2:.D$2401])/50" office:value-type="float" office:value="580363.52">
            <text:p>58036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4468">
            <text:p>54468</text:p>
          </table:table-cell>
          <table:table-cell office:value-type="float" office:value="7168">
            <text:p>7168</text:p>
          </table:table-cell>
          <table:table-cell office:value-type="float" office:value="7683">
            <text:p>7683</text:p>
          </table:table-cell>
          <table:table-cell/>
          <table:table-cell office:value-type="float" office:value="42">
            <text:p>42</text:p>
          </table:table-cell>
          <table:table-cell table:style-name="ce1" table:formula="of:=SUMIF([.$A$2:.$A$2401];[.$F41];[.B$2:.B$2401])/50" office:value-type="float" office:value="328095212.98">
            <text:p>328095213</text:p>
          </table:table-cell>
          <table:table-cell table:style-name="ce1" table:formula="of:=SUMIF([.$A$2:.$A$2401];[.$F41];[.C$2:.C$2401])/50" office:value-type="float" office:value="421982.82">
            <text:p>421983</text:p>
          </table:table-cell>
          <table:table-cell table:style-name="ce1" table:formula="of:=SUMIF([.$A$2:.$A$2401];[.$F41];[.D$2:.D$2401])/50" office:value-type="float" office:value="638647.1">
            <text:p>63864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3421">
            <text:p>63421</text:p>
          </table:table-cell>
          <table:table-cell office:value-type="float" office:value="7372">
            <text:p>7372</text:p>
          </table:table-cell>
          <table:table-cell office:value-type="float" office:value="8099">
            <text:p>8099</text:p>
          </table:table-cell>
          <table:table-cell/>
          <table:table-cell office:value-type="float" office:value="43">
            <text:p>43</text:p>
          </table:table-cell>
          <table:table-cell table:style-name="ce1" table:formula="of:=SUMIF([.$A$2:.$A$2401];[.$F42];[.B$2:.B$2401])/50" office:value-type="float" office:value="350911162.42">
            <text:p>350911162</text:p>
          </table:table-cell>
          <table:table-cell table:style-name="ce1" table:formula="of:=SUMIF([.$A$2:.$A$2401];[.$F42];[.C$2:.C$2401])/50" office:value-type="float" office:value="491394.44">
            <text:p>491394</text:p>
          </table:table-cell>
          <table:table-cell table:style-name="ce1" table:formula="of:=SUMIF([.$A$2:.$A$2401];[.$F42];[.D$2:.D$2401])/50" office:value-type="float" office:value="653404.22">
            <text:p>65340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5883">
            <text:p>35883</text:p>
          </table:table-cell>
          <table:table-cell office:value-type="float" office:value="6543">
            <text:p>6543</text:p>
          </table:table-cell>
          <table:table-cell office:value-type="float" office:value="6814">
            <text:p>6814</text:p>
          </table:table-cell>
          <table:table-cell/>
          <table:table-cell office:value-type="float" office:value="44">
            <text:p>44</text:p>
          </table:table-cell>
          <table:table-cell table:style-name="ce1" table:formula="of:=SUMIF([.$A$2:.$A$2401];[.$F43];[.B$2:.B$2401])/50" office:value-type="float" office:value="345903465.66">
            <text:p>345903466</text:p>
          </table:table-cell>
          <table:table-cell table:style-name="ce1" table:formula="of:=SUMIF([.$A$2:.$A$2401];[.$F43];[.C$2:.C$2401])/50" office:value-type="float" office:value="441656.2">
            <text:p>441656</text:p>
          </table:table-cell>
          <table:table-cell table:style-name="ce1" table:formula="of:=SUMIF([.$A$2:.$A$2401];[.$F43];[.D$2:.D$2401])/50" office:value-type="float" office:value="706661.36">
            <text:p>70666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8153">
            <text:p>28153</text:p>
          </table:table-cell>
          <table:table-cell office:value-type="float" office:value="6088">
            <text:p>6088</text:p>
          </table:table-cell>
          <table:table-cell office:value-type="float" office:value="6806">
            <text:p>6806</text:p>
          </table:table-cell>
          <table:table-cell/>
          <table:table-cell office:value-type="float" office:value="45">
            <text:p>45</text:p>
          </table:table-cell>
          <table:table-cell table:style-name="ce1" table:formula="of:=SUMIF([.$A$2:.$A$2401];[.$F44];[.B$2:.B$2401])/50" office:value-type="float" office:value="378453548.06">
            <text:p>378453548</text:p>
          </table:table-cell>
          <table:table-cell table:style-name="ce1" table:formula="of:=SUMIF([.$A$2:.$A$2401];[.$F44];[.C$2:.C$2401])/50" office:value-type="float" office:value="472621.2">
            <text:p>472621</text:p>
          </table:table-cell>
          <table:table-cell table:style-name="ce1" table:formula="of:=SUMIF([.$A$2:.$A$2401];[.$F44];[.D$2:.D$2401])/50" office:value-type="float" office:value="793624.92">
            <text:p>7936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3586">
            <text:p>63586</text:p>
          </table:table-cell>
          <table:table-cell office:value-type="float" office:value="6951">
            <text:p>6951</text:p>
          </table:table-cell>
          <table:table-cell office:value-type="float" office:value="7769">
            <text:p>7769</text:p>
          </table:table-cell>
          <table:table-cell/>
          <table:table-cell office:value-type="float" office:value="46">
            <text:p>46</text:p>
          </table:table-cell>
          <table:table-cell table:style-name="ce1" table:formula="of:=SUMIF([.$A$2:.$A$2401];[.$F45];[.B$2:.B$2401])/50" office:value-type="float" office:value="444296156.28">
            <text:p>444296156</text:p>
          </table:table-cell>
          <table:table-cell table:style-name="ce1" table:formula="of:=SUMIF([.$A$2:.$A$2401];[.$F45];[.C$2:.C$2401])/50" office:value-type="float" office:value="500231.92">
            <text:p>500232</text:p>
          </table:table-cell>
          <table:table-cell table:style-name="ce1" table:formula="of:=SUMIF([.$A$2:.$A$2401];[.$F45];[.D$2:.D$2401])/50" office:value-type="float" office:value="804801.46">
            <text:p>80480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114">
            <text:p>64114</text:p>
          </table:table-cell>
          <table:table-cell office:value-type="float" office:value="6826">
            <text:p>6826</text:p>
          </table:table-cell>
          <table:table-cell office:value-type="float" office:value="7773">
            <text:p>7773</text:p>
          </table:table-cell>
          <table:table-cell/>
          <table:table-cell office:value-type="float" office:value="47">
            <text:p>47</text:p>
          </table:table-cell>
          <table:table-cell table:style-name="ce1" table:formula="of:=SUMIF([.$A$2:.$A$2401];[.$F46];[.B$2:.B$2401])/50" office:value-type="float" office:value="483657358.06">
            <text:p>483657358</text:p>
          </table:table-cell>
          <table:table-cell table:style-name="ce1" table:formula="of:=SUMIF([.$A$2:.$A$2401];[.$F46];[.C$2:.C$2401])/50" office:value-type="float" office:value="542937.34">
            <text:p>542937</text:p>
          </table:table-cell>
          <table:table-cell table:style-name="ce1" table:formula="of:=SUMIF([.$A$2:.$A$2401];[.$F46];[.D$2:.D$2401])/50" office:value-type="float" office:value="825387.92">
            <text:p>82538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840">
            <text:p>40840</text:p>
          </table:table-cell>
          <table:table-cell office:value-type="float" office:value="6515">
            <text:p>6515</text:p>
          </table:table-cell>
          <table:table-cell office:value-type="float" office:value="7152">
            <text:p>7152</text:p>
          </table:table-cell>
          <table:table-cell/>
          <table:table-cell office:value-type="float" office:value="48">
            <text:p>48</text:p>
          </table:table-cell>
          <table:table-cell table:style-name="ce1" table:formula="of:=SUMIF([.$A$2:.$A$2401];[.$F47];[.B$2:.B$2401])/50" office:value-type="float" office:value="480702241.8">
            <text:p>480702242</text:p>
          </table:table-cell>
          <table:table-cell table:style-name="ce1" table:formula="of:=SUMIF([.$A$2:.$A$2401];[.$F47];[.C$2:.C$2401])/50" office:value-type="float" office:value="565514.82">
            <text:p>565515</text:p>
          </table:table-cell>
          <table:table-cell table:style-name="ce1" table:formula="of:=SUMIF([.$A$2:.$A$2401];[.$F47];[.D$2:.D$2401])/50" office:value-type="float" office:value="922712.56">
            <text:p>92271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7471">
            <text:p>27471</text:p>
          </table:table-cell>
          <table:table-cell office:value-type="float" office:value="12376">
            <text:p>12376</text:p>
          </table:table-cell>
          <table:table-cell office:value-type="float" office:value="7055">
            <text:p>7055</text:p>
          </table:table-cell>
          <table:table-cell/>
          <table:table-cell office:value-type="float" office:value="49">
            <text:p>49</text:p>
          </table:table-cell>
          <table:table-cell table:style-name="ce1" office:value-type="float" office:value="491242711.38">
            <text:p>491242711</text:p>
          </table:table-cell>
          <table:table-cell table:style-name="ce1" table:formula="of:=SUMIF([.$A$2:.$A$2401];[.$F48];[.C$2:.C$2401])/50" office:value-type="float" office:value="587697.22">
            <text:p>587697</text:p>
          </table:table-cell>
          <table:table-cell table:style-name="ce1" table:formula="of:=SUMIF([.$A$2:.$A$2401];[.$F48];[.D$2:.D$2401])/50" office:value-type="float" office:value="914132.9">
            <text:p>91413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5328">
            <text:p>45328</text:p>
          </table:table-cell>
          <table:table-cell office:value-type="float" office:value="6525">
            <text:p>6525</text:p>
          </table:table-cell>
          <table:table-cell office:value-type="float" office:value="7095">
            <text:p>7095</text:p>
          </table:table-cell>
          <table:table-cell/>
          <table:table-cell office:value-type="float" office:value="50">
            <text:p>50</text:p>
          </table:table-cell>
          <table:table-cell table:style-name="ce1" table:formula="of:=SUMIF([.$A$2:.$A$2401];[.$F49];[.B$2:.B$2401])/50" office:value-type="float" office:value="401245747.38">
            <text:p>401245747</text:p>
          </table:table-cell>
          <table:table-cell table:style-name="ce1" table:formula="of:=SUMIF([.$A$2:.$A$2401];[.$F49];[.C$2:.C$2401])/50" office:value-type="float" office:value="585512.78">
            <text:p>585513</text:p>
          </table:table-cell>
          <table:table-cell table:style-name="ce1" table:formula="of:=SUMIF([.$A$2:.$A$2401];[.$F49];[.D$2:.D$2401])/50" office:value-type="float" office:value="1006800.76">
            <text:p>100680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7657">
            <text:p>27657</text:p>
          </table:table-cell>
          <table:table-cell office:value-type="float" office:value="5809">
            <text:p>5809</text:p>
          </table:table-cell>
          <table:table-cell office:value-type="float" office:value="6581">
            <text:p>6581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6124">
            <text:p>36124</text:p>
          </table:table-cell>
          <table:table-cell office:value-type="float" office:value="6294">
            <text:p>6294</text:p>
          </table:table-cell>
          <table:table-cell office:value-type="float" office:value="6716">
            <text:p>6716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996">
            <text:p>115996</text:p>
          </table:table-cell>
          <table:table-cell office:value-type="float" office:value="7743">
            <text:p>7743</text:p>
          </table:table-cell>
          <table:table-cell office:value-type="float" office:value="9051">
            <text:p>9051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1105">
            <text:p>71105</text:p>
          </table:table-cell>
          <table:table-cell office:value-type="float" office:value="6825">
            <text:p>6825</text:p>
          </table:table-cell>
          <table:table-cell office:value-type="float" office:value="12952">
            <text:p>12952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2712">
            <text:p>92712</text:p>
          </table:table-cell>
          <table:table-cell office:value-type="float" office:value="7370">
            <text:p>7370</text:p>
          </table:table-cell>
          <table:table-cell office:value-type="float" office:value="8256">
            <text:p>8256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7316">
            <text:p>127316</text:p>
          </table:table-cell>
          <table:table-cell office:value-type="float" office:value="7903">
            <text:p>7903</text:p>
          </table:table-cell>
          <table:table-cell office:value-type="float" office:value="8863">
            <text:p>8863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6594">
            <text:p>136594</text:p>
          </table:table-cell>
          <table:table-cell office:value-type="float" office:value="8284">
            <text:p>8284</text:p>
          </table:table-cell>
          <table:table-cell office:value-type="float" office:value="9307">
            <text:p>9307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1777">
            <text:p>91777</text:p>
          </table:table-cell>
          <table:table-cell office:value-type="float" office:value="7342">
            <text:p>7342</text:p>
          </table:table-cell>
          <table:table-cell office:value-type="float" office:value="7961">
            <text:p>7961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2121">
            <text:p>142121</text:p>
          </table:table-cell>
          <table:table-cell office:value-type="float" office:value="7749">
            <text:p>7749</text:p>
          </table:table-cell>
          <table:table-cell office:value-type="float" office:value="2222">
            <text:p>2222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3398">
            <text:p>113398</text:p>
          </table:table-cell>
          <table:table-cell office:value-type="float" office:value="7947">
            <text:p>7947</text:p>
          </table:table-cell>
          <table:table-cell office:value-type="float" office:value="8858">
            <text:p>8858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1129">
            <text:p>101129</text:p>
          </table:table-cell>
          <table:table-cell office:value-type="float" office:value="7354">
            <text:p>7354</text:p>
          </table:table-cell>
          <table:table-cell office:value-type="float" office:value="8058">
            <text:p>8058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4079">
            <text:p>114079</text:p>
          </table:table-cell>
          <table:table-cell office:value-type="float" office:value="13338">
            <text:p>13338</text:p>
          </table:table-cell>
          <table:table-cell office:value-type="float" office:value="8996">
            <text:p>8996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5301">
            <text:p>125301</text:p>
          </table:table-cell>
          <table:table-cell office:value-type="float" office:value="7792">
            <text:p>7792</text:p>
          </table:table-cell>
          <table:table-cell office:value-type="float" office:value="8697">
            <text:p>8697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9922">
            <text:p>119922</text:p>
          </table:table-cell>
          <table:table-cell office:value-type="float" office:value="8366">
            <text:p>8366</text:p>
          </table:table-cell>
          <table:table-cell office:value-type="float" office:value="9478">
            <text:p>9478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9374">
            <text:p>189374</text:p>
          </table:table-cell>
          <table:table-cell office:value-type="float" office:value="7986">
            <text:p>7986</text:p>
          </table:table-cell>
          <table:table-cell office:value-type="float" office:value="8953">
            <text:p>8953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7273">
            <text:p>97273</text:p>
          </table:table-cell>
          <table:table-cell office:value-type="float" office:value="12521">
            <text:p>12521</text:p>
          </table:table-cell>
          <table:table-cell office:value-type="float" office:value="8603">
            <text:p>8603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977">
            <text:p>57977</text:p>
          </table:table-cell>
          <table:table-cell office:value-type="float" office:value="6779">
            <text:p>6779</text:p>
          </table:table-cell>
          <table:table-cell office:value-type="float" office:value="7035">
            <text:p>7035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3134">
            <text:p>113134</text:p>
          </table:table-cell>
          <table:table-cell office:value-type="float" office:value="7957">
            <text:p>7957</text:p>
          </table:table-cell>
          <table:table-cell office:value-type="float" office:value="8809">
            <text:p>8809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1410">
            <text:p>91410</text:p>
          </table:table-cell>
          <table:table-cell office:value-type="float" office:value="7469">
            <text:p>7469</text:p>
          </table:table-cell>
          <table:table-cell office:value-type="float" office:value="8379">
            <text:p>8379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1449">
            <text:p>111449</text:p>
          </table:table-cell>
          <table:table-cell office:value-type="float" office:value="7853">
            <text:p>7853</text:p>
          </table:table-cell>
          <table:table-cell office:value-type="float" office:value="8933">
            <text:p>8933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8390">
            <text:p>68390</text:p>
          </table:table-cell>
          <table:table-cell office:value-type="float" office:value="6889">
            <text:p>6889</text:p>
          </table:table-cell>
          <table:table-cell office:value-type="float" office:value="7967">
            <text:p>7967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9881">
            <text:p>79881</text:p>
          </table:table-cell>
          <table:table-cell office:value-type="float" office:value="6959">
            <text:p>6959</text:p>
          </table:table-cell>
          <table:table-cell office:value-type="float" office:value="7880">
            <text:p>7880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1460">
            <text:p>111460</text:p>
          </table:table-cell>
          <table:table-cell office:value-type="float" office:value="8017">
            <text:p>8017</text:p>
          </table:table-cell>
          <table:table-cell office:value-type="float" office:value="8908">
            <text:p>8908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10842">
            <text:p>210842</text:p>
          </table:table-cell>
          <table:table-cell office:value-type="float" office:value="6828">
            <text:p>6828</text:p>
          </table:table-cell>
          <table:table-cell office:value-type="float" office:value="7712">
            <text:p>7712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399">
            <text:p>115399</text:p>
          </table:table-cell>
          <table:table-cell office:value-type="float" office:value="18367">
            <text:p>18367</text:p>
          </table:table-cell>
          <table:table-cell office:value-type="float" office:value="9082">
            <text:p>9082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9318">
            <text:p>109318</text:p>
          </table:table-cell>
          <table:table-cell office:value-type="float" office:value="7715">
            <text:p>7715</text:p>
          </table:table-cell>
          <table:table-cell office:value-type="float" office:value="8817">
            <text:p>8817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0392">
            <text:p>130392</text:p>
          </table:table-cell>
          <table:table-cell office:value-type="float" office:value="7868">
            <text:p>7868</text:p>
          </table:table-cell>
          <table:table-cell office:value-type="float" office:value="8638">
            <text:p>8638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4685">
            <text:p>124685</text:p>
          </table:table-cell>
          <table:table-cell office:value-type="float" office:value="7861">
            <text:p>7861</text:p>
          </table:table-cell>
          <table:table-cell office:value-type="float" office:value="8708">
            <text:p>8708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5160">
            <text:p>125160</text:p>
          </table:table-cell>
          <table:table-cell office:value-type="float" office:value="7733">
            <text:p>7733</text:p>
          </table:table-cell>
          <table:table-cell office:value-type="float" office:value="8474">
            <text:p>8474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9067">
            <text:p>69067</text:p>
          </table:table-cell>
          <table:table-cell office:value-type="float" office:value="6882">
            <text:p>6882</text:p>
          </table:table-cell>
          <table:table-cell office:value-type="float" office:value="7652">
            <text:p>7652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7749">
            <text:p>147749</text:p>
          </table:table-cell>
          <table:table-cell office:value-type="float" office:value="8246">
            <text:p>8246</text:p>
          </table:table-cell>
          <table:table-cell office:value-type="float" office:value="9083">
            <text:p>9083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8391">
            <text:p>108391</text:p>
          </table:table-cell>
          <table:table-cell office:value-type="float" office:value="7901">
            <text:p>7901</text:p>
          </table:table-cell>
          <table:table-cell office:value-type="float" office:value="8757">
            <text:p>8757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9305">
            <text:p>179305</text:p>
          </table:table-cell>
          <table:table-cell office:value-type="float" office:value="16147">
            <text:p>16147</text:p>
          </table:table-cell>
          <table:table-cell office:value-type="float" office:value="9438">
            <text:p>9438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4482">
            <text:p>94482</text:p>
          </table:table-cell>
          <table:table-cell office:value-type="float" office:value="6921">
            <text:p>6921</text:p>
          </table:table-cell>
          <table:table-cell office:value-type="float" office:value="8665">
            <text:p>8665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7814">
            <text:p>147814</text:p>
          </table:table-cell>
          <table:table-cell office:value-type="float" office:value="7301">
            <text:p>7301</text:p>
          </table:table-cell>
          <table:table-cell office:value-type="float" office:value="8179">
            <text:p>8179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1305">
            <text:p>91305</text:p>
          </table:table-cell>
          <table:table-cell office:value-type="float" office:value="7304">
            <text:p>7304</text:p>
          </table:table-cell>
          <table:table-cell office:value-type="float" office:value="8091">
            <text:p>8091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3812">
            <text:p>143812</text:p>
          </table:table-cell>
          <table:table-cell office:value-type="float" office:value="8425">
            <text:p>8425</text:p>
          </table:table-cell>
          <table:table-cell office:value-type="float" office:value="9760">
            <text:p>9760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5659">
            <text:p>95659</text:p>
          </table:table-cell>
          <table:table-cell office:value-type="float" office:value="6979">
            <text:p>6979</text:p>
          </table:table-cell>
          <table:table-cell office:value-type="float" office:value="8358">
            <text:p>8358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8397">
            <text:p>98397</text:p>
          </table:table-cell>
          <table:table-cell office:value-type="float" office:value="7405">
            <text:p>7405</text:p>
          </table:table-cell>
          <table:table-cell office:value-type="float" office:value="8054">
            <text:p>8054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5749">
            <text:p>145749</text:p>
          </table:table-cell>
          <table:table-cell office:value-type="float" office:value="6753">
            <text:p>6753</text:p>
          </table:table-cell>
          <table:table-cell office:value-type="float" office:value="7506">
            <text:p>7506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9650">
            <text:p>129650</text:p>
          </table:table-cell>
          <table:table-cell office:value-type="float" office:value="7684">
            <text:p>7684</text:p>
          </table:table-cell>
          <table:table-cell office:value-type="float" office:value="8985">
            <text:p>8985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5614">
            <text:p>85614</text:p>
          </table:table-cell>
          <table:table-cell office:value-type="float" office:value="7009">
            <text:p>7009</text:p>
          </table:table-cell>
          <table:table-cell office:value-type="float" office:value="7977">
            <text:p>7977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6743">
            <text:p>86743</text:p>
          </table:table-cell>
          <table:table-cell office:value-type="float" office:value="6942">
            <text:p>6942</text:p>
          </table:table-cell>
          <table:table-cell office:value-type="float" office:value="7781">
            <text:p>7781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5919">
            <text:p>95919</text:p>
          </table:table-cell>
          <table:table-cell office:value-type="float" office:value="7664">
            <text:p>7664</text:p>
          </table:table-cell>
          <table:table-cell office:value-type="float" office:value="8809">
            <text:p>8809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55">
            <text:p>100055</text:p>
          </table:table-cell>
          <table:table-cell office:value-type="float" office:value="33075">
            <text:p>33075</text:p>
          </table:table-cell>
          <table:table-cell office:value-type="float" office:value="12358">
            <text:p>12358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35838">
            <text:p>235838</text:p>
          </table:table-cell>
          <table:table-cell office:value-type="float" office:value="11531">
            <text:p>11531</text:p>
          </table:table-cell>
          <table:table-cell office:value-type="float" office:value="12589">
            <text:p>12589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0473">
            <text:p>80473</text:p>
          </table:table-cell>
          <table:table-cell office:value-type="float" office:value="9358">
            <text:p>9358</text:p>
          </table:table-cell>
          <table:table-cell office:value-type="float" office:value="9574">
            <text:p>9574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3171">
            <text:p>153171</text:p>
          </table:table-cell>
          <table:table-cell office:value-type="float" office:value="7251">
            <text:p>7251</text:p>
          </table:table-cell>
          <table:table-cell office:value-type="float" office:value="7971">
            <text:p>7971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2960">
            <text:p>182960</text:p>
          </table:table-cell>
          <table:table-cell office:value-type="float" office:value="7802">
            <text:p>7802</text:p>
          </table:table-cell>
          <table:table-cell office:value-type="float" office:value="12025">
            <text:p>12025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1229">
            <text:p>131229</text:p>
          </table:table-cell>
          <table:table-cell office:value-type="float" office:value="11030">
            <text:p>11030</text:p>
          </table:table-cell>
          <table:table-cell office:value-type="float" office:value="11496">
            <text:p>11496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994">
            <text:p>196994</text:p>
          </table:table-cell>
          <table:table-cell office:value-type="float" office:value="10393">
            <text:p>10393</text:p>
          </table:table-cell>
          <table:table-cell office:value-type="float" office:value="11931">
            <text:p>11931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1574">
            <text:p>131574</text:p>
          </table:table-cell>
          <table:table-cell office:value-type="float" office:value="10000">
            <text:p>10000</text:p>
          </table:table-cell>
          <table:table-cell office:value-type="float" office:value="11253">
            <text:p>11253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10827">
            <text:p>510827</text:p>
          </table:table-cell>
          <table:table-cell office:value-type="float" office:value="13156">
            <text:p>13156</text:p>
          </table:table-cell>
          <table:table-cell office:value-type="float" office:value="14755">
            <text:p>14755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88181">
            <text:p>388181</text:p>
          </table:table-cell>
          <table:table-cell office:value-type="float" office:value="12886">
            <text:p>12886</text:p>
          </table:table-cell>
          <table:table-cell office:value-type="float" office:value="14287">
            <text:p>14287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90594">
            <text:p>390594</text:p>
          </table:table-cell>
          <table:table-cell office:value-type="float" office:value="17547">
            <text:p>17547</text:p>
          </table:table-cell>
          <table:table-cell office:value-type="float" office:value="19738">
            <text:p>19738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15150">
            <text:p>315150</text:p>
          </table:table-cell>
          <table:table-cell office:value-type="float" office:value="10525">
            <text:p>10525</text:p>
          </table:table-cell>
          <table:table-cell office:value-type="float" office:value="13559">
            <text:p>13559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1420">
            <text:p>231420</text:p>
          </table:table-cell>
          <table:table-cell office:value-type="float" office:value="17270">
            <text:p>17270</text:p>
          </table:table-cell>
          <table:table-cell office:value-type="float" office:value="32166">
            <text:p>32166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9773">
            <text:p>299773</text:p>
          </table:table-cell>
          <table:table-cell office:value-type="float" office:value="11451">
            <text:p>11451</text:p>
          </table:table-cell>
          <table:table-cell office:value-type="float" office:value="13300">
            <text:p>13300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95532">
            <text:p>395532</text:p>
          </table:table-cell>
          <table:table-cell office:value-type="float" office:value="12904">
            <text:p>12904</text:p>
          </table:table-cell>
          <table:table-cell office:value-type="float" office:value="13740">
            <text:p>13740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6075">
            <text:p>216075</text:p>
          </table:table-cell>
          <table:table-cell office:value-type="float" office:value="9457">
            <text:p>9457</text:p>
          </table:table-cell>
          <table:table-cell office:value-type="float" office:value="11487">
            <text:p>11487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24297">
            <text:p>524297</text:p>
          </table:table-cell>
          <table:table-cell office:value-type="float" office:value="16997">
            <text:p>16997</text:p>
          </table:table-cell>
          <table:table-cell office:value-type="float" office:value="14277">
            <text:p>14277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65558">
            <text:p>365558</text:p>
          </table:table-cell>
          <table:table-cell office:value-type="float" office:value="11975">
            <text:p>11975</text:p>
          </table:table-cell>
          <table:table-cell office:value-type="float" office:value="14952">
            <text:p>14952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2547">
            <text:p>262547</text:p>
          </table:table-cell>
          <table:table-cell office:value-type="float" office:value="9088">
            <text:p>9088</text:p>
          </table:table-cell>
          <table:table-cell office:value-type="float" office:value="9869">
            <text:p>9869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3619">
            <text:p>113619</text:p>
          </table:table-cell>
          <table:table-cell office:value-type="float" office:value="7533">
            <text:p>7533</text:p>
          </table:table-cell>
          <table:table-cell office:value-type="float" office:value="8616">
            <text:p>8616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8459">
            <text:p>208459</text:p>
          </table:table-cell>
          <table:table-cell office:value-type="float" office:value="7918">
            <text:p>7918</text:p>
          </table:table-cell>
          <table:table-cell office:value-type="float" office:value="9045">
            <text:p>9045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9106">
            <text:p>219106</text:p>
          </table:table-cell>
          <table:table-cell office:value-type="float" office:value="8265">
            <text:p>8265</text:p>
          </table:table-cell>
          <table:table-cell office:value-type="float" office:value="9898">
            <text:p>9898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3528">
            <text:p>213528</text:p>
          </table:table-cell>
          <table:table-cell office:value-type="float" office:value="14055">
            <text:p>14055</text:p>
          </table:table-cell>
          <table:table-cell office:value-type="float" office:value="10590">
            <text:p>10590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2981">
            <text:p>232981</text:p>
          </table:table-cell>
          <table:table-cell office:value-type="float" office:value="8442">
            <text:p>8442</text:p>
          </table:table-cell>
          <table:table-cell office:value-type="float" office:value="9517">
            <text:p>9517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76744">
            <text:p>476744</text:p>
          </table:table-cell>
          <table:table-cell office:value-type="float" office:value="14863">
            <text:p>14863</text:p>
          </table:table-cell>
          <table:table-cell office:value-type="float" office:value="12402">
            <text:p>12402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2035">
            <text:p>212035</text:p>
          </table:table-cell>
          <table:table-cell office:value-type="float" office:value="8147">
            <text:p>8147</text:p>
          </table:table-cell>
          <table:table-cell office:value-type="float" office:value="9813">
            <text:p>9813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4988">
            <text:p>244988</text:p>
          </table:table-cell>
          <table:table-cell office:value-type="float" office:value="10008">
            <text:p>10008</text:p>
          </table:table-cell>
          <table:table-cell office:value-type="float" office:value="11090">
            <text:p>11090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4921">
            <text:p>254921</text:p>
          </table:table-cell>
          <table:table-cell office:value-type="float" office:value="10006">
            <text:p>10006</text:p>
          </table:table-cell>
          <table:table-cell office:value-type="float" office:value="11371">
            <text:p>11371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1707">
            <text:p>221707</text:p>
          </table:table-cell>
          <table:table-cell office:value-type="float" office:value="10219">
            <text:p>10219</text:p>
          </table:table-cell>
          <table:table-cell office:value-type="float" office:value="11385">
            <text:p>11385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7222">
            <text:p>297222</text:p>
          </table:table-cell>
          <table:table-cell office:value-type="float" office:value="10049">
            <text:p>10049</text:p>
          </table:table-cell>
          <table:table-cell office:value-type="float" office:value="11236">
            <text:p>11236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4337">
            <text:p>254337</text:p>
          </table:table-cell>
          <table:table-cell office:value-type="float" office:value="9932">
            <text:p>9932</text:p>
          </table:table-cell>
          <table:table-cell office:value-type="float" office:value="10883">
            <text:p>10883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9488">
            <text:p>249488</text:p>
          </table:table-cell>
          <table:table-cell office:value-type="float" office:value="9009">
            <text:p>9009</text:p>
          </table:table-cell>
          <table:table-cell office:value-type="float" office:value="11108">
            <text:p>11108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87">
            <text:p>197087</text:p>
          </table:table-cell>
          <table:table-cell office:value-type="float" office:value="9020">
            <text:p>9020</text:p>
          </table:table-cell>
          <table:table-cell office:value-type="float" office:value="10482">
            <text:p>10482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6798">
            <text:p>176798</text:p>
          </table:table-cell>
          <table:table-cell office:value-type="float" office:value="8416">
            <text:p>8416</text:p>
          </table:table-cell>
          <table:table-cell office:value-type="float" office:value="9693">
            <text:p>9693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83889">
            <text:p>283889</text:p>
          </table:table-cell>
          <table:table-cell office:value-type="float" office:value="8651">
            <text:p>8651</text:p>
          </table:table-cell>
          <table:table-cell office:value-type="float" office:value="9753">
            <text:p>9753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3836">
            <text:p>133836</text:p>
          </table:table-cell>
          <table:table-cell office:value-type="float" office:value="13651">
            <text:p>13651</text:p>
          </table:table-cell>
          <table:table-cell office:value-type="float" office:value="9134">
            <text:p>9134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25">
            <text:p>197025</text:p>
          </table:table-cell>
          <table:table-cell office:value-type="float" office:value="8774">
            <text:p>8774</text:p>
          </table:table-cell>
          <table:table-cell office:value-type="float" office:value="10376">
            <text:p>10376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1827">
            <text:p>161827</text:p>
          </table:table-cell>
          <table:table-cell office:value-type="float" office:value="30545">
            <text:p>30545</text:p>
          </table:table-cell>
          <table:table-cell office:value-type="float" office:value="9511">
            <text:p>9511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2382">
            <text:p>122382</text:p>
          </table:table-cell>
          <table:table-cell office:value-type="float" office:value="7422">
            <text:p>7422</text:p>
          </table:table-cell>
          <table:table-cell office:value-type="float" office:value="8989">
            <text:p>8989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4424">
            <text:p>264424</text:p>
          </table:table-cell>
          <table:table-cell office:value-type="float" office:value="8728">
            <text:p>8728</text:p>
          </table:table-cell>
          <table:table-cell office:value-type="float" office:value="10551">
            <text:p>10551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4818">
            <text:p>224818</text:p>
          </table:table-cell>
          <table:table-cell office:value-type="float" office:value="9422">
            <text:p>9422</text:p>
          </table:table-cell>
          <table:table-cell office:value-type="float" office:value="10816">
            <text:p>10816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0373">
            <text:p>190373</text:p>
          </table:table-cell>
          <table:table-cell office:value-type="float" office:value="8818">
            <text:p>8818</text:p>
          </table:table-cell>
          <table:table-cell office:value-type="float" office:value="10056">
            <text:p>10056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82425">
            <text:p>282425</text:p>
          </table:table-cell>
          <table:table-cell office:value-type="float" office:value="8718">
            <text:p>8718</text:p>
          </table:table-cell>
          <table:table-cell office:value-type="float" office:value="10304">
            <text:p>10304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6724">
            <text:p>216724</text:p>
          </table:table-cell>
          <table:table-cell office:value-type="float" office:value="8934">
            <text:p>8934</text:p>
          </table:table-cell>
          <table:table-cell office:value-type="float" office:value="10042">
            <text:p>10042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3751">
            <text:p>203751</text:p>
          </table:table-cell>
          <table:table-cell office:value-type="float" office:value="8505">
            <text:p>8505</text:p>
          </table:table-cell>
          <table:table-cell office:value-type="float" office:value="10224">
            <text:p>10224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1713">
            <text:p>211713</text:p>
          </table:table-cell>
          <table:table-cell office:value-type="float" office:value="8537">
            <text:p>8537</text:p>
          </table:table-cell>
          <table:table-cell office:value-type="float" office:value="10415">
            <text:p>10415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9483">
            <text:p>249483</text:p>
          </table:table-cell>
          <table:table-cell office:value-type="float" office:value="10052">
            <text:p>10052</text:p>
          </table:table-cell>
          <table:table-cell office:value-type="float" office:value="10740">
            <text:p>10740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70258">
            <text:p>270258</text:p>
          </table:table-cell>
          <table:table-cell office:value-type="float" office:value="10437">
            <text:p>10437</text:p>
          </table:table-cell>
          <table:table-cell office:value-type="float" office:value="11164">
            <text:p>11164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571">
            <text:p>197571</text:p>
          </table:table-cell>
          <table:table-cell office:value-type="float" office:value="14794">
            <text:p>14794</text:p>
          </table:table-cell>
          <table:table-cell office:value-type="float" office:value="31450">
            <text:p>31450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6754">
            <text:p>216754</text:p>
          </table:table-cell>
          <table:table-cell office:value-type="float" office:value="14949">
            <text:p>14949</text:p>
          </table:table-cell>
          <table:table-cell office:value-type="float" office:value="11747">
            <text:p>11747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2289">
            <text:p>242289</text:p>
          </table:table-cell>
          <table:table-cell office:value-type="float" office:value="8903">
            <text:p>8903</text:p>
          </table:table-cell>
          <table:table-cell office:value-type="float" office:value="12133">
            <text:p>12133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0735">
            <text:p>250735</text:p>
          </table:table-cell>
          <table:table-cell office:value-type="float" office:value="9308">
            <text:p>9308</text:p>
          </table:table-cell>
          <table:table-cell office:value-type="float" office:value="10522">
            <text:p>10522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2783">
            <text:p>242783</text:p>
          </table:table-cell>
          <table:table-cell office:value-type="float" office:value="10223">
            <text:p>10223</text:p>
          </table:table-cell>
          <table:table-cell office:value-type="float" office:value="10899">
            <text:p>10899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4215">
            <text:p>254215</text:p>
          </table:table-cell>
          <table:table-cell office:value-type="float" office:value="16067">
            <text:p>16067</text:p>
          </table:table-cell>
          <table:table-cell office:value-type="float" office:value="11143">
            <text:p>11143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0788">
            <text:p>230788</text:p>
          </table:table-cell>
          <table:table-cell office:value-type="float" office:value="9759">
            <text:p>9759</text:p>
          </table:table-cell>
          <table:table-cell office:value-type="float" office:value="11280">
            <text:p>11280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7125">
            <text:p>247125</text:p>
          </table:table-cell>
          <table:table-cell office:value-type="float" office:value="8714">
            <text:p>8714</text:p>
          </table:table-cell>
          <table:table-cell office:value-type="float" office:value="3557">
            <text:p>3557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1577">
            <text:p>241577</text:p>
          </table:table-cell>
          <table:table-cell office:value-type="float" office:value="8705">
            <text:p>8705</text:p>
          </table:table-cell>
          <table:table-cell office:value-type="float" office:value="10015">
            <text:p>10015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75333">
            <text:p>275333</text:p>
          </table:table-cell>
          <table:table-cell office:value-type="float" office:value="8801">
            <text:p>8801</text:p>
          </table:table-cell>
          <table:table-cell office:value-type="float" office:value="10020">
            <text:p>10020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1994">
            <text:p>381994</text:p>
          </table:table-cell>
          <table:table-cell office:value-type="float" office:value="10029">
            <text:p>10029</text:p>
          </table:table-cell>
          <table:table-cell office:value-type="float" office:value="11491">
            <text:p>11491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3266">
            <text:p>423266</text:p>
          </table:table-cell>
          <table:table-cell office:value-type="float" office:value="10130">
            <text:p>10130</text:p>
          </table:table-cell>
          <table:table-cell office:value-type="float" office:value="11919">
            <text:p>11919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7979">
            <text:p>177979</text:p>
          </table:table-cell>
          <table:table-cell office:value-type="float" office:value="9230">
            <text:p>9230</text:p>
          </table:table-cell>
          <table:table-cell office:value-type="float" office:value="11106">
            <text:p>11106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4259">
            <text:p>374259</text:p>
          </table:table-cell>
          <table:table-cell office:value-type="float" office:value="14716">
            <text:p>14716</text:p>
          </table:table-cell>
          <table:table-cell office:value-type="float" office:value="12382">
            <text:p>12382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4988">
            <text:p>364988</text:p>
          </table:table-cell>
          <table:table-cell office:value-type="float" office:value="9762">
            <text:p>9762</text:p>
          </table:table-cell>
          <table:table-cell office:value-type="float" office:value="17453">
            <text:p>17453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7764">
            <text:p>417764</text:p>
          </table:table-cell>
          <table:table-cell office:value-type="float" office:value="11254">
            <text:p>11254</text:p>
          </table:table-cell>
          <table:table-cell office:value-type="float" office:value="13544">
            <text:p>13544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0221">
            <text:p>430221</text:p>
          </table:table-cell>
          <table:table-cell office:value-type="float" office:value="10618">
            <text:p>10618</text:p>
          </table:table-cell>
          <table:table-cell office:value-type="float" office:value="16182">
            <text:p>16182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3097">
            <text:p>373097</text:p>
          </table:table-cell>
          <table:table-cell office:value-type="float" office:value="10406">
            <text:p>10406</text:p>
          </table:table-cell>
          <table:table-cell office:value-type="float" office:value="17226">
            <text:p>17226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9352">
            <text:p>379352</text:p>
          </table:table-cell>
          <table:table-cell office:value-type="float" office:value="15609">
            <text:p>15609</text:p>
          </table:table-cell>
          <table:table-cell office:value-type="float" office:value="13055">
            <text:p>13055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1010">
            <text:p>391010</text:p>
          </table:table-cell>
          <table:table-cell office:value-type="float" office:value="19346">
            <text:p>19346</text:p>
          </table:table-cell>
          <table:table-cell office:value-type="float" office:value="13819">
            <text:p>13819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9487">
            <text:p>279487</text:p>
          </table:table-cell>
          <table:table-cell office:value-type="float" office:value="10593">
            <text:p>10593</text:p>
          </table:table-cell>
          <table:table-cell office:value-type="float" office:value="11154">
            <text:p>11154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2147">
            <text:p>412147</text:p>
          </table:table-cell>
          <table:table-cell office:value-type="float" office:value="11740">
            <text:p>11740</text:p>
          </table:table-cell>
          <table:table-cell office:value-type="float" office:value="12845">
            <text:p>12845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6126">
            <text:p>396126</text:p>
          </table:table-cell>
          <table:table-cell office:value-type="float" office:value="15999">
            <text:p>15999</text:p>
          </table:table-cell>
          <table:table-cell office:value-type="float" office:value="12689">
            <text:p>12689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0416">
            <text:p>430416</text:p>
          </table:table-cell>
          <table:table-cell office:value-type="float" office:value="10349">
            <text:p>10349</text:p>
          </table:table-cell>
          <table:table-cell office:value-type="float" office:value="11039">
            <text:p>11039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9282">
            <text:p>419282</text:p>
          </table:table-cell>
          <table:table-cell office:value-type="float" office:value="11550">
            <text:p>11550</text:p>
          </table:table-cell>
          <table:table-cell office:value-type="float" office:value="14068">
            <text:p>14068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6625">
            <text:p>426625</text:p>
          </table:table-cell>
          <table:table-cell office:value-type="float" office:value="11538">
            <text:p>11538</text:p>
          </table:table-cell>
          <table:table-cell office:value-type="float" office:value="12932">
            <text:p>12932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3883">
            <text:p>383883</text:p>
          </table:table-cell>
          <table:table-cell office:value-type="float" office:value="18829">
            <text:p>18829</text:p>
          </table:table-cell>
          <table:table-cell office:value-type="float" office:value="12043">
            <text:p>12043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4297">
            <text:p>394297</text:p>
          </table:table-cell>
          <table:table-cell office:value-type="float" office:value="11810">
            <text:p>11810</text:p>
          </table:table-cell>
          <table:table-cell office:value-type="float" office:value="13288">
            <text:p>13288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8334">
            <text:p>378334</text:p>
          </table:table-cell>
          <table:table-cell office:value-type="float" office:value="10721">
            <text:p>10721</text:p>
          </table:table-cell>
          <table:table-cell office:value-type="float" office:value="12079">
            <text:p>12079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4760">
            <text:p>374760</text:p>
          </table:table-cell>
          <table:table-cell office:value-type="float" office:value="10657">
            <text:p>10657</text:p>
          </table:table-cell>
          <table:table-cell office:value-type="float" office:value="12803">
            <text:p>12803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65761">
            <text:p>565761</text:p>
          </table:table-cell>
          <table:table-cell office:value-type="float" office:value="12524">
            <text:p>12524</text:p>
          </table:table-cell>
          <table:table-cell office:value-type="float" office:value="13918">
            <text:p>13918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9976">
            <text:p>459976</text:p>
          </table:table-cell>
          <table:table-cell office:value-type="float" office:value="12133">
            <text:p>12133</text:p>
          </table:table-cell>
          <table:table-cell office:value-type="float" office:value="13462">
            <text:p>13462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9109">
            <text:p>369109</text:p>
          </table:table-cell>
          <table:table-cell office:value-type="float" office:value="15049">
            <text:p>15049</text:p>
          </table:table-cell>
          <table:table-cell office:value-type="float" office:value="11576">
            <text:p>11576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3195">
            <text:p>403195</text:p>
          </table:table-cell>
          <table:table-cell office:value-type="float" office:value="10592">
            <text:p>10592</text:p>
          </table:table-cell>
          <table:table-cell office:value-type="float" office:value="12437">
            <text:p>12437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1096">
            <text:p>441096</text:p>
          </table:table-cell>
          <table:table-cell office:value-type="float" office:value="16393">
            <text:p>16393</text:p>
          </table:table-cell>
          <table:table-cell office:value-type="float" office:value="13530">
            <text:p>13530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1427">
            <text:p>411427</text:p>
          </table:table-cell>
          <table:table-cell office:value-type="float" office:value="11194">
            <text:p>11194</text:p>
          </table:table-cell>
          <table:table-cell office:value-type="float" office:value="13512">
            <text:p>13512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6195">
            <text:p>376195</text:p>
          </table:table-cell>
          <table:table-cell office:value-type="float" office:value="15698">
            <text:p>15698</text:p>
          </table:table-cell>
          <table:table-cell office:value-type="float" office:value="19841">
            <text:p>19841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1444">
            <text:p>321444</text:p>
          </table:table-cell>
          <table:table-cell office:value-type="float" office:value="10527">
            <text:p>10527</text:p>
          </table:table-cell>
          <table:table-cell office:value-type="float" office:value="12627">
            <text:p>12627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9991">
            <text:p>429991</text:p>
          </table:table-cell>
          <table:table-cell office:value-type="float" office:value="15036">
            <text:p>15036</text:p>
          </table:table-cell>
          <table:table-cell office:value-type="float" office:value="16708">
            <text:p>16708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3533">
            <text:p>373533</text:p>
          </table:table-cell>
          <table:table-cell office:value-type="float" office:value="117752">
            <text:p>117752</text:p>
          </table:table-cell>
          <table:table-cell office:value-type="float" office:value="18956">
            <text:p>18956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3825">
            <text:p>413825</text:p>
          </table:table-cell>
          <table:table-cell office:value-type="float" office:value="12198">
            <text:p>12198</text:p>
          </table:table-cell>
          <table:table-cell office:value-type="float" office:value="13668">
            <text:p>13668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1839">
            <text:p>341839</text:p>
          </table:table-cell>
          <table:table-cell office:value-type="float" office:value="10591">
            <text:p>10591</text:p>
          </table:table-cell>
          <table:table-cell office:value-type="float" office:value="12758">
            <text:p>12758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9254">
            <text:p>369254</text:p>
          </table:table-cell>
          <table:table-cell office:value-type="float" office:value="10559">
            <text:p>10559</text:p>
          </table:table-cell>
          <table:table-cell office:value-type="float" office:value="12466">
            <text:p>12466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0221">
            <text:p>380221</text:p>
          </table:table-cell>
          <table:table-cell office:value-type="float" office:value="9916">
            <text:p>9916</text:p>
          </table:table-cell>
          <table:table-cell office:value-type="float" office:value="11213">
            <text:p>11213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4499">
            <text:p>444499</text:p>
          </table:table-cell>
          <table:table-cell office:value-type="float" office:value="10952">
            <text:p>10952</text:p>
          </table:table-cell>
          <table:table-cell office:value-type="float" office:value="12311">
            <text:p>12311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03153">
            <text:p>503153</text:p>
          </table:table-cell>
          <table:table-cell office:value-type="float" office:value="11448">
            <text:p>11448</text:p>
          </table:table-cell>
          <table:table-cell office:value-type="float" office:value="12903">
            <text:p>12903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0397">
            <text:p>410397</text:p>
          </table:table-cell>
          <table:table-cell office:value-type="float" office:value="32550">
            <text:p>32550</text:p>
          </table:table-cell>
          <table:table-cell office:value-type="float" office:value="12920">
            <text:p>12920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0699">
            <text:p>470699</text:p>
          </table:table-cell>
          <table:table-cell office:value-type="float" office:value="12607">
            <text:p>12607</text:p>
          </table:table-cell>
          <table:table-cell office:value-type="float" office:value="13804">
            <text:p>13804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6183">
            <text:p>376183</text:p>
          </table:table-cell>
          <table:table-cell office:value-type="float" office:value="10436">
            <text:p>10436</text:p>
          </table:table-cell>
          <table:table-cell office:value-type="float" office:value="12308">
            <text:p>12308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5687">
            <text:p>425687</text:p>
          </table:table-cell>
          <table:table-cell office:value-type="float" office:value="16767">
            <text:p>16767</text:p>
          </table:table-cell>
          <table:table-cell office:value-type="float" office:value="12891">
            <text:p>12891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32576">
            <text:p>532576</text:p>
          </table:table-cell>
          <table:table-cell office:value-type="float" office:value="17101">
            <text:p>17101</text:p>
          </table:table-cell>
          <table:table-cell office:value-type="float" office:value="14747">
            <text:p>14747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9184">
            <text:p>339184</text:p>
          </table:table-cell>
          <table:table-cell office:value-type="float" office:value="17029">
            <text:p>17029</text:p>
          </table:table-cell>
          <table:table-cell office:value-type="float" office:value="12832">
            <text:p>12832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2942">
            <text:p>432942</text:p>
          </table:table-cell>
          <table:table-cell office:value-type="float" office:value="11183">
            <text:p>11183</text:p>
          </table:table-cell>
          <table:table-cell office:value-type="float" office:value="26767">
            <text:p>26767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3378">
            <text:p>413378</text:p>
          </table:table-cell>
          <table:table-cell office:value-type="float" office:value="11710">
            <text:p>11710</text:p>
          </table:table-cell>
          <table:table-cell office:value-type="float" office:value="15809">
            <text:p>15809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5298">
            <text:p>435298</text:p>
          </table:table-cell>
          <table:table-cell office:value-type="float" office:value="11725">
            <text:p>11725</text:p>
          </table:table-cell>
          <table:table-cell office:value-type="float" office:value="13400">
            <text:p>13400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0009">
            <text:p>400009</text:p>
          </table:table-cell>
          <table:table-cell office:value-type="float" office:value="12216">
            <text:p>12216</text:p>
          </table:table-cell>
          <table:table-cell office:value-type="float" office:value="12764">
            <text:p>12764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2942">
            <text:p>432942</text:p>
          </table:table-cell>
          <table:table-cell office:value-type="float" office:value="11270">
            <text:p>11270</text:p>
          </table:table-cell>
          <table:table-cell office:value-type="float" office:value="13039">
            <text:p>13039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2637">
            <text:p>422637</text:p>
          </table:table-cell>
          <table:table-cell office:value-type="float" office:value="11875">
            <text:p>11875</text:p>
          </table:table-cell>
          <table:table-cell office:value-type="float" office:value="13405">
            <text:p>13405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9810">
            <text:p>309810</text:p>
          </table:table-cell>
          <table:table-cell office:value-type="float" office:value="16879">
            <text:p>16879</text:p>
          </table:table-cell>
          <table:table-cell office:value-type="float" office:value="13386">
            <text:p>13386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1099">
            <text:p>431099</text:p>
          </table:table-cell>
          <table:table-cell office:value-type="float" office:value="11540">
            <text:p>11540</text:p>
          </table:table-cell>
          <table:table-cell office:value-type="float" office:value="13624">
            <text:p>1362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21160">
            <text:p>621160</text:p>
          </table:table-cell>
          <table:table-cell office:value-type="float" office:value="12219">
            <text:p>12219</text:p>
          </table:table-cell>
          <table:table-cell office:value-type="float" office:value="15158">
            <text:p>1515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68449">
            <text:p>668449</text:p>
          </table:table-cell>
          <table:table-cell office:value-type="float" office:value="13644">
            <text:p>13644</text:p>
          </table:table-cell>
          <table:table-cell office:value-type="float" office:value="15290">
            <text:p>1529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6122">
            <text:p>526122</text:p>
          </table:table-cell>
          <table:table-cell office:value-type="float" office:value="11923">
            <text:p>11923</text:p>
          </table:table-cell>
          <table:table-cell office:value-type="float" office:value="14804">
            <text:p>1480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30401">
            <text:p>630401</text:p>
          </table:table-cell>
          <table:table-cell office:value-type="float" office:value="18079">
            <text:p>18079</text:p>
          </table:table-cell>
          <table:table-cell office:value-type="float" office:value="14670">
            <text:p>1467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1427">
            <text:p>601427</text:p>
          </table:table-cell>
          <table:table-cell office:value-type="float" office:value="12230">
            <text:p>12230</text:p>
          </table:table-cell>
          <table:table-cell office:value-type="float" office:value="13675">
            <text:p>13675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12412">
            <text:p>612412</text:p>
          </table:table-cell>
          <table:table-cell office:value-type="float" office:value="10548">
            <text:p>10548</text:p>
          </table:table-cell>
          <table:table-cell office:value-type="float" office:value="13485">
            <text:p>13485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64831">
            <text:p>664831</text:p>
          </table:table-cell>
          <table:table-cell office:value-type="float" office:value="14051">
            <text:p>14051</text:p>
          </table:table-cell>
          <table:table-cell office:value-type="float" office:value="16120">
            <text:p>1612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71977">
            <text:p>771977</text:p>
          </table:table-cell>
          <table:table-cell office:value-type="float" office:value="17649">
            <text:p>17649</text:p>
          </table:table-cell>
          <table:table-cell office:value-type="float" office:value="15040">
            <text:p>1504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65047">
            <text:p>465047</text:p>
          </table:table-cell>
          <table:table-cell office:value-type="float" office:value="18913">
            <text:p>18913</text:p>
          </table:table-cell>
          <table:table-cell office:value-type="float" office:value="15986">
            <text:p>15986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85011">
            <text:p>685011</text:p>
          </table:table-cell>
          <table:table-cell office:value-type="float" office:value="19495">
            <text:p>19495</text:p>
          </table:table-cell>
          <table:table-cell office:value-type="float" office:value="16416">
            <text:p>16416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46532">
            <text:p>1046532</text:p>
          </table:table-cell>
          <table:table-cell office:value-type="float" office:value="20013">
            <text:p>20013</text:p>
          </table:table-cell>
          <table:table-cell office:value-type="float" office:value="16106">
            <text:p>16106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42006">
            <text:p>742006</text:p>
          </table:table-cell>
          <table:table-cell office:value-type="float" office:value="11244">
            <text:p>11244</text:p>
          </table:table-cell>
          <table:table-cell office:value-type="float" office:value="14152">
            <text:p>14152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43747">
            <text:p>1443747</text:p>
          </table:table-cell>
          <table:table-cell office:value-type="float" office:value="11742">
            <text:p>11742</text:p>
          </table:table-cell>
          <table:table-cell office:value-type="float" office:value="14539">
            <text:p>14539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0408">
            <text:p>640408</text:p>
          </table:table-cell>
          <table:table-cell office:value-type="float" office:value="11422">
            <text:p>11422</text:p>
          </table:table-cell>
          <table:table-cell office:value-type="float" office:value="13694">
            <text:p>1369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14396">
            <text:p>514396</text:p>
          </table:table-cell>
          <table:table-cell office:value-type="float" office:value="27040">
            <text:p>27040</text:p>
          </table:table-cell>
          <table:table-cell office:value-type="float" office:value="31961">
            <text:p>31961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34115">
            <text:p>734115</text:p>
          </table:table-cell>
          <table:table-cell office:value-type="float" office:value="14608">
            <text:p>14608</text:p>
          </table:table-cell>
          <table:table-cell office:value-type="float" office:value="15606">
            <text:p>15606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40863">
            <text:p>740863</text:p>
          </table:table-cell>
          <table:table-cell office:value-type="float" office:value="12822">
            <text:p>12822</text:p>
          </table:table-cell>
          <table:table-cell office:value-type="float" office:value="14928">
            <text:p>1492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80665">
            <text:p>680665</text:p>
          </table:table-cell>
          <table:table-cell office:value-type="float" office:value="13324">
            <text:p>13324</text:p>
          </table:table-cell>
          <table:table-cell office:value-type="float" office:value="15818">
            <text:p>1581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38947">
            <text:p>738947</text:p>
          </table:table-cell>
          <table:table-cell office:value-type="float" office:value="19347">
            <text:p>19347</text:p>
          </table:table-cell>
          <table:table-cell office:value-type="float" office:value="15912">
            <text:p>15912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0844">
            <text:p>650844</text:p>
          </table:table-cell>
          <table:table-cell office:value-type="float" office:value="13370">
            <text:p>13370</text:p>
          </table:table-cell>
          <table:table-cell office:value-type="float" office:value="16255">
            <text:p>16255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41769">
            <text:p>741769</text:p>
          </table:table-cell>
          <table:table-cell office:value-type="float" office:value="13662">
            <text:p>13662</text:p>
          </table:table-cell>
          <table:table-cell office:value-type="float" office:value="15414">
            <text:p>1541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72327">
            <text:p>772327</text:p>
          </table:table-cell>
          <table:table-cell office:value-type="float" office:value="12718">
            <text:p>12718</text:p>
          </table:table-cell>
          <table:table-cell office:value-type="float" office:value="15459">
            <text:p>15459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8874">
            <text:p>648874</text:p>
          </table:table-cell>
          <table:table-cell office:value-type="float" office:value="12668">
            <text:p>12668</text:p>
          </table:table-cell>
          <table:table-cell office:value-type="float" office:value="14183">
            <text:p>14183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95927">
            <text:p>595927</text:p>
          </table:table-cell>
          <table:table-cell office:value-type="float" office:value="11306">
            <text:p>11306</text:p>
          </table:table-cell>
          <table:table-cell office:value-type="float" office:value="13194">
            <text:p>1319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27420">
            <text:p>627420</text:p>
          </table:table-cell>
          <table:table-cell office:value-type="float" office:value="12783">
            <text:p>12783</text:p>
          </table:table-cell>
          <table:table-cell office:value-type="float" office:value="13651">
            <text:p>13651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0048">
            <text:p>640048</text:p>
          </table:table-cell>
          <table:table-cell office:value-type="float" office:value="12707">
            <text:p>12707</text:p>
          </table:table-cell>
          <table:table-cell office:value-type="float" office:value="14306">
            <text:p>14306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3962">
            <text:p>643962</text:p>
          </table:table-cell>
          <table:table-cell office:value-type="float" office:value="12676">
            <text:p>12676</text:p>
          </table:table-cell>
          <table:table-cell office:value-type="float" office:value="14387">
            <text:p>14387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29078">
            <text:p>629078</text:p>
          </table:table-cell>
          <table:table-cell office:value-type="float" office:value="13810">
            <text:p>13810</text:p>
          </table:table-cell>
          <table:table-cell office:value-type="float" office:value="16103">
            <text:p>16103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40428">
            <text:p>340428</text:p>
          </table:table-cell>
          <table:table-cell office:value-type="float" office:value="17652">
            <text:p>17652</text:p>
          </table:table-cell>
          <table:table-cell office:value-type="float" office:value="14903">
            <text:p>14903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61100">
            <text:p>661100</text:p>
          </table:table-cell>
          <table:table-cell office:value-type="float" office:value="13069">
            <text:p>13069</text:p>
          </table:table-cell>
          <table:table-cell office:value-type="float" office:value="15764">
            <text:p>1576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80466">
            <text:p>680466</text:p>
          </table:table-cell>
          <table:table-cell office:value-type="float" office:value="12283">
            <text:p>12283</text:p>
          </table:table-cell>
          <table:table-cell office:value-type="float" office:value="14243">
            <text:p>14243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09104">
            <text:p>1309104</text:p>
          </table:table-cell>
          <table:table-cell office:value-type="float" office:value="12745">
            <text:p>12745</text:p>
          </table:table-cell>
          <table:table-cell office:value-type="float" office:value="14295">
            <text:p>14295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16505">
            <text:p>616505</text:p>
          </table:table-cell>
          <table:table-cell office:value-type="float" office:value="19411">
            <text:p>19411</text:p>
          </table:table-cell>
          <table:table-cell office:value-type="float" office:value="15248">
            <text:p>1524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52226">
            <text:p>752226</text:p>
          </table:table-cell>
          <table:table-cell office:value-type="float" office:value="64509">
            <text:p>64509</text:p>
          </table:table-cell>
          <table:table-cell office:value-type="float" office:value="18642">
            <text:p>18642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76807">
            <text:p>876807</text:p>
          </table:table-cell>
          <table:table-cell office:value-type="float" office:value="20134">
            <text:p>20134</text:p>
          </table:table-cell>
          <table:table-cell office:value-type="float" office:value="14705">
            <text:p>14705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45172">
            <text:p>745172</text:p>
          </table:table-cell>
          <table:table-cell office:value-type="float" office:value="17275">
            <text:p>17275</text:p>
          </table:table-cell>
          <table:table-cell office:value-type="float" office:value="14204">
            <text:p>1420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0466">
            <text:p>640466</text:p>
          </table:table-cell>
          <table:table-cell office:value-type="float" office:value="11421">
            <text:p>11421</text:p>
          </table:table-cell>
          <table:table-cell office:value-type="float" office:value="13905">
            <text:p>13905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26610">
            <text:p>626610</text:p>
          </table:table-cell>
          <table:table-cell office:value-type="float" office:value="11566">
            <text:p>11566</text:p>
          </table:table-cell>
          <table:table-cell office:value-type="float" office:value="14820">
            <text:p>1482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28390">
            <text:p>628390</text:p>
          </table:table-cell>
          <table:table-cell office:value-type="float" office:value="13901">
            <text:p>13901</text:p>
          </table:table-cell>
          <table:table-cell office:value-type="float" office:value="16467">
            <text:p>16467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0770">
            <text:p>530770</text:p>
          </table:table-cell>
          <table:table-cell office:value-type="float" office:value="14135">
            <text:p>14135</text:p>
          </table:table-cell>
          <table:table-cell office:value-type="float" office:value="15559">
            <text:p>15559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35979">
            <text:p>735979</text:p>
          </table:table-cell>
          <table:table-cell office:value-type="float" office:value="17874">
            <text:p>17874</text:p>
          </table:table-cell>
          <table:table-cell office:value-type="float" office:value="15417">
            <text:p>15417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29246">
            <text:p>629246</text:p>
          </table:table-cell>
          <table:table-cell office:value-type="float" office:value="12258">
            <text:p>12258</text:p>
          </table:table-cell>
          <table:table-cell office:value-type="float" office:value="13594">
            <text:p>1359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82653">
            <text:p>682653</text:p>
          </table:table-cell>
          <table:table-cell office:value-type="float" office:value="11957">
            <text:p>11957</text:p>
          </table:table-cell>
          <table:table-cell office:value-type="float" office:value="13572">
            <text:p>13572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64761">
            <text:p>564761</text:p>
          </table:table-cell>
          <table:table-cell office:value-type="float" office:value="16171">
            <text:p>16171</text:p>
          </table:table-cell>
          <table:table-cell office:value-type="float" office:value="13890">
            <text:p>1389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43697">
            <text:p>443697</text:p>
          </table:table-cell>
          <table:table-cell office:value-type="float" office:value="17063">
            <text:p>17063</text:p>
          </table:table-cell>
          <table:table-cell office:value-type="float" office:value="14461">
            <text:p>14461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54226">
            <text:p>354226</text:p>
          </table:table-cell>
          <table:table-cell office:value-type="float" office:value="9579">
            <text:p>9579</text:p>
          </table:table-cell>
          <table:table-cell office:value-type="float" office:value="10633">
            <text:p>10633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85313">
            <text:p>585313</text:p>
          </table:table-cell>
          <table:table-cell office:value-type="float" office:value="26353">
            <text:p>26353</text:p>
          </table:table-cell>
          <table:table-cell office:value-type="float" office:value="18606">
            <text:p>18606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38430">
            <text:p>638430</text:p>
          </table:table-cell>
          <table:table-cell office:value-type="float" office:value="12475">
            <text:p>12475</text:p>
          </table:table-cell>
          <table:table-cell office:value-type="float" office:value="14263">
            <text:p>14263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9430">
            <text:p>659430</text:p>
          </table:table-cell>
          <table:table-cell office:value-type="float" office:value="11856">
            <text:p>11856</text:p>
          </table:table-cell>
          <table:table-cell office:value-type="float" office:value="13839">
            <text:p>13839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10698">
            <text:p>710698</text:p>
          </table:table-cell>
          <table:table-cell office:value-type="float" office:value="11845">
            <text:p>11845</text:p>
          </table:table-cell>
          <table:table-cell office:value-type="float" office:value="15389">
            <text:p>1538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80276">
            <text:p>580276</text:p>
          </table:table-cell>
          <table:table-cell office:value-type="float" office:value="24124">
            <text:p>24124</text:p>
          </table:table-cell>
          <table:table-cell office:value-type="float" office:value="19280">
            <text:p>1928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69156">
            <text:p>769156</text:p>
          </table:table-cell>
          <table:table-cell office:value-type="float" office:value="16654">
            <text:p>16654</text:p>
          </table:table-cell>
          <table:table-cell office:value-type="float" office:value="19593">
            <text:p>1959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50779">
            <text:p>850779</text:p>
          </table:table-cell>
          <table:table-cell office:value-type="float" office:value="14347">
            <text:p>14347</text:p>
          </table:table-cell>
          <table:table-cell office:value-type="float" office:value="18651">
            <text:p>1865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23501">
            <text:p>1023501</text:p>
          </table:table-cell>
          <table:table-cell office:value-type="float" office:value="15865">
            <text:p>15865</text:p>
          </table:table-cell>
          <table:table-cell office:value-type="float" office:value="18637">
            <text:p>1863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68650">
            <text:p>768650</text:p>
          </table:table-cell>
          <table:table-cell office:value-type="float" office:value="13517">
            <text:p>13517</text:p>
          </table:table-cell>
          <table:table-cell office:value-type="float" office:value="16849">
            <text:p>1684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39195">
            <text:p>939195</text:p>
          </table:table-cell>
          <table:table-cell office:value-type="float" office:value="15731">
            <text:p>15731</text:p>
          </table:table-cell>
          <table:table-cell office:value-type="float" office:value="17677">
            <text:p>1767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04222">
            <text:p>1804222</text:p>
          </table:table-cell>
          <table:table-cell office:value-type="float" office:value="15402">
            <text:p>15402</text:p>
          </table:table-cell>
          <table:table-cell office:value-type="float" office:value="18907">
            <text:p>1890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94520">
            <text:p>994520</text:p>
          </table:table-cell>
          <table:table-cell office:value-type="float" office:value="16097">
            <text:p>16097</text:p>
          </table:table-cell>
          <table:table-cell office:value-type="float" office:value="18557">
            <text:p>1855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36510">
            <text:p>936510</text:p>
          </table:table-cell>
          <table:table-cell office:value-type="float" office:value="13491">
            <text:p>13491</text:p>
          </table:table-cell>
          <table:table-cell office:value-type="float" office:value="16489">
            <text:p>1648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08621">
            <text:p>908621</text:p>
          </table:table-cell>
          <table:table-cell office:value-type="float" office:value="14417">
            <text:p>14417</text:p>
          </table:table-cell>
          <table:table-cell office:value-type="float" office:value="16318">
            <text:p>16318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3775">
            <text:p>1003775</text:p>
          </table:table-cell>
          <table:table-cell office:value-type="float" office:value="16036">
            <text:p>16036</text:p>
          </table:table-cell>
          <table:table-cell office:value-type="float" office:value="18710">
            <text:p>1871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30738">
            <text:p>1030738</text:p>
          </table:table-cell>
          <table:table-cell office:value-type="float" office:value="16569">
            <text:p>16569</text:p>
          </table:table-cell>
          <table:table-cell office:value-type="float" office:value="19098">
            <text:p>19098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87318">
            <text:p>987318</text:p>
          </table:table-cell>
          <table:table-cell office:value-type="float" office:value="15174">
            <text:p>15174</text:p>
          </table:table-cell>
          <table:table-cell office:value-type="float" office:value="18273">
            <text:p>1827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63834">
            <text:p>1163834</text:p>
          </table:table-cell>
          <table:table-cell office:value-type="float" office:value="14508">
            <text:p>14508</text:p>
          </table:table-cell>
          <table:table-cell office:value-type="float" office:value="18003">
            <text:p>1800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61521">
            <text:p>961521</text:p>
          </table:table-cell>
          <table:table-cell office:value-type="float" office:value="16035">
            <text:p>16035</text:p>
          </table:table-cell>
          <table:table-cell office:value-type="float" office:value="18011">
            <text:p>1801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16975">
            <text:p>1316975</text:p>
          </table:table-cell>
          <table:table-cell office:value-type="float" office:value="15746">
            <text:p>15746</text:p>
          </table:table-cell>
          <table:table-cell office:value-type="float" office:value="19407">
            <text:p>1940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13295">
            <text:p>1313295</text:p>
          </table:table-cell>
          <table:table-cell office:value-type="float" office:value="11331">
            <text:p>11331</text:p>
          </table:table-cell>
          <table:table-cell office:value-type="float" office:value="15226">
            <text:p>15226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56725">
            <text:p>1356725</text:p>
          </table:table-cell>
          <table:table-cell office:value-type="float" office:value="23424">
            <text:p>23424</text:p>
          </table:table-cell>
          <table:table-cell office:value-type="float" office:value="28006">
            <text:p>28006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91722">
            <text:p>891722</text:p>
          </table:table-cell>
          <table:table-cell office:value-type="float" office:value="35028">
            <text:p>35028</text:p>
          </table:table-cell>
          <table:table-cell office:value-type="float" office:value="17768">
            <text:p>17768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18767">
            <text:p>1018767</text:p>
          </table:table-cell>
          <table:table-cell office:value-type="float" office:value="16022">
            <text:p>16022</text:p>
          </table:table-cell>
          <table:table-cell office:value-type="float" office:value="18441">
            <text:p>1844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7963">
            <text:p>977963</text:p>
          </table:table-cell>
          <table:table-cell office:value-type="float" office:value="16494">
            <text:p>16494</text:p>
          </table:table-cell>
          <table:table-cell office:value-type="float" office:value="18445">
            <text:p>1844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78693">
            <text:p>878693</text:p>
          </table:table-cell>
          <table:table-cell office:value-type="float" office:value="15888">
            <text:p>15888</text:p>
          </table:table-cell>
          <table:table-cell office:value-type="float" office:value="17759">
            <text:p>1775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82410">
            <text:p>1082410</text:p>
          </table:table-cell>
          <table:table-cell office:value-type="float" office:value="13371">
            <text:p>13371</text:p>
          </table:table-cell>
          <table:table-cell office:value-type="float" office:value="17288">
            <text:p>17288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3021">
            <text:p>833021</text:p>
          </table:table-cell>
          <table:table-cell office:value-type="float" office:value="14149">
            <text:p>14149</text:p>
          </table:table-cell>
          <table:table-cell office:value-type="float" office:value="17240">
            <text:p>1724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83922">
            <text:p>883922</text:p>
          </table:table-cell>
          <table:table-cell office:value-type="float" office:value="16338">
            <text:p>16338</text:p>
          </table:table-cell>
          <table:table-cell office:value-type="float" office:value="35421">
            <text:p>3542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93822">
            <text:p>693822</text:p>
          </table:table-cell>
          <table:table-cell office:value-type="float" office:value="21222">
            <text:p>21222</text:p>
          </table:table-cell>
          <table:table-cell office:value-type="float" office:value="18904">
            <text:p>18904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49287">
            <text:p>1049287</text:p>
          </table:table-cell>
          <table:table-cell office:value-type="float" office:value="15729">
            <text:p>15729</text:p>
          </table:table-cell>
          <table:table-cell office:value-type="float" office:value="19294">
            <text:p>19294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46309">
            <text:p>1046309</text:p>
          </table:table-cell>
          <table:table-cell office:value-type="float" office:value="11366">
            <text:p>11366</text:p>
          </table:table-cell>
          <table:table-cell office:value-type="float" office:value="38362">
            <text:p>38362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69664">
            <text:p>1169664</text:p>
          </table:table-cell>
          <table:table-cell office:value-type="float" office:value="14424">
            <text:p>14424</text:p>
          </table:table-cell>
          <table:table-cell office:value-type="float" office:value="18669">
            <text:p>1866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34327">
            <text:p>1034327</text:p>
          </table:table-cell>
          <table:table-cell office:value-type="float" office:value="13996">
            <text:p>13996</text:p>
          </table:table-cell>
          <table:table-cell office:value-type="float" office:value="16305">
            <text:p>1630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43686">
            <text:p>743686</text:p>
          </table:table-cell>
          <table:table-cell office:value-type="float" office:value="13359">
            <text:p>13359</text:p>
          </table:table-cell>
          <table:table-cell office:value-type="float" office:value="16842">
            <text:p>16842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56280">
            <text:p>856280</text:p>
          </table:table-cell>
          <table:table-cell office:value-type="float" office:value="14559">
            <text:p>14559</text:p>
          </table:table-cell>
          <table:table-cell office:value-type="float" office:value="17896">
            <text:p>17896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72982">
            <text:p>872982</text:p>
          </table:table-cell>
          <table:table-cell office:value-type="float" office:value="36296">
            <text:p>36296</text:p>
          </table:table-cell>
          <table:table-cell office:value-type="float" office:value="18219">
            <text:p>1821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82723">
            <text:p>682723</text:p>
          </table:table-cell>
          <table:table-cell office:value-type="float" office:value="15787">
            <text:p>15787</text:p>
          </table:table-cell>
          <table:table-cell office:value-type="float" office:value="18095">
            <text:p>1809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65394">
            <text:p>765394</text:p>
          </table:table-cell>
          <table:table-cell office:value-type="float" office:value="21668">
            <text:p>21668</text:p>
          </table:table-cell>
          <table:table-cell office:value-type="float" office:value="24283">
            <text:p>2428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80652">
            <text:p>1380652</text:p>
          </table:table-cell>
          <table:table-cell office:value-type="float" office:value="15433">
            <text:p>15433</text:p>
          </table:table-cell>
          <table:table-cell office:value-type="float" office:value="17849">
            <text:p>1784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75049">
            <text:p>1175049</text:p>
          </table:table-cell>
          <table:table-cell office:value-type="float" office:value="15528">
            <text:p>15528</text:p>
          </table:table-cell>
          <table:table-cell office:value-type="float" office:value="18753">
            <text:p>1875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8331">
            <text:p>738331</text:p>
          </table:table-cell>
          <table:table-cell office:value-type="float" office:value="13930">
            <text:p>13930</text:p>
          </table:table-cell>
          <table:table-cell office:value-type="float" office:value="16164">
            <text:p>16164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61535">
            <text:p>1261535</text:p>
          </table:table-cell>
          <table:table-cell office:value-type="float" office:value="15766">
            <text:p>15766</text:p>
          </table:table-cell>
          <table:table-cell office:value-type="float" office:value="18707">
            <text:p>1870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50289">
            <text:p>1050289</text:p>
          </table:table-cell>
          <table:table-cell office:value-type="float" office:value="15508">
            <text:p>15508</text:p>
          </table:table-cell>
          <table:table-cell office:value-type="float" office:value="17995">
            <text:p>1799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8802">
            <text:p>818802</text:p>
          </table:table-cell>
          <table:table-cell office:value-type="float" office:value="12695">
            <text:p>12695</text:p>
          </table:table-cell>
          <table:table-cell office:value-type="float" office:value="16415">
            <text:p>1641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77934">
            <text:p>1077934</text:p>
          </table:table-cell>
          <table:table-cell office:value-type="float" office:value="18807">
            <text:p>18807</text:p>
          </table:table-cell>
          <table:table-cell office:value-type="float" office:value="20287">
            <text:p>2028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14532">
            <text:p>1014532</text:p>
          </table:table-cell>
          <table:table-cell office:value-type="float" office:value="16779">
            <text:p>16779</text:p>
          </table:table-cell>
          <table:table-cell office:value-type="float" office:value="36890">
            <text:p>3689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03684">
            <text:p>703684</text:p>
          </table:table-cell>
          <table:table-cell office:value-type="float" office:value="14209">
            <text:p>14209</text:p>
          </table:table-cell>
          <table:table-cell office:value-type="float" office:value="17099">
            <text:p>1709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4392">
            <text:p>974392</text:p>
          </table:table-cell>
          <table:table-cell office:value-type="float" office:value="15194">
            <text:p>15194</text:p>
          </table:table-cell>
          <table:table-cell office:value-type="float" office:value="18867">
            <text:p>1886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89706">
            <text:p>1589706</text:p>
          </table:table-cell>
          <table:table-cell office:value-type="float" office:value="13473">
            <text:p>13473</text:p>
          </table:table-cell>
          <table:table-cell office:value-type="float" office:value="17922">
            <text:p>17922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55586">
            <text:p>855586</text:p>
          </table:table-cell>
          <table:table-cell office:value-type="float" office:value="18456">
            <text:p>18456</text:p>
          </table:table-cell>
          <table:table-cell office:value-type="float" office:value="17335">
            <text:p>1733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03484">
            <text:p>703484</text:p>
          </table:table-cell>
          <table:table-cell office:value-type="float" office:value="20346">
            <text:p>20346</text:p>
          </table:table-cell>
          <table:table-cell office:value-type="float" office:value="18182">
            <text:p>18182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61751">
            <text:p>961751</text:p>
          </table:table-cell>
          <table:table-cell office:value-type="float" office:value="13207">
            <text:p>13207</text:p>
          </table:table-cell>
          <table:table-cell office:value-type="float" office:value="16214">
            <text:p>16214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537">
            <text:p>819537</text:p>
          </table:table-cell>
          <table:table-cell office:value-type="float" office:value="12855">
            <text:p>12855</text:p>
          </table:table-cell>
          <table:table-cell office:value-type="float" office:value="15759">
            <text:p>15759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01176">
            <text:p>1201176</text:p>
          </table:table-cell>
          <table:table-cell office:value-type="float" office:value="17553">
            <text:p>17553</text:p>
          </table:table-cell>
          <table:table-cell office:value-type="float" office:value="19330">
            <text:p>1933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41696">
            <text:p>1641696</text:p>
          </table:table-cell>
          <table:table-cell office:value-type="float" office:value="18859">
            <text:p>18859</text:p>
          </table:table-cell>
          <table:table-cell office:value-type="float" office:value="23705">
            <text:p>2370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81510">
            <text:p>1381510</text:p>
          </table:table-cell>
          <table:table-cell office:value-type="float" office:value="19591">
            <text:p>19591</text:p>
          </table:table-cell>
          <table:table-cell office:value-type="float" office:value="21889">
            <text:p>21889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08416">
            <text:p>1308416</text:p>
          </table:table-cell>
          <table:table-cell office:value-type="float" office:value="17159">
            <text:p>17159</text:p>
          </table:table-cell>
          <table:table-cell office:value-type="float" office:value="19874">
            <text:p>19874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31245">
            <text:p>1331245</text:p>
          </table:table-cell>
          <table:table-cell office:value-type="float" office:value="16040">
            <text:p>16040</text:p>
          </table:table-cell>
          <table:table-cell office:value-type="float" office:value="19712">
            <text:p>1971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77570">
            <text:p>1877570</text:p>
          </table:table-cell>
          <table:table-cell office:value-type="float" office:value="17637">
            <text:p>17637</text:p>
          </table:table-cell>
          <table:table-cell office:value-type="float" office:value="21467">
            <text:p>21467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58923">
            <text:p>1358923</text:p>
          </table:table-cell>
          <table:table-cell office:value-type="float" office:value="18512">
            <text:p>18512</text:p>
          </table:table-cell>
          <table:table-cell office:value-type="float" office:value="21385">
            <text:p>2138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06561">
            <text:p>1406561</text:p>
          </table:table-cell>
          <table:table-cell office:value-type="float" office:value="22021">
            <text:p>22021</text:p>
          </table:table-cell>
          <table:table-cell office:value-type="float" office:value="21178">
            <text:p>21178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4187">
            <text:p>1274187</text:p>
          </table:table-cell>
          <table:table-cell office:value-type="float" office:value="16121">
            <text:p>16121</text:p>
          </table:table-cell>
          <table:table-cell office:value-type="float" office:value="18653">
            <text:p>1865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52418">
            <text:p>1252418</text:p>
          </table:table-cell>
          <table:table-cell office:value-type="float" office:value="16617">
            <text:p>16617</text:p>
          </table:table-cell>
          <table:table-cell office:value-type="float" office:value="19093">
            <text:p>1909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22959">
            <text:p>1922959</text:p>
          </table:table-cell>
          <table:table-cell office:value-type="float" office:value="16111">
            <text:p>16111</text:p>
          </table:table-cell>
          <table:table-cell office:value-type="float" office:value="18871">
            <text:p>1887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29160">
            <text:p>1329160</text:p>
          </table:table-cell>
          <table:table-cell office:value-type="float" office:value="16125">
            <text:p>16125</text:p>
          </table:table-cell>
          <table:table-cell office:value-type="float" office:value="21752">
            <text:p>2175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22571">
            <text:p>1222571</text:p>
          </table:table-cell>
          <table:table-cell office:value-type="float" office:value="17212">
            <text:p>17212</text:p>
          </table:table-cell>
          <table:table-cell office:value-type="float" office:value="14349">
            <text:p>14349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20518">
            <text:p>2120518</text:p>
          </table:table-cell>
          <table:table-cell office:value-type="float" office:value="31271">
            <text:p>31271</text:p>
          </table:table-cell>
          <table:table-cell office:value-type="float" office:value="29112">
            <text:p>2911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60114">
            <text:p>2060114</text:p>
          </table:table-cell>
          <table:table-cell office:value-type="float" office:value="18593">
            <text:p>18593</text:p>
          </table:table-cell>
          <table:table-cell office:value-type="float" office:value="21223">
            <text:p>2122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6677">
            <text:p>1276677</text:p>
          </table:table-cell>
          <table:table-cell office:value-type="float" office:value="17163">
            <text:p>17163</text:p>
          </table:table-cell>
          <table:table-cell office:value-type="float" office:value="20587">
            <text:p>20587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12033">
            <text:p>1512033</text:p>
          </table:table-cell>
          <table:table-cell office:value-type="float" office:value="18081">
            <text:p>18081</text:p>
          </table:table-cell>
          <table:table-cell office:value-type="float" office:value="125653">
            <text:p>12565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79299">
            <text:p>1379299</text:p>
          </table:table-cell>
          <table:table-cell office:value-type="float" office:value="17627">
            <text:p>17627</text:p>
          </table:table-cell>
          <table:table-cell office:value-type="float" office:value="22237">
            <text:p>22237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17551">
            <text:p>1317551</text:p>
          </table:table-cell>
          <table:table-cell office:value-type="float" office:value="17484">
            <text:p>17484</text:p>
          </table:table-cell>
          <table:table-cell office:value-type="float" office:value="20536">
            <text:p>20536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52312">
            <text:p>1452312</text:p>
          </table:table-cell>
          <table:table-cell office:value-type="float" office:value="19170">
            <text:p>19170</text:p>
          </table:table-cell>
          <table:table-cell office:value-type="float" office:value="23486">
            <text:p>23486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57764">
            <text:p>1457764</text:p>
          </table:table-cell>
          <table:table-cell office:value-type="float" office:value="21078">
            <text:p>21078</text:p>
          </table:table-cell>
          <table:table-cell office:value-type="float" office:value="22657">
            <text:p>22657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33600">
            <text:p>1033600</text:p>
          </table:table-cell>
          <table:table-cell office:value-type="float" office:value="22321">
            <text:p>22321</text:p>
          </table:table-cell>
          <table:table-cell office:value-type="float" office:value="20476">
            <text:p>20476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64229">
            <text:p>1464229</text:p>
          </table:table-cell>
          <table:table-cell office:value-type="float" office:value="17814">
            <text:p>17814</text:p>
          </table:table-cell>
          <table:table-cell office:value-type="float" office:value="26022">
            <text:p>2602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65557">
            <text:p>1165557</text:p>
          </table:table-cell>
          <table:table-cell office:value-type="float" office:value="17054">
            <text:p>17054</text:p>
          </table:table-cell>
          <table:table-cell office:value-type="float" office:value="18929">
            <text:p>18929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629">
            <text:p>1275629</text:p>
          </table:table-cell>
          <table:table-cell office:value-type="float" office:value="24614">
            <text:p>24614</text:p>
          </table:table-cell>
          <table:table-cell office:value-type="float" office:value="19654">
            <text:p>19654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72512">
            <text:p>1572512</text:p>
          </table:table-cell>
          <table:table-cell office:value-type="float" office:value="18329">
            <text:p>18329</text:p>
          </table:table-cell>
          <table:table-cell office:value-type="float" office:value="26225">
            <text:p>2622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25695">
            <text:p>1825695</text:p>
          </table:table-cell>
          <table:table-cell office:value-type="float" office:value="22277">
            <text:p>22277</text:p>
          </table:table-cell>
          <table:table-cell office:value-type="float" office:value="21112">
            <text:p>2111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64306">
            <text:p>1464306</text:p>
          </table:table-cell>
          <table:table-cell office:value-type="float" office:value="16143">
            <text:p>16143</text:p>
          </table:table-cell>
          <table:table-cell office:value-type="float" office:value="19399">
            <text:p>19399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49676">
            <text:p>1249676</text:p>
          </table:table-cell>
          <table:table-cell office:value-type="float" office:value="16278">
            <text:p>16278</text:p>
          </table:table-cell>
          <table:table-cell office:value-type="float" office:value="19095">
            <text:p>1909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94851">
            <text:p>994851</text:p>
          </table:table-cell>
          <table:table-cell office:value-type="float" office:value="16641">
            <text:p>16641</text:p>
          </table:table-cell>
          <table:table-cell office:value-type="float" office:value="20112">
            <text:p>2011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94497">
            <text:p>1294497</text:p>
          </table:table-cell>
          <table:table-cell office:value-type="float" office:value="17545">
            <text:p>17545</text:p>
          </table:table-cell>
          <table:table-cell office:value-type="float" office:value="19626">
            <text:p>19626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07027">
            <text:p>1307027</text:p>
          </table:table-cell>
          <table:table-cell office:value-type="float" office:value="17394">
            <text:p>17394</text:p>
          </table:table-cell>
          <table:table-cell office:value-type="float" office:value="20249">
            <text:p>20249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36333">
            <text:p>1336333</text:p>
          </table:table-cell>
          <table:table-cell office:value-type="float" office:value="16409">
            <text:p>16409</text:p>
          </table:table-cell>
          <table:table-cell office:value-type="float" office:value="19167">
            <text:p>19167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81718">
            <text:p>1281718</text:p>
          </table:table-cell>
          <table:table-cell office:value-type="float" office:value="16467">
            <text:p>16467</text:p>
          </table:table-cell>
          <table:table-cell office:value-type="float" office:value="20701">
            <text:p>2070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46216">
            <text:p>1246216</text:p>
          </table:table-cell>
          <table:table-cell office:value-type="float" office:value="16930">
            <text:p>16930</text:p>
          </table:table-cell>
          <table:table-cell office:value-type="float" office:value="21055">
            <text:p>2105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70208">
            <text:p>1370208</text:p>
          </table:table-cell>
          <table:table-cell office:value-type="float" office:value="16282">
            <text:p>16282</text:p>
          </table:table-cell>
          <table:table-cell office:value-type="float" office:value="19208">
            <text:p>19208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22759">
            <text:p>1822759</text:p>
          </table:table-cell>
          <table:table-cell office:value-type="float" office:value="18858">
            <text:p>18858</text:p>
          </table:table-cell>
          <table:table-cell office:value-type="float" office:value="20713">
            <text:p>2071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62676">
            <text:p>2062676</text:p>
          </table:table-cell>
          <table:table-cell office:value-type="float" office:value="18635">
            <text:p>18635</text:p>
          </table:table-cell>
          <table:table-cell office:value-type="float" office:value="22771">
            <text:p>2277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31942">
            <text:p>1431942</text:p>
          </table:table-cell>
          <table:table-cell office:value-type="float" office:value="19173">
            <text:p>19173</text:p>
          </table:table-cell>
          <table:table-cell office:value-type="float" office:value="23668">
            <text:p>23668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50781">
            <text:p>950781</text:p>
          </table:table-cell>
          <table:table-cell office:value-type="float" office:value="16000">
            <text:p>16000</text:p>
          </table:table-cell>
          <table:table-cell office:value-type="float" office:value="20782">
            <text:p>2078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90217">
            <text:p>1590217</text:p>
          </table:table-cell>
          <table:table-cell office:value-type="float" office:value="24604">
            <text:p>24604</text:p>
          </table:table-cell>
          <table:table-cell office:value-type="float" office:value="24058">
            <text:p>24058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66246">
            <text:p>1166246</text:p>
          </table:table-cell>
          <table:table-cell office:value-type="float" office:value="16192">
            <text:p>16192</text:p>
          </table:table-cell>
          <table:table-cell office:value-type="float" office:value="18759">
            <text:p>18759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66034">
            <text:p>1266034</text:p>
          </table:table-cell>
          <table:table-cell office:value-type="float" office:value="16733">
            <text:p>16733</text:p>
          </table:table-cell>
          <table:table-cell office:value-type="float" office:value="19887">
            <text:p>19887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34803">
            <text:p>1334803</text:p>
          </table:table-cell>
          <table:table-cell office:value-type="float" office:value="16379">
            <text:p>16379</text:p>
          </table:table-cell>
          <table:table-cell office:value-type="float" office:value="19637">
            <text:p>19637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14292">
            <text:p>1314292</text:p>
          </table:table-cell>
          <table:table-cell office:value-type="float" office:value="17262">
            <text:p>17262</text:p>
          </table:table-cell>
          <table:table-cell office:value-type="float" office:value="19770">
            <text:p>1977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76776">
            <text:p>1376776</text:p>
          </table:table-cell>
          <table:table-cell office:value-type="float" office:value="17008">
            <text:p>17008</text:p>
          </table:table-cell>
          <table:table-cell office:value-type="float" office:value="21244">
            <text:p>21244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88732">
            <text:p>1288732</text:p>
          </table:table-cell>
          <table:table-cell office:value-type="float" office:value="17736">
            <text:p>17736</text:p>
          </table:table-cell>
          <table:table-cell office:value-type="float" office:value="20914">
            <text:p>20914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37061">
            <text:p>2237061</text:p>
          </table:table-cell>
          <table:table-cell office:value-type="float" office:value="21210">
            <text:p>21210</text:p>
          </table:table-cell>
          <table:table-cell office:value-type="float" office:value="24707">
            <text:p>24707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32247">
            <text:p>1232247</text:p>
          </table:table-cell>
          <table:table-cell office:value-type="float" office:value="26860">
            <text:p>26860</text:p>
          </table:table-cell>
          <table:table-cell office:value-type="float" office:value="33186">
            <text:p>33186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52331">
            <text:p>1352331</text:p>
          </table:table-cell>
          <table:table-cell office:value-type="float" office:value="16339">
            <text:p>16339</text:p>
          </table:table-cell>
          <table:table-cell office:value-type="float" office:value="19368">
            <text:p>19368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43493">
            <text:p>2543493</text:p>
          </table:table-cell>
          <table:table-cell office:value-type="float" office:value="22012">
            <text:p>22012</text:p>
          </table:table-cell>
          <table:table-cell office:value-type="float" office:value="25406">
            <text:p>2540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53535">
            <text:p>2653535</text:p>
          </table:table-cell>
          <table:table-cell office:value-type="float" office:value="19407">
            <text:p>19407</text:p>
          </table:table-cell>
          <table:table-cell office:value-type="float" office:value="23416">
            <text:p>2341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96301">
            <text:p>1996301</text:p>
          </table:table-cell>
          <table:table-cell office:value-type="float" office:value="19645">
            <text:p>19645</text:p>
          </table:table-cell>
          <table:table-cell office:value-type="float" office:value="23326">
            <text:p>2332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36739">
            <text:p>2636739</text:p>
          </table:table-cell>
          <table:table-cell office:value-type="float" office:value="21134">
            <text:p>21134</text:p>
          </table:table-cell>
          <table:table-cell office:value-type="float" office:value="24868">
            <text:p>24868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46992">
            <text:p>1946992</text:p>
          </table:table-cell>
          <table:table-cell office:value-type="float" office:value="21142">
            <text:p>21142</text:p>
          </table:table-cell>
          <table:table-cell office:value-type="float" office:value="25466">
            <text:p>2546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56952">
            <text:p>1856952</text:p>
          </table:table-cell>
          <table:table-cell office:value-type="float" office:value="18584">
            <text:p>18584</text:p>
          </table:table-cell>
          <table:table-cell office:value-type="float" office:value="22581">
            <text:p>2258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20331">
            <text:p>1920331</text:p>
          </table:table-cell>
          <table:table-cell office:value-type="float" office:value="20511">
            <text:p>20511</text:p>
          </table:table-cell>
          <table:table-cell office:value-type="float" office:value="26423">
            <text:p>2642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78044">
            <text:p>2078044</text:p>
          </table:table-cell>
          <table:table-cell office:value-type="float" office:value="20501">
            <text:p>20501</text:p>
          </table:table-cell>
          <table:table-cell office:value-type="float" office:value="25888">
            <text:p>25888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41370">
            <text:p>1841370</text:p>
          </table:table-cell>
          <table:table-cell office:value-type="float" office:value="30414">
            <text:p>30414</text:p>
          </table:table-cell>
          <table:table-cell office:value-type="float" office:value="34302">
            <text:p>3430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51288">
            <text:p>2051288</text:p>
          </table:table-cell>
          <table:table-cell office:value-type="float" office:value="18758">
            <text:p>18758</text:p>
          </table:table-cell>
          <table:table-cell office:value-type="float" office:value="23989">
            <text:p>2398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17791">
            <text:p>2017791</text:p>
          </table:table-cell>
          <table:table-cell office:value-type="float" office:value="22395">
            <text:p>22395</text:p>
          </table:table-cell>
          <table:table-cell office:value-type="float" office:value="26703">
            <text:p>2670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947281">
            <text:p>2947281</text:p>
          </table:table-cell>
          <table:table-cell office:value-type="float" office:value="20651">
            <text:p>20651</text:p>
          </table:table-cell>
          <table:table-cell office:value-type="float" office:value="25121">
            <text:p>2512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10467">
            <text:p>2210467</text:p>
          </table:table-cell>
          <table:table-cell office:value-type="float" office:value="29503">
            <text:p>29503</text:p>
          </table:table-cell>
          <table:table-cell office:value-type="float" office:value="36583">
            <text:p>3658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84235">
            <text:p>1784235</text:p>
          </table:table-cell>
          <table:table-cell office:value-type="float" office:value="19301">
            <text:p>19301</text:p>
          </table:table-cell>
          <table:table-cell office:value-type="float" office:value="24240">
            <text:p>2424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40763">
            <text:p>1940763</text:p>
          </table:table-cell>
          <table:table-cell office:value-type="float" office:value="20274">
            <text:p>20274</text:p>
          </table:table-cell>
          <table:table-cell office:value-type="float" office:value="23976">
            <text:p>2397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25563">
            <text:p>1725563</text:p>
          </table:table-cell>
          <table:table-cell office:value-type="float" office:value="19592">
            <text:p>19592</text:p>
          </table:table-cell>
          <table:table-cell office:value-type="float" office:value="23456">
            <text:p>2345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22481">
            <text:p>1622481</text:p>
          </table:table-cell>
          <table:table-cell office:value-type="float" office:value="25527">
            <text:p>25527</text:p>
          </table:table-cell>
          <table:table-cell office:value-type="float" office:value="24756">
            <text:p>2475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27957">
            <text:p>2027957</text:p>
          </table:table-cell>
          <table:table-cell office:value-type="float" office:value="23044">
            <text:p>23044</text:p>
          </table:table-cell>
          <table:table-cell office:value-type="float" office:value="27573">
            <text:p>2757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95728">
            <text:p>2095728</text:p>
          </table:table-cell>
          <table:table-cell office:value-type="float" office:value="21450">
            <text:p>21450</text:p>
          </table:table-cell>
          <table:table-cell office:value-type="float" office:value="26585">
            <text:p>2658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39917">
            <text:p>1739917</text:p>
          </table:table-cell>
          <table:table-cell office:value-type="float" office:value="26294">
            <text:p>26294</text:p>
          </table:table-cell>
          <table:table-cell office:value-type="float" office:value="26815">
            <text:p>2681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953992">
            <text:p>2953992</text:p>
          </table:table-cell>
          <table:table-cell office:value-type="float" office:value="18615">
            <text:p>18615</text:p>
          </table:table-cell>
          <table:table-cell office:value-type="float" office:value="23071">
            <text:p>2307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64171">
            <text:p>1764171</text:p>
          </table:table-cell>
          <table:table-cell office:value-type="float" office:value="20027">
            <text:p>20027</text:p>
          </table:table-cell>
          <table:table-cell office:value-type="float" office:value="24064">
            <text:p>24064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03250">
            <text:p>2103250</text:p>
          </table:table-cell>
          <table:table-cell office:value-type="float" office:value="20689">
            <text:p>20689</text:p>
          </table:table-cell>
          <table:table-cell office:value-type="float" office:value="24781">
            <text:p>2478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86345">
            <text:p>1786345</text:p>
          </table:table-cell>
          <table:table-cell office:value-type="float" office:value="21064">
            <text:p>21064</text:p>
          </table:table-cell>
          <table:table-cell office:value-type="float" office:value="25279">
            <text:p>2527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08">
            <text:p>1638408</text:p>
          </table:table-cell>
          <table:table-cell office:value-type="float" office:value="19341">
            <text:p>19341</text:p>
          </table:table-cell>
          <table:table-cell office:value-type="float" office:value="23964">
            <text:p>23964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33830">
            <text:p>2233830</text:p>
          </table:table-cell>
          <table:table-cell office:value-type="float" office:value="19996">
            <text:p>19996</text:p>
          </table:table-cell>
          <table:table-cell office:value-type="float" office:value="32055">
            <text:p>3205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08176">
            <text:p>2308176</text:p>
          </table:table-cell>
          <table:table-cell office:value-type="float" office:value="32144">
            <text:p>32144</text:p>
          </table:table-cell>
          <table:table-cell office:value-type="float" office:value="35250">
            <text:p>3525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44357">
            <text:p>1844357</text:p>
          </table:table-cell>
          <table:table-cell office:value-type="float" office:value="21360">
            <text:p>21360</text:p>
          </table:table-cell>
          <table:table-cell office:value-type="float" office:value="25292">
            <text:p>2529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56707">
            <text:p>1856707</text:p>
          </table:table-cell>
          <table:table-cell office:value-type="float" office:value="21131">
            <text:p>21131</text:p>
          </table:table-cell>
          <table:table-cell office:value-type="float" office:value="26728">
            <text:p>26728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68186">
            <text:p>1868186</text:p>
          </table:table-cell>
          <table:table-cell office:value-type="float" office:value="19900">
            <text:p>19900</text:p>
          </table:table-cell>
          <table:table-cell office:value-type="float" office:value="24356">
            <text:p>2435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946797">
            <text:p>2946797</text:p>
          </table:table-cell>
          <table:table-cell office:value-type="float" office:value="31406">
            <text:p>31406</text:p>
          </table:table-cell>
          <table:table-cell office:value-type="float" office:value="42125">
            <text:p>4212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08785">
            <text:p>2608785</text:p>
          </table:table-cell>
          <table:table-cell office:value-type="float" office:value="30293">
            <text:p>30293</text:p>
          </table:table-cell>
          <table:table-cell office:value-type="float" office:value="34565">
            <text:p>3456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745957">
            <text:p>3745957</text:p>
          </table:table-cell>
          <table:table-cell office:value-type="float" office:value="28282">
            <text:p>28282</text:p>
          </table:table-cell>
          <table:table-cell office:value-type="float" office:value="26246">
            <text:p>2624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92595">
            <text:p>1792595</text:p>
          </table:table-cell>
          <table:table-cell office:value-type="float" office:value="21215">
            <text:p>21215</text:p>
          </table:table-cell>
          <table:table-cell office:value-type="float" office:value="24543">
            <text:p>2454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01969">
            <text:p>2301969</text:p>
          </table:table-cell>
          <table:table-cell office:value-type="float" office:value="21843">
            <text:p>21843</text:p>
          </table:table-cell>
          <table:table-cell office:value-type="float" office:value="28066">
            <text:p>2806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19400">
            <text:p>2119400</text:p>
          </table:table-cell>
          <table:table-cell office:value-type="float" office:value="24533">
            <text:p>24533</text:p>
          </table:table-cell>
          <table:table-cell office:value-type="float" office:value="27189">
            <text:p>2718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78848">
            <text:p>1478848</text:p>
          </table:table-cell>
          <table:table-cell office:value-type="float" office:value="35331">
            <text:p>35331</text:p>
          </table:table-cell>
          <table:table-cell office:value-type="float" office:value="27355">
            <text:p>2735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98942">
            <text:p>1798942</text:p>
          </table:table-cell>
          <table:table-cell office:value-type="float" office:value="38026">
            <text:p>38026</text:p>
          </table:table-cell>
          <table:table-cell office:value-type="float" office:value="23265">
            <text:p>2326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12809">
            <text:p>1712809</text:p>
          </table:table-cell>
          <table:table-cell office:value-type="float" office:value="31535">
            <text:p>31535</text:p>
          </table:table-cell>
          <table:table-cell office:value-type="float" office:value="22135">
            <text:p>2213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42614">
            <text:p>1942614</text:p>
          </table:table-cell>
          <table:table-cell office:value-type="float" office:value="26738">
            <text:p>26738</text:p>
          </table:table-cell>
          <table:table-cell office:value-type="float" office:value="26205">
            <text:p>2620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47964">
            <text:p>1547964</text:p>
          </table:table-cell>
          <table:table-cell office:value-type="float" office:value="27789">
            <text:p>27789</text:p>
          </table:table-cell>
          <table:table-cell office:value-type="float" office:value="27119">
            <text:p>2711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54585">
            <text:p>2154585</text:p>
          </table:table-cell>
          <table:table-cell office:value-type="float" office:value="20751">
            <text:p>20751</text:p>
          </table:table-cell>
          <table:table-cell office:value-type="float" office:value="62259">
            <text:p>6225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92597">
            <text:p>1992597</text:p>
          </table:table-cell>
          <table:table-cell office:value-type="float" office:value="19428">
            <text:p>19428</text:p>
          </table:table-cell>
          <table:table-cell office:value-type="float" office:value="22876">
            <text:p>2287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52851">
            <text:p>2052851</text:p>
          </table:table-cell>
          <table:table-cell office:value-type="float" office:value="22760">
            <text:p>22760</text:p>
          </table:table-cell>
          <table:table-cell office:value-type="float" office:value="27192">
            <text:p>2719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93822">
            <text:p>2193822</text:p>
          </table:table-cell>
          <table:table-cell office:value-type="float" office:value="25988">
            <text:p>25988</text:p>
          </table:table-cell>
          <table:table-cell office:value-type="float" office:value="28498">
            <text:p>28498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97853">
            <text:p>1397853</text:p>
          </table:table-cell>
          <table:table-cell office:value-type="float" office:value="25497">
            <text:p>25497</text:p>
          </table:table-cell>
          <table:table-cell office:value-type="float" office:value="23953">
            <text:p>2395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73554">
            <text:p>3573554</text:p>
          </table:table-cell>
          <table:table-cell office:value-type="float" office:value="20237">
            <text:p>20237</text:p>
          </table:table-cell>
          <table:table-cell office:value-type="float" office:value="26646">
            <text:p>2664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75895">
            <text:p>2075895</text:p>
          </table:table-cell>
          <table:table-cell office:value-type="float" office:value="30230">
            <text:p>30230</text:p>
          </table:table-cell>
          <table:table-cell office:value-type="float" office:value="26060">
            <text:p>2606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86745">
            <text:p>1986745</text:p>
          </table:table-cell>
          <table:table-cell office:value-type="float" office:value="21497">
            <text:p>21497</text:p>
          </table:table-cell>
          <table:table-cell office:value-type="float" office:value="24163">
            <text:p>2416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76028">
            <text:p>1576028</text:p>
          </table:table-cell>
          <table:table-cell office:value-type="float" office:value="20620">
            <text:p>20620</text:p>
          </table:table-cell>
          <table:table-cell office:value-type="float" office:value="29629">
            <text:p>29629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85884">
            <text:p>3485884</text:p>
          </table:table-cell>
          <table:table-cell office:value-type="float" office:value="39065">
            <text:p>39065</text:p>
          </table:table-cell>
          <table:table-cell office:value-type="float" office:value="40320">
            <text:p>4032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61185">
            <text:p>3061185</text:p>
          </table:table-cell>
          <table:table-cell office:value-type="float" office:value="20763">
            <text:p>20763</text:p>
          </table:table-cell>
          <table:table-cell office:value-type="float" office:value="25757">
            <text:p>2575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80757">
            <text:p>3280757</text:p>
          </table:table-cell>
          <table:table-cell office:value-type="float" office:value="28362">
            <text:p>28362</text:p>
          </table:table-cell>
          <table:table-cell office:value-type="float" office:value="28940">
            <text:p>2894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87947">
            <text:p>2587947</text:p>
          </table:table-cell>
          <table:table-cell office:value-type="float" office:value="24394">
            <text:p>24394</text:p>
          </table:table-cell>
          <table:table-cell office:value-type="float" office:value="29594">
            <text:p>29594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59222">
            <text:p>2659222</text:p>
          </table:table-cell>
          <table:table-cell office:value-type="float" office:value="36125">
            <text:p>36125</text:p>
          </table:table-cell>
          <table:table-cell office:value-type="float" office:value="43076">
            <text:p>4307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14297">
            <text:p>4014297</text:p>
          </table:table-cell>
          <table:table-cell office:value-type="float" office:value="39786">
            <text:p>39786</text:p>
          </table:table-cell>
          <table:table-cell office:value-type="float" office:value="27764">
            <text:p>27764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45076">
            <text:p>3745076</text:p>
          </table:table-cell>
          <table:table-cell office:value-type="float" office:value="47208">
            <text:p>47208</text:p>
          </table:table-cell>
          <table:table-cell office:value-type="float" office:value="44598">
            <text:p>44598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31557">
            <text:p>2731557</text:p>
          </table:table-cell>
          <table:table-cell office:value-type="float" office:value="23515">
            <text:p>23515</text:p>
          </table:table-cell>
          <table:table-cell office:value-type="float" office:value="28225">
            <text:p>28225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275940">
            <text:p>4275940</text:p>
          </table:table-cell>
          <table:table-cell office:value-type="float" office:value="23746">
            <text:p>23746</text:p>
          </table:table-cell>
          <table:table-cell office:value-type="float" office:value="30026">
            <text:p>3002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85843">
            <text:p>2885843</text:p>
          </table:table-cell>
          <table:table-cell office:value-type="float" office:value="25465">
            <text:p>25465</text:p>
          </table:table-cell>
          <table:table-cell office:value-type="float" office:value="29730">
            <text:p>2973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30941">
            <text:p>2530941</text:p>
          </table:table-cell>
          <table:table-cell office:value-type="float" office:value="31466">
            <text:p>31466</text:p>
          </table:table-cell>
          <table:table-cell office:value-type="float" office:value="28646">
            <text:p>2864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86088">
            <text:p>2386088</text:p>
          </table:table-cell>
          <table:table-cell office:value-type="float" office:value="25426">
            <text:p>25426</text:p>
          </table:table-cell>
          <table:table-cell office:value-type="float" office:value="30606">
            <text:p>3060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88249">
            <text:p>2888249</text:p>
          </table:table-cell>
          <table:table-cell office:value-type="float" office:value="26220">
            <text:p>26220</text:p>
          </table:table-cell>
          <table:table-cell office:value-type="float" office:value="32160">
            <text:p>3216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06435">
            <text:p>2606435</text:p>
          </table:table-cell>
          <table:table-cell office:value-type="float" office:value="34991">
            <text:p>34991</text:p>
          </table:table-cell>
          <table:table-cell office:value-type="float" office:value="34022">
            <text:p>3402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21512">
            <text:p>2621512</text:p>
          </table:table-cell>
          <table:table-cell office:value-type="float" office:value="24863">
            <text:p>24863</text:p>
          </table:table-cell>
          <table:table-cell office:value-type="float" office:value="28773">
            <text:p>2877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60399">
            <text:p>2360399</text:p>
          </table:table-cell>
          <table:table-cell office:value-type="float" office:value="25454">
            <text:p>25454</text:p>
          </table:table-cell>
          <table:table-cell office:value-type="float" office:value="31701">
            <text:p>3170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50855">
            <text:p>2050855</text:p>
          </table:table-cell>
          <table:table-cell office:value-type="float" office:value="22612">
            <text:p>22612</text:p>
          </table:table-cell>
          <table:table-cell office:value-type="float" office:value="29403">
            <text:p>2940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34434">
            <text:p>2834434</text:p>
          </table:table-cell>
          <table:table-cell office:value-type="float" office:value="21191">
            <text:p>21191</text:p>
          </table:table-cell>
          <table:table-cell office:value-type="float" office:value="28330">
            <text:p>2833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26603">
            <text:p>2626603</text:p>
          </table:table-cell>
          <table:table-cell office:value-type="float" office:value="23914">
            <text:p>23914</text:p>
          </table:table-cell>
          <table:table-cell office:value-type="float" office:value="28772">
            <text:p>2877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80648">
            <text:p>2880648</text:p>
          </table:table-cell>
          <table:table-cell office:value-type="float" office:value="43755">
            <text:p>43755</text:p>
          </table:table-cell>
          <table:table-cell office:value-type="float" office:value="49463">
            <text:p>4946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33258">
            <text:p>3033258</text:p>
          </table:table-cell>
          <table:table-cell office:value-type="float" office:value="21792">
            <text:p>21792</text:p>
          </table:table-cell>
          <table:table-cell office:value-type="float" office:value="27439">
            <text:p>27439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71637">
            <text:p>2371637</text:p>
          </table:table-cell>
          <table:table-cell office:value-type="float" office:value="21331">
            <text:p>21331</text:p>
          </table:table-cell>
          <table:table-cell office:value-type="float" office:value="13629">
            <text:p>13629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54039">
            <text:p>2454039</text:p>
          </table:table-cell>
          <table:table-cell office:value-type="float" office:value="23186">
            <text:p>23186</text:p>
          </table:table-cell>
          <table:table-cell office:value-type="float" office:value="29008">
            <text:p>29008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32451">
            <text:p>3132451</text:p>
          </table:table-cell>
          <table:table-cell office:value-type="float" office:value="34001">
            <text:p>34001</text:p>
          </table:table-cell>
          <table:table-cell office:value-type="float" office:value="47678">
            <text:p>47678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62206">
            <text:p>4362206</text:p>
          </table:table-cell>
          <table:table-cell office:value-type="float" office:value="35663">
            <text:p>35663</text:p>
          </table:table-cell>
          <table:table-cell office:value-type="float" office:value="46930">
            <text:p>4693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27400">
            <text:p>2427400</text:p>
          </table:table-cell>
          <table:table-cell office:value-type="float" office:value="23047">
            <text:p>23047</text:p>
          </table:table-cell>
          <table:table-cell office:value-type="float" office:value="56132">
            <text:p>5613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92853">
            <text:p>3992853</text:p>
          </table:table-cell>
          <table:table-cell office:value-type="float" office:value="30528">
            <text:p>30528</text:p>
          </table:table-cell>
          <table:table-cell office:value-type="float" office:value="29789">
            <text:p>29789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69910">
            <text:p>2569910</text:p>
          </table:table-cell>
          <table:table-cell office:value-type="float" office:value="24654">
            <text:p>24654</text:p>
          </table:table-cell>
          <table:table-cell office:value-type="float" office:value="29543">
            <text:p>2954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41208">
            <text:p>2841208</text:p>
          </table:table-cell>
          <table:table-cell office:value-type="float" office:value="25738">
            <text:p>25738</text:p>
          </table:table-cell>
          <table:table-cell office:value-type="float" office:value="29089">
            <text:p>29089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07102">
            <text:p>2907102</text:p>
          </table:table-cell>
          <table:table-cell office:value-type="float" office:value="39286">
            <text:p>39286</text:p>
          </table:table-cell>
          <table:table-cell office:value-type="float" office:value="30012">
            <text:p>3001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00684">
            <text:p>2500684</text:p>
          </table:table-cell>
          <table:table-cell office:value-type="float" office:value="22461">
            <text:p>22461</text:p>
          </table:table-cell>
          <table:table-cell office:value-type="float" office:value="28748">
            <text:p>28748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39613">
            <text:p>2839613</text:p>
          </table:table-cell>
          <table:table-cell office:value-type="float" office:value="23082">
            <text:p>23082</text:p>
          </table:table-cell>
          <table:table-cell office:value-type="float" office:value="28937">
            <text:p>2893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49809">
            <text:p>2849809</text:p>
          </table:table-cell>
          <table:table-cell office:value-type="float" office:value="25865">
            <text:p>25865</text:p>
          </table:table-cell>
          <table:table-cell office:value-type="float" office:value="116076">
            <text:p>11607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05192">
            <text:p>2405192</text:p>
          </table:table-cell>
          <table:table-cell office:value-type="float" office:value="30931">
            <text:p>30931</text:p>
          </table:table-cell>
          <table:table-cell office:value-type="float" office:value="32677">
            <text:p>3267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69380">
            <text:p>2669380</text:p>
          </table:table-cell>
          <table:table-cell office:value-type="float" office:value="24260">
            <text:p>24260</text:p>
          </table:table-cell>
          <table:table-cell office:value-type="float" office:value="30882">
            <text:p>3088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47816">
            <text:p>3347816</text:p>
          </table:table-cell>
          <table:table-cell office:value-type="float" office:value="26907">
            <text:p>26907</text:p>
          </table:table-cell>
          <table:table-cell office:value-type="float" office:value="32847">
            <text:p>3284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99468">
            <text:p>2399468</text:p>
          </table:table-cell>
          <table:table-cell office:value-type="float" office:value="24526">
            <text:p>24526</text:p>
          </table:table-cell>
          <table:table-cell office:value-type="float" office:value="29744">
            <text:p>29744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85005">
            <text:p>2585005</text:p>
          </table:table-cell>
          <table:table-cell office:value-type="float" office:value="24749">
            <text:p>24749</text:p>
          </table:table-cell>
          <table:table-cell office:value-type="float" office:value="29673">
            <text:p>2967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95113">
            <text:p>2195113</text:p>
          </table:table-cell>
          <table:table-cell office:value-type="float" office:value="35067">
            <text:p>35067</text:p>
          </table:table-cell>
          <table:table-cell office:value-type="float" office:value="43776">
            <text:p>4377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45998">
            <text:p>3645998</text:p>
          </table:table-cell>
          <table:table-cell office:value-type="float" office:value="24744">
            <text:p>24744</text:p>
          </table:table-cell>
          <table:table-cell office:value-type="float" office:value="29876">
            <text:p>2987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40129">
            <text:p>3140129</text:p>
          </table:table-cell>
          <table:table-cell office:value-type="float" office:value="25266">
            <text:p>25266</text:p>
          </table:table-cell>
          <table:table-cell office:value-type="float" office:value="30214">
            <text:p>30214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01094">
            <text:p>2301094</text:p>
          </table:table-cell>
          <table:table-cell office:value-type="float" office:value="21482">
            <text:p>21482</text:p>
          </table:table-cell>
          <table:table-cell office:value-type="float" office:value="26847">
            <text:p>2684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65688">
            <text:p>2465688</text:p>
          </table:table-cell>
          <table:table-cell office:value-type="float" office:value="23260">
            <text:p>23260</text:p>
          </table:table-cell>
          <table:table-cell office:value-type="float" office:value="28758">
            <text:p>28758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29636">
            <text:p>2929636</text:p>
          </table:table-cell>
          <table:table-cell office:value-type="float" office:value="23078">
            <text:p>23078</text:p>
          </table:table-cell>
          <table:table-cell office:value-type="float" office:value="31229">
            <text:p>31229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21293">
            <text:p>3621293</text:p>
          </table:table-cell>
          <table:table-cell office:value-type="float" office:value="23845">
            <text:p>23845</text:p>
          </table:table-cell>
          <table:table-cell office:value-type="float" office:value="29100">
            <text:p>2910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90042">
            <text:p>3690042</text:p>
          </table:table-cell>
          <table:table-cell office:value-type="float" office:value="22331">
            <text:p>22331</text:p>
          </table:table-cell>
          <table:table-cell office:value-type="float" office:value="26536">
            <text:p>2653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79407">
            <text:p>2479407</text:p>
          </table:table-cell>
          <table:table-cell office:value-type="float" office:value="3527">
            <text:p>3527</text:p>
          </table:table-cell>
          <table:table-cell office:value-type="float" office:value="35943">
            <text:p>3594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21245">
            <text:p>2521245</text:p>
          </table:table-cell>
          <table:table-cell office:value-type="float" office:value="22298">
            <text:p>22298</text:p>
          </table:table-cell>
          <table:table-cell office:value-type="float" office:value="27262">
            <text:p>2726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12326">
            <text:p>2712326</text:p>
          </table:table-cell>
          <table:table-cell office:value-type="float" office:value="21513">
            <text:p>21513</text:p>
          </table:table-cell>
          <table:table-cell office:value-type="float" office:value="25945">
            <text:p>25945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56938">
            <text:p>2856938</text:p>
          </table:table-cell>
          <table:table-cell office:value-type="float" office:value="25705">
            <text:p>25705</text:p>
          </table:table-cell>
          <table:table-cell office:value-type="float" office:value="31197">
            <text:p>31197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508555">
            <text:p>3508555</text:p>
          </table:table-cell>
          <table:table-cell office:value-type="float" office:value="115173">
            <text:p>115173</text:p>
          </table:table-cell>
          <table:table-cell office:value-type="float" office:value="35580">
            <text:p>3558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558560">
            <text:p>3558560</text:p>
          </table:table-cell>
          <table:table-cell office:value-type="float" office:value="23789">
            <text:p>23789</text:p>
          </table:table-cell>
          <table:table-cell office:value-type="float" office:value="31898">
            <text:p>31898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992128">
            <text:p>3992128</text:p>
          </table:table-cell>
          <table:table-cell office:value-type="float" office:value="30344">
            <text:p>30344</text:p>
          </table:table-cell>
          <table:table-cell office:value-type="float" office:value="39174">
            <text:p>3917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07861">
            <text:p>3407861</text:p>
          </table:table-cell>
          <table:table-cell office:value-type="float" office:value="24949">
            <text:p>24949</text:p>
          </table:table-cell>
          <table:table-cell office:value-type="float" office:value="30377">
            <text:p>30377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93777">
            <text:p>3893777</text:p>
          </table:table-cell>
          <table:table-cell office:value-type="float" office:value="29237">
            <text:p>29237</text:p>
          </table:table-cell>
          <table:table-cell office:value-type="float" office:value="36825">
            <text:p>3682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92423">
            <text:p>3292423</text:p>
          </table:table-cell>
          <table:table-cell office:value-type="float" office:value="25889">
            <text:p>25889</text:p>
          </table:table-cell>
          <table:table-cell office:value-type="float" office:value="30773">
            <text:p>3077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50741">
            <text:p>3650741</text:p>
          </table:table-cell>
          <table:table-cell office:value-type="float" office:value="40434">
            <text:p>40434</text:p>
          </table:table-cell>
          <table:table-cell office:value-type="float" office:value="32413">
            <text:p>3241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25781">
            <text:p>5725781</text:p>
          </table:table-cell>
          <table:table-cell office:value-type="float" office:value="26397">
            <text:p>26397</text:p>
          </table:table-cell>
          <table:table-cell office:value-type="float" office:value="35012">
            <text:p>3501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583668">
            <text:p>5583668</text:p>
          </table:table-cell>
          <table:table-cell office:value-type="float" office:value="27451">
            <text:p>27451</text:p>
          </table:table-cell>
          <table:table-cell office:value-type="float" office:value="36105">
            <text:p>3610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89471">
            <text:p>3889471</text:p>
          </table:table-cell>
          <table:table-cell office:value-type="float" office:value="29044">
            <text:p>29044</text:p>
          </table:table-cell>
          <table:table-cell office:value-type="float" office:value="51230">
            <text:p>5123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36521">
            <text:p>3836521</text:p>
          </table:table-cell>
          <table:table-cell office:value-type="float" office:value="26832">
            <text:p>26832</text:p>
          </table:table-cell>
          <table:table-cell office:value-type="float" office:value="33571">
            <text:p>3357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993490">
            <text:p>3993490</text:p>
          </table:table-cell>
          <table:table-cell office:value-type="float" office:value="38052">
            <text:p>38052</text:p>
          </table:table-cell>
          <table:table-cell office:value-type="float" office:value="35486">
            <text:p>3548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571267">
            <text:p>3571267</text:p>
          </table:table-cell>
          <table:table-cell office:value-type="float" office:value="27668">
            <text:p>27668</text:p>
          </table:table-cell>
          <table:table-cell office:value-type="float" office:value="35352">
            <text:p>3535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41474">
            <text:p>3241474</text:p>
          </table:table-cell>
          <table:table-cell office:value-type="float" office:value="29390">
            <text:p>29390</text:p>
          </table:table-cell>
          <table:table-cell office:value-type="float" office:value="35732">
            <text:p>3573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50125">
            <text:p>3150125</text:p>
          </table:table-cell>
          <table:table-cell office:value-type="float" office:value="50298">
            <text:p>50298</text:p>
          </table:table-cell>
          <table:table-cell office:value-type="float" office:value="46646">
            <text:p>4664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60564">
            <text:p>3860564</text:p>
          </table:table-cell>
          <table:table-cell office:value-type="float" office:value="28103">
            <text:p>28103</text:p>
          </table:table-cell>
          <table:table-cell office:value-type="float" office:value="33875">
            <text:p>3387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796">
            <text:p>4096796</text:p>
          </table:table-cell>
          <table:table-cell office:value-type="float" office:value="29345">
            <text:p>29345</text:p>
          </table:table-cell>
          <table:table-cell office:value-type="float" office:value="36673">
            <text:p>3667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15722">
            <text:p>3315722</text:p>
          </table:table-cell>
          <table:table-cell office:value-type="float" office:value="28753">
            <text:p>28753</text:p>
          </table:table-cell>
          <table:table-cell office:value-type="float" office:value="34926">
            <text:p>3492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48481">
            <text:p>4048481</text:p>
          </table:table-cell>
          <table:table-cell office:value-type="float" office:value="29629">
            <text:p>29629</text:p>
          </table:table-cell>
          <table:table-cell office:value-type="float" office:value="35570">
            <text:p>3557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60913">
            <text:p>3360913</text:p>
          </table:table-cell>
          <table:table-cell office:value-type="float" office:value="29207">
            <text:p>29207</text:p>
          </table:table-cell>
          <table:table-cell office:value-type="float" office:value="38051">
            <text:p>3805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371070">
            <text:p>4371070</text:p>
          </table:table-cell>
          <table:table-cell office:value-type="float" office:value="27887">
            <text:p>27887</text:p>
          </table:table-cell>
          <table:table-cell office:value-type="float" office:value="34602">
            <text:p>3460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845968">
            <text:p>4845968</text:p>
          </table:table-cell>
          <table:table-cell office:value-type="float" office:value="45998">
            <text:p>45998</text:p>
          </table:table-cell>
          <table:table-cell office:value-type="float" office:value="35733">
            <text:p>3573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7132">
            <text:p>3277132</text:p>
          </table:table-cell>
          <table:table-cell office:value-type="float" office:value="33888">
            <text:p>33888</text:p>
          </table:table-cell>
          <table:table-cell office:value-type="float" office:value="34676">
            <text:p>3467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60002">
            <text:p>3460002</text:p>
          </table:table-cell>
          <table:table-cell office:value-type="float" office:value="26569">
            <text:p>26569</text:p>
          </table:table-cell>
          <table:table-cell office:value-type="float" office:value="35836">
            <text:p>3583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41001">
            <text:p>2841001</text:p>
          </table:table-cell>
          <table:table-cell office:value-type="float" office:value="26683">
            <text:p>26683</text:p>
          </table:table-cell>
          <table:table-cell office:value-type="float" office:value="35948">
            <text:p>35948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94740">
            <text:p>3294740</text:p>
          </table:table-cell>
          <table:table-cell office:value-type="float" office:value="27705">
            <text:p>27705</text:p>
          </table:table-cell>
          <table:table-cell office:value-type="float" office:value="34346">
            <text:p>3434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51513">
            <text:p>4051513</text:p>
          </table:table-cell>
          <table:table-cell office:value-type="float" office:value="26404">
            <text:p>26404</text:p>
          </table:table-cell>
          <table:table-cell office:value-type="float" office:value="32696">
            <text:p>3269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28162">
            <text:p>3128162</text:p>
          </table:table-cell>
          <table:table-cell office:value-type="float" office:value="27084">
            <text:p>27084</text:p>
          </table:table-cell>
          <table:table-cell office:value-type="float" office:value="30831">
            <text:p>3083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34452">
            <text:p>5334452</text:p>
          </table:table-cell>
          <table:table-cell office:value-type="float" office:value="26462">
            <text:p>26462</text:p>
          </table:table-cell>
          <table:table-cell office:value-type="float" office:value="36264">
            <text:p>3626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75238">
            <text:p>3475238</text:p>
          </table:table-cell>
          <table:table-cell office:value-type="float" office:value="27412">
            <text:p>27412</text:p>
          </table:table-cell>
          <table:table-cell office:value-type="float" office:value="33055">
            <text:p>3305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82506">
            <text:p>3882506</text:p>
          </table:table-cell>
          <table:table-cell office:value-type="float" office:value="41776">
            <text:p>41776</text:p>
          </table:table-cell>
          <table:table-cell office:value-type="float" office:value="91846">
            <text:p>9184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27886">
            <text:p>3327886</text:p>
          </table:table-cell>
          <table:table-cell office:value-type="float" office:value="30877">
            <text:p>30877</text:p>
          </table:table-cell>
          <table:table-cell office:value-type="float" office:value="38017">
            <text:p>38017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79424">
            <text:p>3479424</text:p>
          </table:table-cell>
          <table:table-cell office:value-type="float" office:value="28495">
            <text:p>28495</text:p>
          </table:table-cell>
          <table:table-cell office:value-type="float" office:value="35074">
            <text:p>3507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4947">
            <text:p>3274947</text:p>
          </table:table-cell>
          <table:table-cell office:value-type="float" office:value="28529">
            <text:p>28529</text:p>
          </table:table-cell>
          <table:table-cell office:value-type="float" office:value="35176">
            <text:p>3517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72497">
            <text:p>2872497</text:p>
          </table:table-cell>
          <table:table-cell office:value-type="float" office:value="34654">
            <text:p>34654</text:p>
          </table:table-cell>
          <table:table-cell office:value-type="float" office:value="35342">
            <text:p>3534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535974">
            <text:p>4535974</text:p>
          </table:table-cell>
          <table:table-cell office:value-type="float" office:value="27721">
            <text:p>27721</text:p>
          </table:table-cell>
          <table:table-cell office:value-type="float" office:value="42186">
            <text:p>4218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59619">
            <text:p>4759619</text:p>
          </table:table-cell>
          <table:table-cell office:value-type="float" office:value="28844">
            <text:p>28844</text:p>
          </table:table-cell>
          <table:table-cell office:value-type="float" office:value="33460">
            <text:p>3346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16362">
            <text:p>3416362</text:p>
          </table:table-cell>
          <table:table-cell office:value-type="float" office:value="28524">
            <text:p>28524</text:p>
          </table:table-cell>
          <table:table-cell office:value-type="float" office:value="29858">
            <text:p>29858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29427">
            <text:p>2829427</text:p>
          </table:table-cell>
          <table:table-cell office:value-type="float" office:value="28868">
            <text:p>28868</text:p>
          </table:table-cell>
          <table:table-cell office:value-type="float" office:value="52651">
            <text:p>5265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14424">
            <text:p>3014424</text:p>
          </table:table-cell>
          <table:table-cell office:value-type="float" office:value="24329">
            <text:p>24329</text:p>
          </table:table-cell>
          <table:table-cell office:value-type="float" office:value="29876">
            <text:p>2987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597498">
            <text:p>4597498</text:p>
          </table:table-cell>
          <table:table-cell office:value-type="float" office:value="48316">
            <text:p>48316</text:p>
          </table:table-cell>
          <table:table-cell office:value-type="float" office:value="53948">
            <text:p>53948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50195">
            <text:p>3650195</text:p>
          </table:table-cell>
          <table:table-cell office:value-type="float" office:value="25182">
            <text:p>25182</text:p>
          </table:table-cell>
          <table:table-cell office:value-type="float" office:value="30924">
            <text:p>3092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170732">
            <text:p>4170732</text:p>
          </table:table-cell>
          <table:table-cell office:value-type="float" office:value="24271">
            <text:p>24271</text:p>
          </table:table-cell>
          <table:table-cell office:value-type="float" office:value="30832">
            <text:p>3083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06797">
            <text:p>3306797</text:p>
          </table:table-cell>
          <table:table-cell office:value-type="float" office:value="27243">
            <text:p>27243</text:p>
          </table:table-cell>
          <table:table-cell office:value-type="float" office:value="32935">
            <text:p>3293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60061">
            <text:p>3060061</text:p>
          </table:table-cell>
          <table:table-cell office:value-type="float" office:value="25893">
            <text:p>25893</text:p>
          </table:table-cell>
          <table:table-cell office:value-type="float" office:value="31825">
            <text:p>3182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932373">
            <text:p>3932373</text:p>
          </table:table-cell>
          <table:table-cell office:value-type="float" office:value="39501">
            <text:p>39501</text:p>
          </table:table-cell>
          <table:table-cell office:value-type="float" office:value="41090">
            <text:p>4109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20022">
            <text:p>3220022</text:p>
          </table:table-cell>
          <table:table-cell office:value-type="float" office:value="25295">
            <text:p>25295</text:p>
          </table:table-cell>
          <table:table-cell office:value-type="float" office:value="31917">
            <text:p>31917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902410">
            <text:p>3902410</text:p>
          </table:table-cell>
          <table:table-cell office:value-type="float" office:value="31480">
            <text:p>31480</text:p>
          </table:table-cell>
          <table:table-cell office:value-type="float" office:value="37226">
            <text:p>3722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52613">
            <text:p>3352613</text:p>
          </table:table-cell>
          <table:table-cell office:value-type="float" office:value="29654">
            <text:p>29654</text:p>
          </table:table-cell>
          <table:table-cell office:value-type="float" office:value="35559">
            <text:p>35559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35199">
            <text:p>3635199</text:p>
          </table:table-cell>
          <table:table-cell office:value-type="float" office:value="22888">
            <text:p>22888</text:p>
          </table:table-cell>
          <table:table-cell office:value-type="float" office:value="28548">
            <text:p>28548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90543">
            <text:p>4690543</text:p>
          </table:table-cell>
          <table:table-cell office:value-type="float" office:value="30179">
            <text:p>30179</text:p>
          </table:table-cell>
          <table:table-cell office:value-type="float" office:value="37865">
            <text:p>3786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01490">
            <text:p>4001490</text:p>
          </table:table-cell>
          <table:table-cell office:value-type="float" office:value="40566">
            <text:p>40566</text:p>
          </table:table-cell>
          <table:table-cell office:value-type="float" office:value="36183">
            <text:p>3618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064583">
            <text:p>7064583</text:p>
          </table:table-cell>
          <table:table-cell office:value-type="float" office:value="31633">
            <text:p>31633</text:p>
          </table:table-cell>
          <table:table-cell office:value-type="float" office:value="39094">
            <text:p>3909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87425">
            <text:p>4087425</text:p>
          </table:table-cell>
          <table:table-cell office:value-type="float" office:value="31564">
            <text:p>31564</text:p>
          </table:table-cell>
          <table:table-cell office:value-type="float" office:value="39107">
            <text:p>39107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812572">
            <text:p>3812572</text:p>
          </table:table-cell>
          <table:table-cell office:value-type="float" office:value="31315">
            <text:p>31315</text:p>
          </table:table-cell>
          <table:table-cell office:value-type="float" office:value="40779">
            <text:p>40779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94755">
            <text:p>4294755</text:p>
          </table:table-cell>
          <table:table-cell office:value-type="float" office:value="29629">
            <text:p>29629</text:p>
          </table:table-cell>
          <table:table-cell office:value-type="float" office:value="37455">
            <text:p>3745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101565">
            <text:p>6101565</text:p>
          </table:table-cell>
          <table:table-cell office:value-type="float" office:value="31854">
            <text:p>31854</text:p>
          </table:table-cell>
          <table:table-cell office:value-type="float" office:value="41132">
            <text:p>4113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716095">
            <text:p>5716095</text:p>
          </table:table-cell>
          <table:table-cell office:value-type="float" office:value="28953">
            <text:p>28953</text:p>
          </table:table-cell>
          <table:table-cell office:value-type="float" office:value="39999">
            <text:p>39999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696310">
            <text:p>6696310</text:p>
          </table:table-cell>
          <table:table-cell office:value-type="float" office:value="45871">
            <text:p>45871</text:p>
          </table:table-cell>
          <table:table-cell office:value-type="float" office:value="55797">
            <text:p>55797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78042">
            <text:p>6078042</text:p>
          </table:table-cell>
          <table:table-cell office:value-type="float" office:value="32994">
            <text:p>32994</text:p>
          </table:table-cell>
          <table:table-cell office:value-type="float" office:value="43010">
            <text:p>4301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29542">
            <text:p>4529542</text:p>
          </table:table-cell>
          <table:table-cell office:value-type="float" office:value="30690">
            <text:p>30690</text:p>
          </table:table-cell>
          <table:table-cell office:value-type="float" office:value="38923">
            <text:p>3892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73873">
            <text:p>4073873</text:p>
          </table:table-cell>
          <table:table-cell office:value-type="float" office:value="64229">
            <text:p>64229</text:p>
          </table:table-cell>
          <table:table-cell office:value-type="float" office:value="69157">
            <text:p>69157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000612">
            <text:p>5000612</text:p>
          </table:table-cell>
          <table:table-cell office:value-type="float" office:value="31035">
            <text:p>31035</text:p>
          </table:table-cell>
          <table:table-cell office:value-type="float" office:value="47233">
            <text:p>4723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18456">
            <text:p>4918456</text:p>
          </table:table-cell>
          <table:table-cell office:value-type="float" office:value="35183">
            <text:p>35183</text:p>
          </table:table-cell>
          <table:table-cell office:value-type="float" office:value="42934">
            <text:p>4293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693598">
            <text:p>6693598</text:p>
          </table:table-cell>
          <table:table-cell office:value-type="float" office:value="41915">
            <text:p>41915</text:p>
          </table:table-cell>
          <table:table-cell office:value-type="float" office:value="39556">
            <text:p>3955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643938">
            <text:p>3643938</text:p>
          </table:table-cell>
          <table:table-cell office:value-type="float" office:value="91515">
            <text:p>91515</text:p>
          </table:table-cell>
          <table:table-cell office:value-type="float" office:value="51348">
            <text:p>51348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77557">
            <text:p>4077557</text:p>
          </table:table-cell>
          <table:table-cell office:value-type="float" office:value="28448">
            <text:p>28448</text:p>
          </table:table-cell>
          <table:table-cell office:value-type="float" office:value="33881">
            <text:p>3388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00994">
            <text:p>4500994</text:p>
          </table:table-cell>
          <table:table-cell office:value-type="float" office:value="30705">
            <text:p>30705</text:p>
          </table:table-cell>
          <table:table-cell office:value-type="float" office:value="39653">
            <text:p>3965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39448">
            <text:p>5139448</text:p>
          </table:table-cell>
          <table:table-cell office:value-type="float" office:value="34043">
            <text:p>34043</text:p>
          </table:table-cell>
          <table:table-cell office:value-type="float" office:value="43757">
            <text:p>43757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133233">
            <text:p>4133233</text:p>
          </table:table-cell>
          <table:table-cell office:value-type="float" office:value="36438">
            <text:p>36438</text:p>
          </table:table-cell>
          <table:table-cell office:value-type="float" office:value="38352">
            <text:p>3835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48354">
            <text:p>3448354</text:p>
          </table:table-cell>
          <table:table-cell office:value-type="float" office:value="28864">
            <text:p>28864</text:p>
          </table:table-cell>
          <table:table-cell office:value-type="float" office:value="35586">
            <text:p>3558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46115">
            <text:p>3946115</text:p>
          </table:table-cell>
          <table:table-cell office:value-type="float" office:value="29480">
            <text:p>29480</text:p>
          </table:table-cell>
          <table:table-cell office:value-type="float" office:value="36963">
            <text:p>3696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125038">
            <text:p>7125038</text:p>
          </table:table-cell>
          <table:table-cell office:value-type="float" office:value="34915">
            <text:p>34915</text:p>
          </table:table-cell>
          <table:table-cell office:value-type="float" office:value="42585">
            <text:p>4258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28295">
            <text:p>5128295</text:p>
          </table:table-cell>
          <table:table-cell office:value-type="float" office:value="53798">
            <text:p>53798</text:p>
          </table:table-cell>
          <table:table-cell office:value-type="float" office:value="41935">
            <text:p>4193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656710">
            <text:p>6656710</text:p>
          </table:table-cell>
          <table:table-cell office:value-type="float" office:value="34704">
            <text:p>34704</text:p>
          </table:table-cell>
          <table:table-cell office:value-type="float" office:value="43462">
            <text:p>4346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88716">
            <text:p>4588716</text:p>
          </table:table-cell>
          <table:table-cell office:value-type="float" office:value="32049">
            <text:p>32049</text:p>
          </table:table-cell>
          <table:table-cell office:value-type="float" office:value="39079">
            <text:p>39079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58779">
            <text:p>4658779</text:p>
          </table:table-cell>
          <table:table-cell office:value-type="float" office:value="34618">
            <text:p>34618</text:p>
          </table:table-cell>
          <table:table-cell office:value-type="float" office:value="41737">
            <text:p>41737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49653">
            <text:p>4949653</text:p>
          </table:table-cell>
          <table:table-cell office:value-type="float" office:value="32657">
            <text:p>32657</text:p>
          </table:table-cell>
          <table:table-cell office:value-type="float" office:value="41245">
            <text:p>4124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405970">
            <text:p>4405970</text:p>
          </table:table-cell>
          <table:table-cell office:value-type="float" office:value="31306">
            <text:p>31306</text:p>
          </table:table-cell>
          <table:table-cell office:value-type="float" office:value="37218">
            <text:p>37218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19083">
            <text:p>4019083</text:p>
          </table:table-cell>
          <table:table-cell office:value-type="float" office:value="32057">
            <text:p>32057</text:p>
          </table:table-cell>
          <table:table-cell office:value-type="float" office:value="38879">
            <text:p>38879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472697">
            <text:p>4472697</text:p>
          </table:table-cell>
          <table:table-cell office:value-type="float" office:value="32982">
            <text:p>32982</text:p>
          </table:table-cell>
          <table:table-cell office:value-type="float" office:value="39902">
            <text:p>3990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34186">
            <text:p>4234186</text:p>
          </table:table-cell>
          <table:table-cell office:value-type="float" office:value="33345">
            <text:p>33345</text:p>
          </table:table-cell>
          <table:table-cell office:value-type="float" office:value="41459">
            <text:p>41459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735291">
            <text:p>7735291</text:p>
          </table:table-cell>
          <table:table-cell office:value-type="float" office:value="35761">
            <text:p>35761</text:p>
          </table:table-cell>
          <table:table-cell office:value-type="float" office:value="42535">
            <text:p>4253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50004">
            <text:p>4250004</text:p>
          </table:table-cell>
          <table:table-cell office:value-type="float" office:value="32561">
            <text:p>32561</text:p>
          </table:table-cell>
          <table:table-cell office:value-type="float" office:value="40199">
            <text:p>40199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796389">
            <text:p>4796389</text:p>
          </table:table-cell>
          <table:table-cell office:value-type="float" office:value="33361">
            <text:p>33361</text:p>
          </table:table-cell>
          <table:table-cell office:value-type="float" office:value="38771">
            <text:p>3877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842946">
            <text:p>3842946</text:p>
          </table:table-cell>
          <table:table-cell office:value-type="float" office:value="38661">
            <text:p>38661</text:p>
          </table:table-cell>
          <table:table-cell office:value-type="float" office:value="43802">
            <text:p>4380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554800">
            <text:p>5554800</text:p>
          </table:table-cell>
          <table:table-cell office:value-type="float" office:value="32544">
            <text:p>32544</text:p>
          </table:table-cell>
          <table:table-cell office:value-type="float" office:value="40226">
            <text:p>4022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44178">
            <text:p>4244178</text:p>
          </table:table-cell>
          <table:table-cell office:value-type="float" office:value="32847">
            <text:p>32847</text:p>
          </table:table-cell>
          <table:table-cell office:value-type="float" office:value="37736">
            <text:p>3773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51324">
            <text:p>4051324</text:p>
          </table:table-cell>
          <table:table-cell office:value-type="float" office:value="34633">
            <text:p>34633</text:p>
          </table:table-cell>
          <table:table-cell office:value-type="float" office:value="42558">
            <text:p>42558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021365">
            <text:p>5021365</text:p>
          </table:table-cell>
          <table:table-cell office:value-type="float" office:value="33085">
            <text:p>33085</text:p>
          </table:table-cell>
          <table:table-cell office:value-type="float" office:value="37847">
            <text:p>37847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62458">
            <text:p>4962458</text:p>
          </table:table-cell>
          <table:table-cell office:value-type="float" office:value="29187">
            <text:p>29187</text:p>
          </table:table-cell>
          <table:table-cell office:value-type="float" office:value="36334">
            <text:p>3633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092073">
            <text:p>5092073</text:p>
          </table:table-cell>
          <table:table-cell office:value-type="float" office:value="37980">
            <text:p>37980</text:p>
          </table:table-cell>
          <table:table-cell office:value-type="float" office:value="42342">
            <text:p>4234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079457">
            <text:p>9079457</text:p>
          </table:table-cell>
          <table:table-cell office:value-type="float" office:value="31272">
            <text:p>31272</text:p>
          </table:table-cell>
          <table:table-cell office:value-type="float" office:value="39712">
            <text:p>3971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77262">
            <text:p>4277262</text:p>
          </table:table-cell>
          <table:table-cell office:value-type="float" office:value="32771">
            <text:p>32771</text:p>
          </table:table-cell>
          <table:table-cell office:value-type="float" office:value="40674">
            <text:p>4067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262905">
            <text:p>5262905</text:p>
          </table:table-cell>
          <table:table-cell office:value-type="float" office:value="30777">
            <text:p>30777</text:p>
          </table:table-cell>
          <table:table-cell office:value-type="float" office:value="38596">
            <text:p>3859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206651">
            <text:p>8206651</text:p>
          </table:table-cell>
          <table:table-cell office:value-type="float" office:value="31208">
            <text:p>31208</text:p>
          </table:table-cell>
          <table:table-cell office:value-type="float" office:value="42864">
            <text:p>4286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10375">
            <text:p>4610375</text:p>
          </table:table-cell>
          <table:table-cell office:value-type="float" office:value="32675">
            <text:p>32675</text:p>
          </table:table-cell>
          <table:table-cell office:value-type="float" office:value="41609">
            <text:p>41609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110668">
            <text:p>4110668</text:p>
          </table:table-cell>
          <table:table-cell office:value-type="float" office:value="29314">
            <text:p>29314</text:p>
          </table:table-cell>
          <table:table-cell office:value-type="float" office:value="36421">
            <text:p>3642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703057">
            <text:p>4703057</text:p>
          </table:table-cell>
          <table:table-cell office:value-type="float" office:value="33825">
            <text:p>33825</text:p>
          </table:table-cell>
          <table:table-cell office:value-type="float" office:value="40702">
            <text:p>4070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60150">
            <text:p>4660150</text:p>
          </table:table-cell>
          <table:table-cell office:value-type="float" office:value="33115">
            <text:p>33115</text:p>
          </table:table-cell>
          <table:table-cell office:value-type="float" office:value="42497">
            <text:p>4249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396342">
            <text:p>10396342</text:p>
          </table:table-cell>
          <table:table-cell office:value-type="float" office:value="36986">
            <text:p>36986</text:p>
          </table:table-cell>
          <table:table-cell office:value-type="float" office:value="46819">
            <text:p>46819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54045">
            <text:p>5554045</text:p>
          </table:table-cell>
          <table:table-cell office:value-type="float" office:value="35900">
            <text:p>35900</text:p>
          </table:table-cell>
          <table:table-cell office:value-type="float" office:value="43564">
            <text:p>4356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35648">
            <text:p>5135648</text:p>
          </table:table-cell>
          <table:table-cell office:value-type="float" office:value="34154">
            <text:p>34154</text:p>
          </table:table-cell>
          <table:table-cell office:value-type="float" office:value="81257">
            <text:p>8125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82173">
            <text:p>5582173</text:p>
          </table:table-cell>
          <table:table-cell office:value-type="float" office:value="32890">
            <text:p>32890</text:p>
          </table:table-cell>
          <table:table-cell office:value-type="float" office:value="42895">
            <text:p>42895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68427">
            <text:p>5968427</text:p>
          </table:table-cell>
          <table:table-cell office:value-type="float" office:value="35609">
            <text:p>35609</text:p>
          </table:table-cell>
          <table:table-cell office:value-type="float" office:value="47522">
            <text:p>4752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44555">
            <text:p>5144555</text:p>
          </table:table-cell>
          <table:table-cell office:value-type="float" office:value="35226">
            <text:p>35226</text:p>
          </table:table-cell>
          <table:table-cell office:value-type="float" office:value="44848">
            <text:p>44848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291066">
            <text:p>5291066</text:p>
          </table:table-cell>
          <table:table-cell office:value-type="float" office:value="34022">
            <text:p>34022</text:p>
          </table:table-cell>
          <table:table-cell office:value-type="float" office:value="41059">
            <text:p>41059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868621">
            <text:p>5868621</text:p>
          </table:table-cell>
          <table:table-cell office:value-type="float" office:value="34970">
            <text:p>34970</text:p>
          </table:table-cell>
          <table:table-cell office:value-type="float" office:value="41208">
            <text:p>41208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84233">
            <text:p>5384233</text:p>
          </table:table-cell>
          <table:table-cell office:value-type="float" office:value="33378">
            <text:p>33378</text:p>
          </table:table-cell>
          <table:table-cell office:value-type="float" office:value="45792">
            <text:p>4579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095377">
            <text:p>5095377</text:p>
          </table:table-cell>
          <table:table-cell office:value-type="float" office:value="67758">
            <text:p>67758</text:p>
          </table:table-cell>
          <table:table-cell office:value-type="float" office:value="45438">
            <text:p>45438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27227">
            <text:p>5727227</text:p>
          </table:table-cell>
          <table:table-cell office:value-type="float" office:value="36190">
            <text:p>36190</text:p>
          </table:table-cell>
          <table:table-cell office:value-type="float" office:value="43987">
            <text:p>4398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736545">
            <text:p>11736545</text:p>
          </table:table-cell>
          <table:table-cell office:value-type="float" office:value="35126">
            <text:p>35126</text:p>
          </table:table-cell>
          <table:table-cell office:value-type="float" office:value="44888">
            <text:p>44888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517979">
            <text:p>7517979</text:p>
          </table:table-cell>
          <table:table-cell office:value-type="float" office:value="35317">
            <text:p>35317</text:p>
          </table:table-cell>
          <table:table-cell office:value-type="float" office:value="44728">
            <text:p>44728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31633">
            <text:p>5131633</text:p>
          </table:table-cell>
          <table:table-cell office:value-type="float" office:value="36775">
            <text:p>36775</text:p>
          </table:table-cell>
          <table:table-cell office:value-type="float" office:value="46797">
            <text:p>4679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05050">
            <text:p>5105050</text:p>
          </table:table-cell>
          <table:table-cell office:value-type="float" office:value="32144">
            <text:p>32144</text:p>
          </table:table-cell>
          <table:table-cell office:value-type="float" office:value="40882">
            <text:p>4088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47615">
            <text:p>5347615</text:p>
          </table:table-cell>
          <table:table-cell office:value-type="float" office:value="36912">
            <text:p>36912</text:p>
          </table:table-cell>
          <table:table-cell office:value-type="float" office:value="52455">
            <text:p>52455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074764">
            <text:p>5074764</text:p>
          </table:table-cell>
          <table:table-cell office:value-type="float" office:value="37373">
            <text:p>37373</text:p>
          </table:table-cell>
          <table:table-cell office:value-type="float" office:value="47347">
            <text:p>4734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455023">
            <text:p>6455023</text:p>
          </table:table-cell>
          <table:table-cell office:value-type="float" office:value="58413">
            <text:p>58413</text:p>
          </table:table-cell>
          <table:table-cell office:value-type="float" office:value="143567">
            <text:p>14356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19486">
            <text:p>5919486</text:p>
          </table:table-cell>
          <table:table-cell office:value-type="float" office:value="38196">
            <text:p>38196</text:p>
          </table:table-cell>
          <table:table-cell office:value-type="float" office:value="49017">
            <text:p>4901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844382">
            <text:p>9844382</text:p>
          </table:table-cell>
          <table:table-cell office:value-type="float" office:value="39581">
            <text:p>39581</text:p>
          </table:table-cell>
          <table:table-cell office:value-type="float" office:value="47657">
            <text:p>4765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39688">
            <text:p>4939688</text:p>
          </table:table-cell>
          <table:table-cell office:value-type="float" office:value="33394">
            <text:p>33394</text:p>
          </table:table-cell>
          <table:table-cell office:value-type="float" office:value="46166">
            <text:p>4616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012137">
            <text:p>6012137</text:p>
          </table:table-cell>
          <table:table-cell office:value-type="float" office:value="41304">
            <text:p>41304</text:p>
          </table:table-cell>
          <table:table-cell office:value-type="float" office:value="52160">
            <text:p>5216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09800">
            <text:p>5509800</text:p>
          </table:table-cell>
          <table:table-cell office:value-type="float" office:value="38675">
            <text:p>38675</text:p>
          </table:table-cell>
          <table:table-cell office:value-type="float" office:value="52823">
            <text:p>5282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3313">
            <text:p>5733313</text:p>
          </table:table-cell>
          <table:table-cell office:value-type="float" office:value="37054">
            <text:p>37054</text:p>
          </table:table-cell>
          <table:table-cell office:value-type="float" office:value="169235">
            <text:p>169235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832295">
            <text:p>5832295</text:p>
          </table:table-cell>
          <table:table-cell office:value-type="float" office:value="35762">
            <text:p>35762</text:p>
          </table:table-cell>
          <table:table-cell office:value-type="float" office:value="61613">
            <text:p>6161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784123">
            <text:p>4784123</text:p>
          </table:table-cell>
          <table:table-cell office:value-type="float" office:value="34649">
            <text:p>34649</text:p>
          </table:table-cell>
          <table:table-cell office:value-type="float" office:value="41164">
            <text:p>4116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396008">
            <text:p>8396008</text:p>
          </table:table-cell>
          <table:table-cell office:value-type="float" office:value="54110">
            <text:p>54110</text:p>
          </table:table-cell>
          <table:table-cell office:value-type="float" office:value="83191">
            <text:p>8319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779183">
            <text:p>7779183</text:p>
          </table:table-cell>
          <table:table-cell office:value-type="float" office:value="38009">
            <text:p>38009</text:p>
          </table:table-cell>
          <table:table-cell office:value-type="float" office:value="47766">
            <text:p>4776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425985">
            <text:p>7425985</text:p>
          </table:table-cell>
          <table:table-cell office:value-type="float" office:value="33975">
            <text:p>33975</text:p>
          </table:table-cell>
          <table:table-cell office:value-type="float" office:value="41898">
            <text:p>41898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097039">
            <text:p>10097039</text:p>
          </table:table-cell>
          <table:table-cell office:value-type="float" office:value="46876">
            <text:p>46876</text:p>
          </table:table-cell>
          <table:table-cell office:value-type="float" office:value="64630">
            <text:p>6463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968037">
            <text:p>10968037</text:p>
          </table:table-cell>
          <table:table-cell office:value-type="float" office:value="39403">
            <text:p>39403</text:p>
          </table:table-cell>
          <table:table-cell office:value-type="float" office:value="48210">
            <text:p>4821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631793">
            <text:p>7631793</text:p>
          </table:table-cell>
          <table:table-cell office:value-type="float" office:value="52298">
            <text:p>52298</text:p>
          </table:table-cell>
          <table:table-cell office:value-type="float" office:value="45474">
            <text:p>4547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896688">
            <text:p>5896688</text:p>
          </table:table-cell>
          <table:table-cell office:value-type="float" office:value="37403">
            <text:p>37403</text:p>
          </table:table-cell>
          <table:table-cell office:value-type="float" office:value="50301">
            <text:p>5030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020903">
            <text:p>6020903</text:p>
          </table:table-cell>
          <table:table-cell office:value-type="float" office:value="44350">
            <text:p>44350</text:p>
          </table:table-cell>
          <table:table-cell office:value-type="float" office:value="51415">
            <text:p>51415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01485">
            <text:p>5901485</text:p>
          </table:table-cell>
          <table:table-cell office:value-type="float" office:value="35003">
            <text:p>35003</text:p>
          </table:table-cell>
          <table:table-cell office:value-type="float" office:value="46415">
            <text:p>46415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411365">
            <text:p>8411365</text:p>
          </table:table-cell>
          <table:table-cell office:value-type="float" office:value="36679">
            <text:p>36679</text:p>
          </table:table-cell>
          <table:table-cell office:value-type="float" office:value="46615">
            <text:p>46615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029956">
            <text:p>10029956</text:p>
          </table:table-cell>
          <table:table-cell office:value-type="float" office:value="76833">
            <text:p>76833</text:p>
          </table:table-cell>
          <table:table-cell office:value-type="float" office:value="75265">
            <text:p>75265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612086">
            <text:p>6612086</text:p>
          </table:table-cell>
          <table:table-cell office:value-type="float" office:value="37683">
            <text:p>37683</text:p>
          </table:table-cell>
          <table:table-cell office:value-type="float" office:value="51977">
            <text:p>5197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351278">
            <text:p>6351278</text:p>
          </table:table-cell>
          <table:table-cell office:value-type="float" office:value="56815">
            <text:p>56815</text:p>
          </table:table-cell>
          <table:table-cell office:value-type="float" office:value="51742">
            <text:p>5174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229398">
            <text:p>5229398</text:p>
          </table:table-cell>
          <table:table-cell office:value-type="float" office:value="41465">
            <text:p>41465</text:p>
          </table:table-cell>
          <table:table-cell office:value-type="float" office:value="46073">
            <text:p>4607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842578">
            <text:p>5842578</text:p>
          </table:table-cell>
          <table:table-cell office:value-type="float" office:value="36172">
            <text:p>36172</text:p>
          </table:table-cell>
          <table:table-cell office:value-type="float" office:value="47590">
            <text:p>4759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103602">
            <text:p>6103602</text:p>
          </table:table-cell>
          <table:table-cell office:value-type="float" office:value="37619">
            <text:p>37619</text:p>
          </table:table-cell>
          <table:table-cell office:value-type="float" office:value="46279">
            <text:p>46279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620347">
            <text:p>6620347</text:p>
          </table:table-cell>
          <table:table-cell office:value-type="float" office:value="40539">
            <text:p>40539</text:p>
          </table:table-cell>
          <table:table-cell office:value-type="float" office:value="48585">
            <text:p>48585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101949">
            <text:p>6101949</text:p>
          </table:table-cell>
          <table:table-cell office:value-type="float" office:value="35914">
            <text:p>35914</text:p>
          </table:table-cell>
          <table:table-cell office:value-type="float" office:value="30124">
            <text:p>3012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22390">
            <text:p>5422390</text:p>
          </table:table-cell>
          <table:table-cell office:value-type="float" office:value="122204">
            <text:p>122204</text:p>
          </table:table-cell>
          <table:table-cell office:value-type="float" office:value="46839">
            <text:p>46839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555582">
            <text:p>9555582</text:p>
          </table:table-cell>
          <table:table-cell office:value-type="float" office:value="57976">
            <text:p>57976</text:p>
          </table:table-cell>
          <table:table-cell office:value-type="float" office:value="72413">
            <text:p>7241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059915">
            <text:p>10059915</text:p>
          </table:table-cell>
          <table:table-cell office:value-type="float" office:value="35232">
            <text:p>35232</text:p>
          </table:table-cell>
          <table:table-cell office:value-type="float" office:value="47411">
            <text:p>4741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718730">
            <text:p>8718730</text:p>
          </table:table-cell>
          <table:table-cell office:value-type="float" office:value="57383">
            <text:p>57383</text:p>
          </table:table-cell>
          <table:table-cell office:value-type="float" office:value="70880">
            <text:p>7088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017978">
            <text:p>9017978</text:p>
          </table:table-cell>
          <table:table-cell office:value-type="float" office:value="53785">
            <text:p>53785</text:p>
          </table:table-cell>
          <table:table-cell office:value-type="float" office:value="72087">
            <text:p>7208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368297">
            <text:p>11368297</text:p>
          </table:table-cell>
          <table:table-cell office:value-type="float" office:value="38309">
            <text:p>38309</text:p>
          </table:table-cell>
          <table:table-cell office:value-type="float" office:value="51999">
            <text:p>51999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364505">
            <text:p>11364505</text:p>
          </table:table-cell>
          <table:table-cell office:value-type="float" office:value="40609">
            <text:p>40609</text:p>
          </table:table-cell>
          <table:table-cell office:value-type="float" office:value="53365">
            <text:p>5336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649605">
            <text:p>7649605</text:p>
          </table:table-cell>
          <table:table-cell office:value-type="float" office:value="41036">
            <text:p>41036</text:p>
          </table:table-cell>
          <table:table-cell office:value-type="float" office:value="31368">
            <text:p>3136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959035">
            <text:p>8959035</text:p>
          </table:table-cell>
          <table:table-cell office:value-type="float" office:value="49560">
            <text:p>49560</text:p>
          </table:table-cell>
          <table:table-cell office:value-type="float" office:value="56242">
            <text:p>5624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016622">
            <text:p>7016622</text:p>
          </table:table-cell>
          <table:table-cell office:value-type="float" office:value="42456">
            <text:p>42456</text:p>
          </table:table-cell>
          <table:table-cell office:value-type="float" office:value="59889">
            <text:p>59889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279769">
            <text:p>7279769</text:p>
          </table:table-cell>
          <table:table-cell office:value-type="float" office:value="64890">
            <text:p>64890</text:p>
          </table:table-cell>
          <table:table-cell office:value-type="float" office:value="57246">
            <text:p>57246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840230">
            <text:p>6840230</text:p>
          </table:table-cell>
          <table:table-cell office:value-type="float" office:value="43334">
            <text:p>43334</text:p>
          </table:table-cell>
          <table:table-cell office:value-type="float" office:value="73379">
            <text:p>73379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741602">
            <text:p>10741602</text:p>
          </table:table-cell>
          <table:table-cell office:value-type="float" office:value="42326">
            <text:p>42326</text:p>
          </table:table-cell>
          <table:table-cell office:value-type="float" office:value="54679">
            <text:p>54679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257341">
            <text:p>8257341</text:p>
          </table:table-cell>
          <table:table-cell office:value-type="float" office:value="146846">
            <text:p>146846</text:p>
          </table:table-cell>
          <table:table-cell office:value-type="float" office:value="60650">
            <text:p>6065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841573">
            <text:p>6841573</text:p>
          </table:table-cell>
          <table:table-cell office:value-type="float" office:value="41335">
            <text:p>41335</text:p>
          </table:table-cell>
          <table:table-cell office:value-type="float" office:value="57690">
            <text:p>5769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926124">
            <text:p>7926124</text:p>
          </table:table-cell>
          <table:table-cell office:value-type="float" office:value="45343">
            <text:p>45343</text:p>
          </table:table-cell>
          <table:table-cell office:value-type="float" office:value="56457">
            <text:p>56457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332007">
            <text:p>7332007</text:p>
          </table:table-cell>
          <table:table-cell office:value-type="float" office:value="41431">
            <text:p>41431</text:p>
          </table:table-cell>
          <table:table-cell office:value-type="float" office:value="51600">
            <text:p>5160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028838">
            <text:p>13028838</text:p>
          </table:table-cell>
          <table:table-cell office:value-type="float" office:value="63771">
            <text:p>63771</text:p>
          </table:table-cell>
          <table:table-cell office:value-type="float" office:value="84201">
            <text:p>8420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792845">
            <text:p>8792845</text:p>
          </table:table-cell>
          <table:table-cell office:value-type="float" office:value="37307">
            <text:p>37307</text:p>
          </table:table-cell>
          <table:table-cell office:value-type="float" office:value="79920">
            <text:p>7992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281615">
            <text:p>6281615</text:p>
          </table:table-cell>
          <table:table-cell office:value-type="float" office:value="38909">
            <text:p>38909</text:p>
          </table:table-cell>
          <table:table-cell office:value-type="float" office:value="66100">
            <text:p>6610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139266">
            <text:p>6139266</text:p>
          </table:table-cell>
          <table:table-cell office:value-type="float" office:value="39760">
            <text:p>39760</text:p>
          </table:table-cell>
          <table:table-cell office:value-type="float" office:value="51308">
            <text:p>5130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760859">
            <text:p>8760859</text:p>
          </table:table-cell>
          <table:table-cell office:value-type="float" office:value="43750">
            <text:p>43750</text:p>
          </table:table-cell>
          <table:table-cell office:value-type="float" office:value="55014">
            <text:p>5501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669764">
            <text:p>6669764</text:p>
          </table:table-cell>
          <table:table-cell office:value-type="float" office:value="41446">
            <text:p>41446</text:p>
          </table:table-cell>
          <table:table-cell office:value-type="float" office:value="53470">
            <text:p>5347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844963">
            <text:p>8844963</text:p>
          </table:table-cell>
          <table:table-cell office:value-type="float" office:value="46168">
            <text:p>46168</text:p>
          </table:table-cell>
          <table:table-cell office:value-type="float" office:value="58799">
            <text:p>58799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627866">
            <text:p>9627866</text:p>
          </table:table-cell>
          <table:table-cell office:value-type="float" office:value="51208">
            <text:p>51208</text:p>
          </table:table-cell>
          <table:table-cell office:value-type="float" office:value="97260">
            <text:p>9726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498383">
            <text:p>6498383</text:p>
          </table:table-cell>
          <table:table-cell office:value-type="float" office:value="41442">
            <text:p>41442</text:p>
          </table:table-cell>
          <table:table-cell office:value-type="float" office:value="52272">
            <text:p>5227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412335">
            <text:p>8412335</text:p>
          </table:table-cell>
          <table:table-cell office:value-type="float" office:value="62600">
            <text:p>62600</text:p>
          </table:table-cell>
          <table:table-cell office:value-type="float" office:value="77941">
            <text:p>7794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226336">
            <text:p>13226336</text:p>
          </table:table-cell>
          <table:table-cell office:value-type="float" office:value="67351">
            <text:p>67351</text:p>
          </table:table-cell>
          <table:table-cell office:value-type="float" office:value="79463">
            <text:p>7946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390393">
            <text:p>6390393</text:p>
          </table:table-cell>
          <table:table-cell office:value-type="float" office:value="42386">
            <text:p>42386</text:p>
          </table:table-cell>
          <table:table-cell office:value-type="float" office:value="54338">
            <text:p>5433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595551">
            <text:p>7595551</text:p>
          </table:table-cell>
          <table:table-cell office:value-type="float" office:value="43709">
            <text:p>43709</text:p>
          </table:table-cell>
          <table:table-cell office:value-type="float" office:value="55147">
            <text:p>55147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152580">
            <text:p>8152580</text:p>
          </table:table-cell>
          <table:table-cell office:value-type="float" office:value="59449">
            <text:p>59449</text:p>
          </table:table-cell>
          <table:table-cell office:value-type="float" office:value="75748">
            <text:p>7574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355009">
            <text:p>10355009</text:p>
          </table:table-cell>
          <table:table-cell office:value-type="float" office:value="40161">
            <text:p>40161</text:p>
          </table:table-cell>
          <table:table-cell office:value-type="float" office:value="49794">
            <text:p>4979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302178">
            <text:p>9302178</text:p>
          </table:table-cell>
          <table:table-cell office:value-type="float" office:value="46169">
            <text:p>46169</text:p>
          </table:table-cell>
          <table:table-cell office:value-type="float" office:value="56676">
            <text:p>56676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269071">
            <text:p>6269071</text:p>
          </table:table-cell>
          <table:table-cell office:value-type="float" office:value="43772">
            <text:p>43772</text:p>
          </table:table-cell>
          <table:table-cell office:value-type="float" office:value="53894">
            <text:p>5389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226538">
            <text:p>9226538</text:p>
          </table:table-cell>
          <table:table-cell office:value-type="float" office:value="41782">
            <text:p>41782</text:p>
          </table:table-cell>
          <table:table-cell office:value-type="float" office:value="55081">
            <text:p>5508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034869">
            <text:p>8034869</text:p>
          </table:table-cell>
          <table:table-cell office:value-type="float" office:value="41981">
            <text:p>41981</text:p>
          </table:table-cell>
          <table:table-cell office:value-type="float" office:value="65031">
            <text:p>6503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462665">
            <text:p>6462665</text:p>
          </table:table-cell>
          <table:table-cell office:value-type="float" office:value="41060">
            <text:p>41060</text:p>
          </table:table-cell>
          <table:table-cell office:value-type="float" office:value="49233">
            <text:p>4923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33409">
            <text:p>7433409</text:p>
          </table:table-cell>
          <table:table-cell office:value-type="float" office:value="43721">
            <text:p>43721</text:p>
          </table:table-cell>
          <table:table-cell office:value-type="float" office:value="55450">
            <text:p>5545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483197">
            <text:p>8483197</text:p>
          </table:table-cell>
          <table:table-cell office:value-type="float" office:value="66229">
            <text:p>66229</text:p>
          </table:table-cell>
          <table:table-cell office:value-type="float" office:value="90099">
            <text:p>90099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087654">
            <text:p>8087654</text:p>
          </table:table-cell>
          <table:table-cell office:value-type="float" office:value="42312">
            <text:p>42312</text:p>
          </table:table-cell>
          <table:table-cell office:value-type="float" office:value="40433">
            <text:p>4043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717844">
            <text:p>6717844</text:p>
          </table:table-cell>
          <table:table-cell office:value-type="float" office:value="41092">
            <text:p>41092</text:p>
          </table:table-cell>
          <table:table-cell office:value-type="float" office:value="55082">
            <text:p>5508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552729">
            <text:p>7552729</text:p>
          </table:table-cell>
          <table:table-cell office:value-type="float" office:value="42642">
            <text:p>42642</text:p>
          </table:table-cell>
          <table:table-cell office:value-type="float" office:value="51677">
            <text:p>51677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535751">
            <text:p>8535751</text:p>
          </table:table-cell>
          <table:table-cell office:value-type="float" office:value="44118">
            <text:p>44118</text:p>
          </table:table-cell>
          <table:table-cell office:value-type="float" office:value="72139">
            <text:p>72139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628389">
            <text:p>6628389</text:p>
          </table:table-cell>
          <table:table-cell office:value-type="float" office:value="40798">
            <text:p>40798</text:p>
          </table:table-cell>
          <table:table-cell office:value-type="float" office:value="55359">
            <text:p>55359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459977">
            <text:p>8459977</text:p>
          </table:table-cell>
          <table:table-cell office:value-type="float" office:value="87650">
            <text:p>87650</text:p>
          </table:table-cell>
          <table:table-cell office:value-type="float" office:value="81673">
            <text:p>8167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07032">
            <text:p>7107032</text:p>
          </table:table-cell>
          <table:table-cell office:value-type="float" office:value="45508">
            <text:p>45508</text:p>
          </table:table-cell>
          <table:table-cell office:value-type="float" office:value="55285">
            <text:p>5528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266341">
            <text:p>7266341</text:p>
          </table:table-cell>
          <table:table-cell office:value-type="float" office:value="45803">
            <text:p>45803</text:p>
          </table:table-cell>
          <table:table-cell office:value-type="float" office:value="54324">
            <text:p>5432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605819">
            <text:p>12605819</text:p>
          </table:table-cell>
          <table:table-cell office:value-type="float" office:value="48814">
            <text:p>48814</text:p>
          </table:table-cell>
          <table:table-cell office:value-type="float" office:value="186829">
            <text:p>186829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067723">
            <text:p>7067723</text:p>
          </table:table-cell>
          <table:table-cell office:value-type="float" office:value="39853">
            <text:p>39853</text:p>
          </table:table-cell>
          <table:table-cell office:value-type="float" office:value="35110">
            <text:p>3511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556830">
            <text:p>6556830</text:p>
          </table:table-cell>
          <table:table-cell office:value-type="float" office:value="36338">
            <text:p>36338</text:p>
          </table:table-cell>
          <table:table-cell office:value-type="float" office:value="46932">
            <text:p>4693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770645">
            <text:p>7770645</text:p>
          </table:table-cell>
          <table:table-cell office:value-type="float" office:value="39315">
            <text:p>39315</text:p>
          </table:table-cell>
          <table:table-cell office:value-type="float" office:value="68943">
            <text:p>6894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029219">
            <text:p>6029219</text:p>
          </table:table-cell>
          <table:table-cell office:value-type="float" office:value="40981">
            <text:p>40981</text:p>
          </table:table-cell>
          <table:table-cell office:value-type="float" office:value="68129">
            <text:p>68129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082339">
            <text:p>8082339</text:p>
          </table:table-cell>
          <table:table-cell office:value-type="float" office:value="42456">
            <text:p>42456</text:p>
          </table:table-cell>
          <table:table-cell office:value-type="float" office:value="53648">
            <text:p>5364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907709">
            <text:p>6907709</text:p>
          </table:table-cell>
          <table:table-cell office:value-type="float" office:value="41618">
            <text:p>41618</text:p>
          </table:table-cell>
          <table:table-cell office:value-type="float" office:value="52227">
            <text:p>52227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059865">
            <text:p>6059865</text:p>
          </table:table-cell>
          <table:table-cell office:value-type="float" office:value="41993">
            <text:p>41993</text:p>
          </table:table-cell>
          <table:table-cell office:value-type="float" office:value="52836">
            <text:p>52836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811173">
            <text:p>11811173</text:p>
          </table:table-cell>
          <table:table-cell office:value-type="float" office:value="64289">
            <text:p>64289</text:p>
          </table:table-cell>
          <table:table-cell office:value-type="float" office:value="77942">
            <text:p>7794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007667">
            <text:p>11007667</text:p>
          </table:table-cell>
          <table:table-cell office:value-type="float" office:value="53130">
            <text:p>53130</text:p>
          </table:table-cell>
          <table:table-cell office:value-type="float" office:value="216281">
            <text:p>21628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207099">
            <text:p>9207099</text:p>
          </table:table-cell>
          <table:table-cell office:value-type="float" office:value="49002">
            <text:p>49002</text:p>
          </table:table-cell>
          <table:table-cell office:value-type="float" office:value="60668">
            <text:p>60668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499988">
            <text:p>9499988</text:p>
          </table:table-cell>
          <table:table-cell office:value-type="float" office:value="92654">
            <text:p>92654</text:p>
          </table:table-cell>
          <table:table-cell office:value-type="float" office:value="61389">
            <text:p>61389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345999">
            <text:p>9345999</text:p>
          </table:table-cell>
          <table:table-cell office:value-type="float" office:value="48690">
            <text:p>48690</text:p>
          </table:table-cell>
          <table:table-cell office:value-type="float" office:value="66385">
            <text:p>66385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469874">
            <text:p>14469874</text:p>
          </table:table-cell>
          <table:table-cell office:value-type="float" office:value="46918">
            <text:p>46918</text:p>
          </table:table-cell>
          <table:table-cell office:value-type="float" office:value="61305">
            <text:p>61305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844628">
            <text:p>15844628</text:p>
          </table:table-cell>
          <table:table-cell office:value-type="float" office:value="47392">
            <text:p>47392</text:p>
          </table:table-cell>
          <table:table-cell office:value-type="float" office:value="60346">
            <text:p>6034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698588">
            <text:p>11698588</text:p>
          </table:table-cell>
          <table:table-cell office:value-type="float" office:value="43936">
            <text:p>43936</text:p>
          </table:table-cell>
          <table:table-cell office:value-type="float" office:value="57740">
            <text:p>5774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808993">
            <text:p>9808993</text:p>
          </table:table-cell>
          <table:table-cell office:value-type="float" office:value="46133">
            <text:p>46133</text:p>
          </table:table-cell>
          <table:table-cell office:value-type="float" office:value="75967">
            <text:p>75967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770889">
            <text:p>10770889</text:p>
          </table:table-cell>
          <table:table-cell office:value-type="float" office:value="50773">
            <text:p>50773</text:p>
          </table:table-cell>
          <table:table-cell office:value-type="float" office:value="64268">
            <text:p>64268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395771">
            <text:p>11395771</text:p>
          </table:table-cell>
          <table:table-cell office:value-type="float" office:value="48621">
            <text:p>48621</text:p>
          </table:table-cell>
          <table:table-cell office:value-type="float" office:value="60450">
            <text:p>6045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760723">
            <text:p>16760723</text:p>
          </table:table-cell>
          <table:table-cell office:value-type="float" office:value="51126">
            <text:p>51126</text:p>
          </table:table-cell>
          <table:table-cell office:value-type="float" office:value="90494">
            <text:p>9049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855720">
            <text:p>9855720</text:p>
          </table:table-cell>
          <table:table-cell office:value-type="float" office:value="52138">
            <text:p>52138</text:p>
          </table:table-cell>
          <table:table-cell office:value-type="float" office:value="68231">
            <text:p>6823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386905">
            <text:p>14386905</text:p>
          </table:table-cell>
          <table:table-cell office:value-type="float" office:value="80374">
            <text:p>80374</text:p>
          </table:table-cell>
          <table:table-cell office:value-type="float" office:value="106002">
            <text:p>10600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371479">
            <text:p>13371479</text:p>
          </table:table-cell>
          <table:table-cell office:value-type="float" office:value="70357">
            <text:p>70357</text:p>
          </table:table-cell>
          <table:table-cell office:value-type="float" office:value="98318">
            <text:p>98318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132880">
            <text:p>16132880</text:p>
          </table:table-cell>
          <table:table-cell office:value-type="float" office:value="72517">
            <text:p>72517</text:p>
          </table:table-cell>
          <table:table-cell office:value-type="float" office:value="107145">
            <text:p>107145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962044">
            <text:p>10962044</text:p>
          </table:table-cell>
          <table:table-cell office:value-type="float" office:value="81022">
            <text:p>81022</text:p>
          </table:table-cell>
          <table:table-cell office:value-type="float" office:value="94208">
            <text:p>94208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578852">
            <text:p>10578852</text:p>
          </table:table-cell>
          <table:table-cell office:value-type="float" office:value="49502">
            <text:p>49502</text:p>
          </table:table-cell>
          <table:table-cell office:value-type="float" office:value="68850">
            <text:p>6885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630830">
            <text:p>8630830</text:p>
          </table:table-cell>
          <table:table-cell office:value-type="float" office:value="48781">
            <text:p>48781</text:p>
          </table:table-cell>
          <table:table-cell office:value-type="float" office:value="56802">
            <text:p>5680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822582">
            <text:p>9822582</text:p>
          </table:table-cell>
          <table:table-cell office:value-type="float" office:value="46924">
            <text:p>46924</text:p>
          </table:table-cell>
          <table:table-cell office:value-type="float" office:value="58575">
            <text:p>58575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781799">
            <text:p>7781799</text:p>
          </table:table-cell>
          <table:table-cell office:value-type="float" office:value="46052">
            <text:p>46052</text:p>
          </table:table-cell>
          <table:table-cell office:value-type="float" office:value="59368">
            <text:p>59368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780765">
            <text:p>9780765</text:p>
          </table:table-cell>
          <table:table-cell office:value-type="float" office:value="46577">
            <text:p>46577</text:p>
          </table:table-cell>
          <table:table-cell office:value-type="float" office:value="61626">
            <text:p>6162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558235">
            <text:p>8558235</text:p>
          </table:table-cell>
          <table:table-cell office:value-type="float" office:value="46285">
            <text:p>46285</text:p>
          </table:table-cell>
          <table:table-cell office:value-type="float" office:value="58678">
            <text:p>58678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522988">
            <text:p>8522988</text:p>
          </table:table-cell>
          <table:table-cell office:value-type="float" office:value="39803">
            <text:p>39803</text:p>
          </table:table-cell>
          <table:table-cell office:value-type="float" office:value="55250">
            <text:p>5525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285672">
            <text:p>8285672</text:p>
          </table:table-cell>
          <table:table-cell office:value-type="float" office:value="46902">
            <text:p>46902</text:p>
          </table:table-cell>
          <table:table-cell office:value-type="float" office:value="62201">
            <text:p>6220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815004">
            <text:p>7815004</text:p>
          </table:table-cell>
          <table:table-cell office:value-type="float" office:value="43317">
            <text:p>43317</text:p>
          </table:table-cell>
          <table:table-cell office:value-type="float" office:value="95548">
            <text:p>95548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822399">
            <text:p>7822399</text:p>
          </table:table-cell>
          <table:table-cell office:value-type="float" office:value="42111">
            <text:p>42111</text:p>
          </table:table-cell>
          <table:table-cell office:value-type="float" office:value="58496">
            <text:p>5849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077650">
            <text:p>14077650</text:p>
          </table:table-cell>
          <table:table-cell office:value-type="float" office:value="42819">
            <text:p>42819</text:p>
          </table:table-cell>
          <table:table-cell office:value-type="float" office:value="85866">
            <text:p>8586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059862">
            <text:p>8059862</text:p>
          </table:table-cell>
          <table:table-cell office:value-type="float" office:value="47223">
            <text:p>47223</text:p>
          </table:table-cell>
          <table:table-cell office:value-type="float" office:value="192529">
            <text:p>192529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11965">
            <text:p>7311965</text:p>
          </table:table-cell>
          <table:table-cell office:value-type="float" office:value="45011">
            <text:p>45011</text:p>
          </table:table-cell>
          <table:table-cell office:value-type="float" office:value="74241">
            <text:p>7424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11534">
            <text:p>9111534</text:p>
          </table:table-cell>
          <table:table-cell office:value-type="float" office:value="42221">
            <text:p>42221</text:p>
          </table:table-cell>
          <table:table-cell office:value-type="float" office:value="58408">
            <text:p>58408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805481">
            <text:p>9805481</text:p>
          </table:table-cell>
          <table:table-cell office:value-type="float" office:value="49830">
            <text:p>49830</text:p>
          </table:table-cell>
          <table:table-cell office:value-type="float" office:value="63274">
            <text:p>6327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042648">
            <text:p>12042648</text:p>
          </table:table-cell>
          <table:table-cell office:value-type="float" office:value="56003">
            <text:p>56003</text:p>
          </table:table-cell>
          <table:table-cell office:value-type="float" office:value="67031">
            <text:p>6703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16120">
            <text:p>8816120</text:p>
          </table:table-cell>
          <table:table-cell office:value-type="float" office:value="50076">
            <text:p>50076</text:p>
          </table:table-cell>
          <table:table-cell office:value-type="float" office:value="68943">
            <text:p>6894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025500">
            <text:p>8025500</text:p>
          </table:table-cell>
          <table:table-cell office:value-type="float" office:value="42465">
            <text:p>42465</text:p>
          </table:table-cell>
          <table:table-cell office:value-type="float" office:value="54533">
            <text:p>5453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887299">
            <text:p>7887299</text:p>
          </table:table-cell>
          <table:table-cell office:value-type="float" office:value="70897">
            <text:p>70897</text:p>
          </table:table-cell>
          <table:table-cell office:value-type="float" office:value="68537">
            <text:p>68537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412719">
            <text:p>8412719</text:p>
          </table:table-cell>
          <table:table-cell office:value-type="float" office:value="44984">
            <text:p>44984</text:p>
          </table:table-cell>
          <table:table-cell office:value-type="float" office:value="64416">
            <text:p>6441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73534">
            <text:p>8173534</text:p>
          </table:table-cell>
          <table:table-cell office:value-type="float" office:value="43694">
            <text:p>43694</text:p>
          </table:table-cell>
          <table:table-cell office:value-type="float" office:value="59151">
            <text:p>5915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97113">
            <text:p>8897113</text:p>
          </table:table-cell>
          <table:table-cell office:value-type="float" office:value="48588">
            <text:p>48588</text:p>
          </table:table-cell>
          <table:table-cell office:value-type="float" office:value="63006">
            <text:p>6300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05768">
            <text:p>8805768</text:p>
          </table:table-cell>
          <table:table-cell office:value-type="float" office:value="51651">
            <text:p>51651</text:p>
          </table:table-cell>
          <table:table-cell office:value-type="float" office:value="66938">
            <text:p>66938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025531">
            <text:p>9025531</text:p>
          </table:table-cell>
          <table:table-cell office:value-type="float" office:value="46156">
            <text:p>46156</text:p>
          </table:table-cell>
          <table:table-cell office:value-type="float" office:value="61528">
            <text:p>61528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339945">
            <text:p>9339945</text:p>
          </table:table-cell>
          <table:table-cell office:value-type="float" office:value="50552">
            <text:p>50552</text:p>
          </table:table-cell>
          <table:table-cell office:value-type="float" office:value="165669">
            <text:p>165669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864200">
            <text:p>12864200</text:p>
          </table:table-cell>
          <table:table-cell office:value-type="float" office:value="46885">
            <text:p>46885</text:p>
          </table:table-cell>
          <table:table-cell office:value-type="float" office:value="65134">
            <text:p>6513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535736">
            <text:p>8535736</text:p>
          </table:table-cell>
          <table:table-cell office:value-type="float" office:value="49615">
            <text:p>49615</text:p>
          </table:table-cell>
          <table:table-cell office:value-type="float" office:value="68341">
            <text:p>6834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845279">
            <text:p>10845279</text:p>
          </table:table-cell>
          <table:table-cell office:value-type="float" office:value="46212">
            <text:p>46212</text:p>
          </table:table-cell>
          <table:table-cell office:value-type="float" office:value="63624">
            <text:p>6362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135519">
            <text:p>12135519</text:p>
          </table:table-cell>
          <table:table-cell office:value-type="float" office:value="52772">
            <text:p>52772</text:p>
          </table:table-cell>
          <table:table-cell office:value-type="float" office:value="66634">
            <text:p>6663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880648">
            <text:p>7880648</text:p>
          </table:table-cell>
          <table:table-cell office:value-type="float" office:value="47063">
            <text:p>47063</text:p>
          </table:table-cell>
          <table:table-cell office:value-type="float" office:value="168748">
            <text:p>168748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035855">
            <text:p>7035855</text:p>
          </table:table-cell>
          <table:table-cell office:value-type="float" office:value="43627">
            <text:p>43627</text:p>
          </table:table-cell>
          <table:table-cell office:value-type="float" office:value="57315">
            <text:p>57315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305468">
            <text:p>9305468</text:p>
          </table:table-cell>
          <table:table-cell office:value-type="float" office:value="45505">
            <text:p>45505</text:p>
          </table:table-cell>
          <table:table-cell office:value-type="float" office:value="60533">
            <text:p>6053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57556">
            <text:p>10257556</text:p>
          </table:table-cell>
          <table:table-cell office:value-type="float" office:value="66458">
            <text:p>66458</text:p>
          </table:table-cell>
          <table:table-cell office:value-type="float" office:value="64208">
            <text:p>64208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24478">
            <text:p>8824478</text:p>
          </table:table-cell>
          <table:table-cell office:value-type="float" office:value="47863">
            <text:p>47863</text:p>
          </table:table-cell>
          <table:table-cell office:value-type="float" office:value="64474">
            <text:p>6447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865851">
            <text:p>15865851</text:p>
          </table:table-cell>
          <table:table-cell office:value-type="float" office:value="58247">
            <text:p>58247</text:p>
          </table:table-cell>
          <table:table-cell office:value-type="float" office:value="73619">
            <text:p>73619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293236">
            <text:p>15293236</text:p>
          </table:table-cell>
          <table:table-cell office:value-type="float" office:value="89119">
            <text:p>89119</text:p>
          </table:table-cell>
          <table:table-cell office:value-type="float" office:value="67198">
            <text:p>67198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373602">
            <text:p>13373602</text:p>
          </table:table-cell>
          <table:table-cell office:value-type="float" office:value="82174">
            <text:p>82174</text:p>
          </table:table-cell>
          <table:table-cell office:value-type="float" office:value="148745">
            <text:p>14874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35250">
            <text:p>9835250</text:p>
          </table:table-cell>
          <table:table-cell office:value-type="float" office:value="48977">
            <text:p>48977</text:p>
          </table:table-cell>
          <table:table-cell office:value-type="float" office:value="64686">
            <text:p>6468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273014">
            <text:p>10273014</text:p>
          </table:table-cell>
          <table:table-cell office:value-type="float" office:value="52336">
            <text:p>52336</text:p>
          </table:table-cell>
          <table:table-cell office:value-type="float" office:value="64578">
            <text:p>64578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843774">
            <text:p>10843774</text:p>
          </table:table-cell>
          <table:table-cell office:value-type="float" office:value="54603">
            <text:p>54603</text:p>
          </table:table-cell>
          <table:table-cell office:value-type="float" office:value="69873">
            <text:p>6987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477663">
            <text:p>9477663</text:p>
          </table:table-cell>
          <table:table-cell office:value-type="float" office:value="49178">
            <text:p>49178</text:p>
          </table:table-cell>
          <table:table-cell office:value-type="float" office:value="59685">
            <text:p>5968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917334">
            <text:p>13917334</text:p>
          </table:table-cell>
          <table:table-cell office:value-type="float" office:value="50600">
            <text:p>50600</text:p>
          </table:table-cell>
          <table:table-cell office:value-type="float" office:value="69248">
            <text:p>69248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240268">
            <text:p>11240268</text:p>
          </table:table-cell>
          <table:table-cell office:value-type="float" office:value="52362">
            <text:p>52362</text:p>
          </table:table-cell>
          <table:table-cell office:value-type="float" office:value="104433">
            <text:p>10443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963980">
            <text:p>11963980</text:p>
          </table:table-cell>
          <table:table-cell office:value-type="float" office:value="51361">
            <text:p>51361</text:p>
          </table:table-cell>
          <table:table-cell office:value-type="float" office:value="68350">
            <text:p>6835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877857">
            <text:p>14877857</text:p>
          </table:table-cell>
          <table:table-cell office:value-type="float" office:value="50816">
            <text:p>50816</text:p>
          </table:table-cell>
          <table:table-cell office:value-type="float" office:value="63140">
            <text:p>6314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631996">
            <text:p>11631996</text:p>
          </table:table-cell>
          <table:table-cell office:value-type="float" office:value="57315">
            <text:p>57315</text:p>
          </table:table-cell>
          <table:table-cell office:value-type="float" office:value="82280">
            <text:p>8228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607369">
            <text:p>14607369</text:p>
          </table:table-cell>
          <table:table-cell office:value-type="float" office:value="55189">
            <text:p>55189</text:p>
          </table:table-cell>
          <table:table-cell office:value-type="float" office:value="84169">
            <text:p>84169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446024">
            <text:p>16446024</text:p>
          </table:table-cell>
          <table:table-cell office:value-type="float" office:value="49194">
            <text:p>49194</text:p>
          </table:table-cell>
          <table:table-cell office:value-type="float" office:value="68679">
            <text:p>68679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868107">
            <text:p>8868107</text:p>
          </table:table-cell>
          <table:table-cell office:value-type="float" office:value="98840">
            <text:p>98840</text:p>
          </table:table-cell>
          <table:table-cell office:value-type="float" office:value="223650">
            <text:p>22365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205452">
            <text:p>13205452</text:p>
          </table:table-cell>
          <table:table-cell office:value-type="float" office:value="47156">
            <text:p>47156</text:p>
          </table:table-cell>
          <table:table-cell office:value-type="float" office:value="65078">
            <text:p>65078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13871">
            <text:p>9613871</text:p>
          </table:table-cell>
          <table:table-cell office:value-type="float" office:value="52151">
            <text:p>52151</text:p>
          </table:table-cell>
          <table:table-cell office:value-type="float" office:value="67888">
            <text:p>67888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470433">
            <text:p>14470433</text:p>
          </table:table-cell>
          <table:table-cell office:value-type="float" office:value="47835">
            <text:p>47835</text:p>
          </table:table-cell>
          <table:table-cell office:value-type="float" office:value="59785">
            <text:p>5978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628307">
            <text:p>10628307</text:p>
          </table:table-cell>
          <table:table-cell office:value-type="float" office:value="53837">
            <text:p>53837</text:p>
          </table:table-cell>
          <table:table-cell office:value-type="float" office:value="70974">
            <text:p>7097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2376">
            <text:p>9822376</text:p>
          </table:table-cell>
          <table:table-cell office:value-type="float" office:value="52892">
            <text:p>52892</text:p>
          </table:table-cell>
          <table:table-cell office:value-type="float" office:value="67507">
            <text:p>6750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073805">
            <text:p>11073805</text:p>
          </table:table-cell>
          <table:table-cell office:value-type="float" office:value="81390">
            <text:p>81390</text:p>
          </table:table-cell>
          <table:table-cell office:value-type="float" office:value="78018">
            <text:p>78018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302451">
            <text:p>15302451</text:p>
          </table:table-cell>
          <table:table-cell office:value-type="float" office:value="55901">
            <text:p>55901</text:p>
          </table:table-cell>
          <table:table-cell office:value-type="float" office:value="70575">
            <text:p>7057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106558">
            <text:p>11106558</text:p>
          </table:table-cell>
          <table:table-cell office:value-type="float" office:value="54889">
            <text:p>54889</text:p>
          </table:table-cell>
          <table:table-cell office:value-type="float" office:value="69781">
            <text:p>6978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542460">
            <text:p>11542460</text:p>
          </table:table-cell>
          <table:table-cell office:value-type="float" office:value="59885">
            <text:p>59885</text:p>
          </table:table-cell>
          <table:table-cell office:value-type="float" office:value="81546">
            <text:p>8154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117531">
            <text:p>11117531</text:p>
          </table:table-cell>
          <table:table-cell office:value-type="float" office:value="56665">
            <text:p>56665</text:p>
          </table:table-cell>
          <table:table-cell office:value-type="float" office:value="70261">
            <text:p>7026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818098">
            <text:p>16818098</text:p>
          </table:table-cell>
          <table:table-cell office:value-type="float" office:value="55097">
            <text:p>55097</text:p>
          </table:table-cell>
          <table:table-cell office:value-type="float" office:value="6886">
            <text:p>688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546197">
            <text:p>14546197</text:p>
          </table:table-cell>
          <table:table-cell office:value-type="float" office:value="82260">
            <text:p>82260</text:p>
          </table:table-cell>
          <table:table-cell office:value-type="float" office:value="112418">
            <text:p>112418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505551">
            <text:p>18505551</text:p>
          </table:table-cell>
          <table:table-cell office:value-type="float" office:value="54470">
            <text:p>54470</text:p>
          </table:table-cell>
          <table:table-cell office:value-type="float" office:value="76139">
            <text:p>76139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188198">
            <text:p>20188198</text:p>
          </table:table-cell>
          <table:table-cell office:value-type="float" office:value="53512">
            <text:p>53512</text:p>
          </table:table-cell>
          <table:table-cell office:value-type="float" office:value="75371">
            <text:p>7537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641949">
            <text:p>13641949</text:p>
          </table:table-cell>
          <table:table-cell office:value-type="float" office:value="50929">
            <text:p>50929</text:p>
          </table:table-cell>
          <table:table-cell office:value-type="float" office:value="86364">
            <text:p>8636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440065">
            <text:p>8440065</text:p>
          </table:table-cell>
          <table:table-cell office:value-type="float" office:value="60422">
            <text:p>60422</text:p>
          </table:table-cell>
          <table:table-cell office:value-type="float" office:value="62793">
            <text:p>6279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388636">
            <text:p>11388636</text:p>
          </table:table-cell>
          <table:table-cell office:value-type="float" office:value="51985">
            <text:p>51985</text:p>
          </table:table-cell>
          <table:table-cell office:value-type="float" office:value="73097">
            <text:p>7309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278345">
            <text:p>9278345</text:p>
          </table:table-cell>
          <table:table-cell office:value-type="float" office:value="49941">
            <text:p>49941</text:p>
          </table:table-cell>
          <table:table-cell office:value-type="float" office:value="69723">
            <text:p>6972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048253">
            <text:p>17048253</text:p>
          </table:table-cell>
          <table:table-cell office:value-type="float" office:value="52180">
            <text:p>52180</text:p>
          </table:table-cell>
          <table:table-cell office:value-type="float" office:value="68374">
            <text:p>6837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577713">
            <text:p>12577713</text:p>
          </table:table-cell>
          <table:table-cell office:value-type="float" office:value="51091">
            <text:p>51091</text:p>
          </table:table-cell>
          <table:table-cell office:value-type="float" office:value="66068">
            <text:p>66068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273652">
            <text:p>10273652</text:p>
          </table:table-cell>
          <table:table-cell office:value-type="float" office:value="54671">
            <text:p>54671</text:p>
          </table:table-cell>
          <table:table-cell office:value-type="float" office:value="66111">
            <text:p>6611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840089">
            <text:p>10840089</text:p>
          </table:table-cell>
          <table:table-cell office:value-type="float" office:value="74434">
            <text:p>74434</text:p>
          </table:table-cell>
          <table:table-cell office:value-type="float" office:value="76152">
            <text:p>76152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246507">
            <text:p>13246507</text:p>
          </table:table-cell>
          <table:table-cell office:value-type="float" office:value="71491">
            <text:p>71491</text:p>
          </table:table-cell>
          <table:table-cell office:value-type="float" office:value="72490">
            <text:p>7249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641019">
            <text:p>10641019</text:p>
          </table:table-cell>
          <table:table-cell office:value-type="float" office:value="51998">
            <text:p>51998</text:p>
          </table:table-cell>
          <table:table-cell office:value-type="float" office:value="62965">
            <text:p>6296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160189">
            <text:p>13160189</text:p>
          </table:table-cell>
          <table:table-cell office:value-type="float" office:value="50752">
            <text:p>50752</text:p>
          </table:table-cell>
          <table:table-cell office:value-type="float" office:value="67693">
            <text:p>6769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919617">
            <text:p>15919617</text:p>
          </table:table-cell>
          <table:table-cell office:value-type="float" office:value="69047">
            <text:p>69047</text:p>
          </table:table-cell>
          <table:table-cell office:value-type="float" office:value="67661">
            <text:p>6766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04555">
            <text:p>9804555</text:p>
          </table:table-cell>
          <table:table-cell office:value-type="float" office:value="54565">
            <text:p>54565</text:p>
          </table:table-cell>
          <table:table-cell office:value-type="float" office:value="74688">
            <text:p>74688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781735">
            <text:p>11781735</text:p>
          </table:table-cell>
          <table:table-cell office:value-type="float" office:value="56260">
            <text:p>56260</text:p>
          </table:table-cell>
          <table:table-cell office:value-type="float" office:value="91646">
            <text:p>9164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052045">
            <text:p>12052045</text:p>
          </table:table-cell>
          <table:table-cell office:value-type="float" office:value="58654">
            <text:p>58654</text:p>
          </table:table-cell>
          <table:table-cell office:value-type="float" office:value="69390">
            <text:p>6939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604696">
            <text:p>10604696</text:p>
          </table:table-cell>
          <table:table-cell office:value-type="float" office:value="54796">
            <text:p>54796</text:p>
          </table:table-cell>
          <table:table-cell office:value-type="float" office:value="189389">
            <text:p>189389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289992">
            <text:p>11289992</text:p>
          </table:table-cell>
          <table:table-cell office:value-type="float" office:value="58212">
            <text:p>58212</text:p>
          </table:table-cell>
          <table:table-cell office:value-type="float" office:value="73150">
            <text:p>7315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634556">
            <text:p>8634556</text:p>
          </table:table-cell>
          <table:table-cell office:value-type="float" office:value="49170">
            <text:p>49170</text:p>
          </table:table-cell>
          <table:table-cell office:value-type="float" office:value="65205">
            <text:p>6520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762292">
            <text:p>20762292</text:p>
          </table:table-cell>
          <table:table-cell office:value-type="float" office:value="51159">
            <text:p>51159</text:p>
          </table:table-cell>
          <table:table-cell office:value-type="float" office:value="97952">
            <text:p>97952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960316">
            <text:p>9960316</text:p>
          </table:table-cell>
          <table:table-cell office:value-type="float" office:value="51336">
            <text:p>51336</text:p>
          </table:table-cell>
          <table:table-cell office:value-type="float" office:value="69559">
            <text:p>69559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620522">
            <text:p>11620522</text:p>
          </table:table-cell>
          <table:table-cell office:value-type="float" office:value="57262">
            <text:p>57262</text:p>
          </table:table-cell>
          <table:table-cell office:value-type="float" office:value="70834">
            <text:p>7083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348925">
            <text:p>13348925</text:p>
          </table:table-cell>
          <table:table-cell office:value-type="float" office:value="80100">
            <text:p>80100</text:p>
          </table:table-cell>
          <table:table-cell office:value-type="float" office:value="83246">
            <text:p>8324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266094">
            <text:p>13266094</text:p>
          </table:table-cell>
          <table:table-cell office:value-type="float" office:value="63583">
            <text:p>63583</text:p>
          </table:table-cell>
          <table:table-cell office:value-type="float" office:value="174933">
            <text:p>17493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199206">
            <text:p>14199206</text:p>
          </table:table-cell>
          <table:table-cell office:value-type="float" office:value="60565">
            <text:p>60565</text:p>
          </table:table-cell>
          <table:table-cell office:value-type="float" office:value="78999">
            <text:p>78999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347036">
            <text:p>15347036</text:p>
          </table:table-cell>
          <table:table-cell office:value-type="float" office:value="57625">
            <text:p>57625</text:p>
          </table:table-cell>
          <table:table-cell office:value-type="float" office:value="105751">
            <text:p>10575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442069">
            <text:p>15442069</text:p>
          </table:table-cell>
          <table:table-cell office:value-type="float" office:value="58443">
            <text:p>58443</text:p>
          </table:table-cell>
          <table:table-cell office:value-type="float" office:value="77231">
            <text:p>7723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907588">
            <text:p>14907588</text:p>
          </table:table-cell>
          <table:table-cell office:value-type="float" office:value="54604">
            <text:p>54604</text:p>
          </table:table-cell>
          <table:table-cell office:value-type="float" office:value="94951">
            <text:p>9495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069546">
            <text:p>15069546</text:p>
          </table:table-cell>
          <table:table-cell office:value-type="float" office:value="63415">
            <text:p>63415</text:p>
          </table:table-cell>
          <table:table-cell office:value-type="float" office:value="81104">
            <text:p>8110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186951">
            <text:p>19186951</text:p>
          </table:table-cell>
          <table:table-cell office:value-type="float" office:value="57732">
            <text:p>57732</text:p>
          </table:table-cell>
          <table:table-cell office:value-type="float" office:value="76337">
            <text:p>7633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893979">
            <text:p>18893979</text:p>
          </table:table-cell>
          <table:table-cell office:value-type="float" office:value="56305">
            <text:p>56305</text:p>
          </table:table-cell>
          <table:table-cell office:value-type="float" office:value="152583">
            <text:p>15258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685278">
            <text:p>12685278</text:p>
          </table:table-cell>
          <table:table-cell office:value-type="float" office:value="64641">
            <text:p>64641</text:p>
          </table:table-cell>
          <table:table-cell office:value-type="float" office:value="86062">
            <text:p>8606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710327">
            <text:p>18710327</text:p>
          </table:table-cell>
          <table:table-cell office:value-type="float" office:value="77896">
            <text:p>77896</text:p>
          </table:table-cell>
          <table:table-cell office:value-type="float" office:value="103418">
            <text:p>103418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210008">
            <text:p>12210008</text:p>
          </table:table-cell>
          <table:table-cell office:value-type="float" office:value="51911">
            <text:p>51911</text:p>
          </table:table-cell>
          <table:table-cell office:value-type="float" office:value="64702">
            <text:p>6470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270596">
            <text:p>10270596</text:p>
          </table:table-cell>
          <table:table-cell office:value-type="float" office:value="57134">
            <text:p>57134</text:p>
          </table:table-cell>
          <table:table-cell office:value-type="float" office:value="75431">
            <text:p>7543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546318">
            <text:p>13546318</text:p>
          </table:table-cell>
          <table:table-cell office:value-type="float" office:value="58310">
            <text:p>58310</text:p>
          </table:table-cell>
          <table:table-cell office:value-type="float" office:value="72001">
            <text:p>7200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953819">
            <text:p>22953819</text:p>
          </table:table-cell>
          <table:table-cell office:value-type="float" office:value="53513">
            <text:p>53513</text:p>
          </table:table-cell>
          <table:table-cell office:value-type="float" office:value="73872">
            <text:p>7387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629623">
            <text:p>13629623</text:p>
          </table:table-cell>
          <table:table-cell office:value-type="float" office:value="55247">
            <text:p>55247</text:p>
          </table:table-cell>
          <table:table-cell office:value-type="float" office:value="75882">
            <text:p>7588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530847">
            <text:p>13530847</text:p>
          </table:table-cell>
          <table:table-cell office:value-type="float" office:value="60627">
            <text:p>60627</text:p>
          </table:table-cell>
          <table:table-cell office:value-type="float" office:value="97028">
            <text:p>97028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350428">
            <text:p>15350428</text:p>
          </table:table-cell>
          <table:table-cell office:value-type="float" office:value="59011">
            <text:p>59011</text:p>
          </table:table-cell>
          <table:table-cell office:value-type="float" office:value="73367">
            <text:p>7336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267239">
            <text:p>12267239</text:p>
          </table:table-cell>
          <table:table-cell office:value-type="float" office:value="57215">
            <text:p>57215</text:p>
          </table:table-cell>
          <table:table-cell office:value-type="float" office:value="78656">
            <text:p>7865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230010">
            <text:p>13230010</text:p>
          </table:table-cell>
          <table:table-cell office:value-type="float" office:value="59511">
            <text:p>59511</text:p>
          </table:table-cell>
          <table:table-cell office:value-type="float" office:value="105451">
            <text:p>10545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326617">
            <text:p>23326617</text:p>
          </table:table-cell>
          <table:table-cell office:value-type="float" office:value="59967">
            <text:p>59967</text:p>
          </table:table-cell>
          <table:table-cell office:value-type="float" office:value="82281">
            <text:p>8228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570039">
            <text:p>13570039</text:p>
          </table:table-cell>
          <table:table-cell office:value-type="float" office:value="61418">
            <text:p>61418</text:p>
          </table:table-cell>
          <table:table-cell office:value-type="float" office:value="93804">
            <text:p>9380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521098">
            <text:p>12521098</text:p>
          </table:table-cell>
          <table:table-cell office:value-type="float" office:value="56379">
            <text:p>56379</text:p>
          </table:table-cell>
          <table:table-cell office:value-type="float" office:value="74460">
            <text:p>7446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591197">
            <text:p>15591197</text:p>
          </table:table-cell>
          <table:table-cell office:value-type="float" office:value="91490">
            <text:p>91490</text:p>
          </table:table-cell>
          <table:table-cell office:value-type="float" office:value="118129">
            <text:p>118129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778835">
            <text:p>28778835</text:p>
          </table:table-cell>
          <table:table-cell office:value-type="float" office:value="90513">
            <text:p>90513</text:p>
          </table:table-cell>
          <table:table-cell office:value-type="float" office:value="123921">
            <text:p>12392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507242">
            <text:p>18507242</text:p>
          </table:table-cell>
          <table:table-cell office:value-type="float" office:value="83360">
            <text:p>83360</text:p>
          </table:table-cell>
          <table:table-cell office:value-type="float" office:value="81560">
            <text:p>8156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628903">
            <text:p>13628903</text:p>
          </table:table-cell>
          <table:table-cell office:value-type="float" office:value="58881">
            <text:p>58881</text:p>
          </table:table-cell>
          <table:table-cell office:value-type="float" office:value="82953">
            <text:p>8295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050340">
            <text:p>14050340</text:p>
          </table:table-cell>
          <table:table-cell office:value-type="float" office:value="54699">
            <text:p>54699</text:p>
          </table:table-cell>
          <table:table-cell office:value-type="float" office:value="222574">
            <text:p>22257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125108">
            <text:p>14125108</text:p>
          </table:table-cell>
          <table:table-cell office:value-type="float" office:value="61785">
            <text:p>61785</text:p>
          </table:table-cell>
          <table:table-cell office:value-type="float" office:value="86971">
            <text:p>8697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330122">
            <text:p>24330122</text:p>
          </table:table-cell>
          <table:table-cell office:value-type="float" office:value="63870">
            <text:p>63870</text:p>
          </table:table-cell>
          <table:table-cell office:value-type="float" office:value="84125">
            <text:p>8412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765022">
            <text:p>13765022</text:p>
          </table:table-cell>
          <table:table-cell office:value-type="float" office:value="91233">
            <text:p>91233</text:p>
          </table:table-cell>
          <table:table-cell office:value-type="float" office:value="80097">
            <text:p>8009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854501">
            <text:p>12854501</text:p>
          </table:table-cell>
          <table:table-cell office:value-type="float" office:value="56897">
            <text:p>56897</text:p>
          </table:table-cell>
          <table:table-cell office:value-type="float" office:value="98734">
            <text:p>9873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733468">
            <text:p>20733468</text:p>
          </table:table-cell>
          <table:table-cell office:value-type="float" office:value="171161">
            <text:p>171161</text:p>
          </table:table-cell>
          <table:table-cell office:value-type="float" office:value="82257">
            <text:p>8225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645504">
            <text:p>21645504</text:p>
          </table:table-cell>
          <table:table-cell office:value-type="float" office:value="53589">
            <text:p>53589</text:p>
          </table:table-cell>
          <table:table-cell office:value-type="float" office:value="78332">
            <text:p>7833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274773">
            <text:p>13274773</text:p>
          </table:table-cell>
          <table:table-cell office:value-type="float" office:value="93893">
            <text:p>93893</text:p>
          </table:table-cell>
          <table:table-cell office:value-type="float" office:value="75975">
            <text:p>7597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380906">
            <text:p>14380906</text:p>
          </table:table-cell>
          <table:table-cell office:value-type="float" office:value="93124">
            <text:p>93124</text:p>
          </table:table-cell>
          <table:table-cell office:value-type="float" office:value="76837">
            <text:p>7683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865844">
            <text:p>14865844</text:p>
          </table:table-cell>
          <table:table-cell office:value-type="float" office:value="55057">
            <text:p>55057</text:p>
          </table:table-cell>
          <table:table-cell office:value-type="float" office:value="76616">
            <text:p>7661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374478">
            <text:p>12374478</text:p>
          </table:table-cell>
          <table:table-cell office:value-type="float" office:value="62280">
            <text:p>62280</text:p>
          </table:table-cell>
          <table:table-cell office:value-type="float" office:value="79154">
            <text:p>7915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445815">
            <text:p>14445815</text:p>
          </table:table-cell>
          <table:table-cell office:value-type="float" office:value="62431">
            <text:p>62431</text:p>
          </table:table-cell>
          <table:table-cell office:value-type="float" office:value="78767">
            <text:p>7876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172199">
            <text:p>13172199</text:p>
          </table:table-cell>
          <table:table-cell office:value-type="float" office:value="94441">
            <text:p>94441</text:p>
          </table:table-cell>
          <table:table-cell office:value-type="float" office:value="120198">
            <text:p>120198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247490">
            <text:p>12247490</text:p>
          </table:table-cell>
          <table:table-cell office:value-type="float" office:value="54282">
            <text:p>54282</text:p>
          </table:table-cell>
          <table:table-cell office:value-type="float" office:value="72404">
            <text:p>7240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583091">
            <text:p>18583091</text:p>
          </table:table-cell>
          <table:table-cell office:value-type="float" office:value="61137">
            <text:p>61137</text:p>
          </table:table-cell>
          <table:table-cell office:value-type="float" office:value="85627">
            <text:p>8562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634176">
            <text:p>27634176</text:p>
          </table:table-cell>
          <table:table-cell office:value-type="float" office:value="60613">
            <text:p>60613</text:p>
          </table:table-cell>
          <table:table-cell office:value-type="float" office:value="83164">
            <text:p>8316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945208">
            <text:p>12945208</text:p>
          </table:table-cell>
          <table:table-cell office:value-type="float" office:value="55882">
            <text:p>55882</text:p>
          </table:table-cell>
          <table:table-cell office:value-type="float" office:value="77325">
            <text:p>7732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085954">
            <text:p>19085954</text:p>
          </table:table-cell>
          <table:table-cell office:value-type="float" office:value="84461">
            <text:p>84461</text:p>
          </table:table-cell>
          <table:table-cell office:value-type="float" office:value="91446">
            <text:p>9144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344355">
            <text:p>12344355</text:p>
          </table:table-cell>
          <table:table-cell office:value-type="float" office:value="87106">
            <text:p>87106</text:p>
          </table:table-cell>
          <table:table-cell office:value-type="float" office:value="169774">
            <text:p>16977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886480">
            <text:p>20886480</text:p>
          </table:table-cell>
          <table:table-cell office:value-type="float" office:value="52324">
            <text:p>52324</text:p>
          </table:table-cell>
          <table:table-cell office:value-type="float" office:value="76672">
            <text:p>7667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180189">
            <text:p>14180189</text:p>
          </table:table-cell>
          <table:table-cell office:value-type="float" office:value="78510">
            <text:p>78510</text:p>
          </table:table-cell>
          <table:table-cell office:value-type="float" office:value="80287">
            <text:p>8028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866824">
            <text:p>12866824</text:p>
          </table:table-cell>
          <table:table-cell office:value-type="float" office:value="94869">
            <text:p>94869</text:p>
          </table:table-cell>
          <table:table-cell office:value-type="float" office:value="223015">
            <text:p>22301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889371">
            <text:p>11889371</text:p>
          </table:table-cell>
          <table:table-cell office:value-type="float" office:value="59067">
            <text:p>59067</text:p>
          </table:table-cell>
          <table:table-cell office:value-type="float" office:value="75427">
            <text:p>75427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045349">
            <text:p>16045349</text:p>
          </table:table-cell>
          <table:table-cell office:value-type="float" office:value="65065">
            <text:p>65065</text:p>
          </table:table-cell>
          <table:table-cell office:value-type="float" office:value="86986">
            <text:p>8698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587540">
            <text:p>22587540</text:p>
          </table:table-cell>
          <table:table-cell office:value-type="float" office:value="78192">
            <text:p>78192</text:p>
          </table:table-cell>
          <table:table-cell office:value-type="float" office:value="98766">
            <text:p>9876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131045">
            <text:p>14131045</text:p>
          </table:table-cell>
          <table:table-cell office:value-type="float" office:value="63861">
            <text:p>63861</text:p>
          </table:table-cell>
          <table:table-cell office:value-type="float" office:value="122572">
            <text:p>12257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245326">
            <text:p>19245326</text:p>
          </table:table-cell>
          <table:table-cell office:value-type="float" office:value="70480">
            <text:p>70480</text:p>
          </table:table-cell>
          <table:table-cell office:value-type="float" office:value="91185">
            <text:p>9118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096810">
            <text:p>17096810</text:p>
          </table:table-cell>
          <table:table-cell office:value-type="float" office:value="68206">
            <text:p>68206</text:p>
          </table:table-cell>
          <table:table-cell office:value-type="float" office:value="88989">
            <text:p>88989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726059">
            <text:p>27726059</text:p>
          </table:table-cell>
          <table:table-cell office:value-type="float" office:value="64009">
            <text:p>64009</text:p>
          </table:table-cell>
          <table:table-cell office:value-type="float" office:value="115263">
            <text:p>11526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246726">
            <text:p>21246726</text:p>
          </table:table-cell>
          <table:table-cell office:value-type="float" office:value="66234">
            <text:p>66234</text:p>
          </table:table-cell>
          <table:table-cell office:value-type="float" office:value="85243">
            <text:p>8524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366794">
            <text:p>15366794</text:p>
          </table:table-cell>
          <table:table-cell office:value-type="float" office:value="65631">
            <text:p>65631</text:p>
          </table:table-cell>
          <table:table-cell office:value-type="float" office:value="92182">
            <text:p>9218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932150">
            <text:p>14932150</text:p>
          </table:table-cell>
          <table:table-cell office:value-type="float" office:value="97037">
            <text:p>97037</text:p>
          </table:table-cell>
          <table:table-cell office:value-type="float" office:value="84231">
            <text:p>8423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060531">
            <text:p>26060531</text:p>
          </table:table-cell>
          <table:table-cell office:value-type="float" office:value="132145">
            <text:p>132145</text:p>
          </table:table-cell>
          <table:table-cell office:value-type="float" office:value="180260">
            <text:p>180260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183148">
            <text:p>16183148</text:p>
          </table:table-cell>
          <table:table-cell office:value-type="float" office:value="67427">
            <text:p>67427</text:p>
          </table:table-cell>
          <table:table-cell office:value-type="float" office:value="90192">
            <text:p>9019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081572">
            <text:p>13081572</text:p>
          </table:table-cell>
          <table:table-cell office:value-type="float" office:value="85920">
            <text:p>85920</text:p>
          </table:table-cell>
          <table:table-cell office:value-type="float" office:value="84331">
            <text:p>8433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964261">
            <text:p>25964261</text:p>
          </table:table-cell>
          <table:table-cell office:value-type="float" office:value="88199">
            <text:p>88199</text:p>
          </table:table-cell>
          <table:table-cell office:value-type="float" office:value="57079">
            <text:p>57079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042254">
            <text:p>22042254</text:p>
          </table:table-cell>
          <table:table-cell office:value-type="float" office:value="60010">
            <text:p>60010</text:p>
          </table:table-cell>
          <table:table-cell office:value-type="float" office:value="76835">
            <text:p>7683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856007">
            <text:p>14856007</text:p>
          </table:table-cell>
          <table:table-cell office:value-type="float" office:value="64176">
            <text:p>64176</text:p>
          </table:table-cell>
          <table:table-cell office:value-type="float" office:value="85443">
            <text:p>8544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473322">
            <text:p>17473322</text:p>
          </table:table-cell>
          <table:table-cell office:value-type="float" office:value="67537">
            <text:p>67537</text:p>
          </table:table-cell>
          <table:table-cell office:value-type="float" office:value="93223">
            <text:p>9322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010914">
            <text:p>19010914</text:p>
          </table:table-cell>
          <table:table-cell office:value-type="float" office:value="98255">
            <text:p>98255</text:p>
          </table:table-cell>
          <table:table-cell office:value-type="float" office:value="90467">
            <text:p>90467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425591">
            <text:p>15425591</text:p>
          </table:table-cell>
          <table:table-cell office:value-type="float" office:value="58572">
            <text:p>58572</text:p>
          </table:table-cell>
          <table:table-cell office:value-type="float" office:value="94889">
            <text:p>94889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694989">
            <text:p>14694989</text:p>
          </table:table-cell>
          <table:table-cell office:value-type="float" office:value="57700">
            <text:p>57700</text:p>
          </table:table-cell>
          <table:table-cell office:value-type="float" office:value="76161">
            <text:p>7616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719895">
            <text:p>16719895</text:p>
          </table:table-cell>
          <table:table-cell office:value-type="float" office:value="87887">
            <text:p>87887</text:p>
          </table:table-cell>
          <table:table-cell office:value-type="float" office:value="93400">
            <text:p>93400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571131">
            <text:p>22571131</text:p>
          </table:table-cell>
          <table:table-cell office:value-type="float" office:value="69536">
            <text:p>69536</text:p>
          </table:table-cell>
          <table:table-cell office:value-type="float" office:value="89920">
            <text:p>89920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390566">
            <text:p>15390566</text:p>
          </table:table-cell>
          <table:table-cell office:value-type="float" office:value="62049">
            <text:p>62049</text:p>
          </table:table-cell>
          <table:table-cell office:value-type="float" office:value="95048">
            <text:p>95048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193275">
            <text:p>17193275</text:p>
          </table:table-cell>
          <table:table-cell office:value-type="float" office:value="72962">
            <text:p>72962</text:p>
          </table:table-cell>
          <table:table-cell office:value-type="float" office:value="91010">
            <text:p>91010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609892">
            <text:p>28609892</text:p>
          </table:table-cell>
          <table:table-cell office:value-type="float" office:value="59462">
            <text:p>59462</text:p>
          </table:table-cell>
          <table:table-cell office:value-type="float" office:value="79280">
            <text:p>79280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024685">
            <text:p>19024685</text:p>
          </table:table-cell>
          <table:table-cell office:value-type="float" office:value="148823">
            <text:p>148823</text:p>
          </table:table-cell>
          <table:table-cell office:value-type="float" office:value="146287">
            <text:p>146287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883339">
            <text:p>15883339</text:p>
          </table:table-cell>
          <table:table-cell office:value-type="float" office:value="61016">
            <text:p>61016</text:p>
          </table:table-cell>
          <table:table-cell office:value-type="float" office:value="85499">
            <text:p>85499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632138">
            <text:p>19632138</text:p>
          </table:table-cell>
          <table:table-cell office:value-type="float" office:value="63134">
            <text:p>63134</text:p>
          </table:table-cell>
          <table:table-cell office:value-type="float" office:value="84883">
            <text:p>8488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580686">
            <text:p>15580686</text:p>
          </table:table-cell>
          <table:table-cell office:value-type="float" office:value="62310">
            <text:p>62310</text:p>
          </table:table-cell>
          <table:table-cell office:value-type="float" office:value="83603">
            <text:p>8360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382950">
            <text:p>24382950</text:p>
          </table:table-cell>
          <table:table-cell office:value-type="float" office:value="99531">
            <text:p>99531</text:p>
          </table:table-cell>
          <table:table-cell office:value-type="float" office:value="131193">
            <text:p>13119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720509">
            <text:p>31720509</text:p>
          </table:table-cell>
          <table:table-cell office:value-type="float" office:value="82483">
            <text:p>82483</text:p>
          </table:table-cell>
          <table:table-cell office:value-type="float" office:value="110182">
            <text:p>11018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174420">
            <text:p>21174420</text:p>
          </table:table-cell>
          <table:table-cell office:value-type="float" office:value="68554">
            <text:p>68554</text:p>
          </table:table-cell>
          <table:table-cell office:value-type="float" office:value="117559">
            <text:p>117559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588792">
            <text:p>18588792</text:p>
          </table:table-cell>
          <table:table-cell office:value-type="float" office:value="90713">
            <text:p>90713</text:p>
          </table:table-cell>
          <table:table-cell office:value-type="float" office:value="95581">
            <text:p>9558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124817">
            <text:p>15124817</text:p>
          </table:table-cell>
          <table:table-cell office:value-type="float" office:value="69154">
            <text:p>69154</text:p>
          </table:table-cell>
          <table:table-cell office:value-type="float" office:value="107909">
            <text:p>107909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979008">
            <text:p>15979008</text:p>
          </table:table-cell>
          <table:table-cell office:value-type="float" office:value="69496">
            <text:p>69496</text:p>
          </table:table-cell>
          <table:table-cell office:value-type="float" office:value="89894">
            <text:p>8989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295360">
            <text:p>20295360</text:p>
          </table:table-cell>
          <table:table-cell office:value-type="float" office:value="68716">
            <text:p>68716</text:p>
          </table:table-cell>
          <table:table-cell office:value-type="float" office:value="94786">
            <text:p>9478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631111">
            <text:p>23631111</text:p>
          </table:table-cell>
          <table:table-cell office:value-type="float" office:value="67814">
            <text:p>67814</text:p>
          </table:table-cell>
          <table:table-cell office:value-type="float" office:value="88066">
            <text:p>8806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122296">
            <text:p>16122296</text:p>
          </table:table-cell>
          <table:table-cell office:value-type="float" office:value="69177">
            <text:p>69177</text:p>
          </table:table-cell>
          <table:table-cell office:value-type="float" office:value="89497">
            <text:p>89497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025608">
            <text:p>19025608</text:p>
          </table:table-cell>
          <table:table-cell office:value-type="float" office:value="69711">
            <text:p>69711</text:p>
          </table:table-cell>
          <table:table-cell office:value-type="float" office:value="89556">
            <text:p>8955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086562">
            <text:p>16086562</text:p>
          </table:table-cell>
          <table:table-cell office:value-type="float" office:value="64283">
            <text:p>64283</text:p>
          </table:table-cell>
          <table:table-cell office:value-type="float" office:value="124560">
            <text:p>124560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738976">
            <text:p>13738976</text:p>
          </table:table-cell>
          <table:table-cell office:value-type="float" office:value="58026">
            <text:p>58026</text:p>
          </table:table-cell>
          <table:table-cell office:value-type="float" office:value="78511">
            <text:p>7851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481341">
            <text:p>14481341</text:p>
          </table:table-cell>
          <table:table-cell office:value-type="float" office:value="60717">
            <text:p>60717</text:p>
          </table:table-cell>
          <table:table-cell office:value-type="float" office:value="119413">
            <text:p>11941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135525">
            <text:p>23135525</text:p>
          </table:table-cell>
          <table:table-cell office:value-type="float" office:value="83233">
            <text:p>83233</text:p>
          </table:table-cell>
          <table:table-cell office:value-type="float" office:value="82037">
            <text:p>82037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920832">
            <text:p>15920832</text:p>
          </table:table-cell>
          <table:table-cell office:value-type="float" office:value="90639">
            <text:p>90639</text:p>
          </table:table-cell>
          <table:table-cell office:value-type="float" office:value="92399">
            <text:p>92399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714645">
            <text:p>13714645</text:p>
          </table:table-cell>
          <table:table-cell office:value-type="float" office:value="65389">
            <text:p>65389</text:p>
          </table:table-cell>
          <table:table-cell office:value-type="float" office:value="85113">
            <text:p>8511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240597">
            <text:p>16240597</text:p>
          </table:table-cell>
          <table:table-cell office:value-type="float" office:value="62359">
            <text:p>62359</text:p>
          </table:table-cell>
          <table:table-cell office:value-type="float" office:value="82294">
            <text:p>8229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248880">
            <text:p>15248880</text:p>
          </table:table-cell>
          <table:table-cell office:value-type="float" office:value="62413">
            <text:p>62413</text:p>
          </table:table-cell>
          <table:table-cell office:value-type="float" office:value="97335">
            <text:p>9733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228719">
            <text:p>16228719</text:p>
          </table:table-cell>
          <table:table-cell office:value-type="float" office:value="62184">
            <text:p>62184</text:p>
          </table:table-cell>
          <table:table-cell office:value-type="float" office:value="85486">
            <text:p>8548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260754">
            <text:p>15260754</text:p>
          </table:table-cell>
          <table:table-cell office:value-type="float" office:value="178597">
            <text:p>178597</text:p>
          </table:table-cell>
          <table:table-cell office:value-type="float" office:value="95832">
            <text:p>9583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817235">
            <text:p>18817235</text:p>
          </table:table-cell>
          <table:table-cell office:value-type="float" office:value="66808">
            <text:p>66808</text:p>
          </table:table-cell>
          <table:table-cell office:value-type="float" office:value="105087">
            <text:p>105087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398873">
            <text:p>24398873</text:p>
          </table:table-cell>
          <table:table-cell office:value-type="float" office:value="68663">
            <text:p>68663</text:p>
          </table:table-cell>
          <table:table-cell office:value-type="float" office:value="88667">
            <text:p>88667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277450">
            <text:p>17277450</text:p>
          </table:table-cell>
          <table:table-cell office:value-type="float" office:value="77725">
            <text:p>77725</text:p>
          </table:table-cell>
          <table:table-cell office:value-type="float" office:value="120815">
            <text:p>12081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13161">
            <text:p>24513161</text:p>
          </table:table-cell>
          <table:table-cell office:value-type="float" office:value="177247">
            <text:p>177247</text:p>
          </table:table-cell>
          <table:table-cell office:value-type="float" office:value="94549">
            <text:p>94549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582977">
            <text:p>16582977</text:p>
          </table:table-cell>
          <table:table-cell office:value-type="float" office:value="65987">
            <text:p>65987</text:p>
          </table:table-cell>
          <table:table-cell office:value-type="float" office:value="87767">
            <text:p>87767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746558">
            <text:p>19746558</text:p>
          </table:table-cell>
          <table:table-cell office:value-type="float" office:value="79789">
            <text:p>79789</text:p>
          </table:table-cell>
          <table:table-cell office:value-type="float" office:value="100826">
            <text:p>10082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214520">
            <text:p>33214520</text:p>
          </table:table-cell>
          <table:table-cell office:value-type="float" office:value="73256">
            <text:p>73256</text:p>
          </table:table-cell>
          <table:table-cell office:value-type="float" office:value="98516">
            <text:p>9851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158763">
            <text:p>22158763</text:p>
          </table:table-cell>
          <table:table-cell office:value-type="float" office:value="68087">
            <text:p>68087</text:p>
          </table:table-cell>
          <table:table-cell office:value-type="float" office:value="94370">
            <text:p>9437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148673">
            <text:p>33148673</text:p>
          </table:table-cell>
          <table:table-cell office:value-type="float" office:value="74708">
            <text:p>74708</text:p>
          </table:table-cell>
          <table:table-cell office:value-type="float" office:value="107358">
            <text:p>10735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389743">
            <text:p>31389743</text:p>
          </table:table-cell>
          <table:table-cell office:value-type="float" office:value="77149">
            <text:p>77149</text:p>
          </table:table-cell>
          <table:table-cell office:value-type="float" office:value="104136">
            <text:p>10413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357524">
            <text:p>18357524</text:p>
          </table:table-cell>
          <table:table-cell office:value-type="float" office:value="73006">
            <text:p>73006</text:p>
          </table:table-cell>
          <table:table-cell office:value-type="float" office:value="92050">
            <text:p>9205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196918">
            <text:p>19196918</text:p>
          </table:table-cell>
          <table:table-cell office:value-type="float" office:value="116077">
            <text:p>116077</text:p>
          </table:table-cell>
          <table:table-cell office:value-type="float" office:value="143512">
            <text:p>14351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1051">
            <text:p>24571051</text:p>
          </table:table-cell>
          <table:table-cell office:value-type="float" office:value="105584">
            <text:p>105584</text:p>
          </table:table-cell>
          <table:table-cell office:value-type="float" office:value="103675">
            <text:p>10367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103654">
            <text:p>20103654</text:p>
          </table:table-cell>
          <table:table-cell office:value-type="float" office:value="66463">
            <text:p>66463</text:p>
          </table:table-cell>
          <table:table-cell office:value-type="float" office:value="128675">
            <text:p>12867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023853">
            <text:p>23023853</text:p>
          </table:table-cell>
          <table:table-cell office:value-type="float" office:value="75898">
            <text:p>75898</text:p>
          </table:table-cell>
          <table:table-cell office:value-type="float" office:value="98622">
            <text:p>9862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892333">
            <text:p>24892333</text:p>
          </table:table-cell>
          <table:table-cell office:value-type="float" office:value="76990">
            <text:p>76990</text:p>
          </table:table-cell>
          <table:table-cell office:value-type="float" office:value="102431">
            <text:p>10243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668099">
            <text:p>16668099</text:p>
          </table:table-cell>
          <table:table-cell office:value-type="float" office:value="66502">
            <text:p>66502</text:p>
          </table:table-cell>
          <table:table-cell office:value-type="float" office:value="119558">
            <text:p>11955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856628">
            <text:p>21856628</text:p>
          </table:table-cell>
          <table:table-cell office:value-type="float" office:value="69288">
            <text:p>69288</text:p>
          </table:table-cell>
          <table:table-cell office:value-type="float" office:value="92776">
            <text:p>9277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9025297">
            <text:p>39025297</text:p>
          </table:table-cell>
          <table:table-cell office:value-type="float" office:value="74189">
            <text:p>74189</text:p>
          </table:table-cell>
          <table:table-cell office:value-type="float" office:value="135202">
            <text:p>13520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651656">
            <text:p>33651656</text:p>
          </table:table-cell>
          <table:table-cell office:value-type="float" office:value="101619">
            <text:p>101619</text:p>
          </table:table-cell>
          <table:table-cell office:value-type="float" office:value="97614">
            <text:p>9761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528193">
            <text:p>17528193</text:p>
          </table:table-cell>
          <table:table-cell office:value-type="float" office:value="69641">
            <text:p>69641</text:p>
          </table:table-cell>
          <table:table-cell office:value-type="float" office:value="87139">
            <text:p>87139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153211">
            <text:p>17153211</text:p>
          </table:table-cell>
          <table:table-cell office:value-type="float" office:value="72233">
            <text:p>72233</text:p>
          </table:table-cell>
          <table:table-cell office:value-type="float" office:value="96000">
            <text:p>9600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237719">
            <text:p>26237719</text:p>
          </table:table-cell>
          <table:table-cell office:value-type="float" office:value="79121">
            <text:p>79121</text:p>
          </table:table-cell>
          <table:table-cell office:value-type="float" office:value="117052">
            <text:p>11705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344249">
            <text:p>30344249</text:p>
          </table:table-cell>
          <table:table-cell office:value-type="float" office:value="75426">
            <text:p>75426</text:p>
          </table:table-cell>
          <table:table-cell office:value-type="float" office:value="81129">
            <text:p>81129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978794">
            <text:p>24978794</text:p>
          </table:table-cell>
          <table:table-cell office:value-type="float" office:value="88869">
            <text:p>88869</text:p>
          </table:table-cell>
          <table:table-cell office:value-type="float" office:value="98856">
            <text:p>9885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296007">
            <text:p>22296007</text:p>
          </table:table-cell>
          <table:table-cell office:value-type="float" office:value="79604">
            <text:p>79604</text:p>
          </table:table-cell>
          <table:table-cell office:value-type="float" office:value="103001">
            <text:p>10300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657999">
            <text:p>22657999</text:p>
          </table:table-cell>
          <table:table-cell office:value-type="float" office:value="96693">
            <text:p>96693</text:p>
          </table:table-cell>
          <table:table-cell office:value-type="float" office:value="103162">
            <text:p>10316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578413">
            <text:p>15578413</text:p>
          </table:table-cell>
          <table:table-cell office:value-type="float" office:value="76337">
            <text:p>76337</text:p>
          </table:table-cell>
          <table:table-cell office:value-type="float" office:value="98101">
            <text:p>9810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824797">
            <text:p>24824797</text:p>
          </table:table-cell>
          <table:table-cell office:value-type="float" office:value="107085">
            <text:p>107085</text:p>
          </table:table-cell>
          <table:table-cell office:value-type="float" office:value="97395">
            <text:p>9739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706913">
            <text:p>24706913</text:p>
          </table:table-cell>
          <table:table-cell office:value-type="float" office:value="115592">
            <text:p>115592</text:p>
          </table:table-cell>
          <table:table-cell office:value-type="float" office:value="197828">
            <text:p>19782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4919510">
            <text:p>44919510</text:p>
          </table:table-cell>
          <table:table-cell office:value-type="float" office:value="75077">
            <text:p>75077</text:p>
          </table:table-cell>
          <table:table-cell office:value-type="float" office:value="100383">
            <text:p>10038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245453">
            <text:p>23245453</text:p>
          </table:table-cell>
          <table:table-cell office:value-type="float" office:value="79763">
            <text:p>79763</text:p>
          </table:table-cell>
          <table:table-cell office:value-type="float" office:value="105248">
            <text:p>10524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405737">
            <text:p>15405737</text:p>
          </table:table-cell>
          <table:table-cell office:value-type="float" office:value="172059">
            <text:p>172059</text:p>
          </table:table-cell>
          <table:table-cell office:value-type="float" office:value="140264">
            <text:p>14026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231651">
            <text:p>23231651</text:p>
          </table:table-cell>
          <table:table-cell office:value-type="float" office:value="65611">
            <text:p>65611</text:p>
          </table:table-cell>
          <table:table-cell office:value-type="float" office:value="111490">
            <text:p>11149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693163">
            <text:p>34693163</text:p>
          </table:table-cell>
          <table:table-cell office:value-type="float" office:value="79337">
            <text:p>79337</text:p>
          </table:table-cell>
          <table:table-cell office:value-type="float" office:value="117320">
            <text:p>11732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059500">
            <text:p>19059500</text:p>
          </table:table-cell>
          <table:table-cell office:value-type="float" office:value="79851">
            <text:p>79851</text:p>
          </table:table-cell>
          <table:table-cell office:value-type="float" office:value="99160">
            <text:p>9916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562234">
            <text:p>32562234</text:p>
          </table:table-cell>
          <table:table-cell office:value-type="float" office:value="74083">
            <text:p>74083</text:p>
          </table:table-cell>
          <table:table-cell office:value-type="float" office:value="118536">
            <text:p>11853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077275">
            <text:p>17077275</text:p>
          </table:table-cell>
          <table:table-cell office:value-type="float" office:value="68212">
            <text:p>68212</text:p>
          </table:table-cell>
          <table:table-cell office:value-type="float" office:value="87920">
            <text:p>8792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474610">
            <text:p>19474610</text:p>
          </table:table-cell>
          <table:table-cell office:value-type="float" office:value="109027">
            <text:p>109027</text:p>
          </table:table-cell>
          <table:table-cell office:value-type="float" office:value="155881">
            <text:p>15588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973591">
            <text:p>22973591</text:p>
          </table:table-cell>
          <table:table-cell office:value-type="float" office:value="78410">
            <text:p>78410</text:p>
          </table:table-cell>
          <table:table-cell office:value-type="float" office:value="130437">
            <text:p>130437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603455">
            <text:p>18603455</text:p>
          </table:table-cell>
          <table:table-cell office:value-type="float" office:value="72476">
            <text:p>72476</text:p>
          </table:table-cell>
          <table:table-cell office:value-type="float" office:value="94756">
            <text:p>9475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722317">
            <text:p>21722317</text:p>
          </table:table-cell>
          <table:table-cell office:value-type="float" office:value="88042">
            <text:p>88042</text:p>
          </table:table-cell>
          <table:table-cell office:value-type="float" office:value="100543">
            <text:p>10054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680080">
            <text:p>30680080</text:p>
          </table:table-cell>
          <table:table-cell office:value-type="float" office:value="72659">
            <text:p>72659</text:p>
          </table:table-cell>
          <table:table-cell office:value-type="float" office:value="101022">
            <text:p>10102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196491">
            <text:p>19196491</text:p>
          </table:table-cell>
          <table:table-cell office:value-type="float" office:value="146953">
            <text:p>146953</text:p>
          </table:table-cell>
          <table:table-cell office:value-type="float" office:value="123529">
            <text:p>123529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517279">
            <text:p>21517279</text:p>
          </table:table-cell>
          <table:table-cell office:value-type="float" office:value="73601">
            <text:p>73601</text:p>
          </table:table-cell>
          <table:table-cell office:value-type="float" office:value="101209">
            <text:p>101209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639032">
            <text:p>18639032</text:p>
          </table:table-cell>
          <table:table-cell office:value-type="float" office:value="76957">
            <text:p>76957</text:p>
          </table:table-cell>
          <table:table-cell office:value-type="float" office:value="102452">
            <text:p>10245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664696">
            <text:p>34664696</text:p>
          </table:table-cell>
          <table:table-cell office:value-type="float" office:value="103402">
            <text:p>103402</text:p>
          </table:table-cell>
          <table:table-cell office:value-type="float" office:value="102858">
            <text:p>10285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17323">
            <text:p>16317323</text:p>
          </table:table-cell>
          <table:table-cell office:value-type="float" office:value="69577">
            <text:p>69577</text:p>
          </table:table-cell>
          <table:table-cell office:value-type="float" office:value="130906">
            <text:p>13090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445550">
            <text:p>30445550</text:p>
          </table:table-cell>
          <table:table-cell office:value-type="float" office:value="68576">
            <text:p>68576</text:p>
          </table:table-cell>
          <table:table-cell office:value-type="float" office:value="128443">
            <text:p>12844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818348">
            <text:p>19818348</text:p>
          </table:table-cell>
          <table:table-cell office:value-type="float" office:value="71995">
            <text:p>71995</text:p>
          </table:table-cell>
          <table:table-cell office:value-type="float" office:value="98311">
            <text:p>9831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064004">
            <text:p>22064004</text:p>
          </table:table-cell>
          <table:table-cell office:value-type="float" office:value="75194">
            <text:p>75194</text:p>
          </table:table-cell>
          <table:table-cell office:value-type="float" office:value="117693">
            <text:p>11769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304719">
            <text:p>19304719</text:p>
          </table:table-cell>
          <table:table-cell office:value-type="float" office:value="74748">
            <text:p>74748</text:p>
          </table:table-cell>
          <table:table-cell office:value-type="float" office:value="98615">
            <text:p>9861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950134">
            <text:p>23950134</text:p>
          </table:table-cell>
          <table:table-cell office:value-type="float" office:value="136332">
            <text:p>136332</text:p>
          </table:table-cell>
          <table:table-cell office:value-type="float" office:value="215268">
            <text:p>215268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0628789">
            <text:p>40628789</text:p>
          </table:table-cell>
          <table:table-cell office:value-type="float" office:value="98633">
            <text:p>98633</text:p>
          </table:table-cell>
          <table:table-cell office:value-type="float" office:value="107798">
            <text:p>107798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9366718">
            <text:p>49366718</text:p>
          </table:table-cell>
          <table:table-cell office:value-type="float" office:value="102016">
            <text:p>102016</text:p>
          </table:table-cell>
          <table:table-cell office:value-type="float" office:value="108768">
            <text:p>108768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719178">
            <text:p>24719178</text:p>
          </table:table-cell>
          <table:table-cell office:value-type="float" office:value="85279">
            <text:p>85279</text:p>
          </table:table-cell>
          <table:table-cell office:value-type="float" office:value="95782">
            <text:p>9578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632800">
            <text:p>25632800</text:p>
          </table:table-cell>
          <table:table-cell office:value-type="float" office:value="82659">
            <text:p>82659</text:p>
          </table:table-cell>
          <table:table-cell office:value-type="float" office:value="114932">
            <text:p>11493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6660169">
            <text:p>36660169</text:p>
          </table:table-cell>
          <table:table-cell office:value-type="float" office:value="94794">
            <text:p>94794</text:p>
          </table:table-cell>
          <table:table-cell office:value-type="float" office:value="161895">
            <text:p>16189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6503564">
            <text:p>36503564</text:p>
          </table:table-cell>
          <table:table-cell office:value-type="float" office:value="124905">
            <text:p>124905</text:p>
          </table:table-cell>
          <table:table-cell office:value-type="float" office:value="190741">
            <text:p>19074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7572127">
            <text:p>37572127</text:p>
          </table:table-cell>
          <table:table-cell office:value-type="float" office:value="82402">
            <text:p>82402</text:p>
          </table:table-cell>
          <table:table-cell office:value-type="float" office:value="119175">
            <text:p>11917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279156">
            <text:p>20279156</text:p>
          </table:table-cell>
          <table:table-cell office:value-type="float" office:value="84394">
            <text:p>84394</text:p>
          </table:table-cell>
          <table:table-cell office:value-type="float" office:value="123566">
            <text:p>12356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262974">
            <text:p>29262974</text:p>
          </table:table-cell>
          <table:table-cell office:value-type="float" office:value="85760">
            <text:p>85760</text:p>
          </table:table-cell>
          <table:table-cell office:value-type="float" office:value="112904">
            <text:p>11290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1363133">
            <text:p>21363133</text:p>
          </table:table-cell>
          <table:table-cell office:value-type="float" office:value="85118">
            <text:p>85118</text:p>
          </table:table-cell>
          <table:table-cell office:value-type="float" office:value="115355">
            <text:p>11535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316434">
            <text:p>32316434</text:p>
          </table:table-cell>
          <table:table-cell office:value-type="float" office:value="122116">
            <text:p>122116</text:p>
          </table:table-cell>
          <table:table-cell office:value-type="float" office:value="198208">
            <text:p>198208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408206">
            <text:p>24408206</text:p>
          </table:table-cell>
          <table:table-cell office:value-type="float" office:value="77819">
            <text:p>77819</text:p>
          </table:table-cell>
          <table:table-cell office:value-type="float" office:value="266577">
            <text:p>26657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9100095">
            <text:p>39100095</text:p>
          </table:table-cell>
          <table:table-cell office:value-type="float" office:value="83354">
            <text:p>83354</text:p>
          </table:table-cell>
          <table:table-cell office:value-type="float" office:value="105155">
            <text:p>10515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355365">
            <text:p>28355365</text:p>
          </table:table-cell>
          <table:table-cell office:value-type="float" office:value="84668">
            <text:p>84668</text:p>
          </table:table-cell>
          <table:table-cell office:value-type="float" office:value="108827">
            <text:p>10882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8869752">
            <text:p>38869752</text:p>
          </table:table-cell>
          <table:table-cell office:value-type="float" office:value="75930">
            <text:p>75930</text:p>
          </table:table-cell>
          <table:table-cell office:value-type="float" office:value="131598">
            <text:p>131598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9806497">
            <text:p>19806497</text:p>
          </table:table-cell>
          <table:table-cell office:value-type="float" office:value="104180">
            <text:p>104180</text:p>
          </table:table-cell>
          <table:table-cell office:value-type="float" office:value="116145">
            <text:p>11614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060605">
            <text:p>32060605</text:p>
          </table:table-cell>
          <table:table-cell office:value-type="float" office:value="88895">
            <text:p>88895</text:p>
          </table:table-cell>
          <table:table-cell office:value-type="float" office:value="112861">
            <text:p>11286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344212">
            <text:p>25344212</text:p>
          </table:table-cell>
          <table:table-cell office:value-type="float" office:value="74177">
            <text:p>74177</text:p>
          </table:table-cell>
          <table:table-cell office:value-type="float" office:value="100205">
            <text:p>10020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924286">
            <text:p>27924286</text:p>
          </table:table-cell>
          <table:table-cell office:value-type="float" office:value="80239">
            <text:p>80239</text:p>
          </table:table-cell>
          <table:table-cell office:value-type="float" office:value="103655">
            <text:p>10365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434013">
            <text:p>24434013</text:p>
          </table:table-cell>
          <table:table-cell office:value-type="float" office:value="78859">
            <text:p>78859</text:p>
          </table:table-cell>
          <table:table-cell office:value-type="float" office:value="111394">
            <text:p>11139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320515">
            <text:p>23320515</text:p>
          </table:table-cell>
          <table:table-cell office:value-type="float" office:value="79436">
            <text:p>79436</text:p>
          </table:table-cell>
          <table:table-cell office:value-type="float" office:value="112864">
            <text:p>11286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6774560">
            <text:p>46774560</text:p>
          </table:table-cell>
          <table:table-cell office:value-type="float" office:value="154758">
            <text:p>154758</text:p>
          </table:table-cell>
          <table:table-cell office:value-type="float" office:value="171466">
            <text:p>17146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825868">
            <text:p>34825868</text:p>
          </table:table-cell>
          <table:table-cell office:value-type="float" office:value="86763">
            <text:p>86763</text:p>
          </table:table-cell>
          <table:table-cell office:value-type="float" office:value="114484">
            <text:p>11448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132417">
            <text:p>29132417</text:p>
          </table:table-cell>
          <table:table-cell office:value-type="float" office:value="131289">
            <text:p>131289</text:p>
          </table:table-cell>
          <table:table-cell office:value-type="float" office:value="163346">
            <text:p>16334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830028">
            <text:p>22830028</text:p>
          </table:table-cell>
          <table:table-cell office:value-type="float" office:value="118801">
            <text:p>118801</text:p>
          </table:table-cell>
          <table:table-cell office:value-type="float" office:value="145192">
            <text:p>14519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605741">
            <text:p>25605741</text:p>
          </table:table-cell>
          <table:table-cell office:value-type="float" office:value="134058">
            <text:p>134058</text:p>
          </table:table-cell>
          <table:table-cell office:value-type="float" office:value="184206">
            <text:p>18420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8786081">
            <text:p>38786081</text:p>
          </table:table-cell>
          <table:table-cell office:value-type="float" office:value="75606">
            <text:p>75606</text:p>
          </table:table-cell>
          <table:table-cell office:value-type="float" office:value="55752">
            <text:p>5575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8217946">
            <text:p>38217946</text:p>
          </table:table-cell>
          <table:table-cell office:value-type="float" office:value="79965">
            <text:p>79965</text:p>
          </table:table-cell>
          <table:table-cell office:value-type="float" office:value="113382">
            <text:p>11338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097870">
            <text:p>28097870</text:p>
          </table:table-cell>
          <table:table-cell office:value-type="float" office:value="81628">
            <text:p>81628</text:p>
          </table:table-cell>
          <table:table-cell office:value-type="float" office:value="113980">
            <text:p>11398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381372">
            <text:p>24381372</text:p>
          </table:table-cell>
          <table:table-cell office:value-type="float" office:value="119781">
            <text:p>119781</text:p>
          </table:table-cell>
          <table:table-cell office:value-type="float" office:value="197307">
            <text:p>19730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692643">
            <text:p>32692643</text:p>
          </table:table-cell>
          <table:table-cell office:value-type="float" office:value="82933">
            <text:p>82933</text:p>
          </table:table-cell>
          <table:table-cell office:value-type="float" office:value="183087">
            <text:p>18308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976148">
            <text:p>22976148</text:p>
          </table:table-cell>
          <table:table-cell office:value-type="float" office:value="88568">
            <text:p>88568</text:p>
          </table:table-cell>
          <table:table-cell office:value-type="float" office:value="102554">
            <text:p>10255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3486322">
            <text:p>43486322</text:p>
          </table:table-cell>
          <table:table-cell office:value-type="float" office:value="82027">
            <text:p>82027</text:p>
          </table:table-cell>
          <table:table-cell office:value-type="float" office:value="132388">
            <text:p>132388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162023">
            <text:p>20162023</text:p>
          </table:table-cell>
          <table:table-cell office:value-type="float" office:value="78838">
            <text:p>78838</text:p>
          </table:table-cell>
          <table:table-cell office:value-type="float" office:value="101193">
            <text:p>10119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7595435">
            <text:p>37595435</text:p>
          </table:table-cell>
          <table:table-cell office:value-type="float" office:value="84379">
            <text:p>84379</text:p>
          </table:table-cell>
          <table:table-cell office:value-type="float" office:value="131353">
            <text:p>13135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699188">
            <text:p>23699188</text:p>
          </table:table-cell>
          <table:table-cell office:value-type="float" office:value="79262">
            <text:p>79262</text:p>
          </table:table-cell>
          <table:table-cell office:value-type="float" office:value="97429">
            <text:p>97429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180340">
            <text:p>23180340</text:p>
          </table:table-cell>
          <table:table-cell office:value-type="float" office:value="77605">
            <text:p>77605</text:p>
          </table:table-cell>
          <table:table-cell office:value-type="float" office:value="138004">
            <text:p>13800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618540">
            <text:p>22618540</text:p>
          </table:table-cell>
          <table:table-cell office:value-type="float" office:value="77776">
            <text:p>77776</text:p>
          </table:table-cell>
          <table:table-cell office:value-type="float" office:value="108205">
            <text:p>10820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077036">
            <text:p>28077036</text:p>
          </table:table-cell>
          <table:table-cell office:value-type="float" office:value="77658">
            <text:p>77658</text:p>
          </table:table-cell>
          <table:table-cell office:value-type="float" office:value="103428">
            <text:p>103428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639615">
            <text:p>32639615</text:p>
          </table:table-cell>
          <table:table-cell office:value-type="float" office:value="98107">
            <text:p>98107</text:p>
          </table:table-cell>
          <table:table-cell office:value-type="float" office:value="148329">
            <text:p>148329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655725">
            <text:p>23655725</text:p>
          </table:table-cell>
          <table:table-cell office:value-type="float" office:value="81902">
            <text:p>81902</text:p>
          </table:table-cell>
          <table:table-cell office:value-type="float" office:value="107605">
            <text:p>10760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8599708">
            <text:p>38599708</text:p>
          </table:table-cell>
          <table:table-cell office:value-type="float" office:value="78455">
            <text:p>78455</text:p>
          </table:table-cell>
          <table:table-cell office:value-type="float" office:value="114580">
            <text:p>11458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076115">
            <text:p>30076115</text:p>
          </table:table-cell>
          <table:table-cell office:value-type="float" office:value="99587">
            <text:p>99587</text:p>
          </table:table-cell>
          <table:table-cell office:value-type="float" office:value="117031">
            <text:p>11703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3700567">
            <text:p>33700567</text:p>
          </table:table-cell>
          <table:table-cell office:value-type="float" office:value="122931">
            <text:p>122931</text:p>
          </table:table-cell>
          <table:table-cell office:value-type="float" office:value="155959">
            <text:p>155959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695910">
            <text:p>20695910</text:p>
          </table:table-cell>
          <table:table-cell office:value-type="float" office:value="83533">
            <text:p>83533</text:p>
          </table:table-cell>
          <table:table-cell office:value-type="float" office:value="106189">
            <text:p>106189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579215">
            <text:p>31579215</text:p>
          </table:table-cell>
          <table:table-cell office:value-type="float" office:value="86207">
            <text:p>86207</text:p>
          </table:table-cell>
          <table:table-cell office:value-type="float" office:value="111934">
            <text:p>11193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099876">
            <text:p>25099876</text:p>
          </table:table-cell>
          <table:table-cell office:value-type="float" office:value="81034">
            <text:p>81034</text:p>
          </table:table-cell>
          <table:table-cell office:value-type="float" office:value="128342">
            <text:p>12834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1118223">
            <text:p>21118223</text:p>
          </table:table-cell>
          <table:table-cell office:value-type="float" office:value="83912">
            <text:p>83912</text:p>
          </table:table-cell>
          <table:table-cell office:value-type="float" office:value="108224">
            <text:p>10822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460863">
            <text:p>20460863</text:p>
          </table:table-cell>
          <table:table-cell office:value-type="float" office:value="81719">
            <text:p>81719</text:p>
          </table:table-cell>
          <table:table-cell office:value-type="float" office:value="113507">
            <text:p>113507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2746991">
            <text:p>22746991</text:p>
          </table:table-cell>
          <table:table-cell office:value-type="float" office:value="107160">
            <text:p>107160</text:p>
          </table:table-cell>
          <table:table-cell office:value-type="float" office:value="220759">
            <text:p>22075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3432106">
            <text:p>43432106</text:p>
          </table:table-cell>
          <table:table-cell office:value-type="float" office:value="199522">
            <text:p>199522</text:p>
          </table:table-cell>
          <table:table-cell office:value-type="float" office:value="124043">
            <text:p>12404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780684">
            <text:p>28780684</text:p>
          </table:table-cell>
          <table:table-cell office:value-type="float" office:value="92476">
            <text:p>92476</text:p>
          </table:table-cell>
          <table:table-cell office:value-type="float" office:value="121346">
            <text:p>12134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496019">
            <text:p>24496019</text:p>
          </table:table-cell>
          <table:table-cell office:value-type="float" office:value="95791">
            <text:p>95791</text:p>
          </table:table-cell>
          <table:table-cell office:value-type="float" office:value="142948">
            <text:p>14294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7551772">
            <text:p>57551772</text:p>
          </table:table-cell>
          <table:table-cell office:value-type="float" office:value="83135">
            <text:p>83135</text:p>
          </table:table-cell>
          <table:table-cell office:value-type="float" office:value="133604">
            <text:p>13360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280213">
            <text:p>25280213</text:p>
          </table:table-cell>
          <table:table-cell office:value-type="float" office:value="87185">
            <text:p>87185</text:p>
          </table:table-cell>
          <table:table-cell office:value-type="float" office:value="87866">
            <text:p>8786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261440">
            <text:p>34261440</text:p>
          </table:table-cell>
          <table:table-cell office:value-type="float" office:value="90277">
            <text:p>90277</text:p>
          </table:table-cell>
          <table:table-cell office:value-type="float" office:value="129465">
            <text:p>12946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133186">
            <text:p>38133186</text:p>
          </table:table-cell>
          <table:table-cell office:value-type="float" office:value="85749">
            <text:p>85749</text:p>
          </table:table-cell>
          <table:table-cell office:value-type="float" office:value="149222">
            <text:p>14922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5256979">
            <text:p>45256979</text:p>
          </table:table-cell>
          <table:table-cell office:value-type="float" office:value="89684">
            <text:p>89684</text:p>
          </table:table-cell>
          <table:table-cell office:value-type="float" office:value="202356">
            <text:p>20235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666549">
            <text:p>34666549</text:p>
          </table:table-cell>
          <table:table-cell office:value-type="float" office:value="123355">
            <text:p>123355</text:p>
          </table:table-cell>
          <table:table-cell office:value-type="float" office:value="109906">
            <text:p>10990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1520286">
            <text:p>41520286</text:p>
          </table:table-cell>
          <table:table-cell office:value-type="float" office:value="90822">
            <text:p>90822</text:p>
          </table:table-cell>
          <table:table-cell office:value-type="float" office:value="124574">
            <text:p>12457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469121">
            <text:p>24469121</text:p>
          </table:table-cell>
          <table:table-cell office:value-type="float" office:value="90958">
            <text:p>90958</text:p>
          </table:table-cell>
          <table:table-cell office:value-type="float" office:value="147542">
            <text:p>14754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382869">
            <text:p>24382869</text:p>
          </table:table-cell>
          <table:table-cell office:value-type="float" office:value="105658">
            <text:p>105658</text:p>
          </table:table-cell>
          <table:table-cell office:value-type="float" office:value="134374">
            <text:p>13437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206203">
            <text:p>24206203</text:p>
          </table:table-cell>
          <table:table-cell office:value-type="float" office:value="95903">
            <text:p>95903</text:p>
          </table:table-cell>
          <table:table-cell office:value-type="float" office:value="121978">
            <text:p>12197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1506400">
            <text:p>41506400</text:p>
          </table:table-cell>
          <table:table-cell office:value-type="float" office:value="90659">
            <text:p>90659</text:p>
          </table:table-cell>
          <table:table-cell office:value-type="float" office:value="148451">
            <text:p>14845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1191860">
            <text:p>41191860</text:p>
          </table:table-cell>
          <table:table-cell office:value-type="float" office:value="90223">
            <text:p>90223</text:p>
          </table:table-cell>
          <table:table-cell office:value-type="float" office:value="139310">
            <text:p>13931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0857038">
            <text:p>40857038</text:p>
          </table:table-cell>
          <table:table-cell office:value-type="float" office:value="93440">
            <text:p>93440</text:p>
          </table:table-cell>
          <table:table-cell office:value-type="float" office:value="127475">
            <text:p>12747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834811">
            <text:p>26834811</text:p>
          </table:table-cell>
          <table:table-cell office:value-type="float" office:value="108086">
            <text:p>108086</text:p>
          </table:table-cell>
          <table:table-cell office:value-type="float" office:value="128921">
            <text:p>12892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536703">
            <text:p>30536703</text:p>
          </table:table-cell>
          <table:table-cell office:value-type="float" office:value="129516">
            <text:p>129516</text:p>
          </table:table-cell>
          <table:table-cell office:value-type="float" office:value="220257">
            <text:p>220257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988065">
            <text:p>26988065</text:p>
          </table:table-cell>
          <table:table-cell office:value-type="float" office:value="91768">
            <text:p>91768</text:p>
          </table:table-cell>
          <table:table-cell office:value-type="float" office:value="206883">
            <text:p>20688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350103">
            <text:p>23350103</text:p>
          </table:table-cell>
          <table:table-cell office:value-type="float" office:value="101525">
            <text:p>101525</text:p>
          </table:table-cell>
          <table:table-cell office:value-type="float" office:value="169838">
            <text:p>16983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359676">
            <text:p>34359676</text:p>
          </table:table-cell>
          <table:table-cell office:value-type="float" office:value="95031">
            <text:p>95031</text:p>
          </table:table-cell>
          <table:table-cell office:value-type="float" office:value="126449">
            <text:p>12644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661315">
            <text:p>26661315</text:p>
          </table:table-cell>
          <table:table-cell office:value-type="float" office:value="354357">
            <text:p>354357</text:p>
          </table:table-cell>
          <table:table-cell office:value-type="float" office:value="280551">
            <text:p>28055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326141">
            <text:p>23326141</text:p>
          </table:table-cell>
          <table:table-cell office:value-type="float" office:value="79829">
            <text:p>79829</text:p>
          </table:table-cell>
          <table:table-cell office:value-type="float" office:value="142483">
            <text:p>14248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423984">
            <text:p>23423984</text:p>
          </table:table-cell>
          <table:table-cell office:value-type="float" office:value="88720">
            <text:p>88720</text:p>
          </table:table-cell>
          <table:table-cell office:value-type="float" office:value="118864">
            <text:p>11886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056737">
            <text:p>35056737</text:p>
          </table:table-cell>
          <table:table-cell office:value-type="float" office:value="85041">
            <text:p>85041</text:p>
          </table:table-cell>
          <table:table-cell office:value-type="float" office:value="152495">
            <text:p>15249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1728236">
            <text:p>31728236</text:p>
          </table:table-cell>
          <table:table-cell office:value-type="float" office:value="86137">
            <text:p>86137</text:p>
          </table:table-cell>
          <table:table-cell office:value-type="float" office:value="113861">
            <text:p>11386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9176167">
            <text:p>49176167</text:p>
          </table:table-cell>
          <table:table-cell office:value-type="float" office:value="109590">
            <text:p>109590</text:p>
          </table:table-cell>
          <table:table-cell office:value-type="float" office:value="128810">
            <text:p>12881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1540869">
            <text:p>21540869</text:p>
          </table:table-cell>
          <table:table-cell office:value-type="float" office:value="92909">
            <text:p>92909</text:p>
          </table:table-cell>
          <table:table-cell office:value-type="float" office:value="108789">
            <text:p>10878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225727">
            <text:p>27225727</text:p>
          </table:table-cell>
          <table:table-cell office:value-type="float" office:value="83637">
            <text:p>83637</text:p>
          </table:table-cell>
          <table:table-cell office:value-type="float" office:value="114049">
            <text:p>11404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224622">
            <text:p>23224622</text:p>
          </table:table-cell>
          <table:table-cell office:value-type="float" office:value="81623">
            <text:p>81623</text:p>
          </table:table-cell>
          <table:table-cell office:value-type="float" office:value="111079">
            <text:p>11107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012185">
            <text:p>36012185</text:p>
          </table:table-cell>
          <table:table-cell office:value-type="float" office:value="86278">
            <text:p>86278</text:p>
          </table:table-cell>
          <table:table-cell office:value-type="float" office:value="122148">
            <text:p>12214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286955">
            <text:p>30286955</text:p>
          </table:table-cell>
          <table:table-cell office:value-type="float" office:value="94158">
            <text:p>94158</text:p>
          </table:table-cell>
          <table:table-cell office:value-type="float" office:value="129788">
            <text:p>12978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651478">
            <text:p>38651478</text:p>
          </table:table-cell>
          <table:table-cell office:value-type="float" office:value="89746">
            <text:p>89746</text:p>
          </table:table-cell>
          <table:table-cell office:value-type="float" office:value="123279">
            <text:p>12327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942752">
            <text:p>24942752</text:p>
          </table:table-cell>
          <table:table-cell office:value-type="float" office:value="86646">
            <text:p>86646</text:p>
          </table:table-cell>
          <table:table-cell office:value-type="float" office:value="160538">
            <text:p>16053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0541222">
            <text:p>40541222</text:p>
          </table:table-cell>
          <table:table-cell office:value-type="float" office:value="121247">
            <text:p>121247</text:p>
          </table:table-cell>
          <table:table-cell office:value-type="float" office:value="146387">
            <text:p>146387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383676">
            <text:p>30383676</text:p>
          </table:table-cell>
          <table:table-cell office:value-type="float" office:value="96292">
            <text:p>96292</text:p>
          </table:table-cell>
          <table:table-cell office:value-type="float" office:value="42849">
            <text:p>4284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553609">
            <text:p>29553609</text:p>
          </table:table-cell>
          <table:table-cell office:value-type="float" office:value="125323">
            <text:p>125323</text:p>
          </table:table-cell>
          <table:table-cell office:value-type="float" office:value="122882">
            <text:p>12288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302927">
            <text:p>28302927</text:p>
          </table:table-cell>
          <table:table-cell office:value-type="float" office:value="85085">
            <text:p>85085</text:p>
          </table:table-cell>
          <table:table-cell office:value-type="float" office:value="112000">
            <text:p>11200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8486832">
            <text:p>48486832</text:p>
          </table:table-cell>
          <table:table-cell office:value-type="float" office:value="143825">
            <text:p>143825</text:p>
          </table:table-cell>
          <table:table-cell office:value-type="float" office:value="159790">
            <text:p>15979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075900">
            <text:p>25075900</text:p>
          </table:table-cell>
          <table:table-cell office:value-type="float" office:value="85206">
            <text:p>85206</text:p>
          </table:table-cell>
          <table:table-cell office:value-type="float" office:value="108790">
            <text:p>10879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310910">
            <text:p>46310910</text:p>
          </table:table-cell>
          <table:table-cell office:value-type="float" office:value="121588">
            <text:p>121588</text:p>
          </table:table-cell>
          <table:table-cell office:value-type="float" office:value="112565">
            <text:p>11256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836312">
            <text:p>38836312</text:p>
          </table:table-cell>
          <table:table-cell office:value-type="float" office:value="110099">
            <text:p>110099</text:p>
          </table:table-cell>
          <table:table-cell office:value-type="float" office:value="134920">
            <text:p>13492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3340958">
            <text:p>43340958</text:p>
          </table:table-cell>
          <table:table-cell office:value-type="float" office:value="97379">
            <text:p>97379</text:p>
          </table:table-cell>
          <table:table-cell office:value-type="float" office:value="135173">
            <text:p>13517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690650">
            <text:p>23690650</text:p>
          </table:table-cell>
          <table:table-cell office:value-type="float" office:value="100397">
            <text:p>100397</text:p>
          </table:table-cell>
          <table:table-cell office:value-type="float" office:value="131864">
            <text:p>13186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5763042">
            <text:p>55763042</text:p>
          </table:table-cell>
          <table:table-cell office:value-type="float" office:value="92929">
            <text:p>92929</text:p>
          </table:table-cell>
          <table:table-cell office:value-type="float" office:value="125635">
            <text:p>12563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033979">
            <text:p>34033979</text:p>
          </table:table-cell>
          <table:table-cell office:value-type="float" office:value="42472">
            <text:p>42472</text:p>
          </table:table-cell>
          <table:table-cell office:value-type="float" office:value="126450">
            <text:p>12645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224673">
            <text:p>24224673</text:p>
          </table:table-cell>
          <table:table-cell office:value-type="float" office:value="91208">
            <text:p>91208</text:p>
          </table:table-cell>
          <table:table-cell office:value-type="float" office:value="117320">
            <text:p>11732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8710482">
            <text:p>48710482</text:p>
          </table:table-cell>
          <table:table-cell office:value-type="float" office:value="102105">
            <text:p>102105</text:p>
          </table:table-cell>
          <table:table-cell office:value-type="float" office:value="155951">
            <text:p>15595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3886427">
            <text:p>43886427</text:p>
          </table:table-cell>
          <table:table-cell office:value-type="float" office:value="82869">
            <text:p>82869</text:p>
          </table:table-cell>
          <table:table-cell office:value-type="float" office:value="105780">
            <text:p>10578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3548409">
            <text:p>53548409</text:p>
          </table:table-cell>
          <table:table-cell office:value-type="float" office:value="146873">
            <text:p>146873</text:p>
          </table:table-cell>
          <table:table-cell office:value-type="float" office:value="127067">
            <text:p>12706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266013">
            <text:p>29266013</text:p>
          </table:table-cell>
          <table:table-cell office:value-type="float" office:value="89880">
            <text:p>89880</text:p>
          </table:table-cell>
          <table:table-cell office:value-type="float" office:value="122044">
            <text:p>12204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6188436">
            <text:p>26188436</text:p>
          </table:table-cell>
          <table:table-cell office:value-type="float" office:value="97764">
            <text:p>97764</text:p>
          </table:table-cell>
          <table:table-cell office:value-type="float" office:value="127211">
            <text:p>12721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7456378">
            <text:p>27456378</text:p>
          </table:table-cell>
          <table:table-cell office:value-type="float" office:value="104576">
            <text:p>104576</text:p>
          </table:table-cell>
          <table:table-cell office:value-type="float" office:value="159203">
            <text:p>15920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2968928">
            <text:p>32968928</text:p>
          </table:table-cell>
          <table:table-cell office:value-type="float" office:value="102085">
            <text:p>102085</text:p>
          </table:table-cell>
          <table:table-cell office:value-type="float" office:value="176321">
            <text:p>17632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4367051">
            <text:p>24367051</text:p>
          </table:table-cell>
          <table:table-cell office:value-type="float" office:value="128358">
            <text:p>128358</text:p>
          </table:table-cell>
          <table:table-cell office:value-type="float" office:value="127199">
            <text:p>12719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314742">
            <text:p>40314742</text:p>
          </table:table-cell>
          <table:table-cell office:value-type="float" office:value="82569">
            <text:p>82569</text:p>
          </table:table-cell>
          <table:table-cell office:value-type="float" office:value="148104">
            <text:p>14810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904332">
            <text:p>36904332</text:p>
          </table:table-cell>
          <table:table-cell office:value-type="float" office:value="98111">
            <text:p>98111</text:p>
          </table:table-cell>
          <table:table-cell office:value-type="float" office:value="128998">
            <text:p>12899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234305">
            <text:p>28234305</text:p>
          </table:table-cell>
          <table:table-cell office:value-type="float" office:value="104027">
            <text:p>104027</text:p>
          </table:table-cell>
          <table:table-cell office:value-type="float" office:value="140501">
            <text:p>14050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4582440">
            <text:p>54582440</text:p>
          </table:table-cell>
          <table:table-cell office:value-type="float" office:value="98845">
            <text:p>98845</text:p>
          </table:table-cell>
          <table:table-cell office:value-type="float" office:value="180404">
            <text:p>18040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7559393">
            <text:p>27559393</text:p>
          </table:table-cell>
          <table:table-cell office:value-type="float" office:value="92873">
            <text:p>92873</text:p>
          </table:table-cell>
          <table:table-cell office:value-type="float" office:value="134972">
            <text:p>13497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7358406">
            <text:p>27358406</text:p>
          </table:table-cell>
          <table:table-cell office:value-type="float" office:value="101954">
            <text:p>101954</text:p>
          </table:table-cell>
          <table:table-cell office:value-type="float" office:value="133091">
            <text:p>13309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7747052">
            <text:p>37747052</text:p>
          </table:table-cell>
          <table:table-cell office:value-type="float" office:value="91614">
            <text:p>91614</text:p>
          </table:table-cell>
          <table:table-cell office:value-type="float" office:value="128590">
            <text:p>12859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942184">
            <text:p>34942184</text:p>
          </table:table-cell>
          <table:table-cell office:value-type="float" office:value="116192">
            <text:p>116192</text:p>
          </table:table-cell>
          <table:table-cell office:value-type="float" office:value="137916">
            <text:p>13791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8590210">
            <text:p>58590210</text:p>
          </table:table-cell>
          <table:table-cell office:value-type="float" office:value="99888">
            <text:p>99888</text:p>
          </table:table-cell>
          <table:table-cell office:value-type="float" office:value="174381">
            <text:p>17438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564718">
            <text:p>29564718</text:p>
          </table:table-cell>
          <table:table-cell office:value-type="float" office:value="133923">
            <text:p>133923</text:p>
          </table:table-cell>
          <table:table-cell office:value-type="float" office:value="158921">
            <text:p>15892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9896654">
            <text:p>49896654</text:p>
          </table:table-cell>
          <table:table-cell office:value-type="float" office:value="96777">
            <text:p>96777</text:p>
          </table:table-cell>
          <table:table-cell office:value-type="float" office:value="170541">
            <text:p>17054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5004903">
            <text:p>35004903</text:p>
          </table:table-cell>
          <table:table-cell office:value-type="float" office:value="147275">
            <text:p>147275</text:p>
          </table:table-cell>
          <table:table-cell office:value-type="float" office:value="160377">
            <text:p>16037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3773214">
            <text:p>23773214</text:p>
          </table:table-cell>
          <table:table-cell office:value-type="float" office:value="102078">
            <text:p>102078</text:p>
          </table:table-cell>
          <table:table-cell office:value-type="float" office:value="125884">
            <text:p>12588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974714">
            <text:p>29974714</text:p>
          </table:table-cell>
          <table:table-cell office:value-type="float" office:value="113216">
            <text:p>113216</text:p>
          </table:table-cell>
          <table:table-cell office:value-type="float" office:value="127743">
            <text:p>12774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5388491">
            <text:p>25388491</text:p>
          </table:table-cell>
          <table:table-cell office:value-type="float" office:value="100063">
            <text:p>100063</text:p>
          </table:table-cell>
          <table:table-cell office:value-type="float" office:value="133751">
            <text:p>13375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1415756">
            <text:p>31415756</text:p>
          </table:table-cell>
          <table:table-cell office:value-type="float" office:value="187296">
            <text:p>187296</text:p>
          </table:table-cell>
          <table:table-cell office:value-type="float" office:value="191694">
            <text:p>19169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7356695">
            <text:p>47356695</text:p>
          </table:table-cell>
          <table:table-cell office:value-type="float" office:value="158179">
            <text:p>158179</text:p>
          </table:table-cell>
          <table:table-cell office:value-type="float" office:value="206431">
            <text:p>20643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247423">
            <text:p>40247423</text:p>
          </table:table-cell>
          <table:table-cell office:value-type="float" office:value="100994">
            <text:p>100994</text:p>
          </table:table-cell>
          <table:table-cell office:value-type="float" office:value="131022">
            <text:p>13102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8314438">
            <text:p>68314438</text:p>
          </table:table-cell>
          <table:table-cell office:value-type="float" office:value="103517">
            <text:p>103517</text:p>
          </table:table-cell>
          <table:table-cell office:value-type="float" office:value="161214">
            <text:p>16121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4272906">
            <text:p>54272906</text:p>
          </table:table-cell>
          <table:table-cell office:value-type="float" office:value="102270">
            <text:p>102270</text:p>
          </table:table-cell>
          <table:table-cell office:value-type="float" office:value="164694">
            <text:p>16469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1503132">
            <text:p>41503132</text:p>
          </table:table-cell>
          <table:table-cell office:value-type="float" office:value="97692">
            <text:p>97692</text:p>
          </table:table-cell>
          <table:table-cell office:value-type="float" office:value="149213">
            <text:p>14921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6407424">
            <text:p>26407424</text:p>
          </table:table-cell>
          <table:table-cell office:value-type="float" office:value="99703">
            <text:p>99703</text:p>
          </table:table-cell>
          <table:table-cell office:value-type="float" office:value="140928">
            <text:p>14092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5965057">
            <text:p>35965057</text:p>
          </table:table-cell>
          <table:table-cell office:value-type="float" office:value="101023">
            <text:p>101023</text:p>
          </table:table-cell>
          <table:table-cell office:value-type="float" office:value="145915">
            <text:p>14591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7091029">
            <text:p>47091029</text:p>
          </table:table-cell>
          <table:table-cell office:value-type="float" office:value="95137">
            <text:p>95137</text:p>
          </table:table-cell>
          <table:table-cell office:value-type="float" office:value="131181">
            <text:p>13118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1553309">
            <text:p>31553309</text:p>
          </table:table-cell>
          <table:table-cell office:value-type="float" office:value="94131">
            <text:p>94131</text:p>
          </table:table-cell>
          <table:table-cell office:value-type="float" office:value="128490">
            <text:p>12849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122352">
            <text:p>29122352</text:p>
          </table:table-cell>
          <table:table-cell office:value-type="float" office:value="92304">
            <text:p>92304</text:p>
          </table:table-cell>
          <table:table-cell office:value-type="float" office:value="118552">
            <text:p>11855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058292">
            <text:p>40058292</text:p>
          </table:table-cell>
          <table:table-cell office:value-type="float" office:value="158723">
            <text:p>158723</text:p>
          </table:table-cell>
          <table:table-cell office:value-type="float" office:value="241042">
            <text:p>24104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6623974">
            <text:p>66623974</text:p>
          </table:table-cell>
          <table:table-cell office:value-type="float" office:value="85964">
            <text:p>85964</text:p>
          </table:table-cell>
          <table:table-cell office:value-type="float" office:value="145105">
            <text:p>14510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6716290">
            <text:p>26716290</text:p>
          </table:table-cell>
          <table:table-cell office:value-type="float" office:value="116202">
            <text:p>116202</text:p>
          </table:table-cell>
          <table:table-cell office:value-type="float" office:value="146593">
            <text:p>14659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4349539">
            <text:p>44349539</text:p>
          </table:table-cell>
          <table:table-cell office:value-type="float" office:value="103243">
            <text:p>103243</text:p>
          </table:table-cell>
          <table:table-cell office:value-type="float" office:value="150793">
            <text:p>15079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5280739">
            <text:p>25280739</text:p>
          </table:table-cell>
          <table:table-cell office:value-type="float" office:value="129906">
            <text:p>129906</text:p>
          </table:table-cell>
          <table:table-cell office:value-type="float" office:value="125435">
            <text:p>12543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9186319">
            <text:p>69186319</text:p>
          </table:table-cell>
          <table:table-cell office:value-type="float" office:value="104521">
            <text:p>104521</text:p>
          </table:table-cell>
          <table:table-cell office:value-type="float" office:value="137979">
            <text:p>13797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3255832">
            <text:p>53255832</text:p>
          </table:table-cell>
          <table:table-cell office:value-type="float" office:value="91321">
            <text:p>91321</text:p>
          </table:table-cell>
          <table:table-cell office:value-type="float" office:value="128771">
            <text:p>12877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1721450">
            <text:p>31721450</text:p>
          </table:table-cell>
          <table:table-cell office:value-type="float" office:value="135253">
            <text:p>135253</text:p>
          </table:table-cell>
          <table:table-cell office:value-type="float" office:value="137142">
            <text:p>13714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081459">
            <text:p>28081459</text:p>
          </table:table-cell>
          <table:table-cell office:value-type="float" office:value="96060">
            <text:p>96060</text:p>
          </table:table-cell>
          <table:table-cell office:value-type="float" office:value="137166">
            <text:p>13716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0836024">
            <text:p>30836024</text:p>
          </table:table-cell>
          <table:table-cell office:value-type="float" office:value="100335">
            <text:p>100335</text:p>
          </table:table-cell>
          <table:table-cell office:value-type="float" office:value="127606">
            <text:p>12760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6046089">
            <text:p>26046089</text:p>
          </table:table-cell>
          <table:table-cell office:value-type="float" office:value="101088">
            <text:p>101088</text:p>
          </table:table-cell>
          <table:table-cell office:value-type="float" office:value="150249">
            <text:p>15024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554414">
            <text:p>29554414</text:p>
          </table:table-cell>
          <table:table-cell office:value-type="float" office:value="101448">
            <text:p>101448</text:p>
          </table:table-cell>
          <table:table-cell office:value-type="float" office:value="143819">
            <text:p>14381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1323744">
            <text:p>31323744</text:p>
          </table:table-cell>
          <table:table-cell office:value-type="float" office:value="103353">
            <text:p>103353</text:p>
          </table:table-cell>
          <table:table-cell office:value-type="float" office:value="157442">
            <text:p>15744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5911969">
            <text:p>55911969</text:p>
          </table:table-cell>
          <table:table-cell office:value-type="float" office:value="102147">
            <text:p>102147</text:p>
          </table:table-cell>
          <table:table-cell office:value-type="float" office:value="147441">
            <text:p>14744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3670752">
            <text:p>43670752</text:p>
          </table:table-cell>
          <table:table-cell office:value-type="float" office:value="197083">
            <text:p>197083</text:p>
          </table:table-cell>
          <table:table-cell office:value-type="float" office:value="235380">
            <text:p>23538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1325351">
            <text:p>41325351</text:p>
          </table:table-cell>
          <table:table-cell office:value-type="float" office:value="93999">
            <text:p>93999</text:p>
          </table:table-cell>
          <table:table-cell office:value-type="float" office:value="196592">
            <text:p>19659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6526793">
            <text:p>26526793</text:p>
          </table:table-cell>
          <table:table-cell office:value-type="float" office:value="127394">
            <text:p>127394</text:p>
          </table:table-cell>
          <table:table-cell office:value-type="float" office:value="27228">
            <text:p>2722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754121">
            <text:p>36754121</text:p>
          </table:table-cell>
          <table:table-cell office:value-type="float" office:value="99456">
            <text:p>99456</text:p>
          </table:table-cell>
          <table:table-cell office:value-type="float" office:value="133793">
            <text:p>13379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3450532">
            <text:p>43450532</text:p>
          </table:table-cell>
          <table:table-cell office:value-type="float" office:value="173061">
            <text:p>173061</text:p>
          </table:table-cell>
          <table:table-cell office:value-type="float" office:value="209608">
            <text:p>20960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5142620">
            <text:p>75142620</text:p>
          </table:table-cell>
          <table:table-cell office:value-type="float" office:value="240238">
            <text:p>240238</text:p>
          </table:table-cell>
          <table:table-cell office:value-type="float" office:value="281298">
            <text:p>28129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700573">
            <text:p>39700573</text:p>
          </table:table-cell>
          <table:table-cell office:value-type="float" office:value="109911">
            <text:p>109911</text:p>
          </table:table-cell>
          <table:table-cell office:value-type="float" office:value="158603">
            <text:p>15860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913733">
            <text:p>34913733</text:p>
          </table:table-cell>
          <table:table-cell office:value-type="float" office:value="94662">
            <text:p>94662</text:p>
          </table:table-cell>
          <table:table-cell office:value-type="float" office:value="144289">
            <text:p>14428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3501223">
            <text:p>33501223</text:p>
          </table:table-cell>
          <table:table-cell office:value-type="float" office:value="110961">
            <text:p>110961</text:p>
          </table:table-cell>
          <table:table-cell office:value-type="float" office:value="160803">
            <text:p>16080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7447944">
            <text:p>47447944</text:p>
          </table:table-cell>
          <table:table-cell office:value-type="float" office:value="144909">
            <text:p>144909</text:p>
          </table:table-cell>
          <table:table-cell office:value-type="float" office:value="167091">
            <text:p>16709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493823">
            <text:p>45493823</text:p>
          </table:table-cell>
          <table:table-cell office:value-type="float" office:value="115847">
            <text:p>115847</text:p>
          </table:table-cell>
          <table:table-cell office:value-type="float" office:value="181033">
            <text:p>18103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5444446">
            <text:p>55444446</text:p>
          </table:table-cell>
          <table:table-cell office:value-type="float" office:value="133019">
            <text:p>133019</text:p>
          </table:table-cell>
          <table:table-cell office:value-type="float" office:value="143737">
            <text:p>14373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4392103">
            <text:p>54392103</text:p>
          </table:table-cell>
          <table:table-cell office:value-type="float" office:value="99050">
            <text:p>99050</text:p>
          </table:table-cell>
          <table:table-cell office:value-type="float" office:value="140505">
            <text:p>140505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982100">
            <text:p>35982100</text:p>
          </table:table-cell>
          <table:table-cell office:value-type="float" office:value="112678">
            <text:p>112678</text:p>
          </table:table-cell>
          <table:table-cell office:value-type="float" office:value="167773">
            <text:p>16777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0142055">
            <text:p>30142055</text:p>
          </table:table-cell>
          <table:table-cell office:value-type="float" office:value="98902">
            <text:p>98902</text:p>
          </table:table-cell>
          <table:table-cell office:value-type="float" office:value="176504">
            <text:p>17650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769977">
            <text:p>48769977</text:p>
          </table:table-cell>
          <table:table-cell office:value-type="float" office:value="111458">
            <text:p>111458</text:p>
          </table:table-cell>
          <table:table-cell office:value-type="float" office:value="151077">
            <text:p>15107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1799459">
            <text:p>31799459</text:p>
          </table:table-cell>
          <table:table-cell office:value-type="float" office:value="121347">
            <text:p>121347</text:p>
          </table:table-cell>
          <table:table-cell office:value-type="float" office:value="190870">
            <text:p>19087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5474782">
            <text:p>65474782</text:p>
          </table:table-cell>
          <table:table-cell office:value-type="float" office:value="113112">
            <text:p>113112</text:p>
          </table:table-cell>
          <table:table-cell office:value-type="float" office:value="192566">
            <text:p>19256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4564651">
            <text:p>54564651</text:p>
          </table:table-cell>
          <table:table-cell office:value-type="float" office:value="100616">
            <text:p>100616</text:p>
          </table:table-cell>
          <table:table-cell office:value-type="float" office:value="143905">
            <text:p>143905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2516280">
            <text:p>62516280</text:p>
          </table:table-cell>
          <table:table-cell office:value-type="float" office:value="121224">
            <text:p>121224</text:p>
          </table:table-cell>
          <table:table-cell office:value-type="float" office:value="156326">
            <text:p>15632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2079138">
            <text:p>62079138</text:p>
          </table:table-cell>
          <table:table-cell office:value-type="float" office:value="137223">
            <text:p>137223</text:p>
          </table:table-cell>
          <table:table-cell office:value-type="float" office:value="139568">
            <text:p>13956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2021615">
            <text:p>62021615</text:p>
          </table:table-cell>
          <table:table-cell office:value-type="float" office:value="113050">
            <text:p>113050</text:p>
          </table:table-cell>
          <table:table-cell office:value-type="float" office:value="150602">
            <text:p>15060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1385252">
            <text:p>71385252</text:p>
          </table:table-cell>
          <table:table-cell office:value-type="float" office:value="123054">
            <text:p>123054</text:p>
          </table:table-cell>
          <table:table-cell office:value-type="float" office:value="154275">
            <text:p>154275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3820152">
            <text:p>33820152</text:p>
          </table:table-cell>
          <table:table-cell office:value-type="float" office:value="104527">
            <text:p>104527</text:p>
          </table:table-cell>
          <table:table-cell office:value-type="float" office:value="158198">
            <text:p>15819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519910">
            <text:p>37519910</text:p>
          </table:table-cell>
          <table:table-cell office:value-type="float" office:value="107250">
            <text:p>107250</text:p>
          </table:table-cell>
          <table:table-cell office:value-type="float" office:value="145052">
            <text:p>14505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453165">
            <text:p>38453165</text:p>
          </table:table-cell>
          <table:table-cell office:value-type="float" office:value="94508">
            <text:p>94508</text:p>
          </table:table-cell>
          <table:table-cell office:value-type="float" office:value="165772">
            <text:p>16577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306587">
            <text:p>38306587</text:p>
          </table:table-cell>
          <table:table-cell office:value-type="float" office:value="100686">
            <text:p>100686</text:p>
          </table:table-cell>
          <table:table-cell office:value-type="float" office:value="192575">
            <text:p>192575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5294932">
            <text:p>65294932</text:p>
          </table:table-cell>
          <table:table-cell office:value-type="float" office:value="117890">
            <text:p>117890</text:p>
          </table:table-cell>
          <table:table-cell office:value-type="float" office:value="243675">
            <text:p>243675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6960297">
            <text:p>36960297</text:p>
          </table:table-cell>
          <table:table-cell office:value-type="float" office:value="114935">
            <text:p>114935</text:p>
          </table:table-cell>
          <table:table-cell office:value-type="float" office:value="154758">
            <text:p>15475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1349759">
            <text:p>31349759</text:p>
          </table:table-cell>
          <table:table-cell office:value-type="float" office:value="110783">
            <text:p>110783</text:p>
          </table:table-cell>
          <table:table-cell office:value-type="float" office:value="148271">
            <text:p>14827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1116349">
            <text:p>91116349</text:p>
          </table:table-cell>
          <table:table-cell office:value-type="float" office:value="102918">
            <text:p>102918</text:p>
          </table:table-cell>
          <table:table-cell office:value-type="float" office:value="170641">
            <text:p>17064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6574717">
            <text:p>36574717</text:p>
          </table:table-cell>
          <table:table-cell office:value-type="float" office:value="100132">
            <text:p>100132</text:p>
          </table:table-cell>
          <table:table-cell office:value-type="float" office:value="136431">
            <text:p>13643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1853787">
            <text:p>51853787</text:p>
          </table:table-cell>
          <table:table-cell office:value-type="float" office:value="111909">
            <text:p>111909</text:p>
          </table:table-cell>
          <table:table-cell office:value-type="float" office:value="154569">
            <text:p>15456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2031080">
            <text:p>42031080</text:p>
          </table:table-cell>
          <table:table-cell office:value-type="float" office:value="113450">
            <text:p>113450</text:p>
          </table:table-cell>
          <table:table-cell office:value-type="float" office:value="173726">
            <text:p>17372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1038396">
            <text:p>51038396</text:p>
          </table:table-cell>
          <table:table-cell office:value-type="float" office:value="150185">
            <text:p>150185</text:p>
          </table:table-cell>
          <table:table-cell office:value-type="float" office:value="160071">
            <text:p>16007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0726888">
            <text:p>30726888</text:p>
          </table:table-cell>
          <table:table-cell office:value-type="float" office:value="112316">
            <text:p>112316</text:p>
          </table:table-cell>
          <table:table-cell office:value-type="float" office:value="151485">
            <text:p>151485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1784568">
            <text:p>61784568</text:p>
          </table:table-cell>
          <table:table-cell office:value-type="float" office:value="111394">
            <text:p>111394</text:p>
          </table:table-cell>
          <table:table-cell office:value-type="float" office:value="200923">
            <text:p>20092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9285177">
            <text:p>29285177</text:p>
          </table:table-cell>
          <table:table-cell office:value-type="float" office:value="122036">
            <text:p>122036</text:p>
          </table:table-cell>
          <table:table-cell office:value-type="float" office:value="169478">
            <text:p>16947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0298426">
            <text:p>70298426</text:p>
          </table:table-cell>
          <table:table-cell office:value-type="float" office:value="120988">
            <text:p>120988</text:p>
          </table:table-cell>
          <table:table-cell office:value-type="float" office:value="204151">
            <text:p>20415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3261901">
            <text:p>33261901</text:p>
          </table:table-cell>
          <table:table-cell office:value-type="float" office:value="116851">
            <text:p>116851</text:p>
          </table:table-cell>
          <table:table-cell office:value-type="float" office:value="197187">
            <text:p>19718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0174481">
            <text:p>40174481</text:p>
          </table:table-cell>
          <table:table-cell office:value-type="float" office:value="117392">
            <text:p>117392</text:p>
          </table:table-cell>
          <table:table-cell office:value-type="float" office:value="157909">
            <text:p>15790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0188401">
            <text:p>30188401</text:p>
          </table:table-cell>
          <table:table-cell office:value-type="float" office:value="110708">
            <text:p>110708</text:p>
          </table:table-cell>
          <table:table-cell office:value-type="float" office:value="153153">
            <text:p>15315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3872335">
            <text:p>33872335</text:p>
          </table:table-cell>
          <table:table-cell office:value-type="float" office:value="130260">
            <text:p>130260</text:p>
          </table:table-cell>
          <table:table-cell office:value-type="float" office:value="160042">
            <text:p>16004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267732">
            <text:p>45267732</text:p>
          </table:table-cell>
          <table:table-cell office:value-type="float" office:value="101622">
            <text:p>101622</text:p>
          </table:table-cell>
          <table:table-cell office:value-type="float" office:value="144146">
            <text:p>14414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650099">
            <text:p>41650099</text:p>
          </table:table-cell>
          <table:table-cell office:value-type="float" office:value="99732">
            <text:p>99732</text:p>
          </table:table-cell>
          <table:table-cell office:value-type="float" office:value="147406">
            <text:p>14740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6859723">
            <text:p>56859723</text:p>
          </table:table-cell>
          <table:table-cell office:value-type="float" office:value="97040">
            <text:p>97040</text:p>
          </table:table-cell>
          <table:table-cell office:value-type="float" office:value="354882">
            <text:p>35488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4289602">
            <text:p>54289602</text:p>
          </table:table-cell>
          <table:table-cell office:value-type="float" office:value="109185">
            <text:p>109185</text:p>
          </table:table-cell>
          <table:table-cell office:value-type="float" office:value="162177">
            <text:p>16217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573447">
            <text:p>34573447</text:p>
          </table:table-cell>
          <table:table-cell office:value-type="float" office:value="109057">
            <text:p>109057</text:p>
          </table:table-cell>
          <table:table-cell office:value-type="float" office:value="148633">
            <text:p>14863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958888">
            <text:p>35958888</text:p>
          </table:table-cell>
          <table:table-cell office:value-type="float" office:value="105822">
            <text:p>105822</text:p>
          </table:table-cell>
          <table:table-cell office:value-type="float" office:value="168831">
            <text:p>16883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789610">
            <text:p>38789610</text:p>
          </table:table-cell>
          <table:table-cell office:value-type="float" office:value="119194">
            <text:p>119194</text:p>
          </table:table-cell>
          <table:table-cell office:value-type="float" office:value="177121">
            <text:p>17712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6686151">
            <text:p>36686151</text:p>
          </table:table-cell>
          <table:table-cell office:value-type="float" office:value="101536">
            <text:p>101536</text:p>
          </table:table-cell>
          <table:table-cell office:value-type="float" office:value="136603">
            <text:p>13660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0948750">
            <text:p>30948750</text:p>
          </table:table-cell>
          <table:table-cell office:value-type="float" office:value="94970">
            <text:p>94970</text:p>
          </table:table-cell>
          <table:table-cell office:value-type="float" office:value="160443">
            <text:p>16044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1237496">
            <text:p>71237496</text:p>
          </table:table-cell>
          <table:table-cell office:value-type="float" office:value="102340">
            <text:p>102340</text:p>
          </table:table-cell>
          <table:table-cell office:value-type="float" office:value="188175">
            <text:p>188175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125236">
            <text:p>35125236</text:p>
          </table:table-cell>
          <table:table-cell office:value-type="float" office:value="126611">
            <text:p>126611</text:p>
          </table:table-cell>
          <table:table-cell office:value-type="float" office:value="162760">
            <text:p>16276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6333198">
            <text:p>46333198</text:p>
          </table:table-cell>
          <table:table-cell office:value-type="float" office:value="245525">
            <text:p>245525</text:p>
          </table:table-cell>
          <table:table-cell office:value-type="float" office:value="159669">
            <text:p>15966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169978">
            <text:p>43169978</text:p>
          </table:table-cell>
          <table:table-cell office:value-type="float" office:value="107536">
            <text:p>107536</text:p>
          </table:table-cell>
          <table:table-cell office:value-type="float" office:value="142242">
            <text:p>14224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4593280">
            <text:p>44593280</text:p>
          </table:table-cell>
          <table:table-cell office:value-type="float" office:value="242946">
            <text:p>242946</text:p>
          </table:table-cell>
          <table:table-cell office:value-type="float" office:value="167912">
            <text:p>16791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3715165">
            <text:p>63715165</text:p>
          </table:table-cell>
          <table:table-cell office:value-type="float" office:value="137229">
            <text:p>137229</text:p>
          </table:table-cell>
          <table:table-cell office:value-type="float" office:value="139149">
            <text:p>13914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1238833">
            <text:p>41238833</text:p>
          </table:table-cell>
          <table:table-cell office:value-type="float" office:value="138804">
            <text:p>138804</text:p>
          </table:table-cell>
          <table:table-cell office:value-type="float" office:value="166034">
            <text:p>16603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4047689">
            <text:p>84047689</text:p>
          </table:table-cell>
          <table:table-cell office:value-type="float" office:value="155860">
            <text:p>155860</text:p>
          </table:table-cell>
          <table:table-cell office:value-type="float" office:value="164170">
            <text:p>16417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303614">
            <text:p>47303614</text:p>
          </table:table-cell>
          <table:table-cell office:value-type="float" office:value="133840">
            <text:p>133840</text:p>
          </table:table-cell>
          <table:table-cell office:value-type="float" office:value="161001">
            <text:p>16100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2692093">
            <text:p>32692093</text:p>
          </table:table-cell>
          <table:table-cell office:value-type="float" office:value="109240">
            <text:p>109240</text:p>
          </table:table-cell>
          <table:table-cell office:value-type="float" office:value="192761">
            <text:p>19276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7432082">
            <text:p>77432082</text:p>
          </table:table-cell>
          <table:table-cell office:value-type="float" office:value="149335">
            <text:p>149335</text:p>
          </table:table-cell>
          <table:table-cell office:value-type="float" office:value="142195">
            <text:p>14219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6904010">
            <text:p>76904010</text:p>
          </table:table-cell>
          <table:table-cell office:value-type="float" office:value="164329">
            <text:p>164329</text:p>
          </table:table-cell>
          <table:table-cell office:value-type="float" office:value="179935">
            <text:p>17993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576416">
            <text:p>40576416</text:p>
          </table:table-cell>
          <table:table-cell office:value-type="float" office:value="151241">
            <text:p>151241</text:p>
          </table:table-cell>
          <table:table-cell office:value-type="float" office:value="171499">
            <text:p>17149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8504667">
            <text:p>48504667</text:p>
          </table:table-cell>
          <table:table-cell office:value-type="float" office:value="115095">
            <text:p>115095</text:p>
          </table:table-cell>
          <table:table-cell office:value-type="float" office:value="165578">
            <text:p>16557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8142158">
            <text:p>38142158</text:p>
          </table:table-cell>
          <table:table-cell office:value-type="float" office:value="117236">
            <text:p>117236</text:p>
          </table:table-cell>
          <table:table-cell office:value-type="float" office:value="160057">
            <text:p>160057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9796060">
            <text:p>49796060</text:p>
          </table:table-cell>
          <table:table-cell office:value-type="float" office:value="114897">
            <text:p>114897</text:p>
          </table:table-cell>
          <table:table-cell office:value-type="float" office:value="169121">
            <text:p>16912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3306720">
            <text:p>63306720</text:p>
          </table:table-cell>
          <table:table-cell office:value-type="float" office:value="112293">
            <text:p>112293</text:p>
          </table:table-cell>
          <table:table-cell office:value-type="float" office:value="149658">
            <text:p>14965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6363228">
            <text:p>36363228</text:p>
          </table:table-cell>
          <table:table-cell office:value-type="float" office:value="107802">
            <text:p>107802</text:p>
          </table:table-cell>
          <table:table-cell office:value-type="float" office:value="141312">
            <text:p>14131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0551293">
            <text:p>50551293</text:p>
          </table:table-cell>
          <table:table-cell office:value-type="float" office:value="138914">
            <text:p>138914</text:p>
          </table:table-cell>
          <table:table-cell office:value-type="float" office:value="164066">
            <text:p>16406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1954697">
            <text:p>41954697</text:p>
          </table:table-cell>
          <table:table-cell office:value-type="float" office:value="132488">
            <text:p>132488</text:p>
          </table:table-cell>
          <table:table-cell office:value-type="float" office:value="166164">
            <text:p>16616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8732871">
            <text:p>38732871</text:p>
          </table:table-cell>
          <table:table-cell office:value-type="float" office:value="109623">
            <text:p>109623</text:p>
          </table:table-cell>
          <table:table-cell office:value-type="float" office:value="158654">
            <text:p>15865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8483771">
            <text:p>38483771</text:p>
          </table:table-cell>
          <table:table-cell office:value-type="float" office:value="128448">
            <text:p>128448</text:p>
          </table:table-cell>
          <table:table-cell office:value-type="float" office:value="187311">
            <text:p>18731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6992646">
            <text:p>66992646</text:p>
          </table:table-cell>
          <table:table-cell office:value-type="float" office:value="118847">
            <text:p>118847</text:p>
          </table:table-cell>
          <table:table-cell office:value-type="float" office:value="167461">
            <text:p>16746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1806509">
            <text:p>41806509</text:p>
          </table:table-cell>
          <table:table-cell office:value-type="float" office:value="112291">
            <text:p>112291</text:p>
          </table:table-cell>
          <table:table-cell office:value-type="float" office:value="149259">
            <text:p>14925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8909310">
            <text:p>58909310</text:p>
          </table:table-cell>
          <table:table-cell office:value-type="float" office:value="119837">
            <text:p>119837</text:p>
          </table:table-cell>
          <table:table-cell office:value-type="float" office:value="166733">
            <text:p>16673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757521">
            <text:p>42757521</text:p>
          </table:table-cell>
          <table:table-cell office:value-type="float" office:value="126597">
            <text:p>126597</text:p>
          </table:table-cell>
          <table:table-cell office:value-type="float" office:value="167560">
            <text:p>16756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0695757">
            <text:p>70695757</text:p>
          </table:table-cell>
          <table:table-cell office:value-type="float" office:value="107833">
            <text:p>107833</text:p>
          </table:table-cell>
          <table:table-cell office:value-type="float" office:value="159053">
            <text:p>15905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5333669">
            <text:p>55333669</text:p>
          </table:table-cell>
          <table:table-cell office:value-type="float" office:value="129327">
            <text:p>129327</text:p>
          </table:table-cell>
          <table:table-cell office:value-type="float" office:value="221442">
            <text:p>22144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7422793">
            <text:p>37422793</text:p>
          </table:table-cell>
          <table:table-cell office:value-type="float" office:value="115670">
            <text:p>115670</text:p>
          </table:table-cell>
          <table:table-cell office:value-type="float" office:value="172903">
            <text:p>17290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9238511">
            <text:p>89238511</text:p>
          </table:table-cell>
          <table:table-cell office:value-type="float" office:value="153260">
            <text:p>153260</text:p>
          </table:table-cell>
          <table:table-cell office:value-type="float" office:value="168333">
            <text:p>16833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4992413">
            <text:p>34992413</text:p>
          </table:table-cell>
          <table:table-cell office:value-type="float" office:value="115725">
            <text:p>115725</text:p>
          </table:table-cell>
          <table:table-cell office:value-type="float" office:value="186163">
            <text:p>18616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0076298">
            <text:p>70076298</text:p>
          </table:table-cell>
          <table:table-cell office:value-type="float" office:value="125305">
            <text:p>125305</text:p>
          </table:table-cell>
          <table:table-cell office:value-type="float" office:value="192286">
            <text:p>19228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6012576">
            <text:p>36012576</text:p>
          </table:table-cell>
          <table:table-cell office:value-type="float" office:value="117392">
            <text:p>117392</text:p>
          </table:table-cell>
          <table:table-cell office:value-type="float" office:value="191484">
            <text:p>19148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1046038">
            <text:p>61046038</text:p>
          </table:table-cell>
          <table:table-cell office:value-type="float" office:value="106592">
            <text:p>106592</text:p>
          </table:table-cell>
          <table:table-cell office:value-type="float" office:value="177757">
            <text:p>177757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7099126">
            <text:p>37099126</text:p>
          </table:table-cell>
          <table:table-cell office:value-type="float" office:value="125275">
            <text:p>125275</text:p>
          </table:table-cell>
          <table:table-cell office:value-type="float" office:value="150904">
            <text:p>15090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3758365">
            <text:p>33758365</text:p>
          </table:table-cell>
          <table:table-cell office:value-type="float" office:value="130045">
            <text:p>130045</text:p>
          </table:table-cell>
          <table:table-cell office:value-type="float" office:value="150998">
            <text:p>15099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527186">
            <text:p>40527186</text:p>
          </table:table-cell>
          <table:table-cell office:value-type="float" office:value="151546">
            <text:p>151546</text:p>
          </table:table-cell>
          <table:table-cell office:value-type="float" office:value="163552">
            <text:p>16355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0137797">
            <text:p>50137797</text:p>
          </table:table-cell>
          <table:table-cell office:value-type="float" office:value="110903">
            <text:p>110903</text:p>
          </table:table-cell>
          <table:table-cell office:value-type="float" office:value="180634">
            <text:p>18063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1219331">
            <text:p>41219331</text:p>
          </table:table-cell>
          <table:table-cell office:value-type="float" office:value="137408">
            <text:p>137408</text:p>
          </table:table-cell>
          <table:table-cell office:value-type="float" office:value="158607">
            <text:p>158607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9347421">
            <text:p>39347421</text:p>
          </table:table-cell>
          <table:table-cell office:value-type="float" office:value="143329">
            <text:p>143329</text:p>
          </table:table-cell>
          <table:table-cell office:value-type="float" office:value="138301">
            <text:p>13830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6400284">
            <text:p>66400284</text:p>
          </table:table-cell>
          <table:table-cell office:value-type="float" office:value="108935">
            <text:p>108935</text:p>
          </table:table-cell>
          <table:table-cell office:value-type="float" office:value="188280">
            <text:p>18828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0996234">
            <text:p>70996234</text:p>
          </table:table-cell>
          <table:table-cell office:value-type="float" office:value="119984">
            <text:p>119984</text:p>
          </table:table-cell>
          <table:table-cell office:value-type="float" office:value="161400">
            <text:p>16140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9921510">
            <text:p>79921510</text:p>
          </table:table-cell>
          <table:table-cell office:value-type="float" office:value="117984">
            <text:p>117984</text:p>
          </table:table-cell>
          <table:table-cell office:value-type="float" office:value="164688">
            <text:p>16468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1560919">
            <text:p>71560919</text:p>
          </table:table-cell>
          <table:table-cell office:value-type="float" office:value="112473">
            <text:p>112473</text:p>
          </table:table-cell>
          <table:table-cell office:value-type="float" office:value="198713">
            <text:p>19871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4547327">
            <text:p>34547327</text:p>
          </table:table-cell>
          <table:table-cell office:value-type="float" office:value="110013">
            <text:p>110013</text:p>
          </table:table-cell>
          <table:table-cell office:value-type="float" office:value="150964">
            <text:p>15096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6383959">
            <text:p>36383959</text:p>
          </table:table-cell>
          <table:table-cell office:value-type="float" office:value="149380">
            <text:p>149380</text:p>
          </table:table-cell>
          <table:table-cell office:value-type="float" office:value="42176">
            <text:p>4217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7875190">
            <text:p>37875190</text:p>
          </table:table-cell>
          <table:table-cell office:value-type="float" office:value="119219">
            <text:p>119219</text:p>
          </table:table-cell>
          <table:table-cell office:value-type="float" office:value="181373">
            <text:p>18137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789186">
            <text:p>54789186</text:p>
          </table:table-cell>
          <table:table-cell office:value-type="float" office:value="123187">
            <text:p>123187</text:p>
          </table:table-cell>
          <table:table-cell office:value-type="float" office:value="193364">
            <text:p>19336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8867099">
            <text:p>48867099</text:p>
          </table:table-cell>
          <table:table-cell office:value-type="float" office:value="107173">
            <text:p>107173</text:p>
          </table:table-cell>
          <table:table-cell office:value-type="float" office:value="191054">
            <text:p>19105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8795262">
            <text:p>38795262</text:p>
          </table:table-cell>
          <table:table-cell office:value-type="float" office:value="111572">
            <text:p>111572</text:p>
          </table:table-cell>
          <table:table-cell office:value-type="float" office:value="159812">
            <text:p>15981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6071626">
            <text:p>36071626</text:p>
          </table:table-cell>
          <table:table-cell office:value-type="float" office:value="134283">
            <text:p>134283</text:p>
          </table:table-cell>
          <table:table-cell office:value-type="float" office:value="165596">
            <text:p>16559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845646">
            <text:p>40845646</text:p>
          </table:table-cell>
          <table:table-cell office:value-type="float" office:value="113667">
            <text:p>113667</text:p>
          </table:table-cell>
          <table:table-cell office:value-type="float" office:value="151799">
            <text:p>151799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5198568">
            <text:p>75198568</text:p>
          </table:table-cell>
          <table:table-cell office:value-type="float" office:value="161358">
            <text:p>161358</text:p>
          </table:table-cell>
          <table:table-cell office:value-type="float" office:value="167311">
            <text:p>16731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6658396">
            <text:p>76658396</text:p>
          </table:table-cell>
          <table:table-cell office:value-type="float" office:value="129131">
            <text:p>129131</text:p>
          </table:table-cell>
          <table:table-cell office:value-type="float" office:value="184034">
            <text:p>18403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3772833">
            <text:p>53772833</text:p>
          </table:table-cell>
          <table:table-cell office:value-type="float" office:value="126575">
            <text:p>126575</text:p>
          </table:table-cell>
          <table:table-cell office:value-type="float" office:value="200714">
            <text:p>20071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1863520">
            <text:p>61863520</text:p>
          </table:table-cell>
          <table:table-cell office:value-type="float" office:value="119665">
            <text:p>119665</text:p>
          </table:table-cell>
          <table:table-cell office:value-type="float" office:value="201285">
            <text:p>20128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3903046">
            <text:p>53903046</text:p>
          </table:table-cell>
          <table:table-cell office:value-type="float" office:value="179139">
            <text:p>179139</text:p>
          </table:table-cell>
          <table:table-cell office:value-type="float" office:value="178812">
            <text:p>17881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0646124">
            <text:p>40646124</text:p>
          </table:table-cell>
          <table:table-cell office:value-type="float" office:value="127495">
            <text:p>127495</text:p>
          </table:table-cell>
          <table:table-cell office:value-type="float" office:value="182976">
            <text:p>18297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0794974">
            <text:p>60794974</text:p>
          </table:table-cell>
          <table:table-cell office:value-type="float" office:value="154895">
            <text:p>154895</text:p>
          </table:table-cell>
          <table:table-cell office:value-type="float" office:value="193565">
            <text:p>19356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4874524">
            <text:p>44874524</text:p>
          </table:table-cell>
          <table:table-cell office:value-type="float" office:value="123911">
            <text:p>123911</text:p>
          </table:table-cell>
          <table:table-cell office:value-type="float" office:value="177282">
            <text:p>17728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1170041">
            <text:p>81170041</text:p>
          </table:table-cell>
          <table:table-cell office:value-type="float" office:value="130805">
            <text:p>130805</text:p>
          </table:table-cell>
          <table:table-cell office:value-type="float" office:value="181022">
            <text:p>18102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594004">
            <text:p>55594004</text:p>
          </table:table-cell>
          <table:table-cell office:value-type="float" office:value="215937">
            <text:p>215937</text:p>
          </table:table-cell>
          <table:table-cell office:value-type="float" office:value="209874">
            <text:p>20987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09219145">
            <text:p>109219145</text:p>
          </table:table-cell>
          <table:table-cell office:value-type="float" office:value="153839">
            <text:p>153839</text:p>
          </table:table-cell>
          <table:table-cell office:value-type="float" office:value="122665">
            <text:p>12266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3479429">
            <text:p>83479429</text:p>
          </table:table-cell>
          <table:table-cell office:value-type="float" office:value="135351">
            <text:p>135351</text:p>
          </table:table-cell>
          <table:table-cell office:value-type="float" office:value="192073">
            <text:p>19207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3517857">
            <text:p>83517857</text:p>
          </table:table-cell>
          <table:table-cell office:value-type="float" office:value="163120">
            <text:p>163120</text:p>
          </table:table-cell>
          <table:table-cell office:value-type="float" office:value="181336">
            <text:p>18133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2788934">
            <text:p>52788934</text:p>
          </table:table-cell>
          <table:table-cell office:value-type="float" office:value="211465">
            <text:p>211465</text:p>
          </table:table-cell>
          <table:table-cell office:value-type="float" office:value="235821">
            <text:p>23582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3889113">
            <text:p>43889113</text:p>
          </table:table-cell>
          <table:table-cell office:value-type="float" office:value="119426">
            <text:p>119426</text:p>
          </table:table-cell>
          <table:table-cell office:value-type="float" office:value="221305">
            <text:p>22130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6164860">
            <text:p>46164860</text:p>
          </table:table-cell>
          <table:table-cell office:value-type="float" office:value="142103">
            <text:p>142103</text:p>
          </table:table-cell>
          <table:table-cell office:value-type="float" office:value="206697">
            <text:p>20669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0344205">
            <text:p>50344205</text:p>
          </table:table-cell>
          <table:table-cell office:value-type="float" office:value="157547">
            <text:p>157547</text:p>
          </table:table-cell>
          <table:table-cell office:value-type="float" office:value="166616">
            <text:p>16661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2605132">
            <text:p>52605132</text:p>
          </table:table-cell>
          <table:table-cell office:value-type="float" office:value="118028">
            <text:p>118028</text:p>
          </table:table-cell>
          <table:table-cell office:value-type="float" office:value="184046">
            <text:p>18404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5302117">
            <text:p>45302117</text:p>
          </table:table-cell>
          <table:table-cell office:value-type="float" office:value="140019">
            <text:p>140019</text:p>
          </table:table-cell>
          <table:table-cell office:value-type="float" office:value="170077">
            <text:p>17007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6827630">
            <text:p>36827630</text:p>
          </table:table-cell>
          <table:table-cell office:value-type="float" office:value="121341">
            <text:p>121341</text:p>
          </table:table-cell>
          <table:table-cell office:value-type="float" office:value="158650">
            <text:p>15865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1477319">
            <text:p>61477319</text:p>
          </table:table-cell>
          <table:table-cell office:value-type="float" office:value="129448">
            <text:p>129448</text:p>
          </table:table-cell>
          <table:table-cell office:value-type="float" office:value="207195">
            <text:p>20719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1614507">
            <text:p>51614507</text:p>
          </table:table-cell>
          <table:table-cell office:value-type="float" office:value="137206">
            <text:p>137206</text:p>
          </table:table-cell>
          <table:table-cell office:value-type="float" office:value="207972">
            <text:p>20797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8429228">
            <text:p>58429228</text:p>
          </table:table-cell>
          <table:table-cell office:value-type="float" office:value="155493">
            <text:p>155493</text:p>
          </table:table-cell>
          <table:table-cell office:value-type="float" office:value="189723">
            <text:p>18972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7636717">
            <text:p>37636717</text:p>
          </table:table-cell>
          <table:table-cell office:value-type="float" office:value="153895">
            <text:p>153895</text:p>
          </table:table-cell>
          <table:table-cell office:value-type="float" office:value="173611">
            <text:p>17361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7129258">
            <text:p>77129258</text:p>
          </table:table-cell>
          <table:table-cell office:value-type="float" office:value="121603">
            <text:p>121603</text:p>
          </table:table-cell>
          <table:table-cell office:value-type="float" office:value="178625">
            <text:p>17862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6900591">
            <text:p>86900591</text:p>
          </table:table-cell>
          <table:table-cell office:value-type="float" office:value="237735">
            <text:p>237735</text:p>
          </table:table-cell>
          <table:table-cell office:value-type="float" office:value="181001">
            <text:p>18100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3527227">
            <text:p>63527227</text:p>
          </table:table-cell>
          <table:table-cell office:value-type="float" office:value="175727">
            <text:p>175727</text:p>
          </table:table-cell>
          <table:table-cell office:value-type="float" office:value="192922">
            <text:p>19292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8675493">
            <text:p>38675493</text:p>
          </table:table-cell>
          <table:table-cell office:value-type="float" office:value="125107">
            <text:p>125107</text:p>
          </table:table-cell>
          <table:table-cell office:value-type="float" office:value="170031">
            <text:p>17003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0941115">
            <text:p>40941115</text:p>
          </table:table-cell>
          <table:table-cell office:value-type="float" office:value="131488">
            <text:p>131488</text:p>
          </table:table-cell>
          <table:table-cell office:value-type="float" office:value="180612">
            <text:p>18061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9744082">
            <text:p>39744082</text:p>
          </table:table-cell>
          <table:table-cell office:value-type="float" office:value="124596">
            <text:p>124596</text:p>
          </table:table-cell>
          <table:table-cell office:value-type="float" office:value="206394">
            <text:p>20639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9764085">
            <text:p>79764085</text:p>
          </table:table-cell>
          <table:table-cell office:value-type="float" office:value="130854">
            <text:p>130854</text:p>
          </table:table-cell>
          <table:table-cell office:value-type="float" office:value="224240">
            <text:p>22424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2408338">
            <text:p>42408338</text:p>
          </table:table-cell>
          <table:table-cell office:value-type="float" office:value="136044">
            <text:p>136044</text:p>
          </table:table-cell>
          <table:table-cell office:value-type="float" office:value="181718">
            <text:p>18171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9292302">
            <text:p>49292302</text:p>
          </table:table-cell>
          <table:table-cell office:value-type="float" office:value="130327">
            <text:p>130327</text:p>
          </table:table-cell>
          <table:table-cell office:value-type="float" office:value="185407">
            <text:p>18540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1199114">
            <text:p>41199114</text:p>
          </table:table-cell>
          <table:table-cell office:value-type="float" office:value="126923">
            <text:p>126923</text:p>
          </table:table-cell>
          <table:table-cell office:value-type="float" office:value="173107">
            <text:p>17310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4953641">
            <text:p>44953641</text:p>
          </table:table-cell>
          <table:table-cell office:value-type="float" office:value="159156">
            <text:p>159156</text:p>
          </table:table-cell>
          <table:table-cell office:value-type="float" office:value="203533">
            <text:p>20353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3705038">
            <text:p>43705038</text:p>
          </table:table-cell>
          <table:table-cell office:value-type="float" office:value="149347">
            <text:p>149347</text:p>
          </table:table-cell>
          <table:table-cell office:value-type="float" office:value="184171">
            <text:p>18417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184349">
            <text:p>55184349</text:p>
          </table:table-cell>
          <table:table-cell office:value-type="float" office:value="125615">
            <text:p>125615</text:p>
          </table:table-cell>
          <table:table-cell office:value-type="float" office:value="182708">
            <text:p>18270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7159971">
            <text:p>67159971</text:p>
          </table:table-cell>
          <table:table-cell office:value-type="float" office:value="127296">
            <text:p>127296</text:p>
          </table:table-cell>
          <table:table-cell office:value-type="float" office:value="212096">
            <text:p>21209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8311777">
            <text:p>48311777</text:p>
          </table:table-cell>
          <table:table-cell office:value-type="float" office:value="246380">
            <text:p>246380</text:p>
          </table:table-cell>
          <table:table-cell office:value-type="float" office:value="177309">
            <text:p>177309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2454552">
            <text:p>42454552</text:p>
          </table:table-cell>
          <table:table-cell office:value-type="float" office:value="116878">
            <text:p>116878</text:p>
          </table:table-cell>
          <table:table-cell office:value-type="float" office:value="167901">
            <text:p>16790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8853615">
            <text:p>78853615</text:p>
          </table:table-cell>
          <table:table-cell office:value-type="float" office:value="129864">
            <text:p>129864</text:p>
          </table:table-cell>
          <table:table-cell office:value-type="float" office:value="221383">
            <text:p>22138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0216177">
            <text:p>40216177</text:p>
          </table:table-cell>
          <table:table-cell office:value-type="float" office:value="85676">
            <text:p>85676</text:p>
          </table:table-cell>
          <table:table-cell office:value-type="float" office:value="160306">
            <text:p>16030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649853">
            <text:p>57649853</text:p>
          </table:table-cell>
          <table:table-cell office:value-type="float" office:value="135730">
            <text:p>135730</text:p>
          </table:table-cell>
          <table:table-cell office:value-type="float" office:value="192289">
            <text:p>192289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04138462">
            <text:p>104138462</text:p>
          </table:table-cell>
          <table:table-cell office:value-type="float" office:value="136590">
            <text:p>136590</text:p>
          </table:table-cell>
          <table:table-cell office:value-type="float" office:value="209918">
            <text:p>20991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1727085">
            <text:p>51727085</text:p>
          </table:table-cell>
          <table:table-cell office:value-type="float" office:value="119389">
            <text:p>119389</text:p>
          </table:table-cell>
          <table:table-cell office:value-type="float" office:value="181929">
            <text:p>181929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285145">
            <text:p>55285145</text:p>
          </table:table-cell>
          <table:table-cell office:value-type="float" office:value="143455">
            <text:p>143455</text:p>
          </table:table-cell>
          <table:table-cell office:value-type="float" office:value="202885">
            <text:p>20288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9354997">
            <text:p>39354997</text:p>
          </table:table-cell>
          <table:table-cell office:value-type="float" office:value="117855">
            <text:p>117855</text:p>
          </table:table-cell>
          <table:table-cell office:value-type="float" office:value="183747">
            <text:p>18374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5652166">
            <text:p>45652166</text:p>
          </table:table-cell>
          <table:table-cell office:value-type="float" office:value="136377">
            <text:p>136377</text:p>
          </table:table-cell>
          <table:table-cell office:value-type="float" office:value="198882">
            <text:p>19888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3925231">
            <text:p>63925231</text:p>
          </table:table-cell>
          <table:table-cell office:value-type="float" office:value="178800">
            <text:p>178800</text:p>
          </table:table-cell>
          <table:table-cell office:value-type="float" office:value="185076">
            <text:p>18507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9745471">
            <text:p>39745471</text:p>
          </table:table-cell>
          <table:table-cell office:value-type="float" office:value="133098">
            <text:p>133098</text:p>
          </table:table-cell>
          <table:table-cell office:value-type="float" office:value="180180">
            <text:p>18018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4568783">
            <text:p>84568783</text:p>
          </table:table-cell>
          <table:table-cell office:value-type="float" office:value="222358">
            <text:p>222358</text:p>
          </table:table-cell>
          <table:table-cell office:value-type="float" office:value="193965">
            <text:p>19396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4094104">
            <text:p>104094104</text:p>
          </table:table-cell>
          <table:table-cell office:value-type="float" office:value="199661">
            <text:p>199661</text:p>
          </table:table-cell>
          <table:table-cell office:value-type="float" office:value="266910">
            <text:p>26691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4367167">
            <text:p>74367167</text:p>
          </table:table-cell>
          <table:table-cell office:value-type="float" office:value="158267">
            <text:p>158267</text:p>
          </table:table-cell>
          <table:table-cell office:value-type="float" office:value="212026">
            <text:p>21202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6818042">
            <text:p>66818042</text:p>
          </table:table-cell>
          <table:table-cell office:value-type="float" office:value="159689">
            <text:p>159689</text:p>
          </table:table-cell>
          <table:table-cell office:value-type="float" office:value="286572">
            <text:p>28657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14956244">
            <text:p>114956244</text:p>
          </table:table-cell>
          <table:table-cell office:value-type="float" office:value="275719">
            <text:p>275719</text:p>
          </table:table-cell>
          <table:table-cell office:value-type="float" office:value="365808">
            <text:p>36580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9895927">
            <text:p>49895927</text:p>
          </table:table-cell>
          <table:table-cell office:value-type="float" office:value="161150">
            <text:p>161150</text:p>
          </table:table-cell>
          <table:table-cell office:value-type="float" office:value="202888">
            <text:p>20288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5377348">
            <text:p>85377348</text:p>
          </table:table-cell>
          <table:table-cell office:value-type="float" office:value="152211">
            <text:p>152211</text:p>
          </table:table-cell>
          <table:table-cell office:value-type="float" office:value="235410">
            <text:p>23541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0556470">
            <text:p>60556470</text:p>
          </table:table-cell>
          <table:table-cell office:value-type="float" office:value="153473">
            <text:p>153473</text:p>
          </table:table-cell>
          <table:table-cell office:value-type="float" office:value="243912">
            <text:p>24391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1115524">
            <text:p>61115524</text:p>
          </table:table-cell>
          <table:table-cell office:value-type="float" office:value="152839">
            <text:p>152839</text:p>
          </table:table-cell>
          <table:table-cell office:value-type="float" office:value="187087">
            <text:p>18708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4339086">
            <text:p>44339086</text:p>
          </table:table-cell>
          <table:table-cell office:value-type="float" office:value="131162">
            <text:p>131162</text:p>
          </table:table-cell>
          <table:table-cell office:value-type="float" office:value="174034">
            <text:p>17403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8771597">
            <text:p>58771597</text:p>
          </table:table-cell>
          <table:table-cell office:value-type="float" office:value="256979">
            <text:p>256979</text:p>
          </table:table-cell>
          <table:table-cell office:value-type="float" office:value="316269">
            <text:p>31626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9767906">
            <text:p>59767906</text:p>
          </table:table-cell>
          <table:table-cell office:value-type="float" office:value="165475">
            <text:p>165475</text:p>
          </table:table-cell>
          <table:table-cell office:value-type="float" office:value="229435">
            <text:p>22943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5544776">
            <text:p>85544776</text:p>
          </table:table-cell>
          <table:table-cell office:value-type="float" office:value="134010">
            <text:p>134010</text:p>
          </table:table-cell>
          <table:table-cell office:value-type="float" office:value="205168">
            <text:p>20516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4449476">
            <text:p>64449476</text:p>
          </table:table-cell>
          <table:table-cell office:value-type="float" office:value="144211">
            <text:p>144211</text:p>
          </table:table-cell>
          <table:table-cell office:value-type="float" office:value="188205">
            <text:p>18820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2362236">
            <text:p>42362236</text:p>
          </table:table-cell>
          <table:table-cell office:value-type="float" office:value="144872">
            <text:p>144872</text:p>
          </table:table-cell>
          <table:table-cell office:value-type="float" office:value="207208">
            <text:p>20720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3473479">
            <text:p>53473479</text:p>
          </table:table-cell>
          <table:table-cell office:value-type="float" office:value="167132">
            <text:p>167132</text:p>
          </table:table-cell>
          <table:table-cell office:value-type="float" office:value="186109">
            <text:p>18610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4976462">
            <text:p>64976462</text:p>
          </table:table-cell>
          <table:table-cell office:value-type="float" office:value="188337">
            <text:p>188337</text:p>
          </table:table-cell>
          <table:table-cell office:value-type="float" office:value="188613">
            <text:p>18861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1560229">
            <text:p>51560229</text:p>
          </table:table-cell>
          <table:table-cell office:value-type="float" office:value="155880">
            <text:p>155880</text:p>
          </table:table-cell>
          <table:table-cell office:value-type="float" office:value="191676">
            <text:p>19167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3419130">
            <text:p>63419130</text:p>
          </table:table-cell>
          <table:table-cell office:value-type="float" office:value="140186">
            <text:p>140186</text:p>
          </table:table-cell>
          <table:table-cell office:value-type="float" office:value="239380">
            <text:p>23938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0042161">
            <text:p>90042161</text:p>
          </table:table-cell>
          <table:table-cell office:value-type="float" office:value="146174">
            <text:p>146174</text:p>
          </table:table-cell>
          <table:table-cell office:value-type="float" office:value="220987">
            <text:p>22098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8833750">
            <text:p>58833750</text:p>
          </table:table-cell>
          <table:table-cell office:value-type="float" office:value="156456">
            <text:p>156456</text:p>
          </table:table-cell>
          <table:table-cell office:value-type="float" office:value="30233">
            <text:p>3023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9027031">
            <text:p>49027031</text:p>
          </table:table-cell>
          <table:table-cell office:value-type="float" office:value="145398">
            <text:p>145398</text:p>
          </table:table-cell>
          <table:table-cell office:value-type="float" office:value="191960">
            <text:p>19196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3594166">
            <text:p>83594166</text:p>
          </table:table-cell>
          <table:table-cell office:value-type="float" office:value="169234">
            <text:p>169234</text:p>
          </table:table-cell>
          <table:table-cell office:value-type="float" office:value="187195">
            <text:p>18719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2199720">
            <text:p>72199720</text:p>
          </table:table-cell>
          <table:table-cell office:value-type="float" office:value="135443">
            <text:p>135443</text:p>
          </table:table-cell>
          <table:table-cell office:value-type="float" office:value="186594">
            <text:p>18659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1843278">
            <text:p>51843278</text:p>
          </table:table-cell>
          <table:table-cell office:value-type="float" office:value="168115">
            <text:p>168115</text:p>
          </table:table-cell>
          <table:table-cell office:value-type="float" office:value="293118">
            <text:p>29311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9171264">
            <text:p>109171264</text:p>
          </table:table-cell>
          <table:table-cell office:value-type="float" office:value="151221">
            <text:p>151221</text:p>
          </table:table-cell>
          <table:table-cell office:value-type="float" office:value="211941">
            <text:p>21194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0844909">
            <text:p>60844909</text:p>
          </table:table-cell>
          <table:table-cell office:value-type="float" office:value="135103">
            <text:p>135103</text:p>
          </table:table-cell>
          <table:table-cell office:value-type="float" office:value="225756">
            <text:p>22575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6999687">
            <text:p>86999687</text:p>
          </table:table-cell>
          <table:table-cell office:value-type="float" office:value="273553">
            <text:p>273553</text:p>
          </table:table-cell>
          <table:table-cell office:value-type="float" office:value="360062">
            <text:p>36006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8543344">
            <text:p>68543344</text:p>
          </table:table-cell>
          <table:table-cell office:value-type="float" office:value="152666">
            <text:p>152666</text:p>
          </table:table-cell>
          <table:table-cell office:value-type="float" office:value="204930">
            <text:p>20493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3166142">
            <text:p>53166142</text:p>
          </table:table-cell>
          <table:table-cell office:value-type="float" office:value="170764">
            <text:p>170764</text:p>
          </table:table-cell>
          <table:table-cell office:value-type="float" office:value="215809">
            <text:p>21580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2067866">
            <text:p>102067866</text:p>
          </table:table-cell>
          <table:table-cell office:value-type="float" office:value="161505">
            <text:p>161505</text:p>
          </table:table-cell>
          <table:table-cell office:value-type="float" office:value="191885">
            <text:p>19188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7770496">
            <text:p>107770496</text:p>
          </table:table-cell>
          <table:table-cell office:value-type="float" office:value="132824">
            <text:p>132824</text:p>
          </table:table-cell>
          <table:table-cell office:value-type="float" office:value="176421">
            <text:p>17642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7342389">
            <text:p>57342389</text:p>
          </table:table-cell>
          <table:table-cell office:value-type="float" office:value="151725">
            <text:p>151725</text:p>
          </table:table-cell>
          <table:table-cell office:value-type="float" office:value="237540">
            <text:p>23754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2898725">
            <text:p>52898725</text:p>
          </table:table-cell>
          <table:table-cell office:value-type="float" office:value="167062">
            <text:p>167062</text:p>
          </table:table-cell>
          <table:table-cell office:value-type="float" office:value="199941">
            <text:p>19994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1397639">
            <text:p>71397639</text:p>
          </table:table-cell>
          <table:table-cell office:value-type="float" office:value="144848">
            <text:p>144848</text:p>
          </table:table-cell>
          <table:table-cell office:value-type="float" office:value="227144">
            <text:p>22714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1306523">
            <text:p>51306523</text:p>
          </table:table-cell>
          <table:table-cell office:value-type="float" office:value="133051">
            <text:p>133051</text:p>
          </table:table-cell>
          <table:table-cell office:value-type="float" office:value="186548">
            <text:p>18654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7860201">
            <text:p>57860201</text:p>
          </table:table-cell>
          <table:table-cell office:value-type="float" office:value="141315">
            <text:p>141315</text:p>
          </table:table-cell>
          <table:table-cell office:value-type="float" office:value="198313">
            <text:p>19831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4835707">
            <text:p>94835707</text:p>
          </table:table-cell>
          <table:table-cell office:value-type="float" office:value="135091">
            <text:p>135091</text:p>
          </table:table-cell>
          <table:table-cell office:value-type="float" office:value="188787">
            <text:p>18878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3992751">
            <text:p>73992751</text:p>
          </table:table-cell>
          <table:table-cell office:value-type="float" office:value="151974">
            <text:p>151974</text:p>
          </table:table-cell>
          <table:table-cell office:value-type="float" office:value="224750">
            <text:p>22475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3498986">
            <text:p>53498986</text:p>
          </table:table-cell>
          <table:table-cell office:value-type="float" office:value="139917">
            <text:p>139917</text:p>
          </table:table-cell>
          <table:table-cell office:value-type="float" office:value="192355">
            <text:p>19235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6099075">
            <text:p>46099075</text:p>
          </table:table-cell>
          <table:table-cell office:value-type="float" office:value="144008">
            <text:p>144008</text:p>
          </table:table-cell>
          <table:table-cell office:value-type="float" office:value="204313">
            <text:p>20431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9443309">
            <text:p>79443309</text:p>
          </table:table-cell>
          <table:table-cell office:value-type="float" office:value="163406">
            <text:p>163406</text:p>
          </table:table-cell>
          <table:table-cell office:value-type="float" office:value="194126">
            <text:p>19412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3712831">
            <text:p>53712831</text:p>
          </table:table-cell>
          <table:table-cell office:value-type="float" office:value="171868">
            <text:p>171868</text:p>
          </table:table-cell>
          <table:table-cell office:value-type="float" office:value="259083">
            <text:p>25908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3517470">
            <text:p>63517470</text:p>
          </table:table-cell>
          <table:table-cell office:value-type="float" office:value="154014">
            <text:p>154014</text:p>
          </table:table-cell>
          <table:table-cell office:value-type="float" office:value="202375">
            <text:p>20237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0846064">
            <text:p>50846064</text:p>
          </table:table-cell>
          <table:table-cell office:value-type="float" office:value="140486">
            <text:p>140486</text:p>
          </table:table-cell>
          <table:table-cell office:value-type="float" office:value="191497">
            <text:p>19149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2055943">
            <text:p>52055943</text:p>
          </table:table-cell>
          <table:table-cell office:value-type="float" office:value="136910">
            <text:p>136910</text:p>
          </table:table-cell>
          <table:table-cell office:value-type="float" office:value="221106">
            <text:p>22110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3681594">
            <text:p>63681594</text:p>
          </table:table-cell>
          <table:table-cell office:value-type="float" office:value="146808">
            <text:p>146808</text:p>
          </table:table-cell>
          <table:table-cell office:value-type="float" office:value="219918">
            <text:p>21991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6979184">
            <text:p>46979184</text:p>
          </table:table-cell>
          <table:table-cell office:value-type="float" office:value="170856">
            <text:p>170856</text:p>
          </table:table-cell>
          <table:table-cell office:value-type="float" office:value="225575">
            <text:p>22557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4925813">
            <text:p>54925813</text:p>
          </table:table-cell>
          <table:table-cell office:value-type="float" office:value="145847">
            <text:p>145847</text:p>
          </table:table-cell>
          <table:table-cell office:value-type="float" office:value="218309">
            <text:p>21830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5410582">
            <text:p>45410582</text:p>
          </table:table-cell>
          <table:table-cell office:value-type="float" office:value="250657">
            <text:p>250657</text:p>
          </table:table-cell>
          <table:table-cell office:value-type="float" office:value="335469">
            <text:p>33546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2109596">
            <text:p>92109596</text:p>
          </table:table-cell>
          <table:table-cell office:value-type="float" office:value="185420">
            <text:p>185420</text:p>
          </table:table-cell>
          <table:table-cell office:value-type="float" office:value="200669">
            <text:p>20066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5924167">
            <text:p>85924167</text:p>
          </table:table-cell>
          <table:table-cell office:value-type="float" office:value="151047">
            <text:p>151047</text:p>
          </table:table-cell>
          <table:table-cell office:value-type="float" office:value="248143">
            <text:p>24814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5783062">
            <text:p>95783062</text:p>
          </table:table-cell>
          <table:table-cell office:value-type="float" office:value="161411">
            <text:p>161411</text:p>
          </table:table-cell>
          <table:table-cell office:value-type="float" office:value="265485">
            <text:p>26548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2142713">
            <text:p>72142713</text:p>
          </table:table-cell>
          <table:table-cell office:value-type="float" office:value="160497">
            <text:p>160497</text:p>
          </table:table-cell>
          <table:table-cell office:value-type="float" office:value="231614">
            <text:p>23161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656475">
            <text:p>64656475</text:p>
          </table:table-cell>
          <table:table-cell office:value-type="float" office:value="174152">
            <text:p>174152</text:p>
          </table:table-cell>
          <table:table-cell office:value-type="float" office:value="216077">
            <text:p>21607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545718">
            <text:p>64545718</text:p>
          </table:table-cell>
          <table:table-cell office:value-type="float" office:value="151689">
            <text:p>151689</text:p>
          </table:table-cell>
          <table:table-cell office:value-type="float" office:value="243657">
            <text:p>24365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5566458">
            <text:p>75566458</text:p>
          </table:table-cell>
          <table:table-cell office:value-type="float" office:value="136519">
            <text:p>136519</text:p>
          </table:table-cell>
          <table:table-cell office:value-type="float" office:value="226958">
            <text:p>22695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3133562">
            <text:p>83133562</text:p>
          </table:table-cell>
          <table:table-cell office:value-type="float" office:value="169655">
            <text:p>169655</text:p>
          </table:table-cell>
          <table:table-cell office:value-type="float" office:value="264036">
            <text:p>26403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2814867">
            <text:p>92814867</text:p>
          </table:table-cell>
          <table:table-cell office:value-type="float" office:value="174510">
            <text:p>174510</text:p>
          </table:table-cell>
          <table:table-cell office:value-type="float" office:value="189725">
            <text:p>18972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6748108">
            <text:p>106748108</text:p>
          </table:table-cell>
          <table:table-cell office:value-type="float" office:value="263540">
            <text:p>263540</text:p>
          </table:table-cell>
          <table:table-cell office:value-type="float" office:value="1106625">
            <text:p>110662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9590460">
            <text:p>79590460</text:p>
          </table:table-cell>
          <table:table-cell office:value-type="float" office:value="148555">
            <text:p>148555</text:p>
          </table:table-cell>
          <table:table-cell office:value-type="float" office:value="248879">
            <text:p>24887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1454871">
            <text:p>101454871</text:p>
          </table:table-cell>
          <table:table-cell office:value-type="float" office:value="158482">
            <text:p>158482</text:p>
          </table:table-cell>
          <table:table-cell office:value-type="float" office:value="239145">
            <text:p>23914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8333197">
            <text:p>108333197</text:p>
          </table:table-cell>
          <table:table-cell office:value-type="float" office:value="178374">
            <text:p>178374</text:p>
          </table:table-cell>
          <table:table-cell office:value-type="float" office:value="234258">
            <text:p>23425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6360176">
            <text:p>116360176</text:p>
          </table:table-cell>
          <table:table-cell office:value-type="float" office:value="146602">
            <text:p>146602</text:p>
          </table:table-cell>
          <table:table-cell office:value-type="float" office:value="236492">
            <text:p>23649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7673239">
            <text:p>57673239</text:p>
          </table:table-cell>
          <table:table-cell office:value-type="float" office:value="148557">
            <text:p>148557</text:p>
          </table:table-cell>
          <table:table-cell office:value-type="float" office:value="207354">
            <text:p>20735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4919691">
            <text:p>84919691</text:p>
          </table:table-cell>
          <table:table-cell office:value-type="float" office:value="147421">
            <text:p>147421</text:p>
          </table:table-cell>
          <table:table-cell office:value-type="float" office:value="246330">
            <text:p>24633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0441612">
            <text:p>60441612</text:p>
          </table:table-cell>
          <table:table-cell office:value-type="float" office:value="179454">
            <text:p>179454</text:p>
          </table:table-cell>
          <table:table-cell office:value-type="float" office:value="204356">
            <text:p>20435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2328783">
            <text:p>72328783</text:p>
          </table:table-cell>
          <table:table-cell office:value-type="float" office:value="148147">
            <text:p>148147</text:p>
          </table:table-cell>
          <table:table-cell office:value-type="float" office:value="207673">
            <text:p>20767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5940221">
            <text:p>105940221</text:p>
          </table:table-cell>
          <table:table-cell office:value-type="float" office:value="176106">
            <text:p>176106</text:p>
          </table:table-cell>
          <table:table-cell office:value-type="float" office:value="188124">
            <text:p>18812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6021654">
            <text:p>66021654</text:p>
          </table:table-cell>
          <table:table-cell office:value-type="float" office:value="141599">
            <text:p>141599</text:p>
          </table:table-cell>
          <table:table-cell office:value-type="float" office:value="232356">
            <text:p>23235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1167326">
            <text:p>51167326</text:p>
          </table:table-cell>
          <table:table-cell office:value-type="float" office:value="150297">
            <text:p>150297</text:p>
          </table:table-cell>
          <table:table-cell office:value-type="float" office:value="219556">
            <text:p>21955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2762675">
            <text:p>62762675</text:p>
          </table:table-cell>
          <table:table-cell office:value-type="float" office:value="146394">
            <text:p>146394</text:p>
          </table:table-cell>
          <table:table-cell office:value-type="float" office:value="245696">
            <text:p>24569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8303882">
            <text:p>58303882</text:p>
          </table:table-cell>
          <table:table-cell office:value-type="float" office:value="175715">
            <text:p>175715</text:p>
          </table:table-cell>
          <table:table-cell office:value-type="float" office:value="222723">
            <text:p>22272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6276663">
            <text:p>56276663</text:p>
          </table:table-cell>
          <table:table-cell office:value-type="float" office:value="195337">
            <text:p>195337</text:p>
          </table:table-cell>
          <table:table-cell office:value-type="float" office:value="153949">
            <text:p>15394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7262160">
            <text:p>67262160</text:p>
          </table:table-cell>
          <table:table-cell office:value-type="float" office:value="154719">
            <text:p>154719</text:p>
          </table:table-cell>
          <table:table-cell office:value-type="float" office:value="227786">
            <text:p>22778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9754939">
            <text:p>79754939</text:p>
          </table:table-cell>
          <table:table-cell office:value-type="float" office:value="141763">
            <text:p>141763</text:p>
          </table:table-cell>
          <table:table-cell office:value-type="float" office:value="239312">
            <text:p>23931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1843631">
            <text:p>111843631</text:p>
          </table:table-cell>
          <table:table-cell office:value-type="float" office:value="175996">
            <text:p>175996</text:p>
          </table:table-cell>
          <table:table-cell office:value-type="float" office:value="203514">
            <text:p>20351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7920137">
            <text:p>87920137</text:p>
          </table:table-cell>
          <table:table-cell office:value-type="float" office:value="144923">
            <text:p>144923</text:p>
          </table:table-cell>
          <table:table-cell office:value-type="float" office:value="235808">
            <text:p>23580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0695670">
            <text:p>60695670</text:p>
          </table:table-cell>
          <table:table-cell office:value-type="float" office:value="350080">
            <text:p>350080</text:p>
          </table:table-cell>
          <table:table-cell office:value-type="float" office:value="353834">
            <text:p>35383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31084613">
            <text:p>131084613</text:p>
          </table:table-cell>
          <table:table-cell office:value-type="float" office:value="152448">
            <text:p>152448</text:p>
          </table:table-cell>
          <table:table-cell office:value-type="float" office:value="258939">
            <text:p>25893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6309054">
            <text:p>56309054</text:p>
          </table:table-cell>
          <table:table-cell office:value-type="float" office:value="165060">
            <text:p>165060</text:p>
          </table:table-cell>
          <table:table-cell office:value-type="float" office:value="252322">
            <text:p>25232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7507236">
            <text:p>97507236</text:p>
          </table:table-cell>
          <table:table-cell office:value-type="float" office:value="4716">
            <text:p>4716</text:p>
          </table:table-cell>
          <table:table-cell office:value-type="float" office:value="239485">
            <text:p>23948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8159692">
            <text:p>78159692</text:p>
          </table:table-cell>
          <table:table-cell office:value-type="float" office:value="177077">
            <text:p>177077</text:p>
          </table:table-cell>
          <table:table-cell office:value-type="float" office:value="220378">
            <text:p>22037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9648087">
            <text:p>59648087</text:p>
          </table:table-cell>
          <table:table-cell office:value-type="float" office:value="160350">
            <text:p>160350</text:p>
          </table:table-cell>
          <table:table-cell office:value-type="float" office:value="246343">
            <text:p>24634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4125429">
            <text:p>54125429</text:p>
          </table:table-cell>
          <table:table-cell office:value-type="float" office:value="160988">
            <text:p>160988</text:p>
          </table:table-cell>
          <table:table-cell office:value-type="float" office:value="238297">
            <text:p>23829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7824905">
            <text:p>107824905</text:p>
          </table:table-cell>
          <table:table-cell office:value-type="float" office:value="145822">
            <text:p>145822</text:p>
          </table:table-cell>
          <table:table-cell office:value-type="float" office:value="308712">
            <text:p>30871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711298">
            <text:p>64711298</text:p>
          </table:table-cell>
          <table:table-cell office:value-type="float" office:value="175034">
            <text:p>175034</text:p>
          </table:table-cell>
          <table:table-cell office:value-type="float" office:value="254855">
            <text:p>25485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3526123">
            <text:p>73526123</text:p>
          </table:table-cell>
          <table:table-cell office:value-type="float" office:value="159738">
            <text:p>159738</text:p>
          </table:table-cell>
          <table:table-cell office:value-type="float" office:value="131722">
            <text:p>13172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867646">
            <text:p>64867646</text:p>
          </table:table-cell>
          <table:table-cell office:value-type="float" office:value="144042">
            <text:p>144042</text:p>
          </table:table-cell>
          <table:table-cell office:value-type="float" office:value="236696">
            <text:p>23669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0442628">
            <text:p>60442628</text:p>
          </table:table-cell>
          <table:table-cell office:value-type="float" office:value="168018">
            <text:p>168018</text:p>
          </table:table-cell>
          <table:table-cell office:value-type="float" office:value="237181">
            <text:p>23718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9062589">
            <text:p>119062589</text:p>
          </table:table-cell>
          <table:table-cell office:value-type="float" office:value="137333">
            <text:p>137333</text:p>
          </table:table-cell>
          <table:table-cell office:value-type="float" office:value="150882">
            <text:p>15088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5540814">
            <text:p>65540814</text:p>
          </table:table-cell>
          <table:table-cell office:value-type="float" office:value="150062">
            <text:p>150062</text:p>
          </table:table-cell>
          <table:table-cell office:value-type="float" office:value="229514">
            <text:p>22951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7522745">
            <text:p>107522745</text:p>
          </table:table-cell>
          <table:table-cell office:value-type="float" office:value="148420">
            <text:p>148420</text:p>
          </table:table-cell>
          <table:table-cell office:value-type="float" office:value="245156">
            <text:p>24515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703728">
            <text:p>64703728</text:p>
          </table:table-cell>
          <table:table-cell office:value-type="float" office:value="164381">
            <text:p>164381</text:p>
          </table:table-cell>
          <table:table-cell office:value-type="float" office:value="255259">
            <text:p>25525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30832746">
            <text:p>130832746</text:p>
          </table:table-cell>
          <table:table-cell office:value-type="float" office:value="120815">
            <text:p>120815</text:p>
          </table:table-cell>
          <table:table-cell office:value-type="float" office:value="216259">
            <text:p>21625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2013893">
            <text:p>62013893</text:p>
          </table:table-cell>
          <table:table-cell office:value-type="float" office:value="141428">
            <text:p>141428</text:p>
          </table:table-cell>
          <table:table-cell office:value-type="float" office:value="223431">
            <text:p>22343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8121974">
            <text:p>88121974</text:p>
          </table:table-cell>
          <table:table-cell office:value-type="float" office:value="152643">
            <text:p>152643</text:p>
          </table:table-cell>
          <table:table-cell office:value-type="float" office:value="247319">
            <text:p>24731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8328659">
            <text:p>58328659</text:p>
          </table:table-cell>
          <table:table-cell office:value-type="float" office:value="177628">
            <text:p>177628</text:p>
          </table:table-cell>
          <table:table-cell office:value-type="float" office:value="217054">
            <text:p>21705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7993988">
            <text:p>57993988</text:p>
          </table:table-cell>
          <table:table-cell office:value-type="float" office:value="156734">
            <text:p>156734</text:p>
          </table:table-cell>
          <table:table-cell office:value-type="float" office:value="249837">
            <text:p>24983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0444623">
            <text:p>90444623</text:p>
          </table:table-cell>
          <table:table-cell office:value-type="float" office:value="155654">
            <text:p>155654</text:p>
          </table:table-cell>
          <table:table-cell office:value-type="float" office:value="226373">
            <text:p>226373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0171211">
            <text:p>60171211</text:p>
          </table:table-cell>
          <table:table-cell office:value-type="float" office:value="155764">
            <text:p>155764</text:p>
          </table:table-cell>
          <table:table-cell office:value-type="float" office:value="244587">
            <text:p>24458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2210847">
            <text:p>82210847</text:p>
          </table:table-cell>
          <table:table-cell office:value-type="float" office:value="188460">
            <text:p>188460</text:p>
          </table:table-cell>
          <table:table-cell office:value-type="float" office:value="220777">
            <text:p>22077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3199768">
            <text:p>93199768</text:p>
          </table:table-cell>
          <table:table-cell office:value-type="float" office:value="193314">
            <text:p>193314</text:p>
          </table:table-cell>
          <table:table-cell office:value-type="float" office:value="223648">
            <text:p>22364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6611889">
            <text:p>106611889</text:p>
          </table:table-cell>
          <table:table-cell office:value-type="float" office:value="153538">
            <text:p>153538</text:p>
          </table:table-cell>
          <table:table-cell office:value-type="float" office:value="159281">
            <text:p>15928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9407054">
            <text:p>59407054</text:p>
          </table:table-cell>
          <table:table-cell office:value-type="float" office:value="342045">
            <text:p>342045</text:p>
          </table:table-cell>
          <table:table-cell office:value-type="float" office:value="237525">
            <text:p>23752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34796516">
            <text:p>134796516</text:p>
          </table:table-cell>
          <table:table-cell office:value-type="float" office:value="157538">
            <text:p>157538</text:p>
          </table:table-cell>
          <table:table-cell office:value-type="float" office:value="258296">
            <text:p>25829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0384751">
            <text:p>80384751</text:p>
          </table:table-cell>
          <table:table-cell office:value-type="float" office:value="184219">
            <text:p>184219</text:p>
          </table:table-cell>
          <table:table-cell office:value-type="float" office:value="218094">
            <text:p>21809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45321367">
            <text:p>145321367</text:p>
          </table:table-cell>
          <table:table-cell office:value-type="float" office:value="173994">
            <text:p>173994</text:p>
          </table:table-cell>
          <table:table-cell office:value-type="float" office:value="269540">
            <text:p>26954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5175228">
            <text:p>65175228</text:p>
          </table:table-cell>
          <table:table-cell office:value-type="float" office:value="307998">
            <text:p>307998</text:p>
          </table:table-cell>
          <table:table-cell office:value-type="float" office:value="434781">
            <text:p>43478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73968232">
            <text:p>173968232</text:p>
          </table:table-cell>
          <table:table-cell office:value-type="float" office:value="200578">
            <text:p>200578</text:p>
          </table:table-cell>
          <table:table-cell office:value-type="float" office:value="227721">
            <text:p>22772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3844457">
            <text:p>83844457</text:p>
          </table:table-cell>
          <table:table-cell office:value-type="float" office:value="177584">
            <text:p>177584</text:p>
          </table:table-cell>
          <table:table-cell office:value-type="float" office:value="271487">
            <text:p>27148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2903459">
            <text:p>92903459</text:p>
          </table:table-cell>
          <table:table-cell office:value-type="float" office:value="150984">
            <text:p>150984</text:p>
          </table:table-cell>
          <table:table-cell office:value-type="float" office:value="222252">
            <text:p>22225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3727248">
            <text:p>73727248</text:p>
          </table:table-cell>
          <table:table-cell office:value-type="float" office:value="170691">
            <text:p>170691</text:p>
          </table:table-cell>
          <table:table-cell office:value-type="float" office:value="255716">
            <text:p>25571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0392884">
            <text:p>70392884</text:p>
          </table:table-cell>
          <table:table-cell office:value-type="float" office:value="168747">
            <text:p>168747</text:p>
          </table:table-cell>
          <table:table-cell office:value-type="float" office:value="228936">
            <text:p>22893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06496518">
            <text:p>206496518</text:p>
          </table:table-cell>
          <table:table-cell office:value-type="float" office:value="177030">
            <text:p>177030</text:p>
          </table:table-cell>
          <table:table-cell office:value-type="float" office:value="245702">
            <text:p>24570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8908363">
            <text:p>58908363</text:p>
          </table:table-cell>
          <table:table-cell office:value-type="float" office:value="183004">
            <text:p>183004</text:p>
          </table:table-cell>
          <table:table-cell office:value-type="float" office:value="229570">
            <text:p>22957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4837765">
            <text:p>94837765</text:p>
          </table:table-cell>
          <table:table-cell office:value-type="float" office:value="160779">
            <text:p>160779</text:p>
          </table:table-cell>
          <table:table-cell office:value-type="float" office:value="210935">
            <text:p>21093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8370622">
            <text:p>98370622</text:p>
          </table:table-cell>
          <table:table-cell office:value-type="float" office:value="193537">
            <text:p>193537</text:p>
          </table:table-cell>
          <table:table-cell office:value-type="float" office:value="307507">
            <text:p>30750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929204">
            <text:p>69929204</text:p>
          </table:table-cell>
          <table:table-cell office:value-type="float" office:value="171718">
            <text:p>171718</text:p>
          </table:table-cell>
          <table:table-cell office:value-type="float" office:value="281295">
            <text:p>28129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8039196">
            <text:p>88039196</text:p>
          </table:table-cell>
          <table:table-cell office:value-type="float" office:value="214128">
            <text:p>214128</text:p>
          </table:table-cell>
          <table:table-cell office:value-type="float" office:value="243528">
            <text:p>24352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7539331">
            <text:p>67539331</text:p>
          </table:table-cell>
          <table:table-cell office:value-type="float" office:value="155093">
            <text:p>155093</text:p>
          </table:table-cell>
          <table:table-cell office:value-type="float" office:value="212584">
            <text:p>21258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9002523">
            <text:p>89002523</text:p>
          </table:table-cell>
          <table:table-cell office:value-type="float" office:value="153106">
            <text:p>153106</text:p>
          </table:table-cell>
          <table:table-cell office:value-type="float" office:value="113804">
            <text:p>11380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130245">
            <text:p>128130245</text:p>
          </table:table-cell>
          <table:table-cell office:value-type="float" office:value="159989">
            <text:p>159989</text:p>
          </table:table-cell>
          <table:table-cell office:value-type="float" office:value="231750">
            <text:p>23175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3923184">
            <text:p>113923184</text:p>
          </table:table-cell>
          <table:table-cell office:value-type="float" office:value="169632">
            <text:p>169632</text:p>
          </table:table-cell>
          <table:table-cell office:value-type="float" office:value="1084570">
            <text:p>108457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7558612">
            <text:p>77558612</text:p>
          </table:table-cell>
          <table:table-cell office:value-type="float" office:value="188849">
            <text:p>188849</text:p>
          </table:table-cell>
          <table:table-cell office:value-type="float" office:value="226848">
            <text:p>22684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9700990">
            <text:p>79700990</text:p>
          </table:table-cell>
          <table:table-cell office:value-type="float" office:value="169909">
            <text:p>169909</text:p>
          </table:table-cell>
          <table:table-cell office:value-type="float" office:value="205710">
            <text:p>20571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8209416">
            <text:p>58209416</text:p>
          </table:table-cell>
          <table:table-cell office:value-type="float" office:value="167932">
            <text:p>167932</text:p>
          </table:table-cell>
          <table:table-cell office:value-type="float" office:value="242625">
            <text:p>24262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0026488">
            <text:p>90026488</text:p>
          </table:table-cell>
          <table:table-cell office:value-type="float" office:value="214005">
            <text:p>214005</text:p>
          </table:table-cell>
          <table:table-cell office:value-type="float" office:value="232831">
            <text:p>23283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3266566">
            <text:p>93266566</text:p>
          </table:table-cell>
          <table:table-cell office:value-type="float" office:value="163936">
            <text:p>163936</text:p>
          </table:table-cell>
          <table:table-cell office:value-type="float" office:value="217787">
            <text:p>21778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1874163">
            <text:p>81874163</text:p>
          </table:table-cell>
          <table:table-cell office:value-type="float" office:value="200882">
            <text:p>200882</text:p>
          </table:table-cell>
          <table:table-cell office:value-type="float" office:value="228781">
            <text:p>22878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9956723">
            <text:p>79956723</text:p>
          </table:table-cell>
          <table:table-cell office:value-type="float" office:value="169638">
            <text:p>169638</text:p>
          </table:table-cell>
          <table:table-cell office:value-type="float" office:value="268028">
            <text:p>26802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7427283">
            <text:p>67427283</text:p>
          </table:table-cell>
          <table:table-cell office:value-type="float" office:value="174838">
            <text:p>174838</text:p>
          </table:table-cell>
          <table:table-cell office:value-type="float" office:value="236637">
            <text:p>23663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3206417">
            <text:p>73206417</text:p>
          </table:table-cell>
          <table:table-cell office:value-type="float" office:value="217040">
            <text:p>217040</text:p>
          </table:table-cell>
          <table:table-cell office:value-type="float" office:value="230627">
            <text:p>23062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7659286">
            <text:p>87659286</text:p>
          </table:table-cell>
          <table:table-cell office:value-type="float" office:value="166755">
            <text:p>166755</text:p>
          </table:table-cell>
          <table:table-cell office:value-type="float" office:value="234767">
            <text:p>23476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7175412">
            <text:p>57175412</text:p>
          </table:table-cell>
          <table:table-cell office:value-type="float" office:value="162818">
            <text:p>162818</text:p>
          </table:table-cell>
          <table:table-cell office:value-type="float" office:value="188974">
            <text:p>18897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962154">
            <text:p>69962154</text:p>
          </table:table-cell>
          <table:table-cell office:value-type="float" office:value="152545">
            <text:p>152545</text:p>
          </table:table-cell>
          <table:table-cell office:value-type="float" office:value="206312">
            <text:p>20631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4967329">
            <text:p>74967329</text:p>
          </table:table-cell>
          <table:table-cell office:value-type="float" office:value="287376">
            <text:p>287376</text:p>
          </table:table-cell>
          <table:table-cell office:value-type="float" office:value="430999">
            <text:p>430999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6778619">
            <text:p>86778619</text:p>
          </table:table-cell>
          <table:table-cell office:value-type="float" office:value="256587">
            <text:p>256587</text:p>
          </table:table-cell>
          <table:table-cell office:value-type="float" office:value="232445">
            <text:p>23244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1069748">
            <text:p>121069748</text:p>
          </table:table-cell>
          <table:table-cell office:value-type="float" office:value="194830">
            <text:p>194830</text:p>
          </table:table-cell>
          <table:table-cell office:value-type="float" office:value="232313">
            <text:p>232313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9291764">
            <text:p>89291764</text:p>
          </table:table-cell>
          <table:table-cell office:value-type="float" office:value="154208">
            <text:p>154208</text:p>
          </table:table-cell>
          <table:table-cell office:value-type="float" office:value="277347">
            <text:p>27734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1036975">
            <text:p>71036975</text:p>
          </table:table-cell>
          <table:table-cell office:value-type="float" office:value="173123">
            <text:p>173123</text:p>
          </table:table-cell>
          <table:table-cell office:value-type="float" office:value="263011">
            <text:p>26301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6216271">
            <text:p>66216271</text:p>
          </table:table-cell>
          <table:table-cell office:value-type="float" office:value="173022">
            <text:p>173022</text:p>
          </table:table-cell>
          <table:table-cell office:value-type="float" office:value="239562">
            <text:p>23956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5605364">
            <text:p>55605364</text:p>
          </table:table-cell>
          <table:table-cell office:value-type="float" office:value="251197">
            <text:p>251197</text:p>
          </table:table-cell>
          <table:table-cell office:value-type="float" office:value="245374">
            <text:p>24537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729848">
            <text:p>128729848</text:p>
          </table:table-cell>
          <table:table-cell office:value-type="float" office:value="187342">
            <text:p>187342</text:p>
          </table:table-cell>
          <table:table-cell office:value-type="float" office:value="243678">
            <text:p>24367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6905198">
            <text:p>86905198</text:p>
          </table:table-cell>
          <table:table-cell office:value-type="float" office:value="180676">
            <text:p>180676</text:p>
          </table:table-cell>
          <table:table-cell office:value-type="float" office:value="229510">
            <text:p>22951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6744269">
            <text:p>126744269</text:p>
          </table:table-cell>
          <table:table-cell office:value-type="float" office:value="160599">
            <text:p>160599</text:p>
          </table:table-cell>
          <table:table-cell office:value-type="float" office:value="251447">
            <text:p>25144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43689517">
            <text:p>143689517</text:p>
          </table:table-cell>
          <table:table-cell office:value-type="float" office:value="192439">
            <text:p>192439</text:p>
          </table:table-cell>
          <table:table-cell office:value-type="float" office:value="261895">
            <text:p>26189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3486100">
            <text:p>63486100</text:p>
          </table:table-cell>
          <table:table-cell office:value-type="float" office:value="153593">
            <text:p>153593</text:p>
          </table:table-cell>
          <table:table-cell office:value-type="float" office:value="223506">
            <text:p>22350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5670055">
            <text:p>65670055</text:p>
          </table:table-cell>
          <table:table-cell office:value-type="float" office:value="160043">
            <text:p>160043</text:p>
          </table:table-cell>
          <table:table-cell office:value-type="float" office:value="254323">
            <text:p>254323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0016540">
            <text:p>80016540</text:p>
          </table:table-cell>
          <table:table-cell office:value-type="float" office:value="271660">
            <text:p>271660</text:p>
          </table:table-cell>
          <table:table-cell office:value-type="float" office:value="263579">
            <text:p>26357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9627178">
            <text:p>109627178</text:p>
          </table:table-cell>
          <table:table-cell office:value-type="float" office:value="175380">
            <text:p>175380</text:p>
          </table:table-cell>
          <table:table-cell office:value-type="float" office:value="287529">
            <text:p>28752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2660599">
            <text:p>102660599</text:p>
          </table:table-cell>
          <table:table-cell office:value-type="float" office:value="251597">
            <text:p>251597</text:p>
          </table:table-cell>
          <table:table-cell office:value-type="float" office:value="383163">
            <text:p>38316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0995765">
            <text:p>150995765</text:p>
          </table:table-cell>
          <table:table-cell office:value-type="float" office:value="195319">
            <text:p>195319</text:p>
          </table:table-cell>
          <table:table-cell office:value-type="float" office:value="277419">
            <text:p>27741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2805071">
            <text:p>72805071</text:p>
          </table:table-cell>
          <table:table-cell office:value-type="float" office:value="198313">
            <text:p>198313</text:p>
          </table:table-cell>
          <table:table-cell office:value-type="float" office:value="304943">
            <text:p>30494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1791231">
            <text:p>71791231</text:p>
          </table:table-cell>
          <table:table-cell office:value-type="float" office:value="193184">
            <text:p>193184</text:p>
          </table:table-cell>
          <table:table-cell office:value-type="float" office:value="256168">
            <text:p>25616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4420036">
            <text:p>134420036</text:p>
          </table:table-cell>
          <table:table-cell office:value-type="float" office:value="207707">
            <text:p>207707</text:p>
          </table:table-cell>
          <table:table-cell office:value-type="float" office:value="266231">
            <text:p>26623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9128274">
            <text:p>129128274</text:p>
          </table:table-cell>
          <table:table-cell office:value-type="float" office:value="202823">
            <text:p>202823</text:p>
          </table:table-cell>
          <table:table-cell office:value-type="float" office:value="290238">
            <text:p>29023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8854059">
            <text:p>128854059</text:p>
          </table:table-cell>
          <table:table-cell office:value-type="float" office:value="197398">
            <text:p>197398</text:p>
          </table:table-cell>
          <table:table-cell office:value-type="float" office:value="296105">
            <text:p>29610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2674898">
            <text:p>122674898</text:p>
          </table:table-cell>
          <table:table-cell office:value-type="float" office:value="195098">
            <text:p>195098</text:p>
          </table:table-cell>
          <table:table-cell office:value-type="float" office:value="287472">
            <text:p>28747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1543388">
            <text:p>91543388</text:p>
          </table:table-cell>
          <table:table-cell office:value-type="float" office:value="187230">
            <text:p>187230</text:p>
          </table:table-cell>
          <table:table-cell office:value-type="float" office:value="280817">
            <text:p>28081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4985231">
            <text:p>94985231</text:p>
          </table:table-cell>
          <table:table-cell office:value-type="float" office:value="205007">
            <text:p>205007</text:p>
          </table:table-cell>
          <table:table-cell office:value-type="float" office:value="275145">
            <text:p>27514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6028419">
            <text:p>96028419</text:p>
          </table:table-cell>
          <table:table-cell office:value-type="float" office:value="203632">
            <text:p>203632</text:p>
          </table:table-cell>
          <table:table-cell office:value-type="float" office:value="243703">
            <text:p>24370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6169883">
            <text:p>136169883</text:p>
          </table:table-cell>
          <table:table-cell office:value-type="float" office:value="179700">
            <text:p>179700</text:p>
          </table:table-cell>
          <table:table-cell office:value-type="float" office:value="285520">
            <text:p>285520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0328225">
            <text:p>70328225</text:p>
          </table:table-cell>
          <table:table-cell office:value-type="float" office:value="311570">
            <text:p>311570</text:p>
          </table:table-cell>
          <table:table-cell office:value-type="float" office:value="460383">
            <text:p>46038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8695581">
            <text:p>98695581</text:p>
          </table:table-cell>
          <table:table-cell office:value-type="float" office:value="190752">
            <text:p>190752</text:p>
          </table:table-cell>
          <table:table-cell office:value-type="float" office:value="298729">
            <text:p>29872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8980165">
            <text:p>118980165</text:p>
          </table:table-cell>
          <table:table-cell office:value-type="float" office:value="189089">
            <text:p>189089</text:p>
          </table:table-cell>
          <table:table-cell office:value-type="float" office:value="284570">
            <text:p>284570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3759995">
            <text:p>63759995</text:p>
          </table:table-cell>
          <table:table-cell office:value-type="float" office:value="549877">
            <text:p>549877</text:p>
          </table:table-cell>
          <table:table-cell office:value-type="float" office:value="317302">
            <text:p>31730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2178993">
            <text:p>112178993</text:p>
          </table:table-cell>
          <table:table-cell office:value-type="float" office:value="204373">
            <text:p>204373</text:p>
          </table:table-cell>
          <table:table-cell office:value-type="float" office:value="271437">
            <text:p>27143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5178684">
            <text:p>115178684</text:p>
          </table:table-cell>
          <table:table-cell office:value-type="float" office:value="182189">
            <text:p>182189</text:p>
          </table:table-cell>
          <table:table-cell office:value-type="float" office:value="290566">
            <text:p>29056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7872503">
            <text:p>87872503</text:p>
          </table:table-cell>
          <table:table-cell office:value-type="float" office:value="178908">
            <text:p>178908</text:p>
          </table:table-cell>
          <table:table-cell office:value-type="float" office:value="256187">
            <text:p>25618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7715461">
            <text:p>87715461</text:p>
          </table:table-cell>
          <table:table-cell office:value-type="float" office:value="181698">
            <text:p>181698</text:p>
          </table:table-cell>
          <table:table-cell office:value-type="float" office:value="283977">
            <text:p>28397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8920101">
            <text:p>108920101</text:p>
          </table:table-cell>
          <table:table-cell office:value-type="float" office:value="177250">
            <text:p>177250</text:p>
          </table:table-cell>
          <table:table-cell office:value-type="float" office:value="306459">
            <text:p>30645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1353423">
            <text:p>121353423</text:p>
          </table:table-cell>
          <table:table-cell office:value-type="float" office:value="250690">
            <text:p>250690</text:p>
          </table:table-cell>
          <table:table-cell office:value-type="float" office:value="258147">
            <text:p>25814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0041339">
            <text:p>140041339</text:p>
          </table:table-cell>
          <table:table-cell office:value-type="float" office:value="214031">
            <text:p>214031</text:p>
          </table:table-cell>
          <table:table-cell office:value-type="float" office:value="269375">
            <text:p>26937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3251611">
            <text:p>113251611</text:p>
          </table:table-cell>
          <table:table-cell office:value-type="float" office:value="217269">
            <text:p>217269</text:p>
          </table:table-cell>
          <table:table-cell office:value-type="float" office:value="257025">
            <text:p>25702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0020570">
            <text:p>90020570</text:p>
          </table:table-cell>
          <table:table-cell office:value-type="float" office:value="184601">
            <text:p>184601</text:p>
          </table:table-cell>
          <table:table-cell office:value-type="float" office:value="211313">
            <text:p>21131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8029206">
            <text:p>108029206</text:p>
          </table:table-cell>
          <table:table-cell office:value-type="float" office:value="232909">
            <text:p>232909</text:p>
          </table:table-cell>
          <table:table-cell office:value-type="float" office:value="261197">
            <text:p>26119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2771195">
            <text:p>122771195</text:p>
          </table:table-cell>
          <table:table-cell office:value-type="float" office:value="204271">
            <text:p>204271</text:p>
          </table:table-cell>
          <table:table-cell office:value-type="float" office:value="245732">
            <text:p>24573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8442911">
            <text:p>88442911</text:p>
          </table:table-cell>
          <table:table-cell office:value-type="float" office:value="178035">
            <text:p>178035</text:p>
          </table:table-cell>
          <table:table-cell office:value-type="float" office:value="300617">
            <text:p>30061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7737423">
            <text:p>67737423</text:p>
          </table:table-cell>
          <table:table-cell office:value-type="float" office:value="183200">
            <text:p>183200</text:p>
          </table:table-cell>
          <table:table-cell office:value-type="float" office:value="255205">
            <text:p>25520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1688684">
            <text:p>81688684</text:p>
          </table:table-cell>
          <table:table-cell office:value-type="float" office:value="202284">
            <text:p>202284</text:p>
          </table:table-cell>
          <table:table-cell office:value-type="float" office:value="255377">
            <text:p>25537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8205968">
            <text:p>68205968</text:p>
          </table:table-cell>
          <table:table-cell office:value-type="float" office:value="217740">
            <text:p>217740</text:p>
          </table:table-cell>
          <table:table-cell office:value-type="float" office:value="274712">
            <text:p>27471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2651708">
            <text:p>82651708</text:p>
          </table:table-cell>
          <table:table-cell office:value-type="float" office:value="173218">
            <text:p>173218</text:p>
          </table:table-cell>
          <table:table-cell office:value-type="float" office:value="260935">
            <text:p>26093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3501866">
            <text:p>133501866</text:p>
          </table:table-cell>
          <table:table-cell office:value-type="float" office:value="231354">
            <text:p>231354</text:p>
          </table:table-cell>
          <table:table-cell office:value-type="float" office:value="306688">
            <text:p>30668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3007749">
            <text:p>63007749</text:p>
          </table:table-cell>
          <table:table-cell office:value-type="float" office:value="178544">
            <text:p>178544</text:p>
          </table:table-cell>
          <table:table-cell office:value-type="float" office:value="271242">
            <text:p>27124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6451619">
            <text:p>76451619</text:p>
          </table:table-cell>
          <table:table-cell office:value-type="float" office:value="173340">
            <text:p>173340</text:p>
          </table:table-cell>
          <table:table-cell office:value-type="float" office:value="263813">
            <text:p>26381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9894713">
            <text:p>69894713</text:p>
          </table:table-cell>
          <table:table-cell office:value-type="float" office:value="198338">
            <text:p>198338</text:p>
          </table:table-cell>
          <table:table-cell office:value-type="float" office:value="183567">
            <text:p>18356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4729890">
            <text:p>144729890</text:p>
          </table:table-cell>
          <table:table-cell office:value-type="float" office:value="159978">
            <text:p>159978</text:p>
          </table:table-cell>
          <table:table-cell office:value-type="float" office:value="267084">
            <text:p>267084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9420813">
            <text:p>79420813</text:p>
          </table:table-cell>
          <table:table-cell office:value-type="float" office:value="170420">
            <text:p>170420</text:p>
          </table:table-cell>
          <table:table-cell office:value-type="float" office:value="268660">
            <text:p>268660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7530582">
            <text:p>117530582</text:p>
          </table:table-cell>
          <table:table-cell office:value-type="float" office:value="210285">
            <text:p>210285</text:p>
          </table:table-cell>
          <table:table-cell office:value-type="float" office:value="235508">
            <text:p>23550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3090286">
            <text:p>73090286</text:p>
          </table:table-cell>
          <table:table-cell office:value-type="float" office:value="199853">
            <text:p>199853</text:p>
          </table:table-cell>
          <table:table-cell office:value-type="float" office:value="227611">
            <text:p>22761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3030925">
            <text:p>123030925</text:p>
          </table:table-cell>
          <table:table-cell office:value-type="float" office:value="210653">
            <text:p>210653</text:p>
          </table:table-cell>
          <table:table-cell office:value-type="float" office:value="215118">
            <text:p>21511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2474543">
            <text:p>82474543</text:p>
          </table:table-cell>
          <table:table-cell office:value-type="float" office:value="204098">
            <text:p>204098</text:p>
          </table:table-cell>
          <table:table-cell office:value-type="float" office:value="272676">
            <text:p>27267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0419261">
            <text:p>150419261</text:p>
          </table:table-cell>
          <table:table-cell office:value-type="float" office:value="138289">
            <text:p>138289</text:p>
          </table:table-cell>
          <table:table-cell office:value-type="float" office:value="313458">
            <text:p>31345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3660564">
            <text:p>103660564</text:p>
          </table:table-cell>
          <table:table-cell office:value-type="float" office:value="196251">
            <text:p>196251</text:p>
          </table:table-cell>
          <table:table-cell office:value-type="float" office:value="296312">
            <text:p>29631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6502968">
            <text:p>96502968</text:p>
          </table:table-cell>
          <table:table-cell office:value-type="float" office:value="173974">
            <text:p>173974</text:p>
          </table:table-cell>
          <table:table-cell office:value-type="float" office:value="274874">
            <text:p>274874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5128417">
            <text:p>75128417</text:p>
          </table:table-cell>
          <table:table-cell office:value-type="float" office:value="186476">
            <text:p>186476</text:p>
          </table:table-cell>
          <table:table-cell office:value-type="float" office:value="280385">
            <text:p>28038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0003749">
            <text:p>70003749</text:p>
          </table:table-cell>
          <table:table-cell office:value-type="float" office:value="172654">
            <text:p>172654</text:p>
          </table:table-cell>
          <table:table-cell office:value-type="float" office:value="275351">
            <text:p>27535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8453398">
            <text:p>108453398</text:p>
          </table:table-cell>
          <table:table-cell office:value-type="float" office:value="193104">
            <text:p>193104</text:p>
          </table:table-cell>
          <table:table-cell office:value-type="float" office:value="293850">
            <text:p>293850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9216595">
            <text:p>69216595</text:p>
          </table:table-cell>
          <table:table-cell office:value-type="float" office:value="208288">
            <text:p>208288</text:p>
          </table:table-cell>
          <table:table-cell office:value-type="float" office:value="276017">
            <text:p>27601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7219068">
            <text:p>97219068</text:p>
          </table:table-cell>
          <table:table-cell office:value-type="float" office:value="183530">
            <text:p>183530</text:p>
          </table:table-cell>
          <table:table-cell office:value-type="float" office:value="304998">
            <text:p>30499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04365353">
            <text:p>204365353</text:p>
          </table:table-cell>
          <table:table-cell office:value-type="float" office:value="202177">
            <text:p>202177</text:p>
          </table:table-cell>
          <table:table-cell office:value-type="float" office:value="314052">
            <text:p>31405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2652707">
            <text:p>112652707</text:p>
          </table:table-cell>
          <table:table-cell office:value-type="float" office:value="213362">
            <text:p>213362</text:p>
          </table:table-cell>
          <table:table-cell office:value-type="float" office:value="306935">
            <text:p>30693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3932265">
            <text:p>83932265</text:p>
          </table:table-cell>
          <table:table-cell office:value-type="float" office:value="190039">
            <text:p>190039</text:p>
          </table:table-cell>
          <table:table-cell office:value-type="float" office:value="338846">
            <text:p>338846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3963166">
            <text:p>113963166</text:p>
          </table:table-cell>
          <table:table-cell office:value-type="float" office:value="307812">
            <text:p>307812</text:p>
          </table:table-cell>
          <table:table-cell office:value-type="float" office:value="416430">
            <text:p>41643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2961741">
            <text:p>92961741</text:p>
          </table:table-cell>
          <table:table-cell office:value-type="float" office:value="194142">
            <text:p>194142</text:p>
          </table:table-cell>
          <table:table-cell office:value-type="float" office:value="253652">
            <text:p>25365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6378168">
            <text:p>146378168</text:p>
          </table:table-cell>
          <table:table-cell office:value-type="float" office:value="192663">
            <text:p>192663</text:p>
          </table:table-cell>
          <table:table-cell office:value-type="float" office:value="305750">
            <text:p>30575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67415677">
            <text:p>167415677</text:p>
          </table:table-cell>
          <table:table-cell office:value-type="float" office:value="214036">
            <text:p>214036</text:p>
          </table:table-cell>
          <table:table-cell office:value-type="float" office:value="344008">
            <text:p>34400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5427523">
            <text:p>75427523</text:p>
          </table:table-cell>
          <table:table-cell office:value-type="float" office:value="193783">
            <text:p>193783</text:p>
          </table:table-cell>
          <table:table-cell office:value-type="float" office:value="292623">
            <text:p>292623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1487180">
            <text:p>81487180</text:p>
          </table:table-cell>
          <table:table-cell office:value-type="float" office:value="213684">
            <text:p>213684</text:p>
          </table:table-cell>
          <table:table-cell office:value-type="float" office:value="310857">
            <text:p>31085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7513092">
            <text:p>157513092</text:p>
          </table:table-cell>
          <table:table-cell office:value-type="float" office:value="209071">
            <text:p>209071</text:p>
          </table:table-cell>
          <table:table-cell office:value-type="float" office:value="303954">
            <text:p>30395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8218875">
            <text:p>88218875</text:p>
          </table:table-cell>
          <table:table-cell office:value-type="float" office:value="206392">
            <text:p>206392</text:p>
          </table:table-cell>
          <table:table-cell office:value-type="float" office:value="283980">
            <text:p>28398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5763939">
            <text:p>135763939</text:p>
          </table:table-cell>
          <table:table-cell office:value-type="float" office:value="225808">
            <text:p>225808</text:p>
          </table:table-cell>
          <table:table-cell office:value-type="float" office:value="258789">
            <text:p>25878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04855290">
            <text:p>204855290</text:p>
          </table:table-cell>
          <table:table-cell office:value-type="float" office:value="195415">
            <text:p>195415</text:p>
          </table:table-cell>
          <table:table-cell office:value-type="float" office:value="268968">
            <text:p>26896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4190485">
            <text:p>154190485</text:p>
          </table:table-cell>
          <table:table-cell office:value-type="float" office:value="214354">
            <text:p>214354</text:p>
          </table:table-cell>
          <table:table-cell office:value-type="float" office:value="343040">
            <text:p>34304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5329269">
            <text:p>75329269</text:p>
          </table:table-cell>
          <table:table-cell office:value-type="float" office:value="195478">
            <text:p>195478</text:p>
          </table:table-cell>
          <table:table-cell office:value-type="float" office:value="366611">
            <text:p>36661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9453840">
            <text:p>89453840</text:p>
          </table:table-cell>
          <table:table-cell office:value-type="float" office:value="187427">
            <text:p>187427</text:p>
          </table:table-cell>
          <table:table-cell office:value-type="float" office:value="281931">
            <text:p>28193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89814614">
            <text:p>189814614</text:p>
          </table:table-cell>
          <table:table-cell office:value-type="float" office:value="195216">
            <text:p>195216</text:p>
          </table:table-cell>
          <table:table-cell office:value-type="float" office:value="289673">
            <text:p>289673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7251371">
            <text:p>137251371</text:p>
          </table:table-cell>
          <table:table-cell office:value-type="float" office:value="200471">
            <text:p>200471</text:p>
          </table:table-cell>
          <table:table-cell office:value-type="float" office:value="294445">
            <text:p>29444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5345272">
            <text:p>85345272</text:p>
          </table:table-cell>
          <table:table-cell office:value-type="float" office:value="234636">
            <text:p>234636</text:p>
          </table:table-cell>
          <table:table-cell office:value-type="float" office:value="262378">
            <text:p>26237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2920609">
            <text:p>142920609</text:p>
          </table:table-cell>
          <table:table-cell office:value-type="float" office:value="235631">
            <text:p>235631</text:p>
          </table:table-cell>
          <table:table-cell office:value-type="float" office:value="312444">
            <text:p>31244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6002566">
            <text:p>116002566</text:p>
          </table:table-cell>
          <table:table-cell office:value-type="float" office:value="196672">
            <text:p>196672</text:p>
          </table:table-cell>
          <table:table-cell office:value-type="float" office:value="332902">
            <text:p>33290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6772359">
            <text:p>116772359</text:p>
          </table:table-cell>
          <table:table-cell office:value-type="float" office:value="239415">
            <text:p>239415</text:p>
          </table:table-cell>
          <table:table-cell office:value-type="float" office:value="270774">
            <text:p>27077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7334394">
            <text:p>77334394</text:p>
          </table:table-cell>
          <table:table-cell office:value-type="float" office:value="212122">
            <text:p>212122</text:p>
          </table:table-cell>
          <table:table-cell office:value-type="float" office:value="331748">
            <text:p>33174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2795393">
            <text:p>112795393</text:p>
          </table:table-cell>
          <table:table-cell office:value-type="float" office:value="214979">
            <text:p>214979</text:p>
          </table:table-cell>
          <table:table-cell office:value-type="float" office:value="302335">
            <text:p>30233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3124844">
            <text:p>133124844</text:p>
          </table:table-cell>
          <table:table-cell office:value-type="float" office:value="228187">
            <text:p>228187</text:p>
          </table:table-cell>
          <table:table-cell office:value-type="float" office:value="288008">
            <text:p>28800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5316244">
            <text:p>115316244</text:p>
          </table:table-cell>
          <table:table-cell office:value-type="float" office:value="198450">
            <text:p>198450</text:p>
          </table:table-cell>
          <table:table-cell office:value-type="float" office:value="328765">
            <text:p>32876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7924336">
            <text:p>77924336</text:p>
          </table:table-cell>
          <table:table-cell office:value-type="float" office:value="213226">
            <text:p>213226</text:p>
          </table:table-cell>
          <table:table-cell office:value-type="float" office:value="300917">
            <text:p>30091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6003828">
            <text:p>116003828</text:p>
          </table:table-cell>
          <table:table-cell office:value-type="float" office:value="279925">
            <text:p>279925</text:p>
          </table:table-cell>
          <table:table-cell office:value-type="float" office:value="512609">
            <text:p>51260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1147626">
            <text:p>81147626</text:p>
          </table:table-cell>
          <table:table-cell office:value-type="float" office:value="210382">
            <text:p>210382</text:p>
          </table:table-cell>
          <table:table-cell office:value-type="float" office:value="320975">
            <text:p>32097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01955259">
            <text:p>201955259</text:p>
          </table:table-cell>
          <table:table-cell office:value-type="float" office:value="193366">
            <text:p>193366</text:p>
          </table:table-cell>
          <table:table-cell office:value-type="float" office:value="300414">
            <text:p>30041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83101417">
            <text:p>183101417</text:p>
          </table:table-cell>
          <table:table-cell office:value-type="float" office:value="220430">
            <text:p>220430</text:p>
          </table:table-cell>
          <table:table-cell office:value-type="float" office:value="319732">
            <text:p>31973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5292794">
            <text:p>75292794</text:p>
          </table:table-cell>
          <table:table-cell office:value-type="float" office:value="207181">
            <text:p>207181</text:p>
          </table:table-cell>
          <table:table-cell office:value-type="float" office:value="336754">
            <text:p>33675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9920323">
            <text:p>129920323</text:p>
          </table:table-cell>
          <table:table-cell office:value-type="float" office:value="211165">
            <text:p>211165</text:p>
          </table:table-cell>
          <table:table-cell office:value-type="float" office:value="278197">
            <text:p>27819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7127247">
            <text:p>147127247</text:p>
          </table:table-cell>
          <table:table-cell office:value-type="float" office:value="242053">
            <text:p>242053</text:p>
          </table:table-cell>
          <table:table-cell office:value-type="float" office:value="307800">
            <text:p>30780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0008657">
            <text:p>100008657</text:p>
          </table:table-cell>
          <table:table-cell office:value-type="float" office:value="229232">
            <text:p>229232</text:p>
          </table:table-cell>
          <table:table-cell office:value-type="float" office:value="361177">
            <text:p>36117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6482271">
            <text:p>156482271</text:p>
          </table:table-cell>
          <table:table-cell office:value-type="float" office:value="275303">
            <text:p>275303</text:p>
          </table:table-cell>
          <table:table-cell office:value-type="float" office:value="326297">
            <text:p>32629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7756760">
            <text:p>77756760</text:p>
          </table:table-cell>
          <table:table-cell office:value-type="float" office:value="201690">
            <text:p>201690</text:p>
          </table:table-cell>
          <table:table-cell office:value-type="float" office:value="302893">
            <text:p>302893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3136602">
            <text:p>83136602</text:p>
          </table:table-cell>
          <table:table-cell office:value-type="float" office:value="208481">
            <text:p>208481</text:p>
          </table:table-cell>
          <table:table-cell office:value-type="float" office:value="308236">
            <text:p>308236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9476989">
            <text:p>79476989</text:p>
          </table:table-cell>
          <table:table-cell office:value-type="float" office:value="170225">
            <text:p>170225</text:p>
          </table:table-cell>
          <table:table-cell office:value-type="float" office:value="500002">
            <text:p>50000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6330830">
            <text:p>96330830</text:p>
          </table:table-cell>
          <table:table-cell office:value-type="float" office:value="220160">
            <text:p>220160</text:p>
          </table:table-cell>
          <table:table-cell office:value-type="float" office:value="264014">
            <text:p>26401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8981870">
            <text:p>128981870</text:p>
          </table:table-cell>
          <table:table-cell office:value-type="float" office:value="156244">
            <text:p>156244</text:p>
          </table:table-cell>
          <table:table-cell office:value-type="float" office:value="339216">
            <text:p>339216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6537565">
            <text:p>156537565</text:p>
          </table:table-cell>
          <table:table-cell office:value-type="float" office:value="201608">
            <text:p>201608</text:p>
          </table:table-cell>
          <table:table-cell office:value-type="float" office:value="321602">
            <text:p>32160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2941433">
            <text:p>152941433</text:p>
          </table:table-cell>
          <table:table-cell office:value-type="float" office:value="205789">
            <text:p>205789</text:p>
          </table:table-cell>
          <table:table-cell office:value-type="float" office:value="294395">
            <text:p>29439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8809440">
            <text:p>138809440</text:p>
          </table:table-cell>
          <table:table-cell office:value-type="float" office:value="230546">
            <text:p>230546</text:p>
          </table:table-cell>
          <table:table-cell office:value-type="float" office:value="181255">
            <text:p>18125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86538181">
            <text:p>186538181</text:p>
          </table:table-cell>
          <table:table-cell office:value-type="float" office:value="194457">
            <text:p>194457</text:p>
          </table:table-cell>
          <table:table-cell office:value-type="float" office:value="311709">
            <text:p>31170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76039095">
            <text:p>176039095</text:p>
          </table:table-cell>
          <table:table-cell office:value-type="float" office:value="231620">
            <text:p>231620</text:p>
          </table:table-cell>
          <table:table-cell office:value-type="float" office:value="267425">
            <text:p>26742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9201882">
            <text:p>79201882</text:p>
          </table:table-cell>
          <table:table-cell office:value-type="float" office:value="188535">
            <text:p>188535</text:p>
          </table:table-cell>
          <table:table-cell office:value-type="float" office:value="308636">
            <text:p>308636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3930085">
            <text:p>93930085</text:p>
          </table:table-cell>
          <table:table-cell office:value-type="float" office:value="191348">
            <text:p>191348</text:p>
          </table:table-cell>
          <table:table-cell office:value-type="float" office:value="396592">
            <text:p>39659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5097104">
            <text:p>85097104</text:p>
          </table:table-cell>
          <table:table-cell office:value-type="float" office:value="265131">
            <text:p>265131</text:p>
          </table:table-cell>
          <table:table-cell office:value-type="float" office:value="392341">
            <text:p>39234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86139644">
            <text:p>186139644</text:p>
          </table:table-cell>
          <table:table-cell office:value-type="float" office:value="207700">
            <text:p>207700</text:p>
          </table:table-cell>
          <table:table-cell office:value-type="float" office:value="311078">
            <text:p>31107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4686980">
            <text:p>154686980</text:p>
          </table:table-cell>
          <table:table-cell office:value-type="float" office:value="223912">
            <text:p>223912</text:p>
          </table:table-cell>
          <table:table-cell office:value-type="float" office:value="322389">
            <text:p>32238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0428554">
            <text:p>110428554</text:p>
          </table:table-cell>
          <table:table-cell office:value-type="float" office:value="235205">
            <text:p>235205</text:p>
          </table:table-cell>
          <table:table-cell office:value-type="float" office:value="302826">
            <text:p>30282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5972699">
            <text:p>105972699</text:p>
          </table:table-cell>
          <table:table-cell office:value-type="float" office:value="231717">
            <text:p>231717</text:p>
          </table:table-cell>
          <table:table-cell office:value-type="float" office:value="338801">
            <text:p>33880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626298">
            <text:p>100626298</text:p>
          </table:table-cell>
          <table:table-cell office:value-type="float" office:value="242173">
            <text:p>242173</text:p>
          </table:table-cell>
          <table:table-cell office:value-type="float" office:value="307056">
            <text:p>30705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97599597">
            <text:p>197599597</text:p>
          </table:table-cell>
          <table:table-cell office:value-type="float" office:value="222016">
            <text:p>222016</text:p>
          </table:table-cell>
          <table:table-cell office:value-type="float" office:value="347224">
            <text:p>34722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7763749">
            <text:p>87763749</text:p>
          </table:table-cell>
          <table:table-cell office:value-type="float" office:value="234988">
            <text:p>234988</text:p>
          </table:table-cell>
          <table:table-cell office:value-type="float" office:value="323019">
            <text:p>32301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8566920">
            <text:p>78566920</text:p>
          </table:table-cell>
          <table:table-cell office:value-type="float" office:value="198329">
            <text:p>198329</text:p>
          </table:table-cell>
          <table:table-cell office:value-type="float" office:value="53519">
            <text:p>5351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0329021">
            <text:p>80329021</text:p>
          </table:table-cell>
          <table:table-cell office:value-type="float" office:value="232919">
            <text:p>232919</text:p>
          </table:table-cell>
          <table:table-cell office:value-type="float" office:value="320757">
            <text:p>32075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0827304">
            <text:p>200827304</text:p>
          </table:table-cell>
          <table:table-cell office:value-type="float" office:value="227855">
            <text:p>227855</text:p>
          </table:table-cell>
          <table:table-cell office:value-type="float" office:value="324193">
            <text:p>32419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956880">
            <text:p>204956880</text:p>
          </table:table-cell>
          <table:table-cell office:value-type="float" office:value="211154">
            <text:p>211154</text:p>
          </table:table-cell>
          <table:table-cell office:value-type="float" office:value="349709">
            <text:p>34970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587148">
            <text:p>102587148</text:p>
          </table:table-cell>
          <table:table-cell office:value-type="float" office:value="206362">
            <text:p>206362</text:p>
          </table:table-cell>
          <table:table-cell office:value-type="float" office:value="349934">
            <text:p>34993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5637171">
            <text:p>95637171</text:p>
          </table:table-cell>
          <table:table-cell office:value-type="float" office:value="233742">
            <text:p>233742</text:p>
          </table:table-cell>
          <table:table-cell office:value-type="float" office:value="339333">
            <text:p>33933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99082431">
            <text:p>199082431</text:p>
          </table:table-cell>
          <table:table-cell office:value-type="float" office:value="238724">
            <text:p>238724</text:p>
          </table:table-cell>
          <table:table-cell office:value-type="float" office:value="286303">
            <text:p>28630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5591548">
            <text:p>95591548</text:p>
          </table:table-cell>
          <table:table-cell office:value-type="float" office:value="211671">
            <text:p>211671</text:p>
          </table:table-cell>
          <table:table-cell office:value-type="float" office:value="338490">
            <text:p>338490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7401997">
            <text:p>107401997</text:p>
          </table:table-cell>
          <table:table-cell office:value-type="float" office:value="229828">
            <text:p>229828</text:p>
          </table:table-cell>
          <table:table-cell office:value-type="float" office:value="417101">
            <text:p>41710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4877691">
            <text:p>124877691</text:p>
          </table:table-cell>
          <table:table-cell office:value-type="float" office:value="302283">
            <text:p>302283</text:p>
          </table:table-cell>
          <table:table-cell office:value-type="float" office:value="368666">
            <text:p>36866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5069576">
            <text:p>125069576</text:p>
          </table:table-cell>
          <table:table-cell office:value-type="float" office:value="244330">
            <text:p>244330</text:p>
          </table:table-cell>
          <table:table-cell office:value-type="float" office:value="280836">
            <text:p>28083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5372972">
            <text:p>105372972</text:p>
          </table:table-cell>
          <table:table-cell office:value-type="float" office:value="223190">
            <text:p>223190</text:p>
          </table:table-cell>
          <table:table-cell office:value-type="float" office:value="330864">
            <text:p>33086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4524238">
            <text:p>114524238</text:p>
          </table:table-cell>
          <table:table-cell office:value-type="float" office:value="204402">
            <text:p>204402</text:p>
          </table:table-cell>
          <table:table-cell office:value-type="float" office:value="292244">
            <text:p>29224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783452">
            <text:p>102783452</text:p>
          </table:table-cell>
          <table:table-cell office:value-type="float" office:value="212224">
            <text:p>212224</text:p>
          </table:table-cell>
          <table:table-cell office:value-type="float" office:value="336481">
            <text:p>33648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1398725">
            <text:p>111398725</text:p>
          </table:table-cell>
          <table:table-cell office:value-type="float" office:value="260620">
            <text:p>260620</text:p>
          </table:table-cell>
          <table:table-cell office:value-type="float" office:value="358881">
            <text:p>35888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8340623">
            <text:p>168340623</text:p>
          </table:table-cell>
          <table:table-cell office:value-type="float" office:value="138492">
            <text:p>138492</text:p>
          </table:table-cell>
          <table:table-cell office:value-type="float" office:value="326019">
            <text:p>32601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0460049">
            <text:p>140460049</text:p>
          </table:table-cell>
          <table:table-cell office:value-type="float" office:value="221656">
            <text:p>221656</text:p>
          </table:table-cell>
          <table:table-cell office:value-type="float" office:value="284332">
            <text:p>28433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09833">
            <text:p>146909833</text:p>
          </table:table-cell>
          <table:table-cell office:value-type="float" office:value="224648">
            <text:p>224648</text:p>
          </table:table-cell>
          <table:table-cell office:value-type="float" office:value="288218">
            <text:p>28821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7423052">
            <text:p>87423052</text:p>
          </table:table-cell>
          <table:table-cell office:value-type="float" office:value="223239">
            <text:p>223239</text:p>
          </table:table-cell>
          <table:table-cell office:value-type="float" office:value="332315">
            <text:p>33231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258541">
            <text:p>102258541</text:p>
          </table:table-cell>
          <table:table-cell office:value-type="float" office:value="225270">
            <text:p>225270</text:p>
          </table:table-cell>
          <table:table-cell office:value-type="float" office:value="254162">
            <text:p>25416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6604158">
            <text:p>116604158</text:p>
          </table:table-cell>
          <table:table-cell office:value-type="float" office:value="248146">
            <text:p>248146</text:p>
          </table:table-cell>
          <table:table-cell office:value-type="float" office:value="329195">
            <text:p>32919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2528169">
            <text:p>142528169</text:p>
          </table:table-cell>
          <table:table-cell office:value-type="float" office:value="224287">
            <text:p>224287</text:p>
          </table:table-cell>
          <table:table-cell office:value-type="float" office:value="353069">
            <text:p>35306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1440564">
            <text:p>171440564</text:p>
          </table:table-cell>
          <table:table-cell office:value-type="float" office:value="208845">
            <text:p>208845</text:p>
          </table:table-cell>
          <table:table-cell office:value-type="float" office:value="164827">
            <text:p>16482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2126900">
            <text:p>92126900</text:p>
          </table:table-cell>
          <table:table-cell office:value-type="float" office:value="242728">
            <text:p>242728</text:p>
          </table:table-cell>
          <table:table-cell office:value-type="float" office:value="294490">
            <text:p>294490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9820079">
            <text:p>89820079</text:p>
          </table:table-cell>
          <table:table-cell office:value-type="float" office:value="211815">
            <text:p>211815</text:p>
          </table:table-cell>
          <table:table-cell office:value-type="float" office:value="265185">
            <text:p>26518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6725965">
            <text:p>86725965</text:p>
          </table:table-cell>
          <table:table-cell office:value-type="float" office:value="231670">
            <text:p>231670</text:p>
          </table:table-cell>
          <table:table-cell office:value-type="float" office:value="322720">
            <text:p>322720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0889263">
            <text:p>90889263</text:p>
          </table:table-cell>
          <table:table-cell office:value-type="float" office:value="239513">
            <text:p>239513</text:p>
          </table:table-cell>
          <table:table-cell office:value-type="float" office:value="363311">
            <text:p>36331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6896025">
            <text:p>86896025</text:p>
          </table:table-cell>
          <table:table-cell office:value-type="float" office:value="195877">
            <text:p>195877</text:p>
          </table:table-cell>
          <table:table-cell office:value-type="float" office:value="179612">
            <text:p>17961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8137028">
            <text:p>98137028</text:p>
          </table:table-cell>
          <table:table-cell office:value-type="float" office:value="207776">
            <text:p>207776</text:p>
          </table:table-cell>
          <table:table-cell office:value-type="float" office:value="329341">
            <text:p>32934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7799442">
            <text:p>87799442</text:p>
          </table:table-cell>
          <table:table-cell office:value-type="float" office:value="247487">
            <text:p>247487</text:p>
          </table:table-cell>
          <table:table-cell office:value-type="float" office:value="310412">
            <text:p>31041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9466429">
            <text:p>89466429</text:p>
          </table:table-cell>
          <table:table-cell office:value-type="float" office:value="208613">
            <text:p>208613</text:p>
          </table:table-cell>
          <table:table-cell office:value-type="float" office:value="347387">
            <text:p>34738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1063170">
            <text:p>101063170</text:p>
          </table:table-cell>
          <table:table-cell office:value-type="float" office:value="232198">
            <text:p>232198</text:p>
          </table:table-cell>
          <table:table-cell office:value-type="float" office:value="327615">
            <text:p>32761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9771242">
            <text:p>149771242</text:p>
          </table:table-cell>
          <table:table-cell office:value-type="float" office:value="206645">
            <text:p>206645</text:p>
          </table:table-cell>
          <table:table-cell office:value-type="float" office:value="342649">
            <text:p>34264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8128334">
            <text:p>128128334</text:p>
          </table:table-cell>
          <table:table-cell office:value-type="float" office:value="211421">
            <text:p>211421</text:p>
          </table:table-cell>
          <table:table-cell office:value-type="float" office:value="318616">
            <text:p>31861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1317289">
            <text:p>101317289</text:p>
          </table:table-cell>
          <table:table-cell office:value-type="float" office:value="128293">
            <text:p>128293</text:p>
          </table:table-cell>
          <table:table-cell office:value-type="float" office:value="293230">
            <text:p>293230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2660346">
            <text:p>92660346</text:p>
          </table:table-cell>
          <table:table-cell office:value-type="float" office:value="197784">
            <text:p>197784</text:p>
          </table:table-cell>
          <table:table-cell office:value-type="float" office:value="308793">
            <text:p>30879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9806851">
            <text:p>129806851</text:p>
          </table:table-cell>
          <table:table-cell office:value-type="float" office:value="208628">
            <text:p>208628</text:p>
          </table:table-cell>
          <table:table-cell office:value-type="float" office:value="331182">
            <text:p>33118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81716209">
            <text:p>181716209</text:p>
          </table:table-cell>
          <table:table-cell office:value-type="float" office:value="243545">
            <text:p>243545</text:p>
          </table:table-cell>
          <table:table-cell office:value-type="float" office:value="242345">
            <text:p>24234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29515898">
            <text:p>229515898</text:p>
          </table:table-cell>
          <table:table-cell office:value-type="float" office:value="246594">
            <text:p>246594</text:p>
          </table:table-cell>
          <table:table-cell office:value-type="float" office:value="374347">
            <text:p>37434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8968016">
            <text:p>108968016</text:p>
          </table:table-cell>
          <table:table-cell office:value-type="float" office:value="242420">
            <text:p>242420</text:p>
          </table:table-cell>
          <table:table-cell office:value-type="float" office:value="351167">
            <text:p>35116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8354345">
            <text:p>148354345</text:p>
          </table:table-cell>
          <table:table-cell office:value-type="float" office:value="200407">
            <text:p>200407</text:p>
          </table:table-cell>
          <table:table-cell office:value-type="float" office:value="328468">
            <text:p>32846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0900894">
            <text:p>90900894</text:p>
          </table:table-cell>
          <table:table-cell office:value-type="float" office:value="221808">
            <text:p>221808</text:p>
          </table:table-cell>
          <table:table-cell office:value-type="float" office:value="329272">
            <text:p>32927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7445807">
            <text:p>147445807</text:p>
          </table:table-cell>
          <table:table-cell office:value-type="float" office:value="203009">
            <text:p>203009</text:p>
          </table:table-cell>
          <table:table-cell office:value-type="float" office:value="338059">
            <text:p>33805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7843503">
            <text:p>167843503</text:p>
          </table:table-cell>
          <table:table-cell office:value-type="float" office:value="244638">
            <text:p>244638</text:p>
          </table:table-cell>
          <table:table-cell office:value-type="float" office:value="332910">
            <text:p>33291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2493322">
            <text:p>122493322</text:p>
          </table:table-cell>
          <table:table-cell office:value-type="float" office:value="247820">
            <text:p>247820</text:p>
          </table:table-cell>
          <table:table-cell office:value-type="float" office:value="192054">
            <text:p>19205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21138627">
            <text:p>221138627</text:p>
          </table:table-cell>
          <table:table-cell office:value-type="float" office:value="245263">
            <text:p>245263</text:p>
          </table:table-cell>
          <table:table-cell office:value-type="float" office:value="370336">
            <text:p>37033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45977031">
            <text:p>245977031</text:p>
          </table:table-cell>
          <table:table-cell office:value-type="float" office:value="222411">
            <text:p>222411</text:p>
          </table:table-cell>
          <table:table-cell office:value-type="float" office:value="361659">
            <text:p>36165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8696251">
            <text:p>138696251</text:p>
          </table:table-cell>
          <table:table-cell office:value-type="float" office:value="201413">
            <text:p>201413</text:p>
          </table:table-cell>
          <table:table-cell office:value-type="float" office:value="319544">
            <text:p>31954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7462378">
            <text:p>137462378</text:p>
          </table:table-cell>
          <table:table-cell office:value-type="float" office:value="222500">
            <text:p>222500</text:p>
          </table:table-cell>
          <table:table-cell office:value-type="float" office:value="360426">
            <text:p>36042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8099160">
            <text:p>128099160</text:p>
          </table:table-cell>
          <table:table-cell office:value-type="float" office:value="249633">
            <text:p>249633</text:p>
          </table:table-cell>
          <table:table-cell office:value-type="float" office:value="372811">
            <text:p>37281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5303157">
            <text:p>135303157</text:p>
          </table:table-cell>
          <table:table-cell office:value-type="float" office:value="240662">
            <text:p>240662</text:p>
          </table:table-cell>
          <table:table-cell office:value-type="float" office:value="449293">
            <text:p>44929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5549797">
            <text:p>155549797</text:p>
          </table:table-cell>
          <table:table-cell office:value-type="float" office:value="215655">
            <text:p>215655</text:p>
          </table:table-cell>
          <table:table-cell office:value-type="float" office:value="226402">
            <text:p>22640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8685870">
            <text:p>158685870</text:p>
          </table:table-cell>
          <table:table-cell office:value-type="float" office:value="248495">
            <text:p>248495</text:p>
          </table:table-cell>
          <table:table-cell office:value-type="float" office:value="313003">
            <text:p>31300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8717462">
            <text:p>98717462</text:p>
          </table:table-cell>
          <table:table-cell office:value-type="float" office:value="248779">
            <text:p>248779</text:p>
          </table:table-cell>
          <table:table-cell office:value-type="float" office:value="330994">
            <text:p>33099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9098866">
            <text:p>159098866</text:p>
          </table:table-cell>
          <table:table-cell office:value-type="float" office:value="235213">
            <text:p>235213</text:p>
          </table:table-cell>
          <table:table-cell office:value-type="float" office:value="144832">
            <text:p>14483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0175930">
            <text:p>120175930</text:p>
          </table:table-cell>
          <table:table-cell office:value-type="float" office:value="213801">
            <text:p>213801</text:p>
          </table:table-cell>
          <table:table-cell office:value-type="float" office:value="334949">
            <text:p>33494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2912168">
            <text:p>112912168</text:p>
          </table:table-cell>
          <table:table-cell office:value-type="float" office:value="184050">
            <text:p>184050</text:p>
          </table:table-cell>
          <table:table-cell office:value-type="float" office:value="364402">
            <text:p>36440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3438406">
            <text:p>143438406</text:p>
          </table:table-cell>
          <table:table-cell office:value-type="float" office:value="264934">
            <text:p>264934</text:p>
          </table:table-cell>
          <table:table-cell office:value-type="float" office:value="317164">
            <text:p>31716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7108368">
            <text:p>117108368</text:p>
          </table:table-cell>
          <table:table-cell office:value-type="float" office:value="234022">
            <text:p>234022</text:p>
          </table:table-cell>
          <table:table-cell office:value-type="float" office:value="368240">
            <text:p>36824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577088">
            <text:p>141577088</text:p>
          </table:table-cell>
          <table:table-cell office:value-type="float" office:value="210000">
            <text:p>210000</text:p>
          </table:table-cell>
          <table:table-cell office:value-type="float" office:value="373926">
            <text:p>37392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7282811">
            <text:p>97282811</text:p>
          </table:table-cell>
          <table:table-cell office:value-type="float" office:value="434401">
            <text:p>434401</text:p>
          </table:table-cell>
          <table:table-cell office:value-type="float" office:value="721353">
            <text:p>72135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5466762">
            <text:p>95466762</text:p>
          </table:table-cell>
          <table:table-cell office:value-type="float" office:value="229256">
            <text:p>229256</text:p>
          </table:table-cell>
          <table:table-cell office:value-type="float" office:value="373132">
            <text:p>37313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5053961">
            <text:p>115053961</text:p>
          </table:table-cell>
          <table:table-cell office:value-type="float" office:value="257205">
            <text:p>257205</text:p>
          </table:table-cell>
          <table:table-cell office:value-type="float" office:value="135461">
            <text:p>13546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7659144">
            <text:p>117659144</text:p>
          </table:table-cell>
          <table:table-cell office:value-type="float" office:value="241854">
            <text:p>241854</text:p>
          </table:table-cell>
          <table:table-cell office:value-type="float" office:value="339155">
            <text:p>33915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2699091">
            <text:p>112699091</text:p>
          </table:table-cell>
          <table:table-cell office:value-type="float" office:value="250313">
            <text:p>250313</text:p>
          </table:table-cell>
          <table:table-cell office:value-type="float" office:value="361165">
            <text:p>36116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80994519">
            <text:p>280994519</text:p>
          </table:table-cell>
          <table:table-cell office:value-type="float" office:value="255177">
            <text:p>255177</text:p>
          </table:table-cell>
          <table:table-cell office:value-type="float" office:value="343125">
            <text:p>34312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7702793">
            <text:p>97702793</text:p>
          </table:table-cell>
          <table:table-cell office:value-type="float" office:value="230840">
            <text:p>230840</text:p>
          </table:table-cell>
          <table:table-cell office:value-type="float" office:value="414142">
            <text:p>41414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2176870">
            <text:p>142176870</text:p>
          </table:table-cell>
          <table:table-cell office:value-type="float" office:value="220273">
            <text:p>220273</text:p>
          </table:table-cell>
          <table:table-cell office:value-type="float" office:value="86294">
            <text:p>8629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0204450">
            <text:p>110204450</text:p>
          </table:table-cell>
          <table:table-cell office:value-type="float" office:value="258917">
            <text:p>258917</text:p>
          </table:table-cell>
          <table:table-cell office:value-type="float" office:value="353618">
            <text:p>35361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3444516">
            <text:p>113444516</text:p>
          </table:table-cell>
          <table:table-cell office:value-type="float" office:value="254725">
            <text:p>254725</text:p>
          </table:table-cell>
          <table:table-cell office:value-type="float" office:value="317768">
            <text:p>31776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18562094">
            <text:p>218562094</text:p>
          </table:table-cell>
          <table:table-cell office:value-type="float" office:value="262323">
            <text:p>262323</text:p>
          </table:table-cell>
          <table:table-cell office:value-type="float" office:value="351975">
            <text:p>35197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9380340">
            <text:p>149380340</text:p>
          </table:table-cell>
          <table:table-cell office:value-type="float" office:value="240131">
            <text:p>240131</text:p>
          </table:table-cell>
          <table:table-cell office:value-type="float" office:value="366724">
            <text:p>36672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6031278">
            <text:p>146031278</text:p>
          </table:table-cell>
          <table:table-cell office:value-type="float" office:value="233884">
            <text:p>233884</text:p>
          </table:table-cell>
          <table:table-cell office:value-type="float" office:value="1070636">
            <text:p>107063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8564083">
            <text:p>168564083</text:p>
          </table:table-cell>
          <table:table-cell office:value-type="float" office:value="292423">
            <text:p>292423</text:p>
          </table:table-cell>
          <table:table-cell office:value-type="float" office:value="377920">
            <text:p>37792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9590955">
            <text:p>119590955</text:p>
          </table:table-cell>
          <table:table-cell office:value-type="float" office:value="228138">
            <text:p>228138</text:p>
          </table:table-cell>
          <table:table-cell office:value-type="float" office:value="322990">
            <text:p>32299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5342157">
            <text:p>155342157</text:p>
          </table:table-cell>
          <table:table-cell office:value-type="float" office:value="248532">
            <text:p>248532</text:p>
          </table:table-cell>
          <table:table-cell office:value-type="float" office:value="352185">
            <text:p>35218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0903546">
            <text:p>190903546</text:p>
          </table:table-cell>
          <table:table-cell office:value-type="float" office:value="277404">
            <text:p>277404</text:p>
          </table:table-cell>
          <table:table-cell office:value-type="float" office:value="400439">
            <text:p>40043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0244259">
            <text:p>120244259</text:p>
          </table:table-cell>
          <table:table-cell office:value-type="float" office:value="264919">
            <text:p>264919</text:p>
          </table:table-cell>
          <table:table-cell office:value-type="float" office:value="371409">
            <text:p>37140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29844887">
            <text:p>329844887</text:p>
          </table:table-cell>
          <table:table-cell office:value-type="float" office:value="211102">
            <text:p>211102</text:p>
          </table:table-cell>
          <table:table-cell office:value-type="float" office:value="334711">
            <text:p>33471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9017713">
            <text:p>159017713</text:p>
          </table:table-cell>
          <table:table-cell office:value-type="float" office:value="245826">
            <text:p>245826</text:p>
          </table:table-cell>
          <table:table-cell office:value-type="float" office:value="320189">
            <text:p>32018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7392702">
            <text:p>107392702</text:p>
          </table:table-cell>
          <table:table-cell office:value-type="float" office:value="270043">
            <text:p>270043</text:p>
          </table:table-cell>
          <table:table-cell office:value-type="float" office:value="309355">
            <text:p>30935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0236651">
            <text:p>180236651</text:p>
          </table:table-cell>
          <table:table-cell office:value-type="float" office:value="382223">
            <text:p>382223</text:p>
          </table:table-cell>
          <table:table-cell office:value-type="float" office:value="399756">
            <text:p>39975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3526969">
            <text:p>113526969</text:p>
          </table:table-cell>
          <table:table-cell office:value-type="float" office:value="240730">
            <text:p>240730</text:p>
          </table:table-cell>
          <table:table-cell office:value-type="float" office:value="345423">
            <text:p>34542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7614805">
            <text:p>107614805</text:p>
          </table:table-cell>
          <table:table-cell office:value-type="float" office:value="236027">
            <text:p>236027</text:p>
          </table:table-cell>
          <table:table-cell office:value-type="float" office:value="1066396">
            <text:p>106639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8735954">
            <text:p>128735954</text:p>
          </table:table-cell>
          <table:table-cell office:value-type="float" office:value="256840">
            <text:p>256840</text:p>
          </table:table-cell>
          <table:table-cell office:value-type="float" office:value="370323">
            <text:p>37032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1194945">
            <text:p>181194945</text:p>
          </table:table-cell>
          <table:table-cell office:value-type="float" office:value="233701">
            <text:p>233701</text:p>
          </table:table-cell>
          <table:table-cell office:value-type="float" office:value="326403">
            <text:p>32640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5900683">
            <text:p>135900683</text:p>
          </table:table-cell>
          <table:table-cell office:value-type="float" office:value="239684">
            <text:p>239684</text:p>
          </table:table-cell>
          <table:table-cell office:value-type="float" office:value="354110">
            <text:p>35411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4794593">
            <text:p>94794593</text:p>
          </table:table-cell>
          <table:table-cell office:value-type="float" office:value="233108">
            <text:p>233108</text:p>
          </table:table-cell>
          <table:table-cell office:value-type="float" office:value="374975">
            <text:p>37497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4745912">
            <text:p>134745912</text:p>
          </table:table-cell>
          <table:table-cell office:value-type="float" office:value="227238">
            <text:p>227238</text:p>
          </table:table-cell>
          <table:table-cell office:value-type="float" office:value="357837">
            <text:p>35783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33432182">
            <text:p>233432182</text:p>
          </table:table-cell>
          <table:table-cell office:value-type="float" office:value="252290">
            <text:p>252290</text:p>
          </table:table-cell>
          <table:table-cell office:value-type="float" office:value="355072">
            <text:p>35507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4626429">
            <text:p>124626429</text:p>
          </table:table-cell>
          <table:table-cell office:value-type="float" office:value="225557">
            <text:p>225557</text:p>
          </table:table-cell>
          <table:table-cell office:value-type="float" office:value="381303">
            <text:p>38130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5892171">
            <text:p>125892171</text:p>
          </table:table-cell>
          <table:table-cell office:value-type="float" office:value="275651">
            <text:p>275651</text:p>
          </table:table-cell>
          <table:table-cell office:value-type="float" office:value="367825">
            <text:p>36782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8747144">
            <text:p>88747144</text:p>
          </table:table-cell>
          <table:table-cell office:value-type="float" office:value="219394">
            <text:p>219394</text:p>
          </table:table-cell>
          <table:table-cell office:value-type="float" office:value="401961">
            <text:p>40196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7043680">
            <text:p>137043680</text:p>
          </table:table-cell>
          <table:table-cell office:value-type="float" office:value="434959">
            <text:p>434959</text:p>
          </table:table-cell>
          <table:table-cell office:value-type="float" office:value="668425">
            <text:p>66842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9903743">
            <text:p>169903743</text:p>
          </table:table-cell>
          <table:table-cell office:value-type="float" office:value="240593">
            <text:p>240593</text:p>
          </table:table-cell>
          <table:table-cell office:value-type="float" office:value="357012">
            <text:p>35701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7717486">
            <text:p>127717486</text:p>
          </table:table-cell>
          <table:table-cell office:value-type="float" office:value="259654">
            <text:p>259654</text:p>
          </table:table-cell>
          <table:table-cell office:value-type="float" office:value="370152">
            <text:p>37015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1274921">
            <text:p>131274921</text:p>
          </table:table-cell>
          <table:table-cell office:value-type="float" office:value="276915">
            <text:p>276915</text:p>
          </table:table-cell>
          <table:table-cell office:value-type="float" office:value="503234">
            <text:p>50323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9835197">
            <text:p>99835197</text:p>
          </table:table-cell>
          <table:table-cell office:value-type="float" office:value="273426">
            <text:p>273426</text:p>
          </table:table-cell>
          <table:table-cell office:value-type="float" office:value="387698">
            <text:p>38769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3501371">
            <text:p>143501371</text:p>
          </table:table-cell>
          <table:table-cell office:value-type="float" office:value="309419">
            <text:p>309419</text:p>
          </table:table-cell>
          <table:table-cell office:value-type="float" office:value="397641">
            <text:p>39764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0708554">
            <text:p>210708554</text:p>
          </table:table-cell>
          <table:table-cell office:value-type="float" office:value="280818">
            <text:p>280818</text:p>
          </table:table-cell>
          <table:table-cell office:value-type="float" office:value="392010">
            <text:p>39201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5224484">
            <text:p>215224484</text:p>
          </table:table-cell>
          <table:table-cell office:value-type="float" office:value="275869">
            <text:p>275869</text:p>
          </table:table-cell>
          <table:table-cell office:value-type="float" office:value="470134">
            <text:p>47013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81687758">
            <text:p>281687758</text:p>
          </table:table-cell>
          <table:table-cell office:value-type="float" office:value="263675">
            <text:p>263675</text:p>
          </table:table-cell>
          <table:table-cell office:value-type="float" office:value="402237">
            <text:p>40223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9562332">
            <text:p>129562332</text:p>
          </table:table-cell>
          <table:table-cell office:value-type="float" office:value="276362">
            <text:p>276362</text:p>
          </table:table-cell>
          <table:table-cell office:value-type="float" office:value="407028">
            <text:p>40702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3531843">
            <text:p>203531843</text:p>
          </table:table-cell>
          <table:table-cell office:value-type="float" office:value="303101">
            <text:p>303101</text:p>
          </table:table-cell>
          <table:table-cell office:value-type="float" office:value="372249">
            <text:p>372249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97628080">
            <text:p>197628080</text:p>
          </table:table-cell>
          <table:table-cell office:value-type="float" office:value="263760">
            <text:p>263760</text:p>
          </table:table-cell>
          <table:table-cell office:value-type="float" office:value="319600">
            <text:p>31960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2271292">
            <text:p>112271292</text:p>
          </table:table-cell>
          <table:table-cell office:value-type="float" office:value="225494">
            <text:p>225494</text:p>
          </table:table-cell>
          <table:table-cell office:value-type="float" office:value="379825">
            <text:p>37982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5888672">
            <text:p>115888672</text:p>
          </table:table-cell>
          <table:table-cell office:value-type="float" office:value="278710">
            <text:p>278710</text:p>
          </table:table-cell>
          <table:table-cell office:value-type="float" office:value="342922">
            <text:p>34292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4627136">
            <text:p>134627136</text:p>
          </table:table-cell>
          <table:table-cell office:value-type="float" office:value="427192">
            <text:p>427192</text:p>
          </table:table-cell>
          <table:table-cell office:value-type="float" office:value="679000">
            <text:p>67900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9605686">
            <text:p>129605686</text:p>
          </table:table-cell>
          <table:table-cell office:value-type="float" office:value="240540">
            <text:p>240540</text:p>
          </table:table-cell>
          <table:table-cell office:value-type="float" office:value="376196">
            <text:p>37619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94276958">
            <text:p>194276958</text:p>
          </table:table-cell>
          <table:table-cell office:value-type="float" office:value="265196">
            <text:p>265196</text:p>
          </table:table-cell>
          <table:table-cell office:value-type="float" office:value="378121">
            <text:p>37812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5132957">
            <text:p>165132957</text:p>
          </table:table-cell>
          <table:table-cell office:value-type="float" office:value="272373">
            <text:p>272373</text:p>
          </table:table-cell>
          <table:table-cell office:value-type="float" office:value="364619">
            <text:p>364619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5837359">
            <text:p>135837359</text:p>
          </table:table-cell>
          <table:table-cell office:value-type="float" office:value="273618">
            <text:p>273618</text:p>
          </table:table-cell>
          <table:table-cell office:value-type="float" office:value="504987">
            <text:p>50498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6122945">
            <text:p>116122945</text:p>
          </table:table-cell>
          <table:table-cell office:value-type="float" office:value="267021">
            <text:p>267021</text:p>
          </table:table-cell>
          <table:table-cell office:value-type="float" office:value="355965">
            <text:p>35596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6582257">
            <text:p>106582257</text:p>
          </table:table-cell>
          <table:table-cell office:value-type="float" office:value="247886">
            <text:p>247886</text:p>
          </table:table-cell>
          <table:table-cell office:value-type="float" office:value="491299">
            <text:p>491299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3584664">
            <text:p>133584664</text:p>
          </table:table-cell>
          <table:table-cell office:value-type="float" office:value="378947">
            <text:p>378947</text:p>
          </table:table-cell>
          <table:table-cell office:value-type="float" office:value="330343">
            <text:p>33034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6693886">
            <text:p>106693886</text:p>
          </table:table-cell>
          <table:table-cell office:value-type="float" office:value="250449">
            <text:p>250449</text:p>
          </table:table-cell>
          <table:table-cell office:value-type="float" office:value="342233">
            <text:p>34223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4504464">
            <text:p>184504464</text:p>
          </table:table-cell>
          <table:table-cell office:value-type="float" office:value="295512">
            <text:p>295512</text:p>
          </table:table-cell>
          <table:table-cell office:value-type="float" office:value="399805">
            <text:p>39980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6618711">
            <text:p>176618711</text:p>
          </table:table-cell>
          <table:table-cell office:value-type="float" office:value="252254">
            <text:p>252254</text:p>
          </table:table-cell>
          <table:table-cell office:value-type="float" office:value="367385">
            <text:p>36738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4451087">
            <text:p>104451087</text:p>
          </table:table-cell>
          <table:table-cell office:value-type="float" office:value="299179">
            <text:p>299179</text:p>
          </table:table-cell>
          <table:table-cell office:value-type="float" office:value="440134">
            <text:p>44013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2599761">
            <text:p>132599761</text:p>
          </table:table-cell>
          <table:table-cell office:value-type="float" office:value="236620">
            <text:p>236620</text:p>
          </table:table-cell>
          <table:table-cell office:value-type="float" office:value="380573">
            <text:p>38057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7889695">
            <text:p>127889695</text:p>
          </table:table-cell>
          <table:table-cell office:value-type="float" office:value="265510">
            <text:p>265510</text:p>
          </table:table-cell>
          <table:table-cell office:value-type="float" office:value="345035">
            <text:p>34503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8429006">
            <text:p>128429006</text:p>
          </table:table-cell>
          <table:table-cell office:value-type="float" office:value="274751">
            <text:p>274751</text:p>
          </table:table-cell>
          <table:table-cell office:value-type="float" office:value="395721">
            <text:p>39572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2010422">
            <text:p>122010422</text:p>
          </table:table-cell>
          <table:table-cell office:value-type="float" office:value="247624">
            <text:p>247624</text:p>
          </table:table-cell>
          <table:table-cell office:value-type="float" office:value="386877">
            <text:p>38687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8057537">
            <text:p>108057537</text:p>
          </table:table-cell>
          <table:table-cell office:value-type="float" office:value="275790">
            <text:p>275790</text:p>
          </table:table-cell>
          <table:table-cell office:value-type="float" office:value="353818">
            <text:p>35381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5940146">
            <text:p>105940146</text:p>
          </table:table-cell>
          <table:table-cell office:value-type="float" office:value="270676">
            <text:p>270676</text:p>
          </table:table-cell>
          <table:table-cell office:value-type="float" office:value="395687">
            <text:p>39568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7072476">
            <text:p>127072476</text:p>
          </table:table-cell>
          <table:table-cell office:value-type="float" office:value="461020">
            <text:p>461020</text:p>
          </table:table-cell>
          <table:table-cell office:value-type="float" office:value="782413">
            <text:p>78241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1715371">
            <text:p>181715371</text:p>
          </table:table-cell>
          <table:table-cell office:value-type="float" office:value="229218">
            <text:p>229218</text:p>
          </table:table-cell>
          <table:table-cell office:value-type="float" office:value="355937">
            <text:p>35593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6190010">
            <text:p>126190010</text:p>
          </table:table-cell>
          <table:table-cell office:value-type="float" office:value="253772">
            <text:p>253772</text:p>
          </table:table-cell>
          <table:table-cell office:value-type="float" office:value="357836">
            <text:p>35783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26641393">
            <text:p>226641393</text:p>
          </table:table-cell>
          <table:table-cell office:value-type="float" office:value="276337">
            <text:p>276337</text:p>
          </table:table-cell>
          <table:table-cell office:value-type="float" office:value="391806">
            <text:p>39180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7411655">
            <text:p>177411655</text:p>
          </table:table-cell>
          <table:table-cell office:value-type="float" office:value="245918">
            <text:p>245918</text:p>
          </table:table-cell>
          <table:table-cell office:value-type="float" office:value="370112">
            <text:p>37011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1891186">
            <text:p>111891186</text:p>
          </table:table-cell>
          <table:table-cell office:value-type="float" office:value="275716">
            <text:p>275716</text:p>
          </table:table-cell>
          <table:table-cell office:value-type="float" office:value="358875">
            <text:p>35887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7061552">
            <text:p>207061552</text:p>
          </table:table-cell>
          <table:table-cell office:value-type="float" office:value="253007">
            <text:p>253007</text:p>
          </table:table-cell>
          <table:table-cell office:value-type="float" office:value="377337">
            <text:p>37733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6379067">
            <text:p>176379067</text:p>
          </table:table-cell>
          <table:table-cell office:value-type="float" office:value="206883">
            <text:p>206883</text:p>
          </table:table-cell>
          <table:table-cell office:value-type="float" office:value="371968">
            <text:p>37196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7151859">
            <text:p>137151859</text:p>
          </table:table-cell>
          <table:table-cell office:value-type="float" office:value="234831">
            <text:p>234831</text:p>
          </table:table-cell>
          <table:table-cell office:value-type="float" office:value="350086">
            <text:p>35008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21227867">
            <text:p>221227867</text:p>
          </table:table-cell>
          <table:table-cell office:value-type="float" office:value="248856">
            <text:p>248856</text:p>
          </table:table-cell>
          <table:table-cell office:value-type="float" office:value="382800">
            <text:p>38280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5696472">
            <text:p>135696472</text:p>
          </table:table-cell>
          <table:table-cell office:value-type="float" office:value="263272">
            <text:p>263272</text:p>
          </table:table-cell>
          <table:table-cell office:value-type="float" office:value="379384">
            <text:p>37938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55491124">
            <text:p>355491124</text:p>
          </table:table-cell>
          <table:table-cell office:value-type="float" office:value="284872">
            <text:p>284872</text:p>
          </table:table-cell>
          <table:table-cell office:value-type="float" office:value="478549">
            <text:p>478549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5457253">
            <text:p>105457253</text:p>
          </table:table-cell>
          <table:table-cell office:value-type="float" office:value="271036">
            <text:p>271036</text:p>
          </table:table-cell>
          <table:table-cell office:value-type="float" office:value="345922">
            <text:p>34592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0668711">
            <text:p>120668711</text:p>
          </table:table-cell>
          <table:table-cell office:value-type="float" office:value="248608">
            <text:p>248608</text:p>
          </table:table-cell>
          <table:table-cell office:value-type="float" office:value="392554">
            <text:p>39255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1997705">
            <text:p>121997705</text:p>
          </table:table-cell>
          <table:table-cell office:value-type="float" office:value="273611">
            <text:p>273611</text:p>
          </table:table-cell>
          <table:table-cell office:value-type="float" office:value="403038">
            <text:p>40303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3982481">
            <text:p>133982481</text:p>
          </table:table-cell>
          <table:table-cell office:value-type="float" office:value="242176">
            <text:p>242176</text:p>
          </table:table-cell>
          <table:table-cell office:value-type="float" office:value="367190">
            <text:p>36719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4959646">
            <text:p>124959646</text:p>
          </table:table-cell>
          <table:table-cell office:value-type="float" office:value="290223">
            <text:p>290223</text:p>
          </table:table-cell>
          <table:table-cell office:value-type="float" office:value="426943">
            <text:p>42694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7555883">
            <text:p>167555883</text:p>
          </table:table-cell>
          <table:table-cell office:value-type="float" office:value="270911">
            <text:p>270911</text:p>
          </table:table-cell>
          <table:table-cell office:value-type="float" office:value="372127">
            <text:p>37212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87286146">
            <text:p>287286146</text:p>
          </table:table-cell>
          <table:table-cell office:value-type="float" office:value="310313">
            <text:p>310313</text:p>
          </table:table-cell>
          <table:table-cell office:value-type="float" office:value="401586">
            <text:p>40158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0504176">
            <text:p>160504176</text:p>
          </table:table-cell>
          <table:table-cell office:value-type="float" office:value="301579">
            <text:p>301579</text:p>
          </table:table-cell>
          <table:table-cell office:value-type="float" office:value="401794">
            <text:p>40179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7844080">
            <text:p>147844080</text:p>
          </table:table-cell>
          <table:table-cell office:value-type="float" office:value="274671">
            <text:p>274671</text:p>
          </table:table-cell>
          <table:table-cell office:value-type="float" office:value="405499">
            <text:p>40549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13018714">
            <text:p>213018714</text:p>
          </table:table-cell>
          <table:table-cell office:value-type="float" office:value="291717">
            <text:p>291717</text:p>
          </table:table-cell>
          <table:table-cell office:value-type="float" office:value="488074">
            <text:p>48807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6167875">
            <text:p>156167875</text:p>
          </table:table-cell>
          <table:table-cell office:value-type="float" office:value="280784">
            <text:p>280784</text:p>
          </table:table-cell>
          <table:table-cell office:value-type="float" office:value="416825">
            <text:p>41682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1629164">
            <text:p>121629164</text:p>
          </table:table-cell>
          <table:table-cell office:value-type="float" office:value="269726">
            <text:p>269726</text:p>
          </table:table-cell>
          <table:table-cell office:value-type="float" office:value="431003">
            <text:p>43100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0614829">
            <text:p>160614829</text:p>
          </table:table-cell>
          <table:table-cell office:value-type="float" office:value="257417">
            <text:p>257417</text:p>
          </table:table-cell>
          <table:table-cell office:value-type="float" office:value="408847">
            <text:p>40884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94282053">
            <text:p>194282053</text:p>
          </table:table-cell>
          <table:table-cell office:value-type="float" office:value="258995">
            <text:p>258995</text:p>
          </table:table-cell>
          <table:table-cell office:value-type="float" office:value="388798">
            <text:p>38879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2474780">
            <text:p>132474780</text:p>
          </table:table-cell>
          <table:table-cell office:value-type="float" office:value="395262">
            <text:p>395262</text:p>
          </table:table-cell>
          <table:table-cell office:value-type="float" office:value="402796">
            <text:p>40279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3971879">
            <text:p>203971879</text:p>
          </table:table-cell>
          <table:table-cell office:value-type="float" office:value="270415">
            <text:p>270415</text:p>
          </table:table-cell>
          <table:table-cell office:value-type="float" office:value="351375">
            <text:p>35137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3119006">
            <text:p>163119006</text:p>
          </table:table-cell>
          <table:table-cell office:value-type="float" office:value="266371">
            <text:p>266371</text:p>
          </table:table-cell>
          <table:table-cell office:value-type="float" office:value="389115">
            <text:p>38911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1612835">
            <text:p>171612835</text:p>
          </table:table-cell>
          <table:table-cell office:value-type="float" office:value="291505">
            <text:p>291505</text:p>
          </table:table-cell>
          <table:table-cell office:value-type="float" office:value="427882">
            <text:p>42788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5978291">
            <text:p>135978291</text:p>
          </table:table-cell>
          <table:table-cell office:value-type="float" office:value="292160">
            <text:p>292160</text:p>
          </table:table-cell>
          <table:table-cell office:value-type="float" office:value="403648">
            <text:p>40364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82093502">
            <text:p>282093502</text:p>
          </table:table-cell>
          <table:table-cell office:value-type="float" office:value="296610">
            <text:p>296610</text:p>
          </table:table-cell>
          <table:table-cell office:value-type="float" office:value="421181">
            <text:p>42118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9219578">
            <text:p>259219578</text:p>
          </table:table-cell>
          <table:table-cell office:value-type="float" office:value="279192">
            <text:p>279192</text:p>
          </table:table-cell>
          <table:table-cell office:value-type="float" office:value="443121">
            <text:p>44312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6290183">
            <text:p>156290183</text:p>
          </table:table-cell>
          <table:table-cell office:value-type="float" office:value="283767">
            <text:p>283767</text:p>
          </table:table-cell>
          <table:table-cell office:value-type="float" office:value="388130">
            <text:p>38813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10004282">
            <text:p>110004282</text:p>
          </table:table-cell>
          <table:table-cell office:value-type="float" office:value="257387">
            <text:p>257387</text:p>
          </table:table-cell>
          <table:table-cell office:value-type="float" office:value="375790">
            <text:p>37579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9496532">
            <text:p>239496532</text:p>
          </table:table-cell>
          <table:table-cell office:value-type="float" office:value="248369">
            <text:p>248369</text:p>
          </table:table-cell>
          <table:table-cell office:value-type="float" office:value="407590">
            <text:p>40759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6015424">
            <text:p>176015424</text:p>
          </table:table-cell>
          <table:table-cell office:value-type="float" office:value="290263">
            <text:p>290263</text:p>
          </table:table-cell>
          <table:table-cell office:value-type="float" office:value="487982">
            <text:p>48798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3345312">
            <text:p>133345312</text:p>
          </table:table-cell>
          <table:table-cell office:value-type="float" office:value="299544">
            <text:p>299544</text:p>
          </table:table-cell>
          <table:table-cell office:value-type="float" office:value="429434">
            <text:p>42943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7910268">
            <text:p>177910268</text:p>
          </table:table-cell>
          <table:table-cell office:value-type="float" office:value="287889">
            <text:p>287889</text:p>
          </table:table-cell>
          <table:table-cell office:value-type="float" office:value="446528">
            <text:p>44652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8658977">
            <text:p>128658977</text:p>
          </table:table-cell>
          <table:table-cell office:value-type="float" office:value="39426">
            <text:p>39426</text:p>
          </table:table-cell>
          <table:table-cell office:value-type="float" office:value="428208">
            <text:p>42820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2231074">
            <text:p>222231074</text:p>
          </table:table-cell>
          <table:table-cell office:value-type="float" office:value="283435">
            <text:p>283435</text:p>
          </table:table-cell>
          <table:table-cell office:value-type="float" office:value="296753">
            <text:p>29675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3996338">
            <text:p>123996338</text:p>
          </table:table-cell>
          <table:table-cell office:value-type="float" office:value="262442">
            <text:p>262442</text:p>
          </table:table-cell>
          <table:table-cell office:value-type="float" office:value="410647">
            <text:p>41064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6096943">
            <text:p>156096943</text:p>
          </table:table-cell>
          <table:table-cell office:value-type="float" office:value="291151">
            <text:p>291151</text:p>
          </table:table-cell>
          <table:table-cell office:value-type="float" office:value="412454">
            <text:p>41245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8804419">
            <text:p>158804419</text:p>
          </table:table-cell>
          <table:table-cell office:value-type="float" office:value="276324">
            <text:p>276324</text:p>
          </table:table-cell>
          <table:table-cell office:value-type="float" office:value="423530">
            <text:p>42353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12660455">
            <text:p>112660455</text:p>
          </table:table-cell>
          <table:table-cell office:value-type="float" office:value="290185">
            <text:p>290185</text:p>
          </table:table-cell>
          <table:table-cell office:value-type="float" office:value="411796">
            <text:p>41179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5534903">
            <text:p>255534903</text:p>
          </table:table-cell>
          <table:table-cell office:value-type="float" office:value="380993">
            <text:p>380993</text:p>
          </table:table-cell>
          <table:table-cell office:value-type="float" office:value="430794">
            <text:p>43079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7008637">
            <text:p>207008637</text:p>
          </table:table-cell>
          <table:table-cell office:value-type="float" office:value="285900">
            <text:p>285900</text:p>
          </table:table-cell>
          <table:table-cell office:value-type="float" office:value="419742">
            <text:p>41974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5994017">
            <text:p>235994017</text:p>
          </table:table-cell>
          <table:table-cell office:value-type="float" office:value="227443">
            <text:p>227443</text:p>
          </table:table-cell>
          <table:table-cell office:value-type="float" office:value="393934">
            <text:p>39393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9292821">
            <text:p>209292821</text:p>
          </table:table-cell>
          <table:table-cell office:value-type="float" office:value="240215">
            <text:p>240215</text:p>
          </table:table-cell>
          <table:table-cell office:value-type="float" office:value="398834">
            <text:p>39883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15745355">
            <text:p>215745355</text:p>
          </table:table-cell>
          <table:table-cell office:value-type="float" office:value="298931">
            <text:p>298931</text:p>
          </table:table-cell>
          <table:table-cell office:value-type="float" office:value="395584">
            <text:p>39558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8717859">
            <text:p>208717859</text:p>
          </table:table-cell>
          <table:table-cell office:value-type="float" office:value="290001">
            <text:p>290001</text:p>
          </table:table-cell>
          <table:table-cell office:value-type="float" office:value="404395">
            <text:p>40439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18064846">
            <text:p>118064846</text:p>
          </table:table-cell>
          <table:table-cell office:value-type="float" office:value="310292">
            <text:p>310292</text:p>
          </table:table-cell>
          <table:table-cell office:value-type="float" office:value="406444">
            <text:p>40644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7636037">
            <text:p>127636037</text:p>
          </table:table-cell>
          <table:table-cell office:value-type="float" office:value="253426">
            <text:p>253426</text:p>
          </table:table-cell>
          <table:table-cell office:value-type="float" office:value="413836">
            <text:p>41383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3216026">
            <text:p>133216026</text:p>
          </table:table-cell>
          <table:table-cell office:value-type="float" office:value="261912">
            <text:p>261912</text:p>
          </table:table-cell>
          <table:table-cell office:value-type="float" office:value="411341">
            <text:p>41134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14120212">
            <text:p>114120212</text:p>
          </table:table-cell>
          <table:table-cell office:value-type="float" office:value="261376">
            <text:p>261376</text:p>
          </table:table-cell>
          <table:table-cell office:value-type="float" office:value="412157">
            <text:p>41215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5246026">
            <text:p>205246026</text:p>
          </table:table-cell>
          <table:table-cell office:value-type="float" office:value="297340">
            <text:p>297340</text:p>
          </table:table-cell>
          <table:table-cell office:value-type="float" office:value="428774">
            <text:p>42877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5889669">
            <text:p>125889669</text:p>
          </table:table-cell>
          <table:table-cell office:value-type="float" office:value="290761">
            <text:p>290761</text:p>
          </table:table-cell>
          <table:table-cell office:value-type="float" office:value="421270">
            <text:p>42127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5633375">
            <text:p>155633375</text:p>
          </table:table-cell>
          <table:table-cell office:value-type="float" office:value="296379">
            <text:p>296379</text:p>
          </table:table-cell>
          <table:table-cell office:value-type="float" office:value="421676">
            <text:p>42167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10221304">
            <text:p>110221304</text:p>
          </table:table-cell>
          <table:table-cell office:value-type="float" office:value="295653">
            <text:p>295653</text:p>
          </table:table-cell>
          <table:table-cell office:value-type="float" office:value="406686">
            <text:p>40668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9104992">
            <text:p>159104992</text:p>
          </table:table-cell>
          <table:table-cell office:value-type="float" office:value="170258">
            <text:p>170258</text:p>
          </table:table-cell>
          <table:table-cell office:value-type="float" office:value="435024">
            <text:p>43502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9855776">
            <text:p>169855776</text:p>
          </table:table-cell>
          <table:table-cell office:value-type="float" office:value="280324">
            <text:p>280324</text:p>
          </table:table-cell>
          <table:table-cell office:value-type="float" office:value="428896">
            <text:p>42889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8497282">
            <text:p>128497282</text:p>
          </table:table-cell>
          <table:table-cell office:value-type="float" office:value="310071">
            <text:p>310071</text:p>
          </table:table-cell>
          <table:table-cell office:value-type="float" office:value="431881">
            <text:p>43188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90487643">
            <text:p>190487643</text:p>
          </table:table-cell>
          <table:table-cell office:value-type="float" office:value="277189">
            <text:p>277189</text:p>
          </table:table-cell>
          <table:table-cell office:value-type="float" office:value="403301">
            <text:p>40330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17173715">
            <text:p>117173715</text:p>
          </table:table-cell>
          <table:table-cell office:value-type="float" office:value="296749">
            <text:p>296749</text:p>
          </table:table-cell>
          <table:table-cell office:value-type="float" office:value="1027950">
            <text:p>102795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6477758">
            <text:p>166477758</text:p>
          </table:table-cell>
          <table:table-cell office:value-type="float" office:value="254768">
            <text:p>254768</text:p>
          </table:table-cell>
          <table:table-cell office:value-type="float" office:value="404473">
            <text:p>40447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58883768">
            <text:p>358883768</text:p>
          </table:table-cell>
          <table:table-cell office:value-type="float" office:value="287346">
            <text:p>287346</text:p>
          </table:table-cell>
          <table:table-cell office:value-type="float" office:value="400222">
            <text:p>40022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4275383">
            <text:p>154275383</text:p>
          </table:table-cell>
          <table:table-cell office:value-type="float" office:value="298840">
            <text:p>298840</text:p>
          </table:table-cell>
          <table:table-cell office:value-type="float" office:value="404203">
            <text:p>40420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3927548">
            <text:p>153927548</text:p>
          </table:table-cell>
          <table:table-cell office:value-type="float" office:value="496317">
            <text:p>496317</text:p>
          </table:table-cell>
          <table:table-cell office:value-type="float" office:value="456000">
            <text:p>45600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3738186">
            <text:p>153738186</text:p>
          </table:table-cell>
          <table:table-cell office:value-type="float" office:value="333439">
            <text:p>333439</text:p>
          </table:table-cell>
          <table:table-cell office:value-type="float" office:value="397507">
            <text:p>39750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5823637">
            <text:p>135823637</text:p>
          </table:table-cell>
          <table:table-cell office:value-type="float" office:value="308213">
            <text:p>308213</text:p>
          </table:table-cell>
          <table:table-cell office:value-type="float" office:value="408230">
            <text:p>40823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0919693">
            <text:p>120919693</text:p>
          </table:table-cell>
          <table:table-cell office:value-type="float" office:value="276470">
            <text:p>276470</text:p>
          </table:table-cell>
          <table:table-cell office:value-type="float" office:value="404963">
            <text:p>40496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1933286">
            <text:p>121933286</text:p>
          </table:table-cell>
          <table:table-cell office:value-type="float" office:value="372246">
            <text:p>372246</text:p>
          </table:table-cell>
          <table:table-cell office:value-type="float" office:value="846880">
            <text:p>84688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8674755">
            <text:p>228674755</text:p>
          </table:table-cell>
          <table:table-cell office:value-type="float" office:value="286424">
            <text:p>286424</text:p>
          </table:table-cell>
          <table:table-cell office:value-type="float" office:value="454477">
            <text:p>45447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8719013">
            <text:p>258719013</text:p>
          </table:table-cell>
          <table:table-cell office:value-type="float" office:value="258001">
            <text:p>258001</text:p>
          </table:table-cell>
          <table:table-cell office:value-type="float" office:value="410277">
            <text:p>41027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51148369">
            <text:p>351148369</text:p>
          </table:table-cell>
          <table:table-cell office:value-type="float" office:value="301893">
            <text:p>301893</text:p>
          </table:table-cell>
          <table:table-cell office:value-type="float" office:value="435511">
            <text:p>43551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6695859">
            <text:p>166695859</text:p>
          </table:table-cell>
          <table:table-cell office:value-type="float" office:value="321089">
            <text:p>321089</text:p>
          </table:table-cell>
          <table:table-cell office:value-type="float" office:value="359661">
            <text:p>35966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0815111">
            <text:p>120815111</text:p>
          </table:table-cell>
          <table:table-cell office:value-type="float" office:value="289823">
            <text:p>289823</text:p>
          </table:table-cell>
          <table:table-cell office:value-type="float" office:value="456324">
            <text:p>45632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3885910">
            <text:p>153885910</text:p>
          </table:table-cell>
          <table:table-cell office:value-type="float" office:value="313702">
            <text:p>313702</text:p>
          </table:table-cell>
          <table:table-cell office:value-type="float" office:value="425982">
            <text:p>42598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31029199">
            <text:p>231029199</text:p>
          </table:table-cell>
          <table:table-cell office:value-type="float" office:value="323683">
            <text:p>323683</text:p>
          </table:table-cell>
          <table:table-cell office:value-type="float" office:value="420040">
            <text:p>42004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8408617">
            <text:p>128408617</text:p>
          </table:table-cell>
          <table:table-cell office:value-type="float" office:value="311316">
            <text:p>311316</text:p>
          </table:table-cell>
          <table:table-cell office:value-type="float" office:value="407157">
            <text:p>40715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8837877">
            <text:p>258837877</text:p>
          </table:table-cell>
          <table:table-cell office:value-type="float" office:value="279965">
            <text:p>279965</text:p>
          </table:table-cell>
          <table:table-cell office:value-type="float" office:value="74162">
            <text:p>7416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4373299">
            <text:p>174373299</text:p>
          </table:table-cell>
          <table:table-cell office:value-type="float" office:value="317783">
            <text:p>317783</text:p>
          </table:table-cell>
          <table:table-cell office:value-type="float" office:value="434913">
            <text:p>43491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1364530">
            <text:p>141364530</text:p>
          </table:table-cell>
          <table:table-cell office:value-type="float" office:value="314411">
            <text:p>314411</text:p>
          </table:table-cell>
          <table:table-cell office:value-type="float" office:value="449240">
            <text:p>44924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5499565">
            <text:p>135499565</text:p>
          </table:table-cell>
          <table:table-cell office:value-type="float" office:value="263603">
            <text:p>263603</text:p>
          </table:table-cell>
          <table:table-cell office:value-type="float" office:value="43524">
            <text:p>4352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88240347">
            <text:p>288240347</text:p>
          </table:table-cell>
          <table:table-cell office:value-type="float" office:value="313712">
            <text:p>313712</text:p>
          </table:table-cell>
          <table:table-cell office:value-type="float" office:value="437562">
            <text:p>43756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4755956">
            <text:p>244755956</text:p>
          </table:table-cell>
          <table:table-cell office:value-type="float" office:value="265710">
            <text:p>265710</text:p>
          </table:table-cell>
          <table:table-cell office:value-type="float" office:value="411171">
            <text:p>41117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4709486">
            <text:p>184709486</text:p>
          </table:table-cell>
          <table:table-cell office:value-type="float" office:value="531857">
            <text:p>531857</text:p>
          </table:table-cell>
          <table:table-cell office:value-type="float" office:value="633413">
            <text:p>63341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4433763">
            <text:p>124433763</text:p>
          </table:table-cell>
          <table:table-cell office:value-type="float" office:value="280560">
            <text:p>280560</text:p>
          </table:table-cell>
          <table:table-cell office:value-type="float" office:value="425494">
            <text:p>42549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32876387">
            <text:p>332876387</text:p>
          </table:table-cell>
          <table:table-cell office:value-type="float" office:value="285817">
            <text:p>285817</text:p>
          </table:table-cell>
          <table:table-cell office:value-type="float" office:value="475827">
            <text:p>47582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4862486">
            <text:p>124862486</text:p>
          </table:table-cell>
          <table:table-cell office:value-type="float" office:value="293072">
            <text:p>293072</text:p>
          </table:table-cell>
          <table:table-cell office:value-type="float" office:value="413616">
            <text:p>413616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7506384">
            <text:p>127506384</text:p>
          </table:table-cell>
          <table:table-cell office:value-type="float" office:value="297131">
            <text:p>297131</text:p>
          </table:table-cell>
          <table:table-cell office:value-type="float" office:value="330452">
            <text:p>33045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18349818">
            <text:p>118349818</text:p>
          </table:table-cell>
          <table:table-cell office:value-type="float" office:value="253827">
            <text:p>253827</text:p>
          </table:table-cell>
          <table:table-cell office:value-type="float" office:value="402767">
            <text:p>40276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1989885">
            <text:p>181989885</text:p>
          </table:table-cell>
          <table:table-cell office:value-type="float" office:value="302230">
            <text:p>302230</text:p>
          </table:table-cell>
          <table:table-cell office:value-type="float" office:value="441828">
            <text:p>44182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3720719">
            <text:p>243720719</text:p>
          </table:table-cell>
          <table:table-cell office:value-type="float" office:value="49427">
            <text:p>49427</text:p>
          </table:table-cell>
          <table:table-cell office:value-type="float" office:value="462873">
            <text:p>46287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0523600">
            <text:p>210523600</text:p>
          </table:table-cell>
          <table:table-cell office:value-type="float" office:value="284790">
            <text:p>284790</text:p>
          </table:table-cell>
          <table:table-cell office:value-type="float" office:value="404719">
            <text:p>40471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4088305">
            <text:p>154088305</text:p>
          </table:table-cell>
          <table:table-cell office:value-type="float" office:value="300318">
            <text:p>300318</text:p>
          </table:table-cell>
          <table:table-cell office:value-type="float" office:value="386372">
            <text:p>38637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3550696">
            <text:p>123550696</text:p>
          </table:table-cell>
          <table:table-cell office:value-type="float" office:value="285315">
            <text:p>285315</text:p>
          </table:table-cell>
          <table:table-cell office:value-type="float" office:value="426746">
            <text:p>426746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8847041">
            <text:p>208847041</text:p>
          </table:table-cell>
          <table:table-cell office:value-type="float" office:value="304270">
            <text:p>304270</text:p>
          </table:table-cell>
          <table:table-cell office:value-type="float" office:value="441481">
            <text:p>44148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8161541">
            <text:p>188161541</text:p>
          </table:table-cell>
          <table:table-cell office:value-type="float" office:value="302772">
            <text:p>302772</text:p>
          </table:table-cell>
          <table:table-cell office:value-type="float" office:value="416667">
            <text:p>41666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1619085">
            <text:p>151619085</text:p>
          </table:table-cell>
          <table:table-cell office:value-type="float" office:value="409726">
            <text:p>409726</text:p>
          </table:table-cell>
          <table:table-cell office:value-type="float" office:value="438820">
            <text:p>43882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9875296">
            <text:p>159875296</text:p>
          </table:table-cell>
          <table:table-cell office:value-type="float" office:value="308027">
            <text:p>308027</text:p>
          </table:table-cell>
          <table:table-cell office:value-type="float" office:value="445944">
            <text:p>44594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1865059">
            <text:p>161865059</text:p>
          </table:table-cell>
          <table:table-cell office:value-type="float" office:value="306366">
            <text:p>306366</text:p>
          </table:table-cell>
          <table:table-cell office:value-type="float" office:value="519813">
            <text:p>51981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0875178">
            <text:p>240875178</text:p>
          </table:table-cell>
          <table:table-cell office:value-type="float" office:value="308040">
            <text:p>308040</text:p>
          </table:table-cell>
          <table:table-cell office:value-type="float" office:value="421452">
            <text:p>42145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3861018">
            <text:p>183861018</text:p>
          </table:table-cell>
          <table:table-cell office:value-type="float" office:value="317231">
            <text:p>317231</text:p>
          </table:table-cell>
          <table:table-cell office:value-type="float" office:value="529522">
            <text:p>52952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1119818">
            <text:p>211119818</text:p>
          </table:table-cell>
          <table:table-cell office:value-type="float" office:value="282296">
            <text:p>282296</text:p>
          </table:table-cell>
          <table:table-cell office:value-type="float" office:value="444518">
            <text:p>44451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1915561">
            <text:p>201915561</text:p>
          </table:table-cell>
          <table:table-cell office:value-type="float" office:value="23319">
            <text:p>23319</text:p>
          </table:table-cell>
          <table:table-cell office:value-type="float" office:value="401384">
            <text:p>40138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0264245">
            <text:p>150264245</text:p>
          </table:table-cell>
          <table:table-cell office:value-type="float" office:value="275734">
            <text:p>275734</text:p>
          </table:table-cell>
          <table:table-cell office:value-type="float" office:value="130440">
            <text:p>13044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5919287">
            <text:p>225919287</text:p>
          </table:table-cell>
          <table:table-cell office:value-type="float" office:value="302785">
            <text:p>302785</text:p>
          </table:table-cell>
          <table:table-cell office:value-type="float" office:value="454779">
            <text:p>45477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6319446">
            <text:p>146319446</text:p>
          </table:table-cell>
          <table:table-cell office:value-type="float" office:value="305650">
            <text:p>305650</text:p>
          </table:table-cell>
          <table:table-cell office:value-type="float" office:value="368240">
            <text:p>36824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68556702">
            <text:p>268556702</text:p>
          </table:table-cell>
          <table:table-cell office:value-type="float" office:value="300056">
            <text:p>300056</text:p>
          </table:table-cell>
          <table:table-cell office:value-type="float" office:value="398876">
            <text:p>398876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17051237">
            <text:p>317051237</text:p>
          </table:table-cell>
          <table:table-cell office:value-type="float" office:value="300901">
            <text:p>300901</text:p>
          </table:table-cell>
          <table:table-cell office:value-type="float" office:value="389788">
            <text:p>38978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76022739">
            <text:p>276022739</text:p>
          </table:table-cell>
          <table:table-cell office:value-type="float" office:value="314052">
            <text:p>314052</text:p>
          </table:table-cell>
          <table:table-cell office:value-type="float" office:value="477011">
            <text:p>47701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0410905">
            <text:p>240410905</text:p>
          </table:table-cell>
          <table:table-cell office:value-type="float" office:value="268798">
            <text:p>268798</text:p>
          </table:table-cell>
          <table:table-cell office:value-type="float" office:value="391938">
            <text:p>39193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9508058">
            <text:p>159508058</text:p>
          </table:table-cell>
          <table:table-cell office:value-type="float" office:value="275670">
            <text:p>275670</text:p>
          </table:table-cell>
          <table:table-cell office:value-type="float" office:value="424064">
            <text:p>42406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9974916">
            <text:p>229974916</text:p>
          </table:table-cell>
          <table:table-cell office:value-type="float" office:value="308975">
            <text:p>308975</text:p>
          </table:table-cell>
          <table:table-cell office:value-type="float" office:value="419044">
            <text:p>41904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9241152">
            <text:p>259241152</text:p>
          </table:table-cell>
          <table:table-cell office:value-type="float" office:value="300314">
            <text:p>300314</text:p>
          </table:table-cell>
          <table:table-cell office:value-type="float" office:value="90272">
            <text:p>9027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0739962">
            <text:p>120739962</text:p>
          </table:table-cell>
          <table:table-cell office:value-type="float" office:value="263700">
            <text:p>263700</text:p>
          </table:table-cell>
          <table:table-cell office:value-type="float" office:value="417069">
            <text:p>41706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34119543">
            <text:p>234119543</text:p>
          </table:table-cell>
          <table:table-cell office:value-type="float" office:value="303769">
            <text:p>303769</text:p>
          </table:table-cell>
          <table:table-cell office:value-type="float" office:value="404684">
            <text:p>40468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1273534">
            <text:p>231273534</text:p>
          </table:table-cell>
          <table:table-cell office:value-type="float" office:value="302847">
            <text:p>302847</text:p>
          </table:table-cell>
          <table:table-cell office:value-type="float" office:value="502986">
            <text:p>50298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6390257">
            <text:p>206390257</text:p>
          </table:table-cell>
          <table:table-cell office:value-type="float" office:value="297076">
            <text:p>297076</text:p>
          </table:table-cell>
          <table:table-cell office:value-type="float" office:value="469666">
            <text:p>46966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4925306">
            <text:p>184925306</text:p>
          </table:table-cell>
          <table:table-cell office:value-type="float" office:value="437699">
            <text:p>437699</text:p>
          </table:table-cell>
          <table:table-cell office:value-type="float" office:value="429041">
            <text:p>42904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45021336">
            <text:p>145021336</text:p>
          </table:table-cell>
          <table:table-cell office:value-type="float" office:value="327827">
            <text:p>327827</text:p>
          </table:table-cell>
          <table:table-cell office:value-type="float" office:value="460443">
            <text:p>46044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34539593">
            <text:p>134539593</text:p>
          </table:table-cell>
          <table:table-cell office:value-type="float" office:value="319242">
            <text:p>319242</text:p>
          </table:table-cell>
          <table:table-cell office:value-type="float" office:value="467386">
            <text:p>46738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0577303">
            <text:p>200577303</text:p>
          </table:table-cell>
          <table:table-cell office:value-type="float" office:value="323105">
            <text:p>323105</text:p>
          </table:table-cell>
          <table:table-cell office:value-type="float" office:value="432660">
            <text:p>43266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0283927">
            <text:p>280283927</text:p>
          </table:table-cell>
          <table:table-cell office:value-type="float" office:value="308980">
            <text:p>308980</text:p>
          </table:table-cell>
          <table:table-cell office:value-type="float" office:value="449772">
            <text:p>44977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95544899">
            <text:p>195544899</text:p>
          </table:table-cell>
          <table:table-cell office:value-type="float" office:value="311013">
            <text:p>311013</text:p>
          </table:table-cell>
          <table:table-cell office:value-type="float" office:value="462575">
            <text:p>46257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3866962">
            <text:p>253866962</text:p>
          </table:table-cell>
          <table:table-cell office:value-type="float" office:value="301313">
            <text:p>301313</text:p>
          </table:table-cell>
          <table:table-cell office:value-type="float" office:value="94670">
            <text:p>9467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0808164">
            <text:p>150808164</text:p>
          </table:table-cell>
          <table:table-cell office:value-type="float" office:value="282510">
            <text:p>282510</text:p>
          </table:table-cell>
          <table:table-cell office:value-type="float" office:value="118176">
            <text:p>11817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8285048">
            <text:p>208285048</text:p>
          </table:table-cell>
          <table:table-cell office:value-type="float" office:value="299708">
            <text:p>299708</text:p>
          </table:table-cell>
          <table:table-cell office:value-type="float" office:value="466306">
            <text:p>46630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4263867">
            <text:p>164263867</text:p>
          </table:table-cell>
          <table:table-cell office:value-type="float" office:value="320428">
            <text:p>320428</text:p>
          </table:table-cell>
          <table:table-cell office:value-type="float" office:value="503011">
            <text:p>50301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9191689">
            <text:p>179191689</text:p>
          </table:table-cell>
          <table:table-cell office:value-type="float" office:value="324429">
            <text:p>324429</text:p>
          </table:table-cell>
          <table:table-cell office:value-type="float" office:value="441663">
            <text:p>44166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7334700">
            <text:p>157334700</text:p>
          </table:table-cell>
          <table:table-cell office:value-type="float" office:value="334149">
            <text:p>334149</text:p>
          </table:table-cell>
          <table:table-cell office:value-type="float" office:value="485041">
            <text:p>48504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5704511">
            <text:p>165704511</text:p>
          </table:table-cell>
          <table:table-cell office:value-type="float" office:value="303759">
            <text:p>303759</text:p>
          </table:table-cell>
          <table:table-cell office:value-type="float" office:value="461934">
            <text:p>46193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1851712">
            <text:p>231851712</text:p>
          </table:table-cell>
          <table:table-cell office:value-type="float" office:value="237015">
            <text:p>237015</text:p>
          </table:table-cell>
          <table:table-cell office:value-type="float" office:value="466779">
            <text:p>466779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5224774">
            <text:p>215224774</text:p>
          </table:table-cell>
          <table:table-cell office:value-type="float" office:value="329595">
            <text:p>329595</text:p>
          </table:table-cell>
          <table:table-cell office:value-type="float" office:value="472941">
            <text:p>47294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5560536">
            <text:p>235560536</text:p>
          </table:table-cell>
          <table:table-cell office:value-type="float" office:value="327615">
            <text:p>327615</text:p>
          </table:table-cell>
          <table:table-cell office:value-type="float" office:value="469971">
            <text:p>46997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49447706">
            <text:p>149447706</text:p>
          </table:table-cell>
          <table:table-cell office:value-type="float" office:value="332651">
            <text:p>332651</text:p>
          </table:table-cell>
          <table:table-cell office:value-type="float" office:value="456245">
            <text:p>45624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2302880">
            <text:p>152302880</text:p>
          </table:table-cell>
          <table:table-cell office:value-type="float" office:value="308777">
            <text:p>308777</text:p>
          </table:table-cell>
          <table:table-cell office:value-type="float" office:value="465485">
            <text:p>46548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3895262">
            <text:p>253895262</text:p>
          </table:table-cell>
          <table:table-cell office:value-type="float" office:value="279504">
            <text:p>279504</text:p>
          </table:table-cell>
          <table:table-cell office:value-type="float" office:value="447406">
            <text:p>44740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45588586">
            <text:p>145588586</text:p>
          </table:table-cell>
          <table:table-cell office:value-type="float" office:value="308252">
            <text:p>308252</text:p>
          </table:table-cell>
          <table:table-cell office:value-type="float" office:value="423779">
            <text:p>423779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48760602">
            <text:p>148760602</text:p>
          </table:table-cell>
          <table:table-cell office:value-type="float" office:value="341500">
            <text:p>341500</text:p>
          </table:table-cell>
          <table:table-cell office:value-type="float" office:value="548398">
            <text:p>54839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99806336">
            <text:p>199806336</text:p>
          </table:table-cell>
          <table:table-cell office:value-type="float" office:value="350736">
            <text:p>350736</text:p>
          </table:table-cell>
          <table:table-cell office:value-type="float" office:value="468365">
            <text:p>46836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9940726">
            <text:p>219940726</text:p>
          </table:table-cell>
          <table:table-cell office:value-type="float" office:value="331466">
            <text:p>331466</text:p>
          </table:table-cell>
          <table:table-cell office:value-type="float" office:value="497021">
            <text:p>49702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4005013">
            <text:p>154005013</text:p>
          </table:table-cell>
          <table:table-cell office:value-type="float" office:value="308098">
            <text:p>308098</text:p>
          </table:table-cell>
          <table:table-cell office:value-type="float" office:value="466528">
            <text:p>46652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6054049">
            <text:p>176054049</text:p>
          </table:table-cell>
          <table:table-cell office:value-type="float" office:value="270930">
            <text:p>270930</text:p>
          </table:table-cell>
          <table:table-cell office:value-type="float" office:value="593463">
            <text:p>59346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9585451">
            <text:p>239585451</text:p>
          </table:table-cell>
          <table:table-cell office:value-type="float" office:value="356224">
            <text:p>356224</text:p>
          </table:table-cell>
          <table:table-cell office:value-type="float" office:value="455351">
            <text:p>45535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0660394">
            <text:p>160660394</text:p>
          </table:table-cell>
          <table:table-cell office:value-type="float" office:value="321718">
            <text:p>321718</text:p>
          </table:table-cell>
          <table:table-cell office:value-type="float" office:value="480414">
            <text:p>48041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8591596">
            <text:p>178591596</text:p>
          </table:table-cell>
          <table:table-cell office:value-type="float" office:value="317118">
            <text:p>317118</text:p>
          </table:table-cell>
          <table:table-cell office:value-type="float" office:value="482701">
            <text:p>48270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3982781">
            <text:p>153982781</text:p>
          </table:table-cell>
          <table:table-cell office:value-type="float" office:value="211926">
            <text:p>211926</text:p>
          </table:table-cell>
          <table:table-cell office:value-type="float" office:value="480160">
            <text:p>48016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6707976">
            <text:p>186707976</text:p>
          </table:table-cell>
          <table:table-cell office:value-type="float" office:value="307490">
            <text:p>307490</text:p>
          </table:table-cell>
          <table:table-cell office:value-type="float" office:value="423660">
            <text:p>42366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0412044">
            <text:p>170412044</text:p>
          </table:table-cell>
          <table:table-cell office:value-type="float" office:value="68304">
            <text:p>68304</text:p>
          </table:table-cell>
          <table:table-cell office:value-type="float" office:value="472282">
            <text:p>47228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2741539">
            <text:p>162741539</text:p>
          </table:table-cell>
          <table:table-cell office:value-type="float" office:value="316780">
            <text:p>316780</text:p>
          </table:table-cell>
          <table:table-cell office:value-type="float" office:value="468407">
            <text:p>46840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61746192">
            <text:p>261746192</text:p>
          </table:table-cell>
          <table:table-cell office:value-type="float" office:value="281959">
            <text:p>281959</text:p>
          </table:table-cell>
          <table:table-cell office:value-type="float" office:value="360091">
            <text:p>36009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39123317">
            <text:p>139123317</text:p>
          </table:table-cell>
          <table:table-cell office:value-type="float" office:value="318464">
            <text:p>318464</text:p>
          </table:table-cell>
          <table:table-cell office:value-type="float" office:value="439841">
            <text:p>43984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9996400">
            <text:p>189996400</text:p>
          </table:table-cell>
          <table:table-cell office:value-type="float" office:value="309199">
            <text:p>309199</text:p>
          </table:table-cell>
          <table:table-cell office:value-type="float" office:value="167857">
            <text:p>16785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46336731">
            <text:p>146336731</text:p>
          </table:table-cell>
          <table:table-cell office:value-type="float" office:value="285743">
            <text:p>285743</text:p>
          </table:table-cell>
          <table:table-cell office:value-type="float" office:value="473350">
            <text:p>47335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32393401">
            <text:p>332393401</text:p>
          </table:table-cell>
          <table:table-cell office:value-type="float" office:value="287781">
            <text:p>287781</text:p>
          </table:table-cell>
          <table:table-cell office:value-type="float" office:value="454425">
            <text:p>45442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89094752">
            <text:p>389094752</text:p>
          </table:table-cell>
          <table:table-cell office:value-type="float" office:value="296204">
            <text:p>296204</text:p>
          </table:table-cell>
          <table:table-cell office:value-type="float" office:value="467208">
            <text:p>46720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38801005">
            <text:p>138801005</text:p>
          </table:table-cell>
          <table:table-cell office:value-type="float" office:value="418429">
            <text:p>418429</text:p>
          </table:table-cell>
          <table:table-cell office:value-type="float" office:value="465008">
            <text:p>46500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25923072">
            <text:p>125923072</text:p>
          </table:table-cell>
          <table:table-cell office:value-type="float" office:value="312993">
            <text:p>312993</text:p>
          </table:table-cell>
          <table:table-cell office:value-type="float" office:value="445448">
            <text:p>44544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99593165">
            <text:p>199593165</text:p>
          </table:table-cell>
          <table:table-cell office:value-type="float" office:value="298653">
            <text:p>298653</text:p>
          </table:table-cell>
          <table:table-cell office:value-type="float" office:value="470372">
            <text:p>47037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0215851">
            <text:p>150215851</text:p>
          </table:table-cell>
          <table:table-cell office:value-type="float" office:value="425075">
            <text:p>425075</text:p>
          </table:table-cell>
          <table:table-cell office:value-type="float" office:value="451337">
            <text:p>45133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3676293">
            <text:p>253676293</text:p>
          </table:table-cell>
          <table:table-cell office:value-type="float" office:value="348889">
            <text:p>348889</text:p>
          </table:table-cell>
          <table:table-cell office:value-type="float" office:value="503206">
            <text:p>50320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87276341">
            <text:p>487276341</text:p>
          </table:table-cell>
          <table:table-cell office:value-type="float" office:value="349659">
            <text:p>349659</text:p>
          </table:table-cell>
          <table:table-cell office:value-type="float" office:value="544118">
            <text:p>54411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27249060">
            <text:p>127249060</text:p>
          </table:table-cell>
          <table:table-cell office:value-type="float" office:value="275073">
            <text:p>275073</text:p>
          </table:table-cell>
          <table:table-cell office:value-type="float" office:value="429398">
            <text:p>42939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0387686">
            <text:p>160387686</text:p>
          </table:table-cell>
          <table:table-cell office:value-type="float" office:value="109573">
            <text:p>109573</text:p>
          </table:table-cell>
          <table:table-cell office:value-type="float" office:value="476715">
            <text:p>47671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9974775">
            <text:p>319974775</text:p>
          </table:table-cell>
          <table:table-cell office:value-type="float" office:value="342440">
            <text:p>342440</text:p>
          </table:table-cell>
          <table:table-cell office:value-type="float" office:value="509521">
            <text:p>50952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4433176">
            <text:p>304433176</text:p>
          </table:table-cell>
          <table:table-cell office:value-type="float" office:value="76780">
            <text:p>76780</text:p>
          </table:table-cell>
          <table:table-cell office:value-type="float" office:value="501604">
            <text:p>50160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88723128">
            <text:p>388723128</text:p>
          </table:table-cell>
          <table:table-cell office:value-type="float" office:value="299626">
            <text:p>299626</text:p>
          </table:table-cell>
          <table:table-cell office:value-type="float" office:value="492594">
            <text:p>49259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8127181">
            <text:p>158127181</text:p>
          </table:table-cell>
          <table:table-cell office:value-type="float" office:value="361450">
            <text:p>361450</text:p>
          </table:table-cell>
          <table:table-cell office:value-type="float" office:value="509721">
            <text:p>50972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9022931">
            <text:p>209022931</text:p>
          </table:table-cell>
          <table:table-cell office:value-type="float" office:value="303577">
            <text:p>303577</text:p>
          </table:table-cell>
          <table:table-cell office:value-type="float" office:value="469979">
            <text:p>46997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47817760">
            <text:p>147817760</text:p>
          </table:table-cell>
          <table:table-cell office:value-type="float" office:value="315263">
            <text:p>315263</text:p>
          </table:table-cell>
          <table:table-cell office:value-type="float" office:value="475474">
            <text:p>47547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5408348">
            <text:p>215408348</text:p>
          </table:table-cell>
          <table:table-cell office:value-type="float" office:value="348595">
            <text:p>348595</text:p>
          </table:table-cell>
          <table:table-cell office:value-type="float" office:value="526904">
            <text:p>52690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4532741">
            <text:p>204532741</text:p>
          </table:table-cell>
          <table:table-cell office:value-type="float" office:value="363486">
            <text:p>363486</text:p>
          </table:table-cell>
          <table:table-cell office:value-type="float" office:value="480904">
            <text:p>48090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48776335">
            <text:p>348776335</text:p>
          </table:table-cell>
          <table:table-cell office:value-type="float" office:value="329310">
            <text:p>329310</text:p>
          </table:table-cell>
          <table:table-cell office:value-type="float" office:value="486865">
            <text:p>48686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7979593">
            <text:p>257979593</text:p>
          </table:table-cell>
          <table:table-cell office:value-type="float" office:value="312027">
            <text:p>312027</text:p>
          </table:table-cell>
          <table:table-cell office:value-type="float" office:value="512146">
            <text:p>51214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2134876">
            <text:p>172134876</text:p>
          </table:table-cell>
          <table:table-cell office:value-type="float" office:value="373243">
            <text:p>373243</text:p>
          </table:table-cell>
          <table:table-cell office:value-type="float" office:value="535313">
            <text:p>53531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38553796">
            <text:p>138553796</text:p>
          </table:table-cell>
          <table:table-cell office:value-type="float" office:value="338883">
            <text:p>338883</text:p>
          </table:table-cell>
          <table:table-cell office:value-type="float" office:value="478676">
            <text:p>47867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38603357">
            <text:p>238603357</text:p>
          </table:table-cell>
          <table:table-cell office:value-type="float" office:value="336912">
            <text:p>336912</text:p>
          </table:table-cell>
          <table:table-cell office:value-type="float" office:value="510362">
            <text:p>51036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6558749">
            <text:p>226558749</text:p>
          </table:table-cell>
          <table:table-cell office:value-type="float" office:value="312585">
            <text:p>312585</text:p>
          </table:table-cell>
          <table:table-cell office:value-type="float" office:value="477121">
            <text:p>47712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0321497">
            <text:p>260321497</text:p>
          </table:table-cell>
          <table:table-cell office:value-type="float" office:value="78457">
            <text:p>78457</text:p>
          </table:table-cell>
          <table:table-cell office:value-type="float" office:value="483296">
            <text:p>48329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1976096">
            <text:p>291976096</text:p>
          </table:table-cell>
          <table:table-cell office:value-type="float" office:value="333916">
            <text:p>333916</text:p>
          </table:table-cell>
          <table:table-cell office:value-type="float" office:value="508424">
            <text:p>50842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0037163">
            <text:p>260037163</text:p>
          </table:table-cell>
          <table:table-cell office:value-type="float" office:value="329853">
            <text:p>329853</text:p>
          </table:table-cell>
          <table:table-cell office:value-type="float" office:value="608234">
            <text:p>60823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1319060">
            <text:p>161319060</text:p>
          </table:table-cell>
          <table:table-cell office:value-type="float" office:value="376635">
            <text:p>376635</text:p>
          </table:table-cell>
          <table:table-cell office:value-type="float" office:value="500443">
            <text:p>50044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43117141">
            <text:p>143117141</text:p>
          </table:table-cell>
          <table:table-cell office:value-type="float" office:value="331286">
            <text:p>331286</text:p>
          </table:table-cell>
          <table:table-cell office:value-type="float" office:value="369556">
            <text:p>36955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4592806">
            <text:p>194592806</text:p>
          </table:table-cell>
          <table:table-cell office:value-type="float" office:value="351680">
            <text:p>351680</text:p>
          </table:table-cell>
          <table:table-cell office:value-type="float" office:value="260442">
            <text:p>26044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0192774">
            <text:p>310192774</text:p>
          </table:table-cell>
          <table:table-cell office:value-type="float" office:value="334645">
            <text:p>334645</text:p>
          </table:table-cell>
          <table:table-cell office:value-type="float" office:value="487505">
            <text:p>48750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3332056">
            <text:p>293332056</text:p>
          </table:table-cell>
          <table:table-cell office:value-type="float" office:value="302324">
            <text:p>302324</text:p>
          </table:table-cell>
          <table:table-cell office:value-type="float" office:value="709703">
            <text:p>70970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7496024">
            <text:p>177496024</text:p>
          </table:table-cell>
          <table:table-cell office:value-type="float" office:value="355726">
            <text:p>355726</text:p>
          </table:table-cell>
          <table:table-cell office:value-type="float" office:value="490919">
            <text:p>49091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9605645">
            <text:p>159605645</text:p>
          </table:table-cell>
          <table:table-cell office:value-type="float" office:value="367527">
            <text:p>367527</text:p>
          </table:table-cell>
          <table:table-cell office:value-type="float" office:value="481101">
            <text:p>48110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42865809">
            <text:p>142865809</text:p>
          </table:table-cell>
          <table:table-cell office:value-type="float" office:value="329748">
            <text:p>329748</text:p>
          </table:table-cell>
          <table:table-cell office:value-type="float" office:value="607548">
            <text:p>607548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1525904">
            <text:p>151525904</text:p>
          </table:table-cell>
          <table:table-cell office:value-type="float" office:value="336353">
            <text:p>336353</text:p>
          </table:table-cell>
          <table:table-cell office:value-type="float" office:value="462961">
            <text:p>46296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4225632">
            <text:p>164225632</text:p>
          </table:table-cell>
          <table:table-cell office:value-type="float" office:value="296557">
            <text:p>296557</text:p>
          </table:table-cell>
          <table:table-cell office:value-type="float" office:value="451449">
            <text:p>45144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1770057">
            <text:p>281770057</text:p>
          </table:table-cell>
          <table:table-cell office:value-type="float" office:value="345864">
            <text:p>345864</text:p>
          </table:table-cell>
          <table:table-cell office:value-type="float" office:value="506104">
            <text:p>50610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8576962">
            <text:p>208576962</text:p>
          </table:table-cell>
          <table:table-cell office:value-type="float" office:value="344434">
            <text:p>344434</text:p>
          </table:table-cell>
          <table:table-cell office:value-type="float" office:value="508213">
            <text:p>50821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3395109">
            <text:p>183395109</text:p>
          </table:table-cell>
          <table:table-cell office:value-type="float" office:value="299472">
            <text:p>299472</text:p>
          </table:table-cell>
          <table:table-cell office:value-type="float" office:value="461012">
            <text:p>46101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9067428">
            <text:p>199067428</text:p>
          </table:table-cell>
          <table:table-cell office:value-type="float" office:value="341378">
            <text:p>341378</text:p>
          </table:table-cell>
          <table:table-cell office:value-type="float" office:value="477957">
            <text:p>47795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1611986">
            <text:p>151611986</text:p>
          </table:table-cell>
          <table:table-cell office:value-type="float" office:value="186783">
            <text:p>186783</text:p>
          </table:table-cell>
          <table:table-cell office:value-type="float" office:value="504010">
            <text:p>504010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6393035">
            <text:p>156393035</text:p>
          </table:table-cell>
          <table:table-cell office:value-type="float" office:value="349915">
            <text:p>349915</text:p>
          </table:table-cell>
          <table:table-cell office:value-type="float" office:value="492847">
            <text:p>49284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8126259">
            <text:p>288126259</text:p>
          </table:table-cell>
          <table:table-cell office:value-type="float" office:value="352316">
            <text:p>352316</text:p>
          </table:table-cell>
          <table:table-cell office:value-type="float" office:value="502803">
            <text:p>50280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5819841">
            <text:p>215819841</text:p>
          </table:table-cell>
          <table:table-cell office:value-type="float" office:value="369941">
            <text:p>369941</text:p>
          </table:table-cell>
          <table:table-cell office:value-type="float" office:value="461287">
            <text:p>46128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5434799">
            <text:p>165434799</text:p>
          </table:table-cell>
          <table:table-cell office:value-type="float" office:value="317446">
            <text:p>317446</text:p>
          </table:table-cell>
          <table:table-cell office:value-type="float" office:value="477238">
            <text:p>477238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0404108">
            <text:p>160404108</text:p>
          </table:table-cell>
          <table:table-cell office:value-type="float" office:value="361832">
            <text:p>361832</text:p>
          </table:table-cell>
          <table:table-cell office:value-type="float" office:value="547343">
            <text:p>54734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29630855">
            <text:p>329630855</text:p>
          </table:table-cell>
          <table:table-cell office:value-type="float" office:value="325518">
            <text:p>325518</text:p>
          </table:table-cell>
          <table:table-cell office:value-type="float" office:value="508932">
            <text:p>50893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24825686">
            <text:p>424825686</text:p>
          </table:table-cell>
          <table:table-cell office:value-type="float" office:value="318626">
            <text:p>318626</text:p>
          </table:table-cell>
          <table:table-cell office:value-type="float" office:value="492141">
            <text:p>49214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5764404">
            <text:p>295764404</text:p>
          </table:table-cell>
          <table:table-cell office:value-type="float" office:value="350645">
            <text:p>350645</text:p>
          </table:table-cell>
          <table:table-cell office:value-type="float" office:value="513730">
            <text:p>513730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0050912">
            <text:p>280050912</text:p>
          </table:table-cell>
          <table:table-cell office:value-type="float" office:value="353298">
            <text:p>353298</text:p>
          </table:table-cell>
          <table:table-cell office:value-type="float" office:value="598502">
            <text:p>59850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0707662">
            <text:p>150707662</text:p>
          </table:table-cell>
          <table:table-cell office:value-type="float" office:value="329019">
            <text:p>329019</text:p>
          </table:table-cell>
          <table:table-cell office:value-type="float" office:value="1132820">
            <text:p>1132820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5525878">
            <text:p>175525878</text:p>
          </table:table-cell>
          <table:table-cell office:value-type="float" office:value="323892">
            <text:p>323892</text:p>
          </table:table-cell>
          <table:table-cell office:value-type="float" office:value="463576">
            <text:p>46357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0583403">
            <text:p>160583403</text:p>
          </table:table-cell>
          <table:table-cell office:value-type="float" office:value="341006">
            <text:p>341006</text:p>
          </table:table-cell>
          <table:table-cell office:value-type="float" office:value="127513">
            <text:p>12751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7192695">
            <text:p>247192695</text:p>
          </table:table-cell>
          <table:table-cell office:value-type="float" office:value="335311">
            <text:p>335311</text:p>
          </table:table-cell>
          <table:table-cell office:value-type="float" office:value="507617">
            <text:p>50761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37007516">
            <text:p>337007516</text:p>
          </table:table-cell>
          <table:table-cell office:value-type="float" office:value="294412">
            <text:p>294412</text:p>
          </table:table-cell>
          <table:table-cell office:value-type="float" office:value="462603">
            <text:p>46260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0036018">
            <text:p>150036018</text:p>
          </table:table-cell>
          <table:table-cell office:value-type="float" office:value="328889">
            <text:p>328889</text:p>
          </table:table-cell>
          <table:table-cell office:value-type="float" office:value="533350">
            <text:p>533350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4630296">
            <text:p>154630296</text:p>
          </table:table-cell>
          <table:table-cell office:value-type="float" office:value="345559">
            <text:p>345559</text:p>
          </table:table-cell>
          <table:table-cell office:value-type="float" office:value="478649">
            <text:p>47864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5310442">
            <text:p>215310442</text:p>
          </table:table-cell>
          <table:table-cell office:value-type="float" office:value="328385">
            <text:p>328385</text:p>
          </table:table-cell>
          <table:table-cell office:value-type="float" office:value="529528">
            <text:p>529528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7292479">
            <text:p>257292479</text:p>
          </table:table-cell>
          <table:table-cell office:value-type="float" office:value="353608">
            <text:p>353608</text:p>
          </table:table-cell>
          <table:table-cell office:value-type="float" office:value="506884">
            <text:p>50688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2809471">
            <text:p>282809471</text:p>
          </table:table-cell>
          <table:table-cell office:value-type="float" office:value="298907">
            <text:p>298907</text:p>
          </table:table-cell>
          <table:table-cell office:value-type="float" office:value="486923">
            <text:p>48692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4196712">
            <text:p>164196712</text:p>
          </table:table-cell>
          <table:table-cell office:value-type="float" office:value="348456">
            <text:p>348456</text:p>
          </table:table-cell>
          <table:table-cell office:value-type="float" office:value="1245016">
            <text:p>124501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33477053">
            <text:p>233477053</text:p>
          </table:table-cell>
          <table:table-cell office:value-type="float" office:value="333464">
            <text:p>333464</text:p>
          </table:table-cell>
          <table:table-cell office:value-type="float" office:value="457948">
            <text:p>45794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21391571">
            <text:p>321391571</text:p>
          </table:table-cell>
          <table:table-cell office:value-type="float" office:value="313357">
            <text:p>313357</text:p>
          </table:table-cell>
          <table:table-cell office:value-type="float" office:value="509808">
            <text:p>50980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54721076">
            <text:p>154721076</text:p>
          </table:table-cell>
          <table:table-cell office:value-type="float" office:value="370708">
            <text:p>370708</text:p>
          </table:table-cell>
          <table:table-cell office:value-type="float" office:value="536101">
            <text:p>53610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72190836">
            <text:p>272190836</text:p>
          </table:table-cell>
          <table:table-cell office:value-type="float" office:value="466143">
            <text:p>466143</text:p>
          </table:table-cell>
          <table:table-cell office:value-type="float" office:value="514184">
            <text:p>51418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33636663">
            <text:p>333636663</text:p>
          </table:table-cell>
          <table:table-cell office:value-type="float" office:value="352650">
            <text:p>352650</text:p>
          </table:table-cell>
          <table:table-cell office:value-type="float" office:value="517318">
            <text:p>51731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96993298">
            <text:p>196993298</text:p>
          </table:table-cell>
          <table:table-cell office:value-type="float" office:value="369968">
            <text:p>369968</text:p>
          </table:table-cell>
          <table:table-cell office:value-type="float" office:value="532138">
            <text:p>53213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55715975">
            <text:p>155715975</text:p>
          </table:table-cell>
          <table:table-cell office:value-type="float" office:value="361086">
            <text:p>361086</text:p>
          </table:table-cell>
          <table:table-cell office:value-type="float" office:value="465982">
            <text:p>46598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2810404">
            <text:p>212810404</text:p>
          </table:table-cell>
          <table:table-cell office:value-type="float" office:value="377211">
            <text:p>377211</text:p>
          </table:table-cell>
          <table:table-cell office:value-type="float" office:value="523311">
            <text:p>52331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2094500">
            <text:p>172094500</text:p>
          </table:table-cell>
          <table:table-cell office:value-type="float" office:value="459261">
            <text:p>459261</text:p>
          </table:table-cell>
          <table:table-cell office:value-type="float" office:value="528880">
            <text:p>52888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2155321">
            <text:p>182155321</text:p>
          </table:table-cell>
          <table:table-cell office:value-type="float" office:value="331028">
            <text:p>331028</text:p>
          </table:table-cell>
          <table:table-cell office:value-type="float" office:value="542927">
            <text:p>54292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0486228">
            <text:p>180486228</text:p>
          </table:table-cell>
          <table:table-cell office:value-type="float" office:value="351184">
            <text:p>351184</text:p>
          </table:table-cell>
          <table:table-cell office:value-type="float" office:value="521412">
            <text:p>52141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98719074">
            <text:p>298719074</text:p>
          </table:table-cell>
          <table:table-cell office:value-type="float" office:value="344370">
            <text:p>344370</text:p>
          </table:table-cell>
          <table:table-cell office:value-type="float" office:value="422582">
            <text:p>42258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1591802">
            <text:p>181591802</text:p>
          </table:table-cell>
          <table:table-cell office:value-type="float" office:value="350238">
            <text:p>350238</text:p>
          </table:table-cell>
          <table:table-cell office:value-type="float" office:value="546004">
            <text:p>54600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5685770">
            <text:p>205685770</text:p>
          </table:table-cell>
          <table:table-cell office:value-type="float" office:value="393523">
            <text:p>393523</text:p>
          </table:table-cell>
          <table:table-cell office:value-type="float" office:value="574059">
            <text:p>574059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5664946">
            <text:p>205664946</text:p>
          </table:table-cell>
          <table:table-cell office:value-type="float" office:value="358162">
            <text:p>358162</text:p>
          </table:table-cell>
          <table:table-cell office:value-type="float" office:value="545713">
            <text:p>54571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91014778">
            <text:p>191014778</text:p>
          </table:table-cell>
          <table:table-cell office:value-type="float" office:value="372740">
            <text:p>372740</text:p>
          </table:table-cell>
          <table:table-cell office:value-type="float" office:value="550902">
            <text:p>55090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0391988">
            <text:p>180391988</text:p>
          </table:table-cell>
          <table:table-cell office:value-type="float" office:value="357681">
            <text:p>357681</text:p>
          </table:table-cell>
          <table:table-cell office:value-type="float" office:value="542345">
            <text:p>54234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4120655">
            <text:p>184120655</text:p>
          </table:table-cell>
          <table:table-cell office:value-type="float" office:value="447518">
            <text:p>447518</text:p>
          </table:table-cell>
          <table:table-cell office:value-type="float" office:value="517693">
            <text:p>51769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5734446">
            <text:p>215734446</text:p>
          </table:table-cell>
          <table:table-cell office:value-type="float" office:value="343302">
            <text:p>343302</text:p>
          </table:table-cell>
          <table:table-cell office:value-type="float" office:value="558391">
            <text:p>55839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30035688">
            <text:p>230035688</text:p>
          </table:table-cell>
          <table:table-cell office:value-type="float" office:value="372140">
            <text:p>372140</text:p>
          </table:table-cell>
          <table:table-cell office:value-type="float" office:value="328263">
            <text:p>32826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8033806">
            <text:p>178033806</text:p>
          </table:table-cell>
          <table:table-cell office:value-type="float" office:value="337364">
            <text:p>337364</text:p>
          </table:table-cell>
          <table:table-cell office:value-type="float" office:value="513471">
            <text:p>51347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78082494">
            <text:p>278082494</text:p>
          </table:table-cell>
          <table:table-cell office:value-type="float" office:value="377953">
            <text:p>377953</text:p>
          </table:table-cell>
          <table:table-cell office:value-type="float" office:value="539582">
            <text:p>53958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5695389">
            <text:p>265695389</text:p>
          </table:table-cell>
          <table:table-cell office:value-type="float" office:value="322318">
            <text:p>322318</text:p>
          </table:table-cell>
          <table:table-cell office:value-type="float" office:value="631375">
            <text:p>63137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98904480">
            <text:p>298904480</text:p>
          </table:table-cell>
          <table:table-cell office:value-type="float" office:value="484424">
            <text:p>484424</text:p>
          </table:table-cell>
          <table:table-cell office:value-type="float" office:value="545128">
            <text:p>54512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1364095">
            <text:p>171364095</text:p>
          </table:table-cell>
          <table:table-cell office:value-type="float" office:value="357399">
            <text:p>357399</text:p>
          </table:table-cell>
          <table:table-cell office:value-type="float" office:value="493210">
            <text:p>49321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3776870">
            <text:p>183776870</text:p>
          </table:table-cell>
          <table:table-cell office:value-type="float" office:value="356857">
            <text:p>356857</text:p>
          </table:table-cell>
          <table:table-cell office:value-type="float" office:value="517118">
            <text:p>51711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71122599">
            <text:p>271122599</text:p>
          </table:table-cell>
          <table:table-cell office:value-type="float" office:value="374661">
            <text:p>374661</text:p>
          </table:table-cell>
          <table:table-cell office:value-type="float" office:value="531382">
            <text:p>53138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5747950">
            <text:p>185747950</text:p>
          </table:table-cell>
          <table:table-cell office:value-type="float" office:value="252938">
            <text:p>252938</text:p>
          </table:table-cell>
          <table:table-cell office:value-type="float" office:value="534481">
            <text:p>53448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8981688">
            <text:p>188981688</text:p>
          </table:table-cell>
          <table:table-cell office:value-type="float" office:value="381384">
            <text:p>381384</text:p>
          </table:table-cell>
          <table:table-cell office:value-type="float" office:value="498359">
            <text:p>498359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3893317">
            <text:p>203893317</text:p>
          </table:table-cell>
          <table:table-cell office:value-type="float" office:value="450400">
            <text:p>450400</text:p>
          </table:table-cell>
          <table:table-cell office:value-type="float" office:value="538048">
            <text:p>53804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98721747">
            <text:p>198721747</text:p>
          </table:table-cell>
          <table:table-cell office:value-type="float" office:value="363898">
            <text:p>363898</text:p>
          </table:table-cell>
          <table:table-cell office:value-type="float" office:value="357881">
            <text:p>35788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99018029">
            <text:p>299018029</text:p>
          </table:table-cell>
          <table:table-cell office:value-type="float" office:value="134940">
            <text:p>134940</text:p>
          </table:table-cell>
          <table:table-cell office:value-type="float" office:value="537197">
            <text:p>53719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27947882">
            <text:p>427947882</text:p>
          </table:table-cell>
          <table:table-cell office:value-type="float" office:value="356900">
            <text:p>356900</text:p>
          </table:table-cell>
          <table:table-cell office:value-type="float" office:value="485190">
            <text:p>48519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3819037">
            <text:p>183819037</text:p>
          </table:table-cell>
          <table:table-cell office:value-type="float" office:value="358392">
            <text:p>358392</text:p>
          </table:table-cell>
          <table:table-cell office:value-type="float" office:value="324957">
            <text:p>32495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2221042">
            <text:p>222221042</text:p>
          </table:table-cell>
          <table:table-cell office:value-type="float" office:value="325780">
            <text:p>325780</text:p>
          </table:table-cell>
          <table:table-cell office:value-type="float" office:value="516601">
            <text:p>51660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2559365">
            <text:p>282559365</text:p>
          </table:table-cell>
          <table:table-cell office:value-type="float" office:value="370531">
            <text:p>370531</text:p>
          </table:table-cell>
          <table:table-cell office:value-type="float" office:value="526873">
            <text:p>52687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21214478">
            <text:p>321214478</text:p>
          </table:table-cell>
          <table:table-cell office:value-type="float" office:value="371855">
            <text:p>371855</text:p>
          </table:table-cell>
          <table:table-cell office:value-type="float" office:value="510758">
            <text:p>51075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1938509">
            <text:p>171938509</text:p>
          </table:table-cell>
          <table:table-cell office:value-type="float" office:value="366132">
            <text:p>366132</text:p>
          </table:table-cell>
          <table:table-cell office:value-type="float" office:value="598136">
            <text:p>59813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72157089">
            <text:p>372157089</text:p>
          </table:table-cell>
          <table:table-cell office:value-type="float" office:value="306368">
            <text:p>306368</text:p>
          </table:table-cell>
          <table:table-cell office:value-type="float" office:value="480104">
            <text:p>48010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96881897">
            <text:p>196881897</text:p>
          </table:table-cell>
          <table:table-cell office:value-type="float" office:value="353974">
            <text:p>353974</text:p>
          </table:table-cell>
          <table:table-cell office:value-type="float" office:value="553026">
            <text:p>55302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94125766">
            <text:p>194125766</text:p>
          </table:table-cell>
          <table:table-cell office:value-type="float" office:value="92446">
            <text:p>92446</text:p>
          </table:table-cell>
          <table:table-cell office:value-type="float" office:value="530711">
            <text:p>53071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51748923">
            <text:p>251748923</text:p>
          </table:table-cell>
          <table:table-cell office:value-type="float" office:value="351196">
            <text:p>351196</text:p>
          </table:table-cell>
          <table:table-cell office:value-type="float" office:value="541527">
            <text:p>54152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8092253">
            <text:p>248092253</text:p>
          </table:table-cell>
          <table:table-cell office:value-type="float" office:value="307881">
            <text:p>307881</text:p>
          </table:table-cell>
          <table:table-cell office:value-type="float" office:value="498507">
            <text:p>49850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4199294">
            <text:p>244199294</text:p>
          </table:table-cell>
          <table:table-cell office:value-type="float" office:value="356272">
            <text:p>356272</text:p>
          </table:table-cell>
          <table:table-cell office:value-type="float" office:value="536102">
            <text:p>53610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4293246">
            <text:p>184293246</text:p>
          </table:table-cell>
          <table:table-cell office:value-type="float" office:value="345207">
            <text:p>345207</text:p>
          </table:table-cell>
          <table:table-cell office:value-type="float" office:value="534294">
            <text:p>53429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3955008">
            <text:p>173955008</text:p>
          </table:table-cell>
          <table:table-cell office:value-type="float" office:value="394051">
            <text:p>394051</text:p>
          </table:table-cell>
          <table:table-cell office:value-type="float" office:value="573838">
            <text:p>57383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3344456">
            <text:p>213344456</text:p>
          </table:table-cell>
          <table:table-cell office:value-type="float" office:value="375611">
            <text:p>375611</text:p>
          </table:table-cell>
          <table:table-cell office:value-type="float" office:value="529615">
            <text:p>52961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6950937">
            <text:p>186950937</text:p>
          </table:table-cell>
          <table:table-cell office:value-type="float" office:value="345279">
            <text:p>345279</text:p>
          </table:table-cell>
          <table:table-cell office:value-type="float" office:value="517515">
            <text:p>51751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0254313">
            <text:p>170254313</text:p>
          </table:table-cell>
          <table:table-cell office:value-type="float" office:value="363131">
            <text:p>363131</text:p>
          </table:table-cell>
          <table:table-cell office:value-type="float" office:value="489258">
            <text:p>48925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72048161">
            <text:p>272048161</text:p>
          </table:table-cell>
          <table:table-cell office:value-type="float" office:value="362204">
            <text:p>362204</text:p>
          </table:table-cell>
          <table:table-cell office:value-type="float" office:value="477308">
            <text:p>47730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2463729">
            <text:p>212463729</text:p>
          </table:table-cell>
          <table:table-cell office:value-type="float" office:value="379989">
            <text:p>379989</text:p>
          </table:table-cell>
          <table:table-cell office:value-type="float" office:value="576671">
            <text:p>57667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2351018">
            <text:p>192351018</text:p>
          </table:table-cell>
          <table:table-cell office:value-type="float" office:value="382828">
            <text:p>382828</text:p>
          </table:table-cell>
          <table:table-cell office:value-type="float" office:value="593275">
            <text:p>59327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52472819">
            <text:p>252472819</text:p>
          </table:table-cell>
          <table:table-cell office:value-type="float" office:value="490614">
            <text:p>490614</text:p>
          </table:table-cell>
          <table:table-cell office:value-type="float" office:value="602347">
            <text:p>60234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0313876">
            <text:p>210313876</text:p>
          </table:table-cell>
          <table:table-cell office:value-type="float" office:value="385683">
            <text:p>385683</text:p>
          </table:table-cell>
          <table:table-cell office:value-type="float" office:value="411555">
            <text:p>41155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8361533">
            <text:p>348361533</text:p>
          </table:table-cell>
          <table:table-cell office:value-type="float" office:value="370326">
            <text:p>370326</text:p>
          </table:table-cell>
          <table:table-cell office:value-type="float" office:value="563067">
            <text:p>56306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6366720">
            <text:p>196366720</text:p>
          </table:table-cell>
          <table:table-cell office:value-type="float" office:value="337273">
            <text:p>337273</text:p>
          </table:table-cell>
          <table:table-cell office:value-type="float" office:value="597024">
            <text:p>59702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74325749">
            <text:p>274325749</text:p>
          </table:table-cell>
          <table:table-cell office:value-type="float" office:value="376045">
            <text:p>376045</text:p>
          </table:table-cell>
          <table:table-cell office:value-type="float" office:value="555680">
            <text:p>55568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75284959">
            <text:p>175284959</text:p>
          </table:table-cell>
          <table:table-cell office:value-type="float" office:value="336668">
            <text:p>336668</text:p>
          </table:table-cell>
          <table:table-cell office:value-type="float" office:value="530532">
            <text:p>53053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5895836">
            <text:p>225895836</text:p>
          </table:table-cell>
          <table:table-cell office:value-type="float" office:value="387957">
            <text:p>387957</text:p>
          </table:table-cell>
          <table:table-cell office:value-type="float" office:value="565831">
            <text:p>56583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81664893">
            <text:p>181664893</text:p>
          </table:table-cell>
          <table:table-cell office:value-type="float" office:value="372638">
            <text:p>372638</text:p>
          </table:table-cell>
          <table:table-cell office:value-type="float" office:value="536226">
            <text:p>53622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7262349">
            <text:p>217262349</text:p>
          </table:table-cell>
          <table:table-cell office:value-type="float" office:value="384927">
            <text:p>384927</text:p>
          </table:table-cell>
          <table:table-cell office:value-type="float" office:value="633783">
            <text:p>63378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2755747">
            <text:p>202755747</text:p>
          </table:table-cell>
          <table:table-cell office:value-type="float" office:value="132192">
            <text:p>132192</text:p>
          </table:table-cell>
          <table:table-cell office:value-type="float" office:value="569396">
            <text:p>56939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3019203">
            <text:p>213019203</text:p>
          </table:table-cell>
          <table:table-cell office:value-type="float" office:value="376040">
            <text:p>376040</text:p>
          </table:table-cell>
          <table:table-cell office:value-type="float" office:value="1370112">
            <text:p>137011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02483175">
            <text:p>402483175</text:p>
          </table:table-cell>
          <table:table-cell office:value-type="float" office:value="374914">
            <text:p>374914</text:p>
          </table:table-cell>
          <table:table-cell office:value-type="float" office:value="580292">
            <text:p>58029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60272724">
            <text:p>260272724</text:p>
          </table:table-cell>
          <table:table-cell office:value-type="float" office:value="373944">
            <text:p>373944</text:p>
          </table:table-cell>
          <table:table-cell office:value-type="float" office:value="521880">
            <text:p>52188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9614909">
            <text:p>349614909</text:p>
          </table:table-cell>
          <table:table-cell office:value-type="float" office:value="379844">
            <text:p>379844</text:p>
          </table:table-cell>
          <table:table-cell office:value-type="float" office:value="740524">
            <text:p>74052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54154886">
            <text:p>254154886</text:p>
          </table:table-cell>
          <table:table-cell office:value-type="float" office:value="366404">
            <text:p>366404</text:p>
          </table:table-cell>
          <table:table-cell office:value-type="float" office:value="500664">
            <text:p>50066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9522443">
            <text:p>199522443</text:p>
          </table:table-cell>
          <table:table-cell office:value-type="float" office:value="314956">
            <text:p>314956</text:p>
          </table:table-cell>
          <table:table-cell office:value-type="float" office:value="522243">
            <text:p>52224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4580213">
            <text:p>194580213</text:p>
          </table:table-cell>
          <table:table-cell office:value-type="float" office:value="490189">
            <text:p>490189</text:p>
          </table:table-cell>
          <table:table-cell office:value-type="float" office:value="558615">
            <text:p>55861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2353912">
            <text:p>242353912</text:p>
          </table:table-cell>
          <table:table-cell office:value-type="float" office:value="373339">
            <text:p>373339</text:p>
          </table:table-cell>
          <table:table-cell office:value-type="float" office:value="564654">
            <text:p>56465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4270429">
            <text:p>284270429</text:p>
          </table:table-cell>
          <table:table-cell office:value-type="float" office:value="387290">
            <text:p>387290</text:p>
          </table:table-cell>
          <table:table-cell office:value-type="float" office:value="720612">
            <text:p>72061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51971204">
            <text:p>251971204</text:p>
          </table:table-cell>
          <table:table-cell office:value-type="float" office:value="335126">
            <text:p>335126</text:p>
          </table:table-cell>
          <table:table-cell office:value-type="float" office:value="525414">
            <text:p>52541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80474462">
            <text:p>180474462</text:p>
          </table:table-cell>
          <table:table-cell office:value-type="float" office:value="654655">
            <text:p>654655</text:p>
          </table:table-cell>
          <table:table-cell office:value-type="float" office:value="716174">
            <text:p>71617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0191616">
            <text:p>220191616</text:p>
          </table:table-cell>
          <table:table-cell office:value-type="float" office:value="582441">
            <text:p>582441</text:p>
          </table:table-cell>
          <table:table-cell office:value-type="float" office:value="995817">
            <text:p>99581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69111629">
            <text:p>169111629</text:p>
          </table:table-cell>
          <table:table-cell office:value-type="float" office:value="372445">
            <text:p>372445</text:p>
          </table:table-cell>
          <table:table-cell office:value-type="float" office:value="500448">
            <text:p>50044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11545720">
            <text:p>311545720</text:p>
          </table:table-cell>
          <table:table-cell office:value-type="float" office:value="374483">
            <text:p>374483</text:p>
          </table:table-cell>
          <table:table-cell office:value-type="float" office:value="543578">
            <text:p>54357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85175179">
            <text:p>185175179</text:p>
          </table:table-cell>
          <table:table-cell office:value-type="float" office:value="327796">
            <text:p>327796</text:p>
          </table:table-cell>
          <table:table-cell office:value-type="float" office:value="536158">
            <text:p>53615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8362953">
            <text:p>288362953</text:p>
          </table:table-cell>
          <table:table-cell office:value-type="float" office:value="341136">
            <text:p>341136</text:p>
          </table:table-cell>
          <table:table-cell office:value-type="float" office:value="531638">
            <text:p>53163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72756701">
            <text:p>372756701</text:p>
          </table:table-cell>
          <table:table-cell office:value-type="float" office:value="520339">
            <text:p>520339</text:p>
          </table:table-cell>
          <table:table-cell office:value-type="float" office:value="552564">
            <text:p>55256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52495784">
            <text:p>452495784</text:p>
          </table:table-cell>
          <table:table-cell office:value-type="float" office:value="373002">
            <text:p>373002</text:p>
          </table:table-cell>
          <table:table-cell office:value-type="float" office:value="279467">
            <text:p>27946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9684703">
            <text:p>249684703</text:p>
          </table:table-cell>
          <table:table-cell office:value-type="float" office:value="329331">
            <text:p>329331</text:p>
          </table:table-cell>
          <table:table-cell office:value-type="float" office:value="569529">
            <text:p>56952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00241058">
            <text:p>400241058</text:p>
          </table:table-cell>
          <table:table-cell office:value-type="float" office:value="369612">
            <text:p>369612</text:p>
          </table:table-cell>
          <table:table-cell office:value-type="float" office:value="588648">
            <text:p>58864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3090433">
            <text:p>193090433</text:p>
          </table:table-cell>
          <table:table-cell office:value-type="float" office:value="366272">
            <text:p>366272</text:p>
          </table:table-cell>
          <table:table-cell office:value-type="float" office:value="544715">
            <text:p>54471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70229240">
            <text:p>170229240</text:p>
          </table:table-cell>
          <table:table-cell office:value-type="float" office:value="332761">
            <text:p>332761</text:p>
          </table:table-cell>
          <table:table-cell office:value-type="float" office:value="631947">
            <text:p>63194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76844683">
            <text:p>176844683</text:p>
          </table:table-cell>
          <table:table-cell office:value-type="float" office:value="515905">
            <text:p>515905</text:p>
          </table:table-cell>
          <table:table-cell office:value-type="float" office:value="602442">
            <text:p>60244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7220803">
            <text:p>347220803</text:p>
          </table:table-cell>
          <table:table-cell office:value-type="float" office:value="379033">
            <text:p>379033</text:p>
          </table:table-cell>
          <table:table-cell office:value-type="float" office:value="579778">
            <text:p>57977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9150337">
            <text:p>219150337</text:p>
          </table:table-cell>
          <table:table-cell office:value-type="float" office:value="378782">
            <text:p>378782</text:p>
          </table:table-cell>
          <table:table-cell office:value-type="float" office:value="579382">
            <text:p>57938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2476164">
            <text:p>192476164</text:p>
          </table:table-cell>
          <table:table-cell office:value-type="float" office:value="375824">
            <text:p>375824</text:p>
          </table:table-cell>
          <table:table-cell office:value-type="float" office:value="528819">
            <text:p>52881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60012787">
            <text:p>260012787</text:p>
          </table:table-cell>
          <table:table-cell office:value-type="float" office:value="175931">
            <text:p>175931</text:p>
          </table:table-cell>
          <table:table-cell office:value-type="float" office:value="600830">
            <text:p>60083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0406783">
            <text:p>200406783</text:p>
          </table:table-cell>
          <table:table-cell office:value-type="float" office:value="394824">
            <text:p>394824</text:p>
          </table:table-cell>
          <table:table-cell office:value-type="float" office:value="603780">
            <text:p>60378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6976452">
            <text:p>206976452</text:p>
          </table:table-cell>
          <table:table-cell office:value-type="float" office:value="390480">
            <text:p>390480</text:p>
          </table:table-cell>
          <table:table-cell office:value-type="float" office:value="512186">
            <text:p>51218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5150257">
            <text:p>295150257</text:p>
          </table:table-cell>
          <table:table-cell office:value-type="float" office:value="378579">
            <text:p>378579</text:p>
          </table:table-cell>
          <table:table-cell office:value-type="float" office:value="273755">
            <text:p>27375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77671580">
            <text:p>277671580</text:p>
          </table:table-cell>
          <table:table-cell office:value-type="float" office:value="344145">
            <text:p>344145</text:p>
          </table:table-cell>
          <table:table-cell office:value-type="float" office:value="555634">
            <text:p>55563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79586924">
            <text:p>179586924</text:p>
          </table:table-cell>
          <table:table-cell office:value-type="float" office:value="341223">
            <text:p>341223</text:p>
          </table:table-cell>
          <table:table-cell office:value-type="float" office:value="536931">
            <text:p>53693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1276941">
            <text:p>241276941</text:p>
          </table:table-cell>
          <table:table-cell office:value-type="float" office:value="381092">
            <text:p>381092</text:p>
          </table:table-cell>
          <table:table-cell office:value-type="float" office:value="253202">
            <text:p>25320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8456850">
            <text:p>348456850</text:p>
          </table:table-cell>
          <table:table-cell office:value-type="float" office:value="468722">
            <text:p>468722</text:p>
          </table:table-cell>
          <table:table-cell office:value-type="float" office:value="752085">
            <text:p>75208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83830800">
            <text:p>383830800</text:p>
          </table:table-cell>
          <table:table-cell office:value-type="float" office:value="391913">
            <text:p>391913</text:p>
          </table:table-cell>
          <table:table-cell office:value-type="float" office:value="337054">
            <text:p>33705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71142291">
            <text:p>171142291</text:p>
          </table:table-cell>
          <table:table-cell office:value-type="float" office:value="369986">
            <text:p>369986</text:p>
          </table:table-cell>
          <table:table-cell office:value-type="float" office:value="518490">
            <text:p>51849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07296668">
            <text:p>407296668</text:p>
          </table:table-cell>
          <table:table-cell office:value-type="float" office:value="542101">
            <text:p>542101</text:p>
          </table:table-cell>
          <table:table-cell office:value-type="float" office:value="909406">
            <text:p>90940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63275712">
            <text:p>363275712</text:p>
          </table:table-cell>
          <table:table-cell office:value-type="float" office:value="426828">
            <text:p>426828</text:p>
          </table:table-cell>
          <table:table-cell office:value-type="float" office:value="249075">
            <text:p>24907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10781581">
            <text:p>210781581</text:p>
          </table:table-cell>
          <table:table-cell office:value-type="float" office:value="643303">
            <text:p>643303</text:p>
          </table:table-cell>
          <table:table-cell office:value-type="float" office:value="714064">
            <text:p>71406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4885986">
            <text:p>264885986</text:p>
          </table:table-cell>
          <table:table-cell office:value-type="float" office:value="361811">
            <text:p>361811</text:p>
          </table:table-cell>
          <table:table-cell office:value-type="float" office:value="590931">
            <text:p>590931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16541814">
            <text:p>316541814</text:p>
          </table:table-cell>
          <table:table-cell office:value-type="float" office:value="401861">
            <text:p>401861</text:p>
          </table:table-cell>
          <table:table-cell office:value-type="float" office:value="644599">
            <text:p>64459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90575159">
            <text:p>390575159</text:p>
          </table:table-cell>
          <table:table-cell office:value-type="float" office:value="621392">
            <text:p>621392</text:p>
          </table:table-cell>
          <table:table-cell office:value-type="float" office:value="854318">
            <text:p>85431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9021272">
            <text:p>239021272</text:p>
          </table:table-cell>
          <table:table-cell office:value-type="float" office:value="723995">
            <text:p>723995</text:p>
          </table:table-cell>
          <table:table-cell office:value-type="float" office:value="1080912">
            <text:p>108091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5980223">
            <text:p>305980223</text:p>
          </table:table-cell>
          <table:table-cell office:value-type="float" office:value="455437">
            <text:p>455437</text:p>
          </table:table-cell>
          <table:table-cell office:value-type="float" office:value="600947">
            <text:p>60094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74258381">
            <text:p>474258381</text:p>
          </table:table-cell>
          <table:table-cell office:value-type="float" office:value="432170">
            <text:p>432170</text:p>
          </table:table-cell>
          <table:table-cell office:value-type="float" office:value="598697">
            <text:p>59869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96192435">
            <text:p>196192435</text:p>
          </table:table-cell>
          <table:table-cell office:value-type="float" office:value="383125">
            <text:p>383125</text:p>
          </table:table-cell>
          <table:table-cell office:value-type="float" office:value="631677">
            <text:p>63167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53755109">
            <text:p>353755109</text:p>
          </table:table-cell>
          <table:table-cell office:value-type="float" office:value="396145">
            <text:p>396145</text:p>
          </table:table-cell>
          <table:table-cell office:value-type="float" office:value="738338">
            <text:p>73833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96862945">
            <text:p>196862945</text:p>
          </table:table-cell>
          <table:table-cell office:value-type="float" office:value="397823">
            <text:p>397823</text:p>
          </table:table-cell>
          <table:table-cell office:value-type="float" office:value="577478">
            <text:p>57747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10864041">
            <text:p>410864041</text:p>
          </table:table-cell>
          <table:table-cell office:value-type="float" office:value="387787">
            <text:p>387787</text:p>
          </table:table-cell>
          <table:table-cell office:value-type="float" office:value="443052">
            <text:p>44305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90040194">
            <text:p>190040194</text:p>
          </table:table-cell>
          <table:table-cell office:value-type="float" office:value="394368">
            <text:p>394368</text:p>
          </table:table-cell>
          <table:table-cell office:value-type="float" office:value="534069">
            <text:p>53406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32470809">
            <text:p>332470809</text:p>
          </table:table-cell>
          <table:table-cell office:value-type="float" office:value="361822">
            <text:p>361822</text:p>
          </table:table-cell>
          <table:table-cell office:value-type="float" office:value="627318">
            <text:p>62731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04113068">
            <text:p>404113068</text:p>
          </table:table-cell>
          <table:table-cell office:value-type="float" office:value="330103">
            <text:p>330103</text:p>
          </table:table-cell>
          <table:table-cell office:value-type="float" office:value="581663">
            <text:p>58166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68896666">
            <text:p>368896666</text:p>
          </table:table-cell>
          <table:table-cell office:value-type="float" office:value="384680">
            <text:p>384680</text:p>
          </table:table-cell>
          <table:table-cell office:value-type="float" office:value="565596">
            <text:p>56559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7488682">
            <text:p>387488682</text:p>
          </table:table-cell>
          <table:table-cell office:value-type="float" office:value="403832">
            <text:p>403832</text:p>
          </table:table-cell>
          <table:table-cell office:value-type="float" office:value="603072">
            <text:p>60307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94006638">
            <text:p>194006638</text:p>
          </table:table-cell>
          <table:table-cell office:value-type="float" office:value="397251">
            <text:p>397251</text:p>
          </table:table-cell>
          <table:table-cell office:value-type="float" office:value="640143">
            <text:p>64014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59487937">
            <text:p>259487937</text:p>
          </table:table-cell>
          <table:table-cell office:value-type="float" office:value="402574">
            <text:p>402574</text:p>
          </table:table-cell>
          <table:table-cell office:value-type="float" office:value="578392">
            <text:p>57839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63261014">
            <text:p>363261014</text:p>
          </table:table-cell>
          <table:table-cell office:value-type="float" office:value="387165">
            <text:p>387165</text:p>
          </table:table-cell>
          <table:table-cell office:value-type="float" office:value="640650">
            <text:p>64065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72412769">
            <text:p>272412769</text:p>
          </table:table-cell>
          <table:table-cell office:value-type="float" office:value="413036">
            <text:p>413036</text:p>
          </table:table-cell>
          <table:table-cell office:value-type="float" office:value="614746">
            <text:p>61474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40701553">
            <text:p>240701553</text:p>
          </table:table-cell>
          <table:table-cell office:value-type="float" office:value="384869">
            <text:p>384869</text:p>
          </table:table-cell>
          <table:table-cell office:value-type="float" office:value="180841">
            <text:p>180841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2129102">
            <text:p>202129102</text:p>
          </table:table-cell>
          <table:table-cell office:value-type="float" office:value="434114">
            <text:p>434114</text:p>
          </table:table-cell>
          <table:table-cell office:value-type="float" office:value="611148">
            <text:p>61114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94994058">
            <text:p>294994058</text:p>
          </table:table-cell>
          <table:table-cell office:value-type="float" office:value="417636">
            <text:p>417636</text:p>
          </table:table-cell>
          <table:table-cell office:value-type="float" office:value="605756">
            <text:p>60575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2667161">
            <text:p>232667161</text:p>
          </table:table-cell>
          <table:table-cell office:value-type="float" office:value="391038">
            <text:p>391038</text:p>
          </table:table-cell>
          <table:table-cell office:value-type="float" office:value="613450">
            <text:p>61345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3941175">
            <text:p>303941175</text:p>
          </table:table-cell>
          <table:table-cell office:value-type="float" office:value="394887">
            <text:p>394887</text:p>
          </table:table-cell>
          <table:table-cell office:value-type="float" office:value="588410">
            <text:p>58841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10067417">
            <text:p>210067417</text:p>
          </table:table-cell>
          <table:table-cell office:value-type="float" office:value="474749">
            <text:p>474749</text:p>
          </table:table-cell>
          <table:table-cell office:value-type="float" office:value="648317">
            <text:p>64831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97868086">
            <text:p>197868086</text:p>
          </table:table-cell>
          <table:table-cell office:value-type="float" office:value="402634">
            <text:p>402634</text:p>
          </table:table-cell>
          <table:table-cell office:value-type="float" office:value="593332">
            <text:p>59333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43710809">
            <text:p>243710809</text:p>
          </table:table-cell>
          <table:table-cell office:value-type="float" office:value="522444">
            <text:p>522444</text:p>
          </table:table-cell>
          <table:table-cell office:value-type="float" office:value="594850">
            <text:p>59485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77555454">
            <text:p>177555454</text:p>
          </table:table-cell>
          <table:table-cell office:value-type="float" office:value="378985">
            <text:p>378985</text:p>
          </table:table-cell>
          <table:table-cell office:value-type="float" office:value="565129">
            <text:p>56512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93763160">
            <text:p>193763160</text:p>
          </table:table-cell>
          <table:table-cell office:value-type="float" office:value="445629">
            <text:p>445629</text:p>
          </table:table-cell>
          <table:table-cell office:value-type="float" office:value="644346">
            <text:p>64434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42671879">
            <text:p>242671879</text:p>
          </table:table-cell>
          <table:table-cell office:value-type="float" office:value="410905">
            <text:p>410905</text:p>
          </table:table-cell>
          <table:table-cell office:value-type="float" office:value="261940">
            <text:p>26194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55061038">
            <text:p>355061038</text:p>
          </table:table-cell>
          <table:table-cell office:value-type="float" office:value="381523">
            <text:p>381523</text:p>
          </table:table-cell>
          <table:table-cell office:value-type="float" office:value="594929">
            <text:p>59492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53227206">
            <text:p>353227206</text:p>
          </table:table-cell>
          <table:table-cell office:value-type="float" office:value="395468">
            <text:p>395468</text:p>
          </table:table-cell>
          <table:table-cell office:value-type="float" office:value="251606">
            <text:p>25160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22715756">
            <text:p>322715756</text:p>
          </table:table-cell>
          <table:table-cell office:value-type="float" office:value="352986">
            <text:p>352986</text:p>
          </table:table-cell>
          <table:table-cell office:value-type="float" office:value="682551">
            <text:p>682551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96989389">
            <text:p>296989389</text:p>
          </table:table-cell>
          <table:table-cell office:value-type="float" office:value="490703">
            <text:p>490703</text:p>
          </table:table-cell>
          <table:table-cell office:value-type="float" office:value="558782">
            <text:p>55878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94774542">
            <text:p>294774542</text:p>
          </table:table-cell>
          <table:table-cell office:value-type="float" office:value="370068">
            <text:p>370068</text:p>
          </table:table-cell>
          <table:table-cell office:value-type="float" office:value="413531">
            <text:p>413531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94126911">
            <text:p>294126911</text:p>
          </table:table-cell>
          <table:table-cell office:value-type="float" office:value="409202">
            <text:p>409202</text:p>
          </table:table-cell>
          <table:table-cell office:value-type="float" office:value="606367">
            <text:p>60636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29891970">
            <text:p>429891970</text:p>
          </table:table-cell>
          <table:table-cell office:value-type="float" office:value="406788">
            <text:p>406788</text:p>
          </table:table-cell>
          <table:table-cell office:value-type="float" office:value="392682">
            <text:p>39268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25696476">
            <text:p>425696476</text:p>
          </table:table-cell>
          <table:table-cell office:value-type="float" office:value="392771">
            <text:p>392771</text:p>
          </table:table-cell>
          <table:table-cell office:value-type="float" office:value="598716">
            <text:p>59871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12668214">
            <text:p>212668214</text:p>
          </table:table-cell>
          <table:table-cell office:value-type="float" office:value="377636">
            <text:p>377636</text:p>
          </table:table-cell>
          <table:table-cell office:value-type="float" office:value="617818">
            <text:p>61781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15286598">
            <text:p>215286598</text:p>
          </table:table-cell>
          <table:table-cell office:value-type="float" office:value="407252">
            <text:p>407252</text:p>
          </table:table-cell>
          <table:table-cell office:value-type="float" office:value="646483">
            <text:p>64648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51471542">
            <text:p>351471542</text:p>
          </table:table-cell>
          <table:table-cell office:value-type="float" office:value="322509">
            <text:p>322509</text:p>
          </table:table-cell>
          <table:table-cell office:value-type="float" office:value="709693">
            <text:p>70969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12261277">
            <text:p>412261277</text:p>
          </table:table-cell>
          <table:table-cell office:value-type="float" office:value="341925">
            <text:p>341925</text:p>
          </table:table-cell>
          <table:table-cell office:value-type="float" office:value="531930">
            <text:p>53193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47516138">
            <text:p>347516138</text:p>
          </table:table-cell>
          <table:table-cell office:value-type="float" office:value="427788">
            <text:p>427788</text:p>
          </table:table-cell>
          <table:table-cell office:value-type="float" office:value="552412">
            <text:p>55241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19143474">
            <text:p>219143474</text:p>
          </table:table-cell>
          <table:table-cell office:value-type="float" office:value="414536">
            <text:p>414536</text:p>
          </table:table-cell>
          <table:table-cell office:value-type="float" office:value="501415">
            <text:p>50141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92170675">
            <text:p>192170675</text:p>
          </table:table-cell>
          <table:table-cell office:value-type="float" office:value="402319">
            <text:p>402319</text:p>
          </table:table-cell>
          <table:table-cell office:value-type="float" office:value="280935">
            <text:p>28093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53073065">
            <text:p>453073065</text:p>
          </table:table-cell>
          <table:table-cell office:value-type="float" office:value="479791">
            <text:p>479791</text:p>
          </table:table-cell>
          <table:table-cell office:value-type="float" office:value="567779">
            <text:p>56777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04318133">
            <text:p>404318133</text:p>
          </table:table-cell>
          <table:table-cell office:value-type="float" office:value="395349">
            <text:p>395349</text:p>
          </table:table-cell>
          <table:table-cell office:value-type="float" office:value="609668">
            <text:p>60966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46085003">
            <text:p>246085003</text:p>
          </table:table-cell>
          <table:table-cell office:value-type="float" office:value="405551">
            <text:p>405551</text:p>
          </table:table-cell>
          <table:table-cell office:value-type="float" office:value="544663">
            <text:p>54466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2193074">
            <text:p>232193074</text:p>
          </table:table-cell>
          <table:table-cell office:value-type="float" office:value="390637">
            <text:p>390637</text:p>
          </table:table-cell>
          <table:table-cell office:value-type="float" office:value="588035">
            <text:p>58803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50068091">
            <text:p>250068091</text:p>
          </table:table-cell>
          <table:table-cell office:value-type="float" office:value="780052">
            <text:p>780052</text:p>
          </table:table-cell>
          <table:table-cell office:value-type="float" office:value="605927">
            <text:p>605927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86282504">
            <text:p>286282504</text:p>
          </table:table-cell>
          <table:table-cell office:value-type="float" office:value="338046">
            <text:p>338046</text:p>
          </table:table-cell>
          <table:table-cell office:value-type="float" office:value="585308">
            <text:p>58530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92457320">
            <text:p>192457320</text:p>
          </table:table-cell>
          <table:table-cell office:value-type="float" office:value="408735">
            <text:p>408735</text:p>
          </table:table-cell>
          <table:table-cell office:value-type="float" office:value="611016">
            <text:p>61101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0947281">
            <text:p>260947281</text:p>
          </table:table-cell>
          <table:table-cell office:value-type="float" office:value="430792">
            <text:p>430792</text:p>
          </table:table-cell>
          <table:table-cell office:value-type="float" office:value="692681">
            <text:p>69268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0438022">
            <text:p>210438022</text:p>
          </table:table-cell>
          <table:table-cell office:value-type="float" office:value="376373">
            <text:p>376373</text:p>
          </table:table-cell>
          <table:table-cell office:value-type="float" office:value="657053">
            <text:p>65705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72950247">
            <text:p>272950247</text:p>
          </table:table-cell>
          <table:table-cell office:value-type="float" office:value="414639">
            <text:p>414639</text:p>
          </table:table-cell>
          <table:table-cell office:value-type="float" office:value="660965">
            <text:p>66096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11799585">
            <text:p>611799585</text:p>
          </table:table-cell>
          <table:table-cell office:value-type="float" office:value="401355">
            <text:p>401355</text:p>
          </table:table-cell>
          <table:table-cell office:value-type="float" office:value="622977">
            <text:p>622977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98102408">
            <text:p>398102408</text:p>
          </table:table-cell>
          <table:table-cell office:value-type="float" office:value="406763">
            <text:p>406763</text:p>
          </table:table-cell>
          <table:table-cell office:value-type="float" office:value="640263">
            <text:p>64026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14138279">
            <text:p>414138279</text:p>
          </table:table-cell>
          <table:table-cell office:value-type="float" office:value="285723">
            <text:p>285723</text:p>
          </table:table-cell>
          <table:table-cell office:value-type="float" office:value="628640">
            <text:p>62864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73798626">
            <text:p>273798626</text:p>
          </table:table-cell>
          <table:table-cell office:value-type="float" office:value="587889">
            <text:p>587889</text:p>
          </table:table-cell>
          <table:table-cell office:value-type="float" office:value="662922">
            <text:p>662922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42279550">
            <text:p>342279550</text:p>
          </table:table-cell>
          <table:table-cell office:value-type="float" office:value="432556">
            <text:p>432556</text:p>
          </table:table-cell>
          <table:table-cell office:value-type="float" office:value="881144">
            <text:p>88114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04961898">
            <text:p>304961898</text:p>
          </table:table-cell>
          <table:table-cell office:value-type="float" office:value="426128">
            <text:p>426128</text:p>
          </table:table-cell>
          <table:table-cell office:value-type="float" office:value="722213">
            <text:p>72221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05464893">
            <text:p>205464893</text:p>
          </table:table-cell>
          <table:table-cell office:value-type="float" office:value="495761">
            <text:p>495761</text:p>
          </table:table-cell>
          <table:table-cell office:value-type="float" office:value="591291">
            <text:p>59129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51201894">
            <text:p>251201894</text:p>
          </table:table-cell>
          <table:table-cell office:value-type="float" office:value="417605">
            <text:p>417605</text:p>
          </table:table-cell>
          <table:table-cell office:value-type="float" office:value="642823">
            <text:p>64282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90732999">
            <text:p>290732999</text:p>
          </table:table-cell>
          <table:table-cell office:value-type="float" office:value="373489">
            <text:p>373489</text:p>
          </table:table-cell>
          <table:table-cell office:value-type="float" office:value="662183">
            <text:p>66218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9105319">
            <text:p>359105319</text:p>
          </table:table-cell>
          <table:table-cell office:value-type="float" office:value="425214">
            <text:p>425214</text:p>
          </table:table-cell>
          <table:table-cell office:value-type="float" office:value="614409">
            <text:p>61440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06744742">
            <text:p>306744742</text:p>
          </table:table-cell>
          <table:table-cell office:value-type="float" office:value="447534">
            <text:p>447534</text:p>
          </table:table-cell>
          <table:table-cell office:value-type="float" office:value="607430">
            <text:p>60743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24519710">
            <text:p>424519710</text:p>
          </table:table-cell>
          <table:table-cell office:value-type="float" office:value="449380">
            <text:p>449380</text:p>
          </table:table-cell>
          <table:table-cell office:value-type="float" office:value="615046">
            <text:p>61504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9817451">
            <text:p>219817451</text:p>
          </table:table-cell>
          <table:table-cell office:value-type="float" office:value="425984">
            <text:p>425984</text:p>
          </table:table-cell>
          <table:table-cell office:value-type="float" office:value="582451">
            <text:p>58245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26965489">
            <text:p>326965489</text:p>
          </table:table-cell>
          <table:table-cell office:value-type="float" office:value="417745">
            <text:p>417745</text:p>
          </table:table-cell>
          <table:table-cell office:value-type="float" office:value="610061">
            <text:p>61006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30020036">
            <text:p>230020036</text:p>
          </table:table-cell>
          <table:table-cell office:value-type="float" office:value="727078">
            <text:p>727078</text:p>
          </table:table-cell>
          <table:table-cell office:value-type="float" office:value="1225503">
            <text:p>122550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22372543">
            <text:p>322372543</text:p>
          </table:table-cell>
          <table:table-cell office:value-type="float" office:value="418136">
            <text:p>418136</text:p>
          </table:table-cell>
          <table:table-cell office:value-type="float" office:value="379799">
            <text:p>37979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25591310">
            <text:p>425591310</text:p>
          </table:table-cell>
          <table:table-cell office:value-type="float" office:value="415846">
            <text:p>415846</text:p>
          </table:table-cell>
          <table:table-cell office:value-type="float" office:value="668576">
            <text:p>66857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55877801">
            <text:p>255877801</text:p>
          </table:table-cell>
          <table:table-cell office:value-type="float" office:value="404846">
            <text:p>404846</text:p>
          </table:table-cell>
          <table:table-cell office:value-type="float" office:value="596992">
            <text:p>596992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72764469">
            <text:p>272764469</text:p>
          </table:table-cell>
          <table:table-cell office:value-type="float" office:value="398160">
            <text:p>398160</text:p>
          </table:table-cell>
          <table:table-cell office:value-type="float" office:value="580029">
            <text:p>58002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27550179">
            <text:p>227550179</text:p>
          </table:table-cell>
          <table:table-cell office:value-type="float" office:value="426957">
            <text:p>426957</text:p>
          </table:table-cell>
          <table:table-cell office:value-type="float" office:value="689503">
            <text:p>68950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33776519">
            <text:p>233776519</text:p>
          </table:table-cell>
          <table:table-cell office:value-type="float" office:value="427108">
            <text:p>427108</text:p>
          </table:table-cell>
          <table:table-cell office:value-type="float" office:value="622650">
            <text:p>62265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35984845">
            <text:p>335984845</text:p>
          </table:table-cell>
          <table:table-cell office:value-type="float" office:value="424468">
            <text:p>424468</text:p>
          </table:table-cell>
          <table:table-cell office:value-type="float" office:value="672406">
            <text:p>67240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23301318">
            <text:p>223301318</text:p>
          </table:table-cell>
          <table:table-cell office:value-type="float" office:value="427977">
            <text:p>427977</text:p>
          </table:table-cell>
          <table:table-cell office:value-type="float" office:value="653076">
            <text:p>65307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76379168">
            <text:p>476379168</text:p>
          </table:table-cell>
          <table:table-cell office:value-type="float" office:value="507225">
            <text:p>507225</text:p>
          </table:table-cell>
          <table:table-cell office:value-type="float" office:value="662175">
            <text:p>66217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7898687">
            <text:p>357898687</text:p>
          </table:table-cell>
          <table:table-cell office:value-type="float" office:value="433363">
            <text:p>433363</text:p>
          </table:table-cell>
          <table:table-cell office:value-type="float" office:value="626219">
            <text:p>62621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7182316">
            <text:p>357182316</text:p>
          </table:table-cell>
          <table:table-cell office:value-type="float" office:value="407406">
            <text:p>407406</text:p>
          </table:table-cell>
          <table:table-cell office:value-type="float" office:value="736310">
            <text:p>73631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99284583">
            <text:p>499284583</text:p>
          </table:table-cell>
          <table:table-cell office:value-type="float" office:value="436815">
            <text:p>436815</text:p>
          </table:table-cell>
          <table:table-cell office:value-type="float" office:value="630285">
            <text:p>63028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83386066">
            <text:p>383386066</text:p>
          </table:table-cell>
          <table:table-cell office:value-type="float" office:value="416490">
            <text:p>416490</text:p>
          </table:table-cell>
          <table:table-cell office:value-type="float" office:value="584869">
            <text:p>58486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27291226">
            <text:p>227291226</text:p>
          </table:table-cell>
          <table:table-cell office:value-type="float" office:value="361811">
            <text:p>361811</text:p>
          </table:table-cell>
          <table:table-cell office:value-type="float" office:value="598851">
            <text:p>59885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79408119">
            <text:p>379408119</text:p>
          </table:table-cell>
          <table:table-cell office:value-type="float" office:value="407437">
            <text:p>407437</text:p>
          </table:table-cell>
          <table:table-cell office:value-type="float" office:value="296286">
            <text:p>29628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97472485">
            <text:p>297472485</text:p>
          </table:table-cell>
          <table:table-cell office:value-type="float" office:value="397736">
            <text:p>397736</text:p>
          </table:table-cell>
          <table:table-cell office:value-type="float" office:value="629593">
            <text:p>62959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35404798">
            <text:p>335404798</text:p>
          </table:table-cell>
          <table:table-cell office:value-type="float" office:value="283126">
            <text:p>283126</text:p>
          </table:table-cell>
          <table:table-cell office:value-type="float" office:value="637348">
            <text:p>63734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82219658">
            <text:p>382219658</text:p>
          </table:table-cell>
          <table:table-cell office:value-type="float" office:value="151813">
            <text:p>151813</text:p>
          </table:table-cell>
          <table:table-cell office:value-type="float" office:value="574580">
            <text:p>57458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2337884">
            <text:p>212337884</text:p>
          </table:table-cell>
          <table:table-cell office:value-type="float" office:value="416074">
            <text:p>416074</text:p>
          </table:table-cell>
          <table:table-cell office:value-type="float" office:value="484837">
            <text:p>484837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75225265">
            <text:p>375225265</text:p>
          </table:table-cell>
          <table:table-cell office:value-type="float" office:value="418364">
            <text:p>418364</text:p>
          </table:table-cell>
          <table:table-cell office:value-type="float" office:value="674340">
            <text:p>67434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05148048">
            <text:p>505148048</text:p>
          </table:table-cell>
          <table:table-cell office:value-type="float" office:value="433253">
            <text:p>433253</text:p>
          </table:table-cell>
          <table:table-cell office:value-type="float" office:value="514887">
            <text:p>514887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65137315">
            <text:p>365137315</text:p>
          </table:table-cell>
          <table:table-cell office:value-type="float" office:value="438662">
            <text:p>438662</text:p>
          </table:table-cell>
          <table:table-cell office:value-type="float" office:value="642113">
            <text:p>64211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2449074">
            <text:p>442449074</text:p>
          </table:table-cell>
          <table:table-cell office:value-type="float" office:value="404504">
            <text:p>404504</text:p>
          </table:table-cell>
          <table:table-cell office:value-type="float" office:value="597475">
            <text:p>59747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38621577">
            <text:p>438621577</text:p>
          </table:table-cell>
          <table:table-cell office:value-type="float" office:value="324508">
            <text:p>324508</text:p>
          </table:table-cell>
          <table:table-cell office:value-type="float" office:value="647551">
            <text:p>64755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01997957">
            <text:p>301997957</text:p>
          </table:table-cell>
          <table:table-cell office:value-type="float" office:value="408233">
            <text:p>408233</text:p>
          </table:table-cell>
          <table:table-cell office:value-type="float" office:value="651238">
            <text:p>65123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22010103">
            <text:p>422010103</text:p>
          </table:table-cell>
          <table:table-cell office:value-type="float" office:value="389920">
            <text:p>389920</text:p>
          </table:table-cell>
          <table:table-cell office:value-type="float" office:value="788107">
            <text:p>788107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9540804">
            <text:p>219540804</text:p>
          </table:table-cell>
          <table:table-cell office:value-type="float" office:value="432232">
            <text:p>432232</text:p>
          </table:table-cell>
          <table:table-cell office:value-type="float" office:value="649789">
            <text:p>64978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49790558">
            <text:p>249790558</text:p>
          </table:table-cell>
          <table:table-cell office:value-type="float" office:value="418497">
            <text:p>418497</text:p>
          </table:table-cell>
          <table:table-cell office:value-type="float" office:value="662781">
            <text:p>66278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6559630">
            <text:p>446559630</text:p>
          </table:table-cell>
          <table:table-cell office:value-type="float" office:value="399333">
            <text:p>399333</text:p>
          </table:table-cell>
          <table:table-cell office:value-type="float" office:value="657384">
            <text:p>65738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7010785">
            <text:p>257010785</text:p>
          </table:table-cell>
          <table:table-cell office:value-type="float" office:value="484147">
            <text:p>484147</text:p>
          </table:table-cell>
          <table:table-cell office:value-type="float" office:value="635345">
            <text:p>63534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13447269">
            <text:p>213447269</text:p>
          </table:table-cell>
          <table:table-cell office:value-type="float" office:value="422948">
            <text:p>422948</text:p>
          </table:table-cell>
          <table:table-cell office:value-type="float" office:value="764962">
            <text:p>76496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99501985">
            <text:p>299501985</text:p>
          </table:table-cell>
          <table:table-cell office:value-type="float" office:value="749442">
            <text:p>749442</text:p>
          </table:table-cell>
          <table:table-cell office:value-type="float" office:value="1252724">
            <text:p>125272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73393941">
            <text:p>373393941</text:p>
          </table:table-cell>
          <table:table-cell office:value-type="float" office:value="455083">
            <text:p>455083</text:p>
          </table:table-cell>
          <table:table-cell office:value-type="float" office:value="736490">
            <text:p>73649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42372465">
            <text:p>242372465</text:p>
          </table:table-cell>
          <table:table-cell office:value-type="float" office:value="189093">
            <text:p>189093</text:p>
          </table:table-cell>
          <table:table-cell office:value-type="float" office:value="773631">
            <text:p>77363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60227179">
            <text:p>360227179</text:p>
          </table:table-cell>
          <table:table-cell office:value-type="float" office:value="517082">
            <text:p>517082</text:p>
          </table:table-cell>
          <table:table-cell office:value-type="float" office:value="737832">
            <text:p>73783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99000665">
            <text:p>499000665</text:p>
          </table:table-cell>
          <table:table-cell office:value-type="float" office:value="464781">
            <text:p>464781</text:p>
          </table:table-cell>
          <table:table-cell office:value-type="float" office:value="640900">
            <text:p>64090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17739183">
            <text:p>517739183</text:p>
          </table:table-cell>
          <table:table-cell office:value-type="float" office:value="313113">
            <text:p>313113</text:p>
          </table:table-cell>
          <table:table-cell office:value-type="float" office:value="649253">
            <text:p>64925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2970857">
            <text:p>302970857</text:p>
          </table:table-cell>
          <table:table-cell office:value-type="float" office:value="436852">
            <text:p>436852</text:p>
          </table:table-cell>
          <table:table-cell office:value-type="float" office:value="663741">
            <text:p>66374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13690731">
            <text:p>213690731</text:p>
          </table:table-cell>
          <table:table-cell office:value-type="float" office:value="453221">
            <text:p>453221</text:p>
          </table:table-cell>
          <table:table-cell office:value-type="float" office:value="703901">
            <text:p>70390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6049870">
            <text:p>256049870</text:p>
          </table:table-cell>
          <table:table-cell office:value-type="float" office:value="421528">
            <text:p>421528</text:p>
          </table:table-cell>
          <table:table-cell office:value-type="float" office:value="720898">
            <text:p>72089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62165829">
            <text:p>462165829</text:p>
          </table:table-cell>
          <table:table-cell office:value-type="float" office:value="444141">
            <text:p>444141</text:p>
          </table:table-cell>
          <table:table-cell office:value-type="float" office:value="621897">
            <text:p>62189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99065864">
            <text:p>299065864</text:p>
          </table:table-cell>
          <table:table-cell office:value-type="float" office:value="457413">
            <text:p>457413</text:p>
          </table:table-cell>
          <table:table-cell office:value-type="float" office:value="658577">
            <text:p>65857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38401990">
            <text:p>238401990</text:p>
          </table:table-cell>
          <table:table-cell office:value-type="float" office:value="431020">
            <text:p>431020</text:p>
          </table:table-cell>
          <table:table-cell office:value-type="float" office:value="660638">
            <text:p>66063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71079715">
            <text:p>271079715</text:p>
          </table:table-cell>
          <table:table-cell office:value-type="float" office:value="438275">
            <text:p>438275</text:p>
          </table:table-cell>
          <table:table-cell office:value-type="float" office:value="693350">
            <text:p>69335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01400826">
            <text:p>401400826</text:p>
          </table:table-cell>
          <table:table-cell office:value-type="float" office:value="473807">
            <text:p>473807</text:p>
          </table:table-cell>
          <table:table-cell office:value-type="float" office:value="718791">
            <text:p>71879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36713352">
            <text:p>336713352</text:p>
          </table:table-cell>
          <table:table-cell office:value-type="float" office:value="625675">
            <text:p>625675</text:p>
          </table:table-cell>
          <table:table-cell office:value-type="float" office:value="676256">
            <text:p>67625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51087290">
            <text:p>651087290</text:p>
          </table:table-cell>
          <table:table-cell office:value-type="float" office:value="398370">
            <text:p>398370</text:p>
          </table:table-cell>
          <table:table-cell office:value-type="float" office:value="699942">
            <text:p>69994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76500081">
            <text:p>276500081</text:p>
          </table:table-cell>
          <table:table-cell office:value-type="float" office:value="463073">
            <text:p>463073</text:p>
          </table:table-cell>
          <table:table-cell office:value-type="float" office:value="682533">
            <text:p>68253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68660650">
            <text:p>468660650</text:p>
          </table:table-cell>
          <table:table-cell office:value-type="float" office:value="446091">
            <text:p>446091</text:p>
          </table:table-cell>
          <table:table-cell office:value-type="float" office:value="387574">
            <text:p>38757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26450287">
            <text:p>426450287</text:p>
          </table:table-cell>
          <table:table-cell office:value-type="float" office:value="401279">
            <text:p>401279</text:p>
          </table:table-cell>
          <table:table-cell office:value-type="float" office:value="676926">
            <text:p>67692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3459338">
            <text:p>303459338</text:p>
          </table:table-cell>
          <table:table-cell office:value-type="float" office:value="500822">
            <text:p>500822</text:p>
          </table:table-cell>
          <table:table-cell office:value-type="float" office:value="585917">
            <text:p>58591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47586539">
            <text:p>347586539</text:p>
          </table:table-cell>
          <table:table-cell office:value-type="float" office:value="515018">
            <text:p>515018</text:p>
          </table:table-cell>
          <table:table-cell office:value-type="float" office:value="639968">
            <text:p>63996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0388592">
            <text:p>250388592</text:p>
          </table:table-cell>
          <table:table-cell office:value-type="float" office:value="469996">
            <text:p>469996</text:p>
          </table:table-cell>
          <table:table-cell office:value-type="float" office:value="551822">
            <text:p>55182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10011850">
            <text:p>310011850</text:p>
          </table:table-cell>
          <table:table-cell office:value-type="float" office:value="437874">
            <text:p>437874</text:p>
          </table:table-cell>
          <table:table-cell office:value-type="float" office:value="394407">
            <text:p>39440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17862190">
            <text:p>517862190</text:p>
          </table:table-cell>
          <table:table-cell office:value-type="float" office:value="439837">
            <text:p>439837</text:p>
          </table:table-cell>
          <table:table-cell office:value-type="float" office:value="362225">
            <text:p>36222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29377217">
            <text:p>229377217</text:p>
          </table:table-cell>
          <table:table-cell office:value-type="float" office:value="535425">
            <text:p>535425</text:p>
          </table:table-cell>
          <table:table-cell office:value-type="float" office:value="638453">
            <text:p>63845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1026308">
            <text:p>431026308</text:p>
          </table:table-cell>
          <table:table-cell office:value-type="float" office:value="442288">
            <text:p>442288</text:p>
          </table:table-cell>
          <table:table-cell office:value-type="float" office:value="362933">
            <text:p>36293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18610845">
            <text:p>318610845</text:p>
          </table:table-cell>
          <table:table-cell office:value-type="float" office:value="2389097">
            <text:p>2389097</text:p>
          </table:table-cell>
          <table:table-cell office:value-type="float" office:value="674542">
            <text:p>67454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15879082">
            <text:p>615879082</text:p>
          </table:table-cell>
          <table:table-cell office:value-type="float" office:value="467355">
            <text:p>467355</text:p>
          </table:table-cell>
          <table:table-cell office:value-type="float" office:value="644721">
            <text:p>64472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43879532">
            <text:p>343879532</text:p>
          </table:table-cell>
          <table:table-cell office:value-type="float" office:value="466383">
            <text:p>466383</text:p>
          </table:table-cell>
          <table:table-cell office:value-type="float" office:value="697956">
            <text:p>69795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64339711">
            <text:p>364339711</text:p>
          </table:table-cell>
          <table:table-cell office:value-type="float" office:value="458680">
            <text:p>458680</text:p>
          </table:table-cell>
          <table:table-cell office:value-type="float" office:value="322587">
            <text:p>32258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80172639">
            <text:p>280172639</text:p>
          </table:table-cell>
          <table:table-cell office:value-type="float" office:value="466554">
            <text:p>466554</text:p>
          </table:table-cell>
          <table:table-cell office:value-type="float" office:value="653121">
            <text:p>65312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8386099">
            <text:p>438386099</text:p>
          </table:table-cell>
          <table:table-cell office:value-type="float" office:value="438702">
            <text:p>438702</text:p>
          </table:table-cell>
          <table:table-cell office:value-type="float" office:value="712111">
            <text:p>71211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80444284">
            <text:p>380444284</text:p>
          </table:table-cell>
          <table:table-cell office:value-type="float" office:value="429226">
            <text:p>429226</text:p>
          </table:table-cell>
          <table:table-cell office:value-type="float" office:value="580914">
            <text:p>58091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52696212">
            <text:p>552696212</text:p>
          </table:table-cell>
          <table:table-cell office:value-type="float" office:value="421836">
            <text:p>421836</text:p>
          </table:table-cell>
          <table:table-cell office:value-type="float" office:value="697499">
            <text:p>69749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17819254">
            <text:p>217819254</text:p>
          </table:table-cell>
          <table:table-cell office:value-type="float" office:value="427162">
            <text:p>427162</text:p>
          </table:table-cell>
          <table:table-cell office:value-type="float" office:value="684754">
            <text:p>68475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62229399">
            <text:p>362229399</text:p>
          </table:table-cell>
          <table:table-cell office:value-type="float" office:value="414732">
            <text:p>414732</text:p>
          </table:table-cell>
          <table:table-cell office:value-type="float" office:value="643943">
            <text:p>64394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25025747">
            <text:p>225025747</text:p>
          </table:table-cell>
          <table:table-cell office:value-type="float" office:value="428253">
            <text:p>428253</text:p>
          </table:table-cell>
          <table:table-cell office:value-type="float" office:value="502454">
            <text:p>50245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65493573">
            <text:p>265493573</text:p>
          </table:table-cell>
          <table:table-cell office:value-type="float" office:value="425818">
            <text:p>425818</text:p>
          </table:table-cell>
          <table:table-cell office:value-type="float" office:value="661473">
            <text:p>66147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99278197">
            <text:p>499278197</text:p>
          </table:table-cell>
          <table:table-cell office:value-type="float" office:value="446445">
            <text:p>446445</text:p>
          </table:table-cell>
          <table:table-cell office:value-type="float" office:value="676008">
            <text:p>67600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8112670">
            <text:p>438112670</text:p>
          </table:table-cell>
          <table:table-cell office:value-type="float" office:value="439376">
            <text:p>439376</text:p>
          </table:table-cell>
          <table:table-cell office:value-type="float" office:value="710461">
            <text:p>71046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91566319">
            <text:p>291566319</text:p>
          </table:table-cell>
          <table:table-cell office:value-type="float" office:value="441276">
            <text:p>441276</text:p>
          </table:table-cell>
          <table:table-cell office:value-type="float" office:value="680148">
            <text:p>68014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86542502">
            <text:p>286542502</text:p>
          </table:table-cell>
          <table:table-cell office:value-type="float" office:value="522636">
            <text:p>522636</text:p>
          </table:table-cell>
          <table:table-cell office:value-type="float" office:value="619275">
            <text:p>61927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73282376">
            <text:p>273282376</text:p>
          </table:table-cell>
          <table:table-cell office:value-type="float" office:value="428205">
            <text:p>428205</text:p>
          </table:table-cell>
          <table:table-cell office:value-type="float" office:value="656554">
            <text:p>65655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99353831">
            <text:p>299353831</text:p>
          </table:table-cell>
          <table:table-cell office:value-type="float" office:value="400233">
            <text:p>400233</text:p>
          </table:table-cell>
          <table:table-cell office:value-type="float" office:value="752498">
            <text:p>75249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61832125">
            <text:p>561832125</text:p>
          </table:table-cell>
          <table:table-cell office:value-type="float" office:value="486942">
            <text:p>486942</text:p>
          </table:table-cell>
          <table:table-cell office:value-type="float" office:value="684921">
            <text:p>68492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21369159">
            <text:p>221369159</text:p>
          </table:table-cell>
          <table:table-cell office:value-type="float" office:value="460363">
            <text:p>460363</text:p>
          </table:table-cell>
          <table:table-cell office:value-type="float" office:value="778272">
            <text:p>77827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15311654">
            <text:p>315311654</text:p>
          </table:table-cell>
          <table:table-cell office:value-type="float" office:value="448271">
            <text:p>448271</text:p>
          </table:table-cell>
          <table:table-cell office:value-type="float" office:value="681914">
            <text:p>68191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37290063">
            <text:p>237290063</text:p>
          </table:table-cell>
          <table:table-cell office:value-type="float" office:value="434483">
            <text:p>434483</text:p>
          </table:table-cell>
          <table:table-cell office:value-type="float" office:value="662199">
            <text:p>66219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55336253">
            <text:p>455336253</text:p>
          </table:table-cell>
          <table:table-cell office:value-type="float" office:value="290386">
            <text:p>290386</text:p>
          </table:table-cell>
          <table:table-cell office:value-type="float" office:value="740140">
            <text:p>74014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61328796">
            <text:p>261328796</text:p>
          </table:table-cell>
          <table:table-cell office:value-type="float" office:value="446214">
            <text:p>446214</text:p>
          </table:table-cell>
          <table:table-cell office:value-type="float" office:value="679016">
            <text:p>67901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31317529">
            <text:p>231317529</text:p>
          </table:table-cell>
          <table:table-cell office:value-type="float" office:value="450209">
            <text:p>450209</text:p>
          </table:table-cell>
          <table:table-cell office:value-type="float" office:value="681097">
            <text:p>68109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11610595">
            <text:p>411610595</text:p>
          </table:table-cell>
          <table:table-cell office:value-type="float" office:value="443771">
            <text:p>443771</text:p>
          </table:table-cell>
          <table:table-cell office:value-type="float" office:value="701606">
            <text:p>70160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09853870">
            <text:p>309853870</text:p>
          </table:table-cell>
          <table:table-cell office:value-type="float" office:value="458976">
            <text:p>458976</text:p>
          </table:table-cell>
          <table:table-cell office:value-type="float" office:value="711122">
            <text:p>71112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65545739">
            <text:p>365545739</text:p>
          </table:table-cell>
          <table:table-cell office:value-type="float" office:value="475267">
            <text:p>475267</text:p>
          </table:table-cell>
          <table:table-cell office:value-type="float" office:value="736102">
            <text:p>73610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72167051">
            <text:p>372167051</text:p>
          </table:table-cell>
          <table:table-cell office:value-type="float" office:value="458213">
            <text:p>458213</text:p>
          </table:table-cell>
          <table:table-cell office:value-type="float" office:value="745483">
            <text:p>74548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80226272">
            <text:p>280226272</text:p>
          </table:table-cell>
          <table:table-cell office:value-type="float" office:value="417385">
            <text:p>417385</text:p>
          </table:table-cell>
          <table:table-cell office:value-type="float" office:value="818713">
            <text:p>81871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1052365">
            <text:p>311052365</text:p>
          </table:table-cell>
          <table:table-cell office:value-type="float" office:value="417420">
            <text:p>417420</text:p>
          </table:table-cell>
          <table:table-cell office:value-type="float" office:value="696019">
            <text:p>69601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33721859">
            <text:p>533721859</text:p>
          </table:table-cell>
          <table:table-cell office:value-type="float" office:value="470917">
            <text:p>470917</text:p>
          </table:table-cell>
          <table:table-cell office:value-type="float" office:value="720755">
            <text:p>72075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6478584">
            <text:p>316478584</text:p>
          </table:table-cell>
          <table:table-cell office:value-type="float" office:value="438576">
            <text:p>438576</text:p>
          </table:table-cell>
          <table:table-cell office:value-type="float" office:value="697210">
            <text:p>69721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5832906">
            <text:p>335832906</text:p>
          </table:table-cell>
          <table:table-cell office:value-type="float" office:value="457257">
            <text:p>457257</text:p>
          </table:table-cell>
          <table:table-cell office:value-type="float" office:value="694456">
            <text:p>69445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39700064">
            <text:p>439700064</text:p>
          </table:table-cell>
          <table:table-cell office:value-type="float" office:value="451096">
            <text:p>451096</text:p>
          </table:table-cell>
          <table:table-cell office:value-type="float" office:value="661459">
            <text:p>66145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59434404">
            <text:p>459434404</text:p>
          </table:table-cell>
          <table:table-cell office:value-type="float" office:value="454237">
            <text:p>454237</text:p>
          </table:table-cell>
          <table:table-cell office:value-type="float" office:value="836827">
            <text:p>83682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39788287">
            <text:p>239788287</text:p>
          </table:table-cell>
          <table:table-cell office:value-type="float" office:value="467504">
            <text:p>467504</text:p>
          </table:table-cell>
          <table:table-cell office:value-type="float" office:value="461212">
            <text:p>46121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62533500">
            <text:p>262533500</text:p>
          </table:table-cell>
          <table:table-cell office:value-type="float" office:value="419258">
            <text:p>419258</text:p>
          </table:table-cell>
          <table:table-cell office:value-type="float" office:value="657251">
            <text:p>65725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44059217">
            <text:p>244059217</text:p>
          </table:table-cell>
          <table:table-cell office:value-type="float" office:value="468656">
            <text:p>468656</text:p>
          </table:table-cell>
          <table:table-cell office:value-type="float" office:value="837655">
            <text:p>83765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81422465">
            <text:p>481422465</text:p>
          </table:table-cell>
          <table:table-cell office:value-type="float" office:value="470373">
            <text:p>470373</text:p>
          </table:table-cell>
          <table:table-cell office:value-type="float" office:value="757505">
            <text:p>75750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07906446">
            <text:p>307906446</text:p>
          </table:table-cell>
          <table:table-cell office:value-type="float" office:value="506110">
            <text:p>506110</text:p>
          </table:table-cell>
          <table:table-cell office:value-type="float" office:value="824362">
            <text:p>82436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62722250">
            <text:p>262722250</text:p>
          </table:table-cell>
          <table:table-cell office:value-type="float" office:value="464179">
            <text:p>464179</text:p>
          </table:table-cell>
          <table:table-cell office:value-type="float" office:value="720331">
            <text:p>72033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28199480">
            <text:p>228199480</text:p>
          </table:table-cell>
          <table:table-cell office:value-type="float" office:value="452744">
            <text:p>452744</text:p>
          </table:table-cell>
          <table:table-cell office:value-type="float" office:value="800494">
            <text:p>80049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37138752">
            <text:p>437138752</text:p>
          </table:table-cell>
          <table:table-cell office:value-type="float" office:value="468601">
            <text:p>468601</text:p>
          </table:table-cell>
          <table:table-cell office:value-type="float" office:value="684823">
            <text:p>68482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87402075">
            <text:p>487402075</text:p>
          </table:table-cell>
          <table:table-cell office:value-type="float" office:value="239673">
            <text:p>239673</text:p>
          </table:table-cell>
          <table:table-cell office:value-type="float" office:value="862580">
            <text:p>86258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89387775">
            <text:p>289387775</text:p>
          </table:table-cell>
          <table:table-cell office:value-type="float" office:value="449298">
            <text:p>449298</text:p>
          </table:table-cell>
          <table:table-cell office:value-type="float" office:value="572466">
            <text:p>57246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61460556">
            <text:p>261460556</text:p>
          </table:table-cell>
          <table:table-cell office:value-type="float" office:value="462005">
            <text:p>462005</text:p>
          </table:table-cell>
          <table:table-cell office:value-type="float" office:value="679041">
            <text:p>67904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85475433">
            <text:p>385475433</text:p>
          </table:table-cell>
          <table:table-cell office:value-type="float" office:value="461100">
            <text:p>461100</text:p>
          </table:table-cell>
          <table:table-cell office:value-type="float" office:value="710667">
            <text:p>71066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13255772">
            <text:p>413255772</text:p>
          </table:table-cell>
          <table:table-cell office:value-type="float" office:value="470516">
            <text:p>470516</text:p>
          </table:table-cell>
          <table:table-cell office:value-type="float" office:value="730311">
            <text:p>73031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30861294">
            <text:p>230861294</text:p>
          </table:table-cell>
          <table:table-cell office:value-type="float" office:value="455415">
            <text:p>455415</text:p>
          </table:table-cell>
          <table:table-cell office:value-type="float" office:value="764218">
            <text:p>764218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57681186">
            <text:p>357681186</text:p>
          </table:table-cell>
          <table:table-cell office:value-type="float" office:value="480722">
            <text:p>480722</text:p>
          </table:table-cell>
          <table:table-cell office:value-type="float" office:value="889160">
            <text:p>88916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21749717">
            <text:p>321749717</text:p>
          </table:table-cell>
          <table:table-cell office:value-type="float" office:value="435080">
            <text:p>435080</text:p>
          </table:table-cell>
          <table:table-cell office:value-type="float" office:value="624644">
            <text:p>62464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02125177">
            <text:p>502125177</text:p>
          </table:table-cell>
          <table:table-cell office:value-type="float" office:value="436909">
            <text:p>436909</text:p>
          </table:table-cell>
          <table:table-cell office:value-type="float" office:value="773629">
            <text:p>77362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05726016">
            <text:p>405726016</text:p>
          </table:table-cell>
          <table:table-cell office:value-type="float" office:value="452844">
            <text:p>452844</text:p>
          </table:table-cell>
          <table:table-cell office:value-type="float" office:value="264437">
            <text:p>26443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82647691">
            <text:p>282647691</text:p>
          </table:table-cell>
          <table:table-cell office:value-type="float" office:value="483433">
            <text:p>483433</text:p>
          </table:table-cell>
          <table:table-cell office:value-type="float" office:value="706544">
            <text:p>70654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77739809">
            <text:p>477739809</text:p>
          </table:table-cell>
          <table:table-cell office:value-type="float" office:value="509597">
            <text:p>509597</text:p>
          </table:table-cell>
          <table:table-cell office:value-type="float" office:value="713471">
            <text:p>71347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8692293">
            <text:p>318692293</text:p>
          </table:table-cell>
          <table:table-cell office:value-type="float" office:value="470670">
            <text:p>470670</text:p>
          </table:table-cell>
          <table:table-cell office:value-type="float" office:value="747877">
            <text:p>74787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79064541">
            <text:p>279064541</text:p>
          </table:table-cell>
          <table:table-cell office:value-type="float" office:value="413062">
            <text:p>413062</text:p>
          </table:table-cell>
          <table:table-cell office:value-type="float" office:value="636830">
            <text:p>63683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53775701">
            <text:p>353775701</text:p>
          </table:table-cell>
          <table:table-cell office:value-type="float" office:value="442906">
            <text:p>442906</text:p>
          </table:table-cell>
          <table:table-cell office:value-type="float" office:value="717964">
            <text:p>71796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77711718">
            <text:p>277711718</text:p>
          </table:table-cell>
          <table:table-cell office:value-type="float" office:value="462583">
            <text:p>462583</text:p>
          </table:table-cell>
          <table:table-cell office:value-type="float" office:value="582790">
            <text:p>58279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4949043">
            <text:p>334949043</text:p>
          </table:table-cell>
          <table:table-cell office:value-type="float" office:value="473565">
            <text:p>473565</text:p>
          </table:table-cell>
          <table:table-cell office:value-type="float" office:value="712095">
            <text:p>71209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05820199">
            <text:p>305820199</text:p>
          </table:table-cell>
          <table:table-cell office:value-type="float" office:value="521806">
            <text:p>521806</text:p>
          </table:table-cell>
          <table:table-cell office:value-type="float" office:value="737099">
            <text:p>73709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28400622">
            <text:p>228400622</text:p>
          </table:table-cell>
          <table:table-cell office:value-type="float" office:value="269572">
            <text:p>269572</text:p>
          </table:table-cell>
          <table:table-cell office:value-type="float" office:value="654420">
            <text:p>65442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56369519">
            <text:p>456369519</text:p>
          </table:table-cell>
          <table:table-cell office:value-type="float" office:value="406381">
            <text:p>406381</text:p>
          </table:table-cell>
          <table:table-cell office:value-type="float" office:value="708092">
            <text:p>70809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8005348">
            <text:p>338005348</text:p>
          </table:table-cell>
          <table:table-cell office:value-type="float" office:value="459719">
            <text:p>459719</text:p>
          </table:table-cell>
          <table:table-cell office:value-type="float" office:value="660056">
            <text:p>66005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2914018">
            <text:p>312914018</text:p>
          </table:table-cell>
          <table:table-cell office:value-type="float" office:value="458415">
            <text:p>458415</text:p>
          </table:table-cell>
          <table:table-cell office:value-type="float" office:value="681083">
            <text:p>68108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28835363">
            <text:p>228835363</text:p>
          </table:table-cell>
          <table:table-cell office:value-type="float" office:value="427070">
            <text:p>427070</text:p>
          </table:table-cell>
          <table:table-cell office:value-type="float" office:value="641410">
            <text:p>64141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33534937">
            <text:p>533534937</text:p>
          </table:table-cell>
          <table:table-cell office:value-type="float" office:value="465926">
            <text:p>465926</text:p>
          </table:table-cell>
          <table:table-cell office:value-type="float" office:value="666718">
            <text:p>666718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27704192">
            <text:p>427704192</text:p>
          </table:table-cell>
          <table:table-cell office:value-type="float" office:value="438239">
            <text:p>438239</text:p>
          </table:table-cell>
          <table:table-cell office:value-type="float" office:value="629324">
            <text:p>62932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63328227">
            <text:p>363328227</text:p>
          </table:table-cell>
          <table:table-cell office:value-type="float" office:value="481238">
            <text:p>481238</text:p>
          </table:table-cell>
          <table:table-cell office:value-type="float" office:value="887489">
            <text:p>88748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63570848">
            <text:p>263570848</text:p>
          </table:table-cell>
          <table:table-cell office:value-type="float" office:value="136479">
            <text:p>136479</text:p>
          </table:table-cell>
          <table:table-cell office:value-type="float" office:value="706034">
            <text:p>70603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09607529">
            <text:p>309607529</text:p>
          </table:table-cell>
          <table:table-cell office:value-type="float" office:value="571238">
            <text:p>571238</text:p>
          </table:table-cell>
          <table:table-cell office:value-type="float" office:value="808981">
            <text:p>80898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42253151">
            <text:p>342253151</text:p>
          </table:table-cell>
          <table:table-cell office:value-type="float" office:value="769537">
            <text:p>769537</text:p>
          </table:table-cell>
          <table:table-cell office:value-type="float" office:value="1288720">
            <text:p>128872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85928988">
            <text:p>285928988</text:p>
          </table:table-cell>
          <table:table-cell office:value-type="float" office:value="492235">
            <text:p>492235</text:p>
          </table:table-cell>
          <table:table-cell office:value-type="float" office:value="784055">
            <text:p>78405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7056174">
            <text:p>277056174</text:p>
          </table:table-cell>
          <table:table-cell office:value-type="float" office:value="482748">
            <text:p>482748</text:p>
          </table:table-cell>
          <table:table-cell office:value-type="float" office:value="836176">
            <text:p>83617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03776307">
            <text:p>403776307</text:p>
          </table:table-cell>
          <table:table-cell office:value-type="float" office:value="500960">
            <text:p>500960</text:p>
          </table:table-cell>
          <table:table-cell office:value-type="float" office:value="744254">
            <text:p>74425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8494741">
            <text:p>278494741</text:p>
          </table:table-cell>
          <table:table-cell office:value-type="float" office:value="437464">
            <text:p>437464</text:p>
          </table:table-cell>
          <table:table-cell office:value-type="float" office:value="722191">
            <text:p>72219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4295855">
            <text:p>434295855</text:p>
          </table:table-cell>
          <table:table-cell office:value-type="float" office:value="489869">
            <text:p>489869</text:p>
          </table:table-cell>
          <table:table-cell office:value-type="float" office:value="863822">
            <text:p>86382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25173318">
            <text:p>325173318</text:p>
          </table:table-cell>
          <table:table-cell office:value-type="float" office:value="506679">
            <text:p>506679</text:p>
          </table:table-cell>
          <table:table-cell office:value-type="float" office:value="816833">
            <text:p>81683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15587961">
            <text:p>415587961</text:p>
          </table:table-cell>
          <table:table-cell office:value-type="float" office:value="511816">
            <text:p>511816</text:p>
          </table:table-cell>
          <table:table-cell office:value-type="float" office:value="769738">
            <text:p>76973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47170017">
            <text:p>247170017</text:p>
          </table:table-cell>
          <table:table-cell office:value-type="float" office:value="471078">
            <text:p>471078</text:p>
          </table:table-cell>
          <table:table-cell office:value-type="float" office:value="985962">
            <text:p>98596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87968941">
            <text:p>387968941</text:p>
          </table:table-cell>
          <table:table-cell office:value-type="float" office:value="473657">
            <text:p>473657</text:p>
          </table:table-cell>
          <table:table-cell office:value-type="float" office:value="724199">
            <text:p>72419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3595603">
            <text:p>533595603</text:p>
          </table:table-cell>
          <table:table-cell office:value-type="float" office:value="496489">
            <text:p>496489</text:p>
          </table:table-cell>
          <table:table-cell office:value-type="float" office:value="790491">
            <text:p>79049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05755493">
            <text:p>405755493</text:p>
          </table:table-cell>
          <table:table-cell office:value-type="float" office:value="474120">
            <text:p>474120</text:p>
          </table:table-cell>
          <table:table-cell office:value-type="float" office:value="759306">
            <text:p>75930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34569977">
            <text:p>334569977</text:p>
          </table:table-cell>
          <table:table-cell office:value-type="float" office:value="448593">
            <text:p>448593</text:p>
          </table:table-cell>
          <table:table-cell office:value-type="float" office:value="717389">
            <text:p>71738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37356611">
            <text:p>337356611</text:p>
          </table:table-cell>
          <table:table-cell office:value-type="float" office:value="492031">
            <text:p>492031</text:p>
          </table:table-cell>
          <table:table-cell office:value-type="float" office:value="782487">
            <text:p>78248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49746004">
            <text:p>549746004</text:p>
          </table:table-cell>
          <table:table-cell office:value-type="float" office:value="622186">
            <text:p>622186</text:p>
          </table:table-cell>
          <table:table-cell office:value-type="float" office:value="813879">
            <text:p>81387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0555329">
            <text:p>530555329</text:p>
          </table:table-cell>
          <table:table-cell office:value-type="float" office:value="382865">
            <text:p>382865</text:p>
          </table:table-cell>
          <table:table-cell office:value-type="float" office:value="789198">
            <text:p>78919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61660761">
            <text:p>461660761</text:p>
          </table:table-cell>
          <table:table-cell office:value-type="float" office:value="483243">
            <text:p>483243</text:p>
          </table:table-cell>
          <table:table-cell office:value-type="float" office:value="518044">
            <text:p>51804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19068908">
            <text:p>319068908</text:p>
          </table:table-cell>
          <table:table-cell office:value-type="float" office:value="567284">
            <text:p>567284</text:p>
          </table:table-cell>
          <table:table-cell office:value-type="float" office:value="1352547">
            <text:p>135254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92421776">
            <text:p>292421776</text:p>
          </table:table-cell>
          <table:table-cell office:value-type="float" office:value="473283">
            <text:p>473283</text:p>
          </table:table-cell>
          <table:table-cell office:value-type="float" office:value="732516">
            <text:p>73251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12358615">
            <text:p>612358615</text:p>
          </table:table-cell>
          <table:table-cell office:value-type="float" office:value="488084">
            <text:p>488084</text:p>
          </table:table-cell>
          <table:table-cell office:value-type="float" office:value="822122">
            <text:p>82212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94609324">
            <text:p>394609324</text:p>
          </table:table-cell>
          <table:table-cell office:value-type="float" office:value="367352">
            <text:p>367352</text:p>
          </table:table-cell>
          <table:table-cell office:value-type="float" office:value="732243">
            <text:p>73224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56655988">
            <text:p>456655988</text:p>
          </table:table-cell>
          <table:table-cell office:value-type="float" office:value="485832">
            <text:p>485832</text:p>
          </table:table-cell>
          <table:table-cell office:value-type="float" office:value="827320">
            <text:p>82732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3194447">
            <text:p>273194447</text:p>
          </table:table-cell>
          <table:table-cell office:value-type="float" office:value="434532">
            <text:p>434532</text:p>
          </table:table-cell>
          <table:table-cell office:value-type="float" office:value="762620">
            <text:p>76262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86656760">
            <text:p>386656760</text:p>
          </table:table-cell>
          <table:table-cell office:value-type="float" office:value="490123">
            <text:p>490123</text:p>
          </table:table-cell>
          <table:table-cell office:value-type="float" office:value="834483">
            <text:p>83448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70762008">
            <text:p>370762008</text:p>
          </table:table-cell>
          <table:table-cell office:value-type="float" office:value="528561">
            <text:p>528561</text:p>
          </table:table-cell>
          <table:table-cell office:value-type="float" office:value="838586">
            <text:p>83858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19693872">
            <text:p>519693872</text:p>
          </table:table-cell>
          <table:table-cell office:value-type="float" office:value="127075">
            <text:p>127075</text:p>
          </table:table-cell>
          <table:table-cell office:value-type="float" office:value="800135">
            <text:p>80013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54229967">
            <text:p>254229967</text:p>
          </table:table-cell>
          <table:table-cell office:value-type="float" office:value="524570">
            <text:p>524570</text:p>
          </table:table-cell>
          <table:table-cell office:value-type="float" office:value="779811">
            <text:p>77981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28740166">
            <text:p>328740166</text:p>
          </table:table-cell>
          <table:table-cell office:value-type="float" office:value="899400">
            <text:p>899400</text:p>
          </table:table-cell>
          <table:table-cell office:value-type="float" office:value="1375404">
            <text:p>137540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56023868">
            <text:p>256023868</text:p>
          </table:table-cell>
          <table:table-cell office:value-type="float" office:value="482419">
            <text:p>482419</text:p>
          </table:table-cell>
          <table:table-cell office:value-type="float" office:value="833886">
            <text:p>83388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4176039">
            <text:p>434176039</text:p>
          </table:table-cell>
          <table:table-cell office:value-type="float" office:value="499670">
            <text:p>499670</text:p>
          </table:table-cell>
          <table:table-cell office:value-type="float" office:value="378215">
            <text:p>37821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71920248">
            <text:p>471920248</text:p>
          </table:table-cell>
          <table:table-cell office:value-type="float" office:value="502099">
            <text:p>502099</text:p>
          </table:table-cell>
          <table:table-cell office:value-type="float" office:value="808729">
            <text:p>80872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74135110">
            <text:p>474135110</text:p>
          </table:table-cell>
          <table:table-cell office:value-type="float" office:value="193907">
            <text:p>193907</text:p>
          </table:table-cell>
          <table:table-cell office:value-type="float" office:value="887188">
            <text:p>88718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56843846">
            <text:p>256843846</text:p>
          </table:table-cell>
          <table:table-cell office:value-type="float" office:value="203967">
            <text:p>203967</text:p>
          </table:table-cell>
          <table:table-cell office:value-type="float" office:value="743928">
            <text:p>74392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91147692">
            <text:p>491147692</text:p>
          </table:table-cell>
          <table:table-cell office:value-type="float" office:value="463459">
            <text:p>463459</text:p>
          </table:table-cell>
          <table:table-cell office:value-type="float" office:value="754765">
            <text:p>75476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00779642">
            <text:p>300779642</text:p>
          </table:table-cell>
          <table:table-cell office:value-type="float" office:value="581410">
            <text:p>581410</text:p>
          </table:table-cell>
          <table:table-cell office:value-type="float" office:value="672278">
            <text:p>67227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71213517">
            <text:p>371213517</text:p>
          </table:table-cell>
          <table:table-cell office:value-type="float" office:value="462428">
            <text:p>462428</text:p>
          </table:table-cell>
          <table:table-cell office:value-type="float" office:value="739641">
            <text:p>73964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52860578">
            <text:p>452860578</text:p>
          </table:table-cell>
          <table:table-cell office:value-type="float" office:value="511050">
            <text:p>511050</text:p>
          </table:table-cell>
          <table:table-cell office:value-type="float" office:value="821013">
            <text:p>82101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57433578">
            <text:p>357433578</text:p>
          </table:table-cell>
          <table:table-cell office:value-type="float" office:value="474755">
            <text:p>474755</text:p>
          </table:table-cell>
          <table:table-cell office:value-type="float" office:value="721514">
            <text:p>72151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51621964">
            <text:p>251621964</text:p>
          </table:table-cell>
          <table:table-cell office:value-type="float" office:value="475066">
            <text:p>475066</text:p>
          </table:table-cell>
          <table:table-cell office:value-type="float" office:value="783015">
            <text:p>78301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86798602">
            <text:p>486798602</text:p>
          </table:table-cell>
          <table:table-cell office:value-type="float" office:value="503409">
            <text:p>503409</text:p>
          </table:table-cell>
          <table:table-cell office:value-type="float" office:value="811582">
            <text:p>81158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66929477">
            <text:p>266929477</text:p>
          </table:table-cell>
          <table:table-cell office:value-type="float" office:value="471071">
            <text:p>471071</text:p>
          </table:table-cell>
          <table:table-cell office:value-type="float" office:value="795491">
            <text:p>79549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01732921">
            <text:p>501732921</text:p>
          </table:table-cell>
          <table:table-cell office:value-type="float" office:value="464655">
            <text:p>464655</text:p>
          </table:table-cell>
          <table:table-cell office:value-type="float" office:value="670742">
            <text:p>67074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81550496">
            <text:p>281550496</text:p>
          </table:table-cell>
          <table:table-cell office:value-type="float" office:value="454373">
            <text:p>454373</text:p>
          </table:table-cell>
          <table:table-cell office:value-type="float" office:value="705325">
            <text:p>70532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06517879">
            <text:p>406517879</text:p>
          </table:table-cell>
          <table:table-cell office:value-type="float" office:value="496885">
            <text:p>496885</text:p>
          </table:table-cell>
          <table:table-cell office:value-type="float" office:value="720185">
            <text:p>72018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67763675">
            <text:p>267763675</text:p>
          </table:table-cell>
          <table:table-cell office:value-type="float" office:value="474885">
            <text:p>474885</text:p>
          </table:table-cell>
          <table:table-cell office:value-type="float" office:value="771516">
            <text:p>77151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56569209">
            <text:p>256569209</text:p>
          </table:table-cell>
          <table:table-cell office:value-type="float" office:value="464480">
            <text:p>464480</text:p>
          </table:table-cell>
          <table:table-cell office:value-type="float" office:value="649642">
            <text:p>64964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68039203">
            <text:p>268039203</text:p>
          </table:table-cell>
          <table:table-cell office:value-type="float" office:value="481456">
            <text:p>481456</text:p>
          </table:table-cell>
          <table:table-cell office:value-type="float" office:value="709602">
            <text:p>70960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90512055">
            <text:p>490512055</text:p>
          </table:table-cell>
          <table:table-cell office:value-type="float" office:value="448195">
            <text:p>448195</text:p>
          </table:table-cell>
          <table:table-cell office:value-type="float" office:value="701019">
            <text:p>70101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5645924">
            <text:p>435645924</text:p>
          </table:table-cell>
          <table:table-cell office:value-type="float" office:value="102330">
            <text:p>102330</text:p>
          </table:table-cell>
          <table:table-cell office:value-type="float" office:value="718479">
            <text:p>71847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83124818">
            <text:p>383124818</text:p>
          </table:table-cell>
          <table:table-cell office:value-type="float" office:value="497425">
            <text:p>497425</text:p>
          </table:table-cell>
          <table:table-cell office:value-type="float" office:value="718960">
            <text:p>71896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79016601">
            <text:p>479016601</text:p>
          </table:table-cell>
          <table:table-cell office:value-type="float" office:value="506671">
            <text:p>506671</text:p>
          </table:table-cell>
          <table:table-cell office:value-type="float" office:value="830788">
            <text:p>83078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4477602">
            <text:p>344477602</text:p>
          </table:table-cell>
          <table:table-cell office:value-type="float" office:value="510085">
            <text:p>510085</text:p>
          </table:table-cell>
          <table:table-cell office:value-type="float" office:value="802924">
            <text:p>80292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54438395">
            <text:p>354438395</text:p>
          </table:table-cell>
          <table:table-cell office:value-type="float" office:value="493556">
            <text:p>493556</text:p>
          </table:table-cell>
          <table:table-cell office:value-type="float" office:value="775616">
            <text:p>77561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08767005">
            <text:p>308767005</text:p>
          </table:table-cell>
          <table:table-cell office:value-type="float" office:value="578709">
            <text:p>578709</text:p>
          </table:table-cell>
          <table:table-cell office:value-type="float" office:value="780720">
            <text:p>78072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32162874">
            <text:p>632162874</text:p>
          </table:table-cell>
          <table:table-cell office:value-type="float" office:value="503985">
            <text:p>503985</text:p>
          </table:table-cell>
          <table:table-cell office:value-type="float" office:value="819412">
            <text:p>81941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32969753">
            <text:p>432969753</text:p>
          </table:table-cell>
          <table:table-cell office:value-type="float" office:value="309315">
            <text:p>309315</text:p>
          </table:table-cell>
          <table:table-cell office:value-type="float" office:value="812354">
            <text:p>81235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65550738">
            <text:p>565550738</text:p>
          </table:table-cell>
          <table:table-cell office:value-type="float" office:value="486958">
            <text:p>486958</text:p>
          </table:table-cell>
          <table:table-cell office:value-type="float" office:value="825928">
            <text:p>82592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21552015">
            <text:p>321552015</text:p>
          </table:table-cell>
          <table:table-cell office:value-type="float" office:value="356813">
            <text:p>356813</text:p>
          </table:table-cell>
          <table:table-cell office:value-type="float" office:value="840110">
            <text:p>84011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26109981">
            <text:p>426109981</text:p>
          </table:table-cell>
          <table:table-cell office:value-type="float" office:value="511712">
            <text:p>511712</text:p>
          </table:table-cell>
          <table:table-cell office:value-type="float" office:value="830644">
            <text:p>83064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76801152">
            <text:p>476801152</text:p>
          </table:table-cell>
          <table:table-cell office:value-type="float" office:value="517191">
            <text:p>517191</text:p>
          </table:table-cell>
          <table:table-cell office:value-type="float" office:value="1331251">
            <text:p>133125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99683062">
            <text:p>299683062</text:p>
          </table:table-cell>
          <table:table-cell office:value-type="float" office:value="545748">
            <text:p>545748</text:p>
          </table:table-cell>
          <table:table-cell office:value-type="float" office:value="809604">
            <text:p>80960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15410566">
            <text:p>715410566</text:p>
          </table:table-cell>
          <table:table-cell office:value-type="float" office:value="487989">
            <text:p>487989</text:p>
          </table:table-cell>
          <table:table-cell office:value-type="float" office:value="692546">
            <text:p>69254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93428880">
            <text:p>793428880</text:p>
          </table:table-cell>
          <table:table-cell office:value-type="float" office:value="602837">
            <text:p>602837</text:p>
          </table:table-cell>
          <table:table-cell office:value-type="float" office:value="775601">
            <text:p>77560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16527234">
            <text:p>416527234</text:p>
          </table:table-cell>
          <table:table-cell office:value-type="float" office:value="522237">
            <text:p>522237</text:p>
          </table:table-cell>
          <table:table-cell office:value-type="float" office:value="771744">
            <text:p>77174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86467844">
            <text:p>386467844</text:p>
          </table:table-cell>
          <table:table-cell office:value-type="float" office:value="499955">
            <text:p>499955</text:p>
          </table:table-cell>
          <table:table-cell office:value-type="float" office:value="796093">
            <text:p>79609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24124245">
            <text:p>424124245</text:p>
          </table:table-cell>
          <table:table-cell office:value-type="float" office:value="491205">
            <text:p>491205</text:p>
          </table:table-cell>
          <table:table-cell office:value-type="float" office:value="824268">
            <text:p>82426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12928353">
            <text:p>312928353</text:p>
          </table:table-cell>
          <table:table-cell office:value-type="float" office:value="502048">
            <text:p>502048</text:p>
          </table:table-cell>
          <table:table-cell office:value-type="float" office:value="790382">
            <text:p>79038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03065070">
            <text:p>303065070</text:p>
          </table:table-cell>
          <table:table-cell office:value-type="float" office:value="490151">
            <text:p>490151</text:p>
          </table:table-cell>
          <table:table-cell office:value-type="float" office:value="456956">
            <text:p>45695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58253362">
            <text:p>458253362</text:p>
          </table:table-cell>
          <table:table-cell office:value-type="float" office:value="503933">
            <text:p>503933</text:p>
          </table:table-cell>
          <table:table-cell office:value-type="float" office:value="929491">
            <text:p>92949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7760697">
            <text:p>607760697</text:p>
          </table:table-cell>
          <table:table-cell office:value-type="float" office:value="521607">
            <text:p>521607</text:p>
          </table:table-cell>
          <table:table-cell office:value-type="float" office:value="849794">
            <text:p>84979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3999808">
            <text:p>343999808</text:p>
          </table:table-cell>
          <table:table-cell office:value-type="float" office:value="520765">
            <text:p>520765</text:p>
          </table:table-cell>
          <table:table-cell office:value-type="float" office:value="766983">
            <text:p>76698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70407073">
            <text:p>570407073</text:p>
          </table:table-cell>
          <table:table-cell office:value-type="float" office:value="518597">
            <text:p>518597</text:p>
          </table:table-cell>
          <table:table-cell office:value-type="float" office:value="792205">
            <text:p>79220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65770721">
            <text:p>465770721</text:p>
          </table:table-cell>
          <table:table-cell office:value-type="float" office:value="511258">
            <text:p>511258</text:p>
          </table:table-cell>
          <table:table-cell office:value-type="float" office:value="859294">
            <text:p>85929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85201243">
            <text:p>485201243</text:p>
          </table:table-cell>
          <table:table-cell office:value-type="float" office:value="499869">
            <text:p>499869</text:p>
          </table:table-cell>
          <table:table-cell office:value-type="float" office:value="801166">
            <text:p>80116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87411744">
            <text:p>387411744</text:p>
          </table:table-cell>
          <table:table-cell office:value-type="float" office:value="534908">
            <text:p>534908</text:p>
          </table:table-cell>
          <table:table-cell office:value-type="float" office:value="791073">
            <text:p>79107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07528426">
            <text:p>507528426</text:p>
          </table:table-cell>
          <table:table-cell office:value-type="float" office:value="485706">
            <text:p>485706</text:p>
          </table:table-cell>
          <table:table-cell office:value-type="float" office:value="792999">
            <text:p>79299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75236629">
            <text:p>375236629</text:p>
          </table:table-cell>
          <table:table-cell office:value-type="float" office:value="502919">
            <text:p>502919</text:p>
          </table:table-cell>
          <table:table-cell office:value-type="float" office:value="845826">
            <text:p>84582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5720783">
            <text:p>365720783</text:p>
          </table:table-cell>
          <table:table-cell office:value-type="float" office:value="490292">
            <text:p>490292</text:p>
          </table:table-cell>
          <table:table-cell office:value-type="float" office:value="718852">
            <text:p>71885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65356853">
            <text:p>665356853</text:p>
          </table:table-cell>
          <table:table-cell office:value-type="float" office:value="519673">
            <text:p>519673</text:p>
          </table:table-cell>
          <table:table-cell office:value-type="float" office:value="795199">
            <text:p>79519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78797441">
            <text:p>378797441</text:p>
          </table:table-cell>
          <table:table-cell office:value-type="float" office:value="388552">
            <text:p>388552</text:p>
          </table:table-cell>
          <table:table-cell office:value-type="float" office:value="810056">
            <text:p>81005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90127248">
            <text:p>490127248</text:p>
          </table:table-cell>
          <table:table-cell office:value-type="float" office:value="604155">
            <text:p>604155</text:p>
          </table:table-cell>
          <table:table-cell office:value-type="float" office:value="785697">
            <text:p>78569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25670447">
            <text:p>325670447</text:p>
          </table:table-cell>
          <table:table-cell office:value-type="float" office:value="490035">
            <text:p>490035</text:p>
          </table:table-cell>
          <table:table-cell office:value-type="float" office:value="756004">
            <text:p>75600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97974337">
            <text:p>497974337</text:p>
          </table:table-cell>
          <table:table-cell office:value-type="float" office:value="497575">
            <text:p>497575</text:p>
          </table:table-cell>
          <table:table-cell office:value-type="float" office:value="773641">
            <text:p>77364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98569440">
            <text:p>398569440</text:p>
          </table:table-cell>
          <table:table-cell office:value-type="float" office:value="534471">
            <text:p>534471</text:p>
          </table:table-cell>
          <table:table-cell office:value-type="float" office:value="764301">
            <text:p>76430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96972461">
            <text:p>296972461</text:p>
          </table:table-cell>
          <table:table-cell office:value-type="float" office:value="501097">
            <text:p>501097</text:p>
          </table:table-cell>
          <table:table-cell office:value-type="float" office:value="833099">
            <text:p>83309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86324052">
            <text:p>286324052</text:p>
          </table:table-cell>
          <table:table-cell office:value-type="float" office:value="537457">
            <text:p>537457</text:p>
          </table:table-cell>
          <table:table-cell office:value-type="float" office:value="818222">
            <text:p>81822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36027450">
            <text:p>536027450</text:p>
          </table:table-cell>
          <table:table-cell office:value-type="float" office:value="568560">
            <text:p>568560</text:p>
          </table:table-cell>
          <table:table-cell office:value-type="float" office:value="827417">
            <text:p>82741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36129825">
            <text:p>436129825</text:p>
          </table:table-cell>
          <table:table-cell office:value-type="float" office:value="626720">
            <text:p>626720</text:p>
          </table:table-cell>
          <table:table-cell office:value-type="float" office:value="771726">
            <text:p>77172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98991154">
            <text:p>298991154</text:p>
          </table:table-cell>
          <table:table-cell office:value-type="float" office:value="502840">
            <text:p>502840</text:p>
          </table:table-cell>
          <table:table-cell office:value-type="float" office:value="732867">
            <text:p>73286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69476039">
            <text:p>769476039</text:p>
          </table:table-cell>
          <table:table-cell office:value-type="float" office:value="561993">
            <text:p>561993</text:p>
          </table:table-cell>
          <table:table-cell office:value-type="float" office:value="861849">
            <text:p>86184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25594476">
            <text:p>525594476</text:p>
          </table:table-cell>
          <table:table-cell office:value-type="float" office:value="503612">
            <text:p>503612</text:p>
          </table:table-cell>
          <table:table-cell office:value-type="float" office:value="795214">
            <text:p>79521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0706728">
            <text:p>340706728</text:p>
          </table:table-cell>
          <table:table-cell office:value-type="float" office:value="151330">
            <text:p>151330</text:p>
          </table:table-cell>
          <table:table-cell office:value-type="float" office:value="844233">
            <text:p>84423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85127536">
            <text:p>385127536</text:p>
          </table:table-cell>
          <table:table-cell office:value-type="float" office:value="536935">
            <text:p>536935</text:p>
          </table:table-cell>
          <table:table-cell office:value-type="float" office:value="828411">
            <text:p>82841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77179131">
            <text:p>277179131</text:p>
          </table:table-cell>
          <table:table-cell office:value-type="float" office:value="500450">
            <text:p>500450</text:p>
          </table:table-cell>
          <table:table-cell office:value-type="float" office:value="812727">
            <text:p>81272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02302254">
            <text:p>402302254</text:p>
          </table:table-cell>
          <table:table-cell office:value-type="float" office:value="480387">
            <text:p>480387</text:p>
          </table:table-cell>
          <table:table-cell office:value-type="float" office:value="802831">
            <text:p>80283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88222514">
            <text:p>488222514</text:p>
          </table:table-cell>
          <table:table-cell office:value-type="float" office:value="493566">
            <text:p>493566</text:p>
          </table:table-cell>
          <table:table-cell office:value-type="float" office:value="753295">
            <text:p>75329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03798601">
            <text:p>303798601</text:p>
          </table:table-cell>
          <table:table-cell office:value-type="float" office:value="521045">
            <text:p>521045</text:p>
          </table:table-cell>
          <table:table-cell office:value-type="float" office:value="799144">
            <text:p>79914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92060367">
            <text:p>392060367</text:p>
          </table:table-cell>
          <table:table-cell office:value-type="float" office:value="500158">
            <text:p>500158</text:p>
          </table:table-cell>
          <table:table-cell office:value-type="float" office:value="825153">
            <text:p>82515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2759381">
            <text:p>362759381</text:p>
          </table:table-cell>
          <table:table-cell office:value-type="float" office:value="490692">
            <text:p>490692</text:p>
          </table:table-cell>
          <table:table-cell office:value-type="float" office:value="753151">
            <text:p>75315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95868223">
            <text:p>795868223</text:p>
          </table:table-cell>
          <table:table-cell office:value-type="float" office:value="493274">
            <text:p>493274</text:p>
          </table:table-cell>
          <table:table-cell office:value-type="float" office:value="781212">
            <text:p>78121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38657291">
            <text:p>438657291</text:p>
          </table:table-cell>
          <table:table-cell office:value-type="float" office:value="611720">
            <text:p>611720</text:p>
          </table:table-cell>
          <table:table-cell office:value-type="float" office:value="938871">
            <text:p>93887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56581918">
            <text:p>456581918</text:p>
          </table:table-cell>
          <table:table-cell office:value-type="float" office:value="493991">
            <text:p>493991</text:p>
          </table:table-cell>
          <table:table-cell office:value-type="float" office:value="594173">
            <text:p>59417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83075357">
            <text:p>383075357</text:p>
          </table:table-cell>
          <table:table-cell office:value-type="float" office:value="555781">
            <text:p>555781</text:p>
          </table:table-cell>
          <table:table-cell office:value-type="float" office:value="846612">
            <text:p>84661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05853554">
            <text:p>505853554</text:p>
          </table:table-cell>
          <table:table-cell office:value-type="float" office:value="545391">
            <text:p>545391</text:p>
          </table:table-cell>
          <table:table-cell office:value-type="float" office:value="861677">
            <text:p>86167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3255307">
            <text:p>753255307</text:p>
          </table:table-cell>
          <table:table-cell office:value-type="float" office:value="518554">
            <text:p>518554</text:p>
          </table:table-cell>
          <table:table-cell office:value-type="float" office:value="949381">
            <text:p>94938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57426715">
            <text:p>457426715</text:p>
          </table:table-cell>
          <table:table-cell office:value-type="float" office:value="517202">
            <text:p>517202</text:p>
          </table:table-cell>
          <table:table-cell office:value-type="float" office:value="755919">
            <text:p>75591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85512253">
            <text:p>485512253</text:p>
          </table:table-cell>
          <table:table-cell office:value-type="float" office:value="536526">
            <text:p>536526</text:p>
          </table:table-cell>
          <table:table-cell office:value-type="float" office:value="821795">
            <text:p>82179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97083019">
            <text:p>297083019</text:p>
          </table:table-cell>
          <table:table-cell office:value-type="float" office:value="547498">
            <text:p>547498</text:p>
          </table:table-cell>
          <table:table-cell office:value-type="float" office:value="870127">
            <text:p>87012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2622457">
            <text:p>392622457</text:p>
          </table:table-cell>
          <table:table-cell office:value-type="float" office:value="509647">
            <text:p>509647</text:p>
          </table:table-cell>
          <table:table-cell office:value-type="float" office:value="837220">
            <text:p>83722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88283277">
            <text:p>288283277</text:p>
          </table:table-cell>
          <table:table-cell office:value-type="float" office:value="534803">
            <text:p>534803</text:p>
          </table:table-cell>
          <table:table-cell office:value-type="float" office:value="596326">
            <text:p>59632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81538174">
            <text:p>581538174</text:p>
          </table:table-cell>
          <table:table-cell office:value-type="float" office:value="545442">
            <text:p>545442</text:p>
          </table:table-cell>
          <table:table-cell office:value-type="float" office:value="810505">
            <text:p>81050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6023441">
            <text:p>756023441</text:p>
          </table:table-cell>
          <table:table-cell office:value-type="float" office:value="345769">
            <text:p>345769</text:p>
          </table:table-cell>
          <table:table-cell office:value-type="float" office:value="1037539">
            <text:p>103753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5568414">
            <text:p>595568414</text:p>
          </table:table-cell>
          <table:table-cell office:value-type="float" office:value="516831">
            <text:p>516831</text:p>
          </table:table-cell>
          <table:table-cell office:value-type="float" office:value="905370">
            <text:p>90537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6576636">
            <text:p>396576636</text:p>
          </table:table-cell>
          <table:table-cell office:value-type="float" office:value="527926">
            <text:p>527926</text:p>
          </table:table-cell>
          <table:table-cell office:value-type="float" office:value="842478">
            <text:p>84247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27281358">
            <text:p>527281358</text:p>
          </table:table-cell>
          <table:table-cell office:value-type="float" office:value="150970">
            <text:p>150970</text:p>
          </table:table-cell>
          <table:table-cell office:value-type="float" office:value="915386">
            <text:p>91538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40519296">
            <text:p>540519296</text:p>
          </table:table-cell>
          <table:table-cell office:value-type="float" office:value="536385">
            <text:p>536385</text:p>
          </table:table-cell>
          <table:table-cell office:value-type="float" office:value="953058">
            <text:p>95305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02069666">
            <text:p>702069666</text:p>
          </table:table-cell>
          <table:table-cell office:value-type="float" office:value="620343">
            <text:p>620343</text:p>
          </table:table-cell>
          <table:table-cell office:value-type="float" office:value="819636">
            <text:p>81963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06612943">
            <text:p>506612943</text:p>
          </table:table-cell>
          <table:table-cell office:value-type="float" office:value="757120">
            <text:p>757120</text:p>
          </table:table-cell>
          <table:table-cell office:value-type="float" office:value="830801">
            <text:p>83080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50975824">
            <text:p>650975824</text:p>
          </table:table-cell>
          <table:table-cell office:value-type="float" office:value="526832">
            <text:p>526832</text:p>
          </table:table-cell>
          <table:table-cell office:value-type="float" office:value="598149">
            <text:p>59814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16491477">
            <text:p>416491477</text:p>
          </table:table-cell>
          <table:table-cell office:value-type="float" office:value="563753">
            <text:p>563753</text:p>
          </table:table-cell>
          <table:table-cell office:value-type="float" office:value="847401">
            <text:p>84740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14138226">
            <text:p>414138226</text:p>
          </table:table-cell>
          <table:table-cell office:value-type="float" office:value="515864">
            <text:p>515864</text:p>
          </table:table-cell>
          <table:table-cell office:value-type="float" office:value="810195">
            <text:p>81019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72014807">
            <text:p>572014807</text:p>
          </table:table-cell>
          <table:table-cell office:value-type="float" office:value="551665">
            <text:p>551665</text:p>
          </table:table-cell>
          <table:table-cell office:value-type="float" office:value="763087">
            <text:p>76308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15231558">
            <text:p>415231558</text:p>
          </table:table-cell>
          <table:table-cell office:value-type="float" office:value="672631">
            <text:p>672631</text:p>
          </table:table-cell>
          <table:table-cell office:value-type="float" office:value="726258">
            <text:p>72625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28736079">
            <text:p>328736079</text:p>
          </table:table-cell>
          <table:table-cell office:value-type="float" office:value="516595">
            <text:p>516595</text:p>
          </table:table-cell>
          <table:table-cell office:value-type="float" office:value="830362">
            <text:p>83036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93886209">
            <text:p>493886209</text:p>
          </table:table-cell>
          <table:table-cell office:value-type="float" office:value="550280">
            <text:p>550280</text:p>
          </table:table-cell>
          <table:table-cell office:value-type="float" office:value="830221">
            <text:p>83022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41023833">
            <text:p>441023833</text:p>
          </table:table-cell>
          <table:table-cell office:value-type="float" office:value="564847">
            <text:p>564847</text:p>
          </table:table-cell>
          <table:table-cell office:value-type="float" office:value="858298">
            <text:p>85829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15426927">
            <text:p>715426927</text:p>
          </table:table-cell>
          <table:table-cell office:value-type="float" office:value="652118">
            <text:p>652118</text:p>
          </table:table-cell>
          <table:table-cell office:value-type="float" office:value="829887">
            <text:p>82988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14246684">
            <text:p>414246684</text:p>
          </table:table-cell>
          <table:table-cell office:value-type="float" office:value="549504">
            <text:p>549504</text:p>
          </table:table-cell>
          <table:table-cell office:value-type="float" office:value="882757">
            <text:p>88275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00769887">
            <text:p>400769887</text:p>
          </table:table-cell>
          <table:table-cell office:value-type="float" office:value="511226">
            <text:p>511226</text:p>
          </table:table-cell>
          <table:table-cell office:value-type="float" office:value="828944">
            <text:p>82894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1825195">
            <text:p>391825195</text:p>
          </table:table-cell>
          <table:table-cell office:value-type="float" office:value="513068">
            <text:p>513068</text:p>
          </table:table-cell>
          <table:table-cell office:value-type="float" office:value="737054">
            <text:p>73705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60789261">
            <text:p>760789261</text:p>
          </table:table-cell>
          <table:table-cell office:value-type="float" office:value="536997">
            <text:p>536997</text:p>
          </table:table-cell>
          <table:table-cell office:value-type="float" office:value="893798">
            <text:p>89379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22500587">
            <text:p>622500587</text:p>
          </table:table-cell>
          <table:table-cell office:value-type="float" office:value="536480">
            <text:p>536480</text:p>
          </table:table-cell>
          <table:table-cell office:value-type="float" office:value="924545">
            <text:p>92454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23144370">
            <text:p>323144370</text:p>
          </table:table-cell>
          <table:table-cell office:value-type="float" office:value="542966">
            <text:p>542966</text:p>
          </table:table-cell>
          <table:table-cell office:value-type="float" office:value="1000216">
            <text:p>100021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40316178">
            <text:p>440316178</text:p>
          </table:table-cell>
          <table:table-cell office:value-type="float" office:value="514800">
            <text:p>514800</text:p>
          </table:table-cell>
          <table:table-cell office:value-type="float" office:value="811317">
            <text:p>81131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41106381">
            <text:p>341106381</text:p>
          </table:table-cell>
          <table:table-cell office:value-type="float" office:value="512820">
            <text:p>512820</text:p>
          </table:table-cell>
          <table:table-cell office:value-type="float" office:value="881134">
            <text:p>88113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21870669">
            <text:p>521870669</text:p>
          </table:table-cell>
          <table:table-cell office:value-type="float" office:value="501461">
            <text:p>501461</text:p>
          </table:table-cell>
          <table:table-cell office:value-type="float" office:value="785319">
            <text:p>78531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14312200">
            <text:p>414312200</text:p>
          </table:table-cell>
          <table:table-cell office:value-type="float" office:value="557663">
            <text:p>557663</text:p>
          </table:table-cell>
          <table:table-cell office:value-type="float" office:value="866712">
            <text:p>86671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95518057">
            <text:p>295518057</text:p>
          </table:table-cell>
          <table:table-cell office:value-type="float" office:value="715422">
            <text:p>715422</text:p>
          </table:table-cell>
          <table:table-cell office:value-type="float" office:value="831326">
            <text:p>83132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87927429">
            <text:p>387927429</text:p>
          </table:table-cell>
          <table:table-cell office:value-type="float" office:value="659985">
            <text:p>659985</text:p>
          </table:table-cell>
          <table:table-cell office:value-type="float" office:value="907975">
            <text:p>90797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23702057">
            <text:p>423702057</text:p>
          </table:table-cell>
          <table:table-cell office:value-type="float" office:value="505009">
            <text:p>505009</text:p>
          </table:table-cell>
          <table:table-cell office:value-type="float" office:value="769214">
            <text:p>76921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32167880">
            <text:p>532167880</text:p>
          </table:table-cell>
          <table:table-cell office:value-type="float" office:value="555433">
            <text:p>555433</text:p>
          </table:table-cell>
          <table:table-cell office:value-type="float" office:value="855823">
            <text:p>85582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931595241">
            <text:p>931595241</text:p>
          </table:table-cell>
          <table:table-cell office:value-type="float" office:value="505305">
            <text:p>505305</text:p>
          </table:table-cell>
          <table:table-cell office:value-type="float" office:value="749863">
            <text:p>74986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11979229">
            <text:p>311979229</text:p>
          </table:table-cell>
          <table:table-cell office:value-type="float" office:value="533491">
            <text:p>533491</text:p>
          </table:table-cell>
          <table:table-cell office:value-type="float" office:value="859797">
            <text:p>85979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27663460">
            <text:p>327663460</text:p>
          </table:table-cell>
          <table:table-cell office:value-type="float" office:value="539268">
            <text:p>539268</text:p>
          </table:table-cell>
          <table:table-cell office:value-type="float" office:value="489669">
            <text:p>48966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46847634">
            <text:p>446847634</text:p>
          </table:table-cell>
          <table:table-cell office:value-type="float" office:value="503039">
            <text:p>503039</text:p>
          </table:table-cell>
          <table:table-cell office:value-type="float" office:value="892837">
            <text:p>89283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35636753">
            <text:p>635636753</text:p>
          </table:table-cell>
          <table:table-cell office:value-type="float" office:value="532623">
            <text:p>532623</text:p>
          </table:table-cell>
          <table:table-cell office:value-type="float" office:value="796987">
            <text:p>79698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74073697">
            <text:p>574073697</text:p>
          </table:table-cell>
          <table:table-cell office:value-type="float" office:value="548563">
            <text:p>548563</text:p>
          </table:table-cell>
          <table:table-cell office:value-type="float" office:value="814291">
            <text:p>81429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47684563">
            <text:p>547684563</text:p>
          </table:table-cell>
          <table:table-cell office:value-type="float" office:value="518673">
            <text:p>518673</text:p>
          </table:table-cell>
          <table:table-cell office:value-type="float" office:value="862887">
            <text:p>86288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91221732">
            <text:p>291221732</text:p>
          </table:table-cell>
          <table:table-cell office:value-type="float" office:value="647386">
            <text:p>647386</text:p>
          </table:table-cell>
          <table:table-cell office:value-type="float" office:value="947601">
            <text:p>94760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33502743">
            <text:p>333502743</text:p>
          </table:table-cell>
          <table:table-cell office:value-type="float" office:value="619201">
            <text:p>619201</text:p>
          </table:table-cell>
          <table:table-cell office:value-type="float" office:value="598598">
            <text:p>59859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66959422">
            <text:p>866959422</text:p>
          </table:table-cell>
          <table:table-cell office:value-type="float" office:value="536687">
            <text:p>536687</text:p>
          </table:table-cell>
          <table:table-cell office:value-type="float" office:value="970221">
            <text:p>970221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65555846">
            <text:p>365555846</text:p>
          </table:table-cell>
          <table:table-cell office:value-type="float" office:value="534496">
            <text:p>534496</text:p>
          </table:table-cell>
          <table:table-cell office:value-type="float" office:value="848456">
            <text:p>84845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04318763">
            <text:p>504318763</text:p>
          </table:table-cell>
          <table:table-cell office:value-type="float" office:value="556652">
            <text:p>556652</text:p>
          </table:table-cell>
          <table:table-cell office:value-type="float" office:value="1412013">
            <text:p>141201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35883807">
            <text:p>435883807</text:p>
          </table:table-cell>
          <table:table-cell office:value-type="float" office:value="597461">
            <text:p>597461</text:p>
          </table:table-cell>
          <table:table-cell office:value-type="float" office:value="816658">
            <text:p>81665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98555343">
            <text:p>298555343</text:p>
          </table:table-cell>
          <table:table-cell office:value-type="float" office:value="437042">
            <text:p>437042</text:p>
          </table:table-cell>
          <table:table-cell office:value-type="float" office:value="872676">
            <text:p>87267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24063168">
            <text:p>324063168</text:p>
          </table:table-cell>
          <table:table-cell office:value-type="float" office:value="511000">
            <text:p>511000</text:p>
          </table:table-cell>
          <table:table-cell office:value-type="float" office:value="847949">
            <text:p>84794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72963076">
            <text:p>672963076</text:p>
          </table:table-cell>
          <table:table-cell office:value-type="float" office:value="601691">
            <text:p>601691</text:p>
          </table:table-cell>
          <table:table-cell office:value-type="float" office:value="830058">
            <text:p>83005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29676659">
            <text:p>429676659</text:p>
          </table:table-cell>
          <table:table-cell office:value-type="float" office:value="559776">
            <text:p>559776</text:p>
          </table:table-cell>
          <table:table-cell office:value-type="float" office:value="922905">
            <text:p>92290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99531319">
            <text:p>399531319</text:p>
          </table:table-cell>
          <table:table-cell office:value-type="float" office:value="116551">
            <text:p>116551</text:p>
          </table:table-cell>
          <table:table-cell office:value-type="float" office:value="1030769">
            <text:p>103076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95627449">
            <text:p>495627449</text:p>
          </table:table-cell>
          <table:table-cell office:value-type="float" office:value="526222">
            <text:p>526222</text:p>
          </table:table-cell>
          <table:table-cell office:value-type="float" office:value="831198">
            <text:p>83119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00490108">
            <text:p>400490108</text:p>
          </table:table-cell>
          <table:table-cell office:value-type="float" office:value="699604">
            <text:p>699604</text:p>
          </table:table-cell>
          <table:table-cell office:value-type="float" office:value="972277">
            <text:p>97227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42746519">
            <text:p>542746519</text:p>
          </table:table-cell>
          <table:table-cell office:value-type="float" office:value="523416">
            <text:p>523416</text:p>
          </table:table-cell>
          <table:table-cell office:value-type="float" office:value="1339504">
            <text:p>133950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24621251">
            <text:p>624621251</text:p>
          </table:table-cell>
          <table:table-cell office:value-type="float" office:value="579533">
            <text:p>579533</text:p>
          </table:table-cell>
          <table:table-cell office:value-type="float" office:value="851938">
            <text:p>85193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38275991">
            <text:p>538275991</text:p>
          </table:table-cell>
          <table:table-cell office:value-type="float" office:value="388636">
            <text:p>388636</text:p>
          </table:table-cell>
          <table:table-cell office:value-type="float" office:value="948316">
            <text:p>94831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51097300">
            <text:p>751097300</text:p>
          </table:table-cell>
          <table:table-cell office:value-type="float" office:value="521308">
            <text:p>521308</text:p>
          </table:table-cell>
          <table:table-cell office:value-type="float" office:value="812686">
            <text:p>81268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98541499">
            <text:p>498541499</text:p>
          </table:table-cell>
          <table:table-cell office:value-type="float" office:value="548552">
            <text:p>548552</text:p>
          </table:table-cell>
          <table:table-cell office:value-type="float" office:value="853465">
            <text:p>85346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09181554">
            <text:p>309181554</text:p>
          </table:table-cell>
          <table:table-cell office:value-type="float" office:value="562665">
            <text:p>562665</text:p>
          </table:table-cell>
          <table:table-cell office:value-type="float" office:value="835633">
            <text:p>83563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51041520">
            <text:p>451041520</text:p>
          </table:table-cell>
          <table:table-cell office:value-type="float" office:value="587902">
            <text:p>587902</text:p>
          </table:table-cell>
          <table:table-cell office:value-type="float" office:value="873759">
            <text:p>87375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35138872">
            <text:p>335138872</text:p>
          </table:table-cell>
          <table:table-cell office:value-type="float" office:value="536436">
            <text:p>536436</text:p>
          </table:table-cell>
          <table:table-cell office:value-type="float" office:value="886562">
            <text:p>886562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47025095">
            <text:p>747025095</text:p>
          </table:table-cell>
          <table:table-cell office:value-type="float" office:value="559495">
            <text:p>559495</text:p>
          </table:table-cell>
          <table:table-cell office:value-type="float" office:value="923519">
            <text:p>92351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53306147">
            <text:p>553306147</text:p>
          </table:table-cell>
          <table:table-cell office:value-type="float" office:value="542112">
            <text:p>542112</text:p>
          </table:table-cell>
          <table:table-cell office:value-type="float" office:value="1075747">
            <text:p>107574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75127261">
            <text:p>575127261</text:p>
          </table:table-cell>
          <table:table-cell office:value-type="float" office:value="522170">
            <text:p>522170</text:p>
          </table:table-cell>
          <table:table-cell office:value-type="float" office:value="824099">
            <text:p>82409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10325773">
            <text:p>610325773</text:p>
          </table:table-cell>
          <table:table-cell office:value-type="float" office:value="556567">
            <text:p>556567</text:p>
          </table:table-cell>
          <table:table-cell office:value-type="float" office:value="880909">
            <text:p>88090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08663026">
            <text:p>308663026</text:p>
          </table:table-cell>
          <table:table-cell office:value-type="float" office:value="570444">
            <text:p>570444</text:p>
          </table:table-cell>
          <table:table-cell office:value-type="float" office:value="896939">
            <text:p>89693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27863624">
            <text:p>327863624</text:p>
          </table:table-cell>
          <table:table-cell office:value-type="float" office:value="965282">
            <text:p>965282</text:p>
          </table:table-cell>
          <table:table-cell office:value-type="float" office:value="1539408">
            <text:p>153940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25802942">
            <text:p>425802942</text:p>
          </table:table-cell>
          <table:table-cell office:value-type="float" office:value="885913">
            <text:p>885913</text:p>
          </table:table-cell>
          <table:table-cell office:value-type="float" office:value="1018324">
            <text:p>101832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20801390">
            <text:p>320801390</text:p>
          </table:table-cell>
          <table:table-cell office:value-type="float" office:value="542968">
            <text:p>542968</text:p>
          </table:table-cell>
          <table:table-cell office:value-type="float" office:value="901596">
            <text:p>90159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37853519">
            <text:p>437853519</text:p>
          </table:table-cell>
          <table:table-cell office:value-type="float" office:value="656008">
            <text:p>656008</text:p>
          </table:table-cell>
          <table:table-cell office:value-type="float" office:value="917674">
            <text:p>91767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65778866">
            <text:p>365778866</text:p>
          </table:table-cell>
          <table:table-cell office:value-type="float" office:value="562611">
            <text:p>562611</text:p>
          </table:table-cell>
          <table:table-cell office:value-type="float" office:value="907403">
            <text:p>90740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02979722">
            <text:p>902979722</text:p>
          </table:table-cell>
          <table:table-cell office:value-type="float" office:value="735617">
            <text:p>735617</text:p>
          </table:table-cell>
          <table:table-cell office:value-type="float" office:value="858174">
            <text:p>85817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42194876">
            <text:p>842194876</text:p>
          </table:table-cell>
          <table:table-cell office:value-type="float" office:value="558284">
            <text:p>558284</text:p>
          </table:table-cell>
          <table:table-cell office:value-type="float" office:value="710194">
            <text:p>71019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33735527">
            <text:p>533735527</text:p>
          </table:table-cell>
          <table:table-cell office:value-type="float" office:value="571413">
            <text:p>571413</text:p>
          </table:table-cell>
          <table:table-cell office:value-type="float" office:value="972665">
            <text:p>97266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62830631">
            <text:p>462830631</text:p>
          </table:table-cell>
          <table:table-cell office:value-type="float" office:value="579733">
            <text:p>579733</text:p>
          </table:table-cell>
          <table:table-cell office:value-type="float" office:value="952106">
            <text:p>95210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04193587">
            <text:p>304193587</text:p>
          </table:table-cell>
          <table:table-cell office:value-type="float" office:value="591328">
            <text:p>591328</text:p>
          </table:table-cell>
          <table:table-cell office:value-type="float" office:value="796217">
            <text:p>79621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13335857">
            <text:p>413335857</text:p>
          </table:table-cell>
          <table:table-cell office:value-type="float" office:value="556929">
            <text:p>556929</text:p>
          </table:table-cell>
          <table:table-cell office:value-type="float" office:value="851543">
            <text:p>85154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98267142">
            <text:p>398267142</text:p>
          </table:table-cell>
          <table:table-cell office:value-type="float" office:value="530198">
            <text:p>530198</text:p>
          </table:table-cell>
          <table:table-cell office:value-type="float" office:value="512634">
            <text:p>51263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21093816">
            <text:p>321093816</text:p>
          </table:table-cell>
          <table:table-cell office:value-type="float" office:value="572201">
            <text:p>572201</text:p>
          </table:table-cell>
          <table:table-cell office:value-type="float" office:value="806568">
            <text:p>80656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74971481">
            <text:p>874971481</text:p>
          </table:table-cell>
          <table:table-cell office:value-type="float" office:value="405556">
            <text:p>405556</text:p>
          </table:table-cell>
          <table:table-cell office:value-type="float" office:value="1202650">
            <text:p>120265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49967583">
            <text:p>349967583</text:p>
          </table:table-cell>
          <table:table-cell office:value-type="float" office:value="573566">
            <text:p>573566</text:p>
          </table:table-cell>
          <table:table-cell office:value-type="float" office:value="948453">
            <text:p>94845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82378597">
            <text:p>382378597</text:p>
          </table:table-cell>
          <table:table-cell office:value-type="float" office:value="730534">
            <text:p>730534</text:p>
          </table:table-cell>
          <table:table-cell office:value-type="float" office:value="753253">
            <text:p>75325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08051939">
            <text:p>508051939</text:p>
          </table:table-cell>
          <table:table-cell office:value-type="float" office:value="546766">
            <text:p>546766</text:p>
          </table:table-cell>
          <table:table-cell office:value-type="float" office:value="849126">
            <text:p>84912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12174268">
            <text:p>512174268</text:p>
          </table:table-cell>
          <table:table-cell office:value-type="float" office:value="549262">
            <text:p>549262</text:p>
          </table:table-cell>
          <table:table-cell office:value-type="float" office:value="868458">
            <text:p>86845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19704830">
            <text:p>319704830</text:p>
          </table:table-cell>
          <table:table-cell office:value-type="float" office:value="550207">
            <text:p>550207</text:p>
          </table:table-cell>
          <table:table-cell office:value-type="float" office:value="798430">
            <text:p>79843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14960753">
            <text:p>314960753</text:p>
          </table:table-cell>
          <table:table-cell office:value-type="float" office:value="1317876">
            <text:p>1317876</text:p>
          </table:table-cell>
          <table:table-cell office:value-type="float" office:value="848122">
            <text:p>848122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63236482">
            <text:p>363236482</text:p>
          </table:table-cell>
          <table:table-cell office:value-type="float" office:value="683519">
            <text:p>683519</text:p>
          </table:table-cell>
          <table:table-cell office:value-type="float" office:value="906848">
            <text:p>90684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94722486">
            <text:p>694722486</text:p>
          </table:table-cell>
          <table:table-cell office:value-type="float" office:value="552994">
            <text:p>552994</text:p>
          </table:table-cell>
          <table:table-cell office:value-type="float" office:value="927920">
            <text:p>92792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09071858">
            <text:p>309071858</text:p>
          </table:table-cell>
          <table:table-cell office:value-type="float" office:value="204412">
            <text:p>204412</text:p>
          </table:table-cell>
          <table:table-cell office:value-type="float" office:value="1043211">
            <text:p>1043211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46076669">
            <text:p>446076669</text:p>
          </table:table-cell>
          <table:table-cell office:value-type="float" office:value="535742">
            <text:p>535742</text:p>
          </table:table-cell>
          <table:table-cell office:value-type="float" office:value="861774">
            <text:p>86177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76237977">
            <text:p>476237977</text:p>
          </table:table-cell>
          <table:table-cell office:value-type="float" office:value="89359">
            <text:p>89359</text:p>
          </table:table-cell>
          <table:table-cell office:value-type="float" office:value="1054493">
            <text:p>105449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88108900">
            <text:p>388108900</text:p>
          </table:table-cell>
          <table:table-cell office:value-type="float" office:value="551045">
            <text:p>551045</text:p>
          </table:table-cell>
          <table:table-cell office:value-type="float" office:value="970128">
            <text:p>97012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07366160">
            <text:p>607366160</text:p>
          </table:table-cell>
          <table:table-cell office:value-type="float" office:value="615423">
            <text:p>615423</text:p>
          </table:table-cell>
          <table:table-cell office:value-type="float" office:value="1252994">
            <text:p>125299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24821934">
            <text:p>624821934</text:p>
          </table:table-cell>
          <table:table-cell office:value-type="float" office:value="590752">
            <text:p>590752</text:p>
          </table:table-cell>
          <table:table-cell office:value-type="float" office:value="932607">
            <text:p>93260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37874436">
            <text:p>337874436</text:p>
          </table:table-cell>
          <table:table-cell office:value-type="float" office:value="562548">
            <text:p>562548</text:p>
          </table:table-cell>
          <table:table-cell office:value-type="float" office:value="922541">
            <text:p>92254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68581265">
            <text:p>368581265</text:p>
          </table:table-cell>
          <table:table-cell office:value-type="float" office:value="563391">
            <text:p>563391</text:p>
          </table:table-cell>
          <table:table-cell office:value-type="float" office:value="887472">
            <text:p>88747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41661765">
            <text:p>641661765</text:p>
          </table:table-cell>
          <table:table-cell office:value-type="float" office:value="561389">
            <text:p>561389</text:p>
          </table:table-cell>
          <table:table-cell office:value-type="float" office:value="886786">
            <text:p>88678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71226609">
            <text:p>371226609</text:p>
          </table:table-cell>
          <table:table-cell office:value-type="float" office:value="1414412">
            <text:p>1414412</text:p>
          </table:table-cell>
          <table:table-cell office:value-type="float" office:value="949705">
            <text:p>94970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39070712">
            <text:p>539070712</text:p>
          </table:table-cell>
          <table:table-cell office:value-type="float" office:value="578428">
            <text:p>578428</text:p>
          </table:table-cell>
          <table:table-cell office:value-type="float" office:value="890808">
            <text:p>89080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50564914">
            <text:p>950564914</text:p>
          </table:table-cell>
          <table:table-cell office:value-type="float" office:value="603501">
            <text:p>603501</text:p>
          </table:table-cell>
          <table:table-cell office:value-type="float" office:value="960527">
            <text:p>96052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27046737">
            <text:p>327046737</text:p>
          </table:table-cell>
          <table:table-cell office:value-type="float" office:value="607578">
            <text:p>607578</text:p>
          </table:table-cell>
          <table:table-cell office:value-type="float" office:value="899837">
            <text:p>89983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37070767">
            <text:p>337070767</text:p>
          </table:table-cell>
          <table:table-cell office:value-type="float" office:value="613683">
            <text:p>613683</text:p>
          </table:table-cell>
          <table:table-cell office:value-type="float" office:value="967646">
            <text:p>96764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05473695">
            <text:p>505473695</text:p>
          </table:table-cell>
          <table:table-cell office:value-type="float" office:value="568752">
            <text:p>568752</text:p>
          </table:table-cell>
          <table:table-cell office:value-type="float" office:value="899420">
            <text:p>89942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21195202">
            <text:p>521195202</text:p>
          </table:table-cell>
          <table:table-cell office:value-type="float" office:value="592942">
            <text:p>592942</text:p>
          </table:table-cell>
          <table:table-cell office:value-type="float" office:value="901943">
            <text:p>90194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36007199">
            <text:p>936007199</text:p>
          </table:table-cell>
          <table:table-cell office:value-type="float" office:value="584825">
            <text:p>584825</text:p>
          </table:table-cell>
          <table:table-cell office:value-type="float" office:value="931979">
            <text:p>93197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71110797">
            <text:p>571110797</text:p>
          </table:table-cell>
          <table:table-cell office:value-type="float" office:value="604134">
            <text:p>604134</text:p>
          </table:table-cell>
          <table:table-cell office:value-type="float" office:value="857109">
            <text:p>85710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35761025">
            <text:p>535761025</text:p>
          </table:table-cell>
          <table:table-cell office:value-type="float" office:value="573884">
            <text:p>573884</text:p>
          </table:table-cell>
          <table:table-cell office:value-type="float" office:value="942085">
            <text:p>94208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04201362">
            <text:p>504201362</text:p>
          </table:table-cell>
          <table:table-cell office:value-type="float" office:value="573788">
            <text:p>573788</text:p>
          </table:table-cell>
          <table:table-cell office:value-type="float" office:value="950260">
            <text:p>95026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48088274">
            <text:p>348088274</text:p>
          </table:table-cell>
          <table:table-cell office:value-type="float" office:value="588866">
            <text:p>588866</text:p>
          </table:table-cell>
          <table:table-cell office:value-type="float" office:value="474051">
            <text:p>47405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61571152">
            <text:p>561571152</text:p>
          </table:table-cell>
          <table:table-cell office:value-type="float" office:value="545459">
            <text:p>545459</text:p>
          </table:table-cell>
          <table:table-cell office:value-type="float" office:value="533162">
            <text:p>53316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39127490">
            <text:p>839127490</text:p>
          </table:table-cell>
          <table:table-cell office:value-type="float" office:value="557891">
            <text:p>557891</text:p>
          </table:table-cell>
          <table:table-cell office:value-type="float" office:value="920492">
            <text:p>92049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71681241">
            <text:p>771681241</text:p>
          </table:table-cell>
          <table:table-cell office:value-type="float" office:value="559211">
            <text:p>559211</text:p>
          </table:table-cell>
          <table:table-cell office:value-type="float" office:value="967233">
            <text:p>96723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34408894">
            <text:p>334408894</text:p>
          </table:table-cell>
          <table:table-cell office:value-type="float" office:value="568591">
            <text:p>568591</text:p>
          </table:table-cell>
          <table:table-cell office:value-type="float" office:value="950276">
            <text:p>95027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1101560">
            <text:p>671101560</text:p>
          </table:table-cell>
          <table:table-cell office:value-type="float" office:value="564437">
            <text:p>564437</text:p>
          </table:table-cell>
          <table:table-cell office:value-type="float" office:value="941820">
            <text:p>94182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3046020">
            <text:p>83046020</text:p>
          </table:table-cell>
          <table:table-cell office:value-type="float" office:value="706205">
            <text:p>706205</text:p>
          </table:table-cell>
          <table:table-cell office:value-type="float" office:value="961982">
            <text:p>96198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36000436">
            <text:p>636000436</text:p>
          </table:table-cell>
          <table:table-cell office:value-type="float" office:value="628251">
            <text:p>628251</text:p>
          </table:table-cell>
          <table:table-cell office:value-type="float" office:value="880498">
            <text:p>88049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75976832">
            <text:p>475976832</text:p>
          </table:table-cell>
          <table:table-cell office:value-type="float" office:value="562488">
            <text:p>562488</text:p>
          </table:table-cell>
          <table:table-cell office:value-type="float" office:value="977777">
            <text:p>97777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26155775">
            <text:p>626155775</text:p>
          </table:table-cell>
          <table:table-cell office:value-type="float" office:value="617061">
            <text:p>617061</text:p>
          </table:table-cell>
          <table:table-cell office:value-type="float" office:value="1069415">
            <text:p>106941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47729299">
            <text:p>347729299</text:p>
          </table:table-cell>
          <table:table-cell office:value-type="float" office:value="579579">
            <text:p>579579</text:p>
          </table:table-cell>
          <table:table-cell office:value-type="float" office:value="874896">
            <text:p>87489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97576651">
            <text:p>497576651</text:p>
          </table:table-cell>
          <table:table-cell office:value-type="float" office:value="609895">
            <text:p>609895</text:p>
          </table:table-cell>
          <table:table-cell office:value-type="float" office:value="916497">
            <text:p>91649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34609326">
            <text:p>534609326</text:p>
          </table:table-cell>
          <table:table-cell office:value-type="float" office:value="562147">
            <text:p>562147</text:p>
          </table:table-cell>
          <table:table-cell office:value-type="float" office:value="897771">
            <text:p>89777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70617979">
            <text:p>370617979</text:p>
          </table:table-cell>
          <table:table-cell office:value-type="float" office:value="594542">
            <text:p>594542</text:p>
          </table:table-cell>
          <table:table-cell office:value-type="float" office:value="891506">
            <text:p>89150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53333513">
            <text:p>453333513</text:p>
          </table:table-cell>
          <table:table-cell office:value-type="float" office:value="618406">
            <text:p>618406</text:p>
          </table:table-cell>
          <table:table-cell office:value-type="float" office:value="1005870">
            <text:p>100587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42135609">
            <text:p>742135609</text:p>
          </table:table-cell>
          <table:table-cell office:value-type="float" office:value="599196">
            <text:p>599196</text:p>
          </table:table-cell>
          <table:table-cell office:value-type="float" office:value="963117">
            <text:p>96311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07769158">
            <text:p>407769158</text:p>
          </table:table-cell>
          <table:table-cell office:value-type="float" office:value="316146">
            <text:p>316146</text:p>
          </table:table-cell>
          <table:table-cell office:value-type="float" office:value="1174153">
            <text:p>117415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72920693">
            <text:p>472920693</text:p>
          </table:table-cell>
          <table:table-cell office:value-type="float" office:value="458565">
            <text:p>458565</text:p>
          </table:table-cell>
          <table:table-cell office:value-type="float" office:value="1010809">
            <text:p>101080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40132332">
            <text:p>440132332</text:p>
          </table:table-cell>
          <table:table-cell office:value-type="float" office:value="637630">
            <text:p>637630</text:p>
          </table:table-cell>
          <table:table-cell office:value-type="float" office:value="889721">
            <text:p>88972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55301844">
            <text:p>455301844</text:p>
          </table:table-cell>
          <table:table-cell office:value-type="float" office:value="584161">
            <text:p>584161</text:p>
          </table:table-cell>
          <table:table-cell office:value-type="float" office:value="942772">
            <text:p>94277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13712509">
            <text:p>513712509</text:p>
          </table:table-cell>
          <table:table-cell office:value-type="float" office:value="609978">
            <text:p>609978</text:p>
          </table:table-cell>
          <table:table-cell office:value-type="float" office:value="886037">
            <text:p>88603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47615494">
            <text:p>747615494</text:p>
          </table:table-cell>
          <table:table-cell office:value-type="float" office:value="656383">
            <text:p>656383</text:p>
          </table:table-cell>
          <table:table-cell office:value-type="float" office:value="938368">
            <text:p>93836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01877350">
            <text:p>601877350</text:p>
          </table:table-cell>
          <table:table-cell office:value-type="float" office:value="575847">
            <text:p>575847</text:p>
          </table:table-cell>
          <table:table-cell office:value-type="float" office:value="949238">
            <text:p>94923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54532435">
            <text:p>554532435</text:p>
          </table:table-cell>
          <table:table-cell office:value-type="float" office:value="587015">
            <text:p>587015</text:p>
          </table:table-cell>
          <table:table-cell office:value-type="float" office:value="889821">
            <text:p>88982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31100149">
            <text:p>631100149</text:p>
          </table:table-cell>
          <table:table-cell office:value-type="float" office:value="573662">
            <text:p>573662</text:p>
          </table:table-cell>
          <table:table-cell office:value-type="float" office:value="487068">
            <text:p>48706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78214720">
            <text:p>478214720</text:p>
          </table:table-cell>
          <table:table-cell office:value-type="float" office:value="183217">
            <text:p>183217</text:p>
          </table:table-cell>
          <table:table-cell office:value-type="float" office:value="913251">
            <text:p>91325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49905999">
            <text:p>449905999</text:p>
          </table:table-cell>
          <table:table-cell office:value-type="float" office:value="551411">
            <text:p>551411</text:p>
          </table:table-cell>
          <table:table-cell office:value-type="float" office:value="874963">
            <text:p>87496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61680962">
            <text:p>561680962</text:p>
          </table:table-cell>
          <table:table-cell office:value-type="float" office:value="547336">
            <text:p>547336</text:p>
          </table:table-cell>
          <table:table-cell office:value-type="float" office:value="862345">
            <text:p>86234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69949651">
            <text:p>869949651</text:p>
          </table:table-cell>
          <table:table-cell office:value-type="float" office:value="574556">
            <text:p>574556</text:p>
          </table:table-cell>
          <table:table-cell office:value-type="float" office:value="933688">
            <text:p>93368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02089398">
            <text:p>402089398</text:p>
          </table:table-cell>
          <table:table-cell office:value-type="float" office:value="598312">
            <text:p>598312</text:p>
          </table:table-cell>
          <table:table-cell office:value-type="float" office:value="956547">
            <text:p>95654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08143219">
            <text:p>408143219</text:p>
          </table:table-cell>
          <table:table-cell office:value-type="float" office:value="563923">
            <text:p>563923</text:p>
          </table:table-cell>
          <table:table-cell office:value-type="float" office:value="890131">
            <text:p>89013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26292361">
            <text:p>526292361</text:p>
          </table:table-cell>
          <table:table-cell office:value-type="float" office:value="539531">
            <text:p>539531</text:p>
          </table:table-cell>
          <table:table-cell office:value-type="float" office:value="1014840">
            <text:p>101484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33386894">
            <text:p>533386894</text:p>
          </table:table-cell>
          <table:table-cell office:value-type="float" office:value="548570">
            <text:p>548570</text:p>
          </table:table-cell>
          <table:table-cell office:value-type="float" office:value="932996">
            <text:p>93299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39358045">
            <text:p>339358045</text:p>
          </table:table-cell>
          <table:table-cell office:value-type="float" office:value="606963">
            <text:p>606963</text:p>
          </table:table-cell>
          <table:table-cell office:value-type="float" office:value="899815">
            <text:p>89981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2748094">
            <text:p>532748094</text:p>
          </table:table-cell>
          <table:table-cell office:value-type="float" office:value="235413">
            <text:p>235413</text:p>
          </table:table-cell>
          <table:table-cell office:value-type="float" office:value="1170976">
            <text:p>117097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3426456">
            <text:p>553426456</text:p>
          </table:table-cell>
          <table:table-cell office:value-type="float" office:value="646079">
            <text:p>646079</text:p>
          </table:table-cell>
          <table:table-cell office:value-type="float" office:value="1091624">
            <text:p>109162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4086829">
            <text:p>284086829</text:p>
          </table:table-cell>
          <table:table-cell office:value-type="float" office:value="706967">
            <text:p>706967</text:p>
          </table:table-cell>
          <table:table-cell office:value-type="float" office:value="1112917">
            <text:p>111291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95969397">
            <text:p>295969397</text:p>
          </table:table-cell>
          <table:table-cell office:value-type="float" office:value="679567">
            <text:p>679567</text:p>
          </table:table-cell>
          <table:table-cell office:value-type="float" office:value="998580">
            <text:p>99858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90947015">
            <text:p>290947015</text:p>
          </table:table-cell>
          <table:table-cell office:value-type="float" office:value="629009">
            <text:p>629009</text:p>
          </table:table-cell>
          <table:table-cell office:value-type="float" office:value="1182424">
            <text:p>118242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76894278">
            <text:p>376894278</text:p>
          </table:table-cell>
          <table:table-cell office:value-type="float" office:value="604371">
            <text:p>604371</text:p>
          </table:table-cell>
          <table:table-cell office:value-type="float" office:value="956639">
            <text:p>95663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80734823">
            <text:p>480734823</text:p>
          </table:table-cell>
          <table:table-cell office:value-type="float" office:value="606795">
            <text:p>606795</text:p>
          </table:table-cell>
          <table:table-cell office:value-type="float" office:value="976681">
            <text:p>97668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7753470">
            <text:p>357753470</text:p>
          </table:table-cell>
          <table:table-cell office:value-type="float" office:value="582370">
            <text:p>582370</text:p>
          </table:table-cell>
          <table:table-cell office:value-type="float" office:value="967008">
            <text:p>96700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96777159">
            <text:p>396777159</text:p>
          </table:table-cell>
          <table:table-cell office:value-type="float" office:value="483039">
            <text:p>483039</text:p>
          </table:table-cell>
          <table:table-cell office:value-type="float" office:value="961046">
            <text:p>96104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64884391">
            <text:p>264884391</text:p>
          </table:table-cell>
          <table:table-cell office:value-type="float" office:value="606697">
            <text:p>606697</text:p>
          </table:table-cell>
          <table:table-cell office:value-type="float" office:value="1042680">
            <text:p>104268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5058925">
            <text:p>515058925</text:p>
          </table:table-cell>
          <table:table-cell office:value-type="float" office:value="625152">
            <text:p>625152</text:p>
          </table:table-cell>
          <table:table-cell office:value-type="float" office:value="1077529">
            <text:p>107752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3938600">
            <text:p>523938600</text:p>
          </table:table-cell>
          <table:table-cell office:value-type="float" office:value="318436">
            <text:p>318436</text:p>
          </table:table-cell>
          <table:table-cell office:value-type="float" office:value="1030751">
            <text:p>103075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45326862">
            <text:p>445326862</text:p>
          </table:table-cell>
          <table:table-cell office:value-type="float" office:value="634730">
            <text:p>634730</text:p>
          </table:table-cell>
          <table:table-cell office:value-type="float" office:value="1000740">
            <text:p>100074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18084774">
            <text:p>318084774</text:p>
          </table:table-cell>
          <table:table-cell office:value-type="float" office:value="567636">
            <text:p>567636</text:p>
          </table:table-cell>
          <table:table-cell office:value-type="float" office:value="955709">
            <text:p>95570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7617790">
            <text:p>287617790</text:p>
          </table:table-cell>
          <table:table-cell office:value-type="float" office:value="573179">
            <text:p>573179</text:p>
          </table:table-cell>
          <table:table-cell office:value-type="float" office:value="1013657">
            <text:p>101365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9353133">
            <text:p>519353133</text:p>
          </table:table-cell>
          <table:table-cell office:value-type="float" office:value="576279">
            <text:p>576279</text:p>
          </table:table-cell>
          <table:table-cell office:value-type="float" office:value="1040850">
            <text:p>104085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9609215">
            <text:p>509609215</text:p>
          </table:table-cell>
          <table:table-cell office:value-type="float" office:value="618228">
            <text:p>618228</text:p>
          </table:table-cell>
          <table:table-cell office:value-type="float" office:value="1100304">
            <text:p>110030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72137420">
            <text:p>272137420</text:p>
          </table:table-cell>
          <table:table-cell office:value-type="float" office:value="604628">
            <text:p>604628</text:p>
          </table:table-cell>
          <table:table-cell office:value-type="float" office:value="937335">
            <text:p>93733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9507413">
            <text:p>359507413</text:p>
          </table:table-cell>
          <table:table-cell office:value-type="float" office:value="608213">
            <text:p>608213</text:p>
          </table:table-cell>
          <table:table-cell office:value-type="float" office:value="968790">
            <text:p>96879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3878327">
            <text:p>513878327</text:p>
          </table:table-cell>
          <table:table-cell office:value-type="float" office:value="593774">
            <text:p>593774</text:p>
          </table:table-cell>
          <table:table-cell office:value-type="float" office:value="1015435">
            <text:p>101543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1887219">
            <text:p>501887219</text:p>
          </table:table-cell>
          <table:table-cell office:value-type="float" office:value="620115">
            <text:p>620115</text:p>
          </table:table-cell>
          <table:table-cell office:value-type="float" office:value="944819">
            <text:p>94481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6621321">
            <text:p>516621321</text:p>
          </table:table-cell>
          <table:table-cell office:value-type="float" office:value="494368">
            <text:p>494368</text:p>
          </table:table-cell>
          <table:table-cell office:value-type="float" office:value="1077054">
            <text:p>107705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91053649">
            <text:p>391053649</text:p>
          </table:table-cell>
          <table:table-cell office:value-type="float" office:value="638005">
            <text:p>638005</text:p>
          </table:table-cell>
          <table:table-cell office:value-type="float" office:value="1113260">
            <text:p>111326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1994744">
            <text:p>551994744</text:p>
          </table:table-cell>
          <table:table-cell office:value-type="float" office:value="598276">
            <text:p>598276</text:p>
          </table:table-cell>
          <table:table-cell office:value-type="float" office:value="1120207">
            <text:p>112020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2602612">
            <text:p>472602612</text:p>
          </table:table-cell>
          <table:table-cell office:value-type="float" office:value="263111">
            <text:p>263111</text:p>
          </table:table-cell>
          <table:table-cell office:value-type="float" office:value="935024">
            <text:p>93502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17875685">
            <text:p>317875685</text:p>
          </table:table-cell>
          <table:table-cell office:value-type="float" office:value="622364">
            <text:p>622364</text:p>
          </table:table-cell>
          <table:table-cell office:value-type="float" office:value="953435">
            <text:p>95343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61166903">
            <text:p>461166903</text:p>
          </table:table-cell>
          <table:table-cell office:value-type="float" office:value="744737">
            <text:p>744737</text:p>
          </table:table-cell>
          <table:table-cell office:value-type="float" office:value="912381">
            <text:p>91238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65943431">
            <text:p>465943431</text:p>
          </table:table-cell>
          <table:table-cell office:value-type="float" office:value="612813">
            <text:p>612813</text:p>
          </table:table-cell>
          <table:table-cell office:value-type="float" office:value="1001236">
            <text:p>100123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8392318">
            <text:p>538392318</text:p>
          </table:table-cell>
          <table:table-cell office:value-type="float" office:value="425904">
            <text:p>425904</text:p>
          </table:table-cell>
          <table:table-cell office:value-type="float" office:value="1143379">
            <text:p>114337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86615622">
            <text:p>386615622</text:p>
          </table:table-cell>
          <table:table-cell office:value-type="float" office:value="595473">
            <text:p>595473</text:p>
          </table:table-cell>
          <table:table-cell office:value-type="float" office:value="887253">
            <text:p>88725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2981482">
            <text:p>302981482</text:p>
          </table:table-cell>
          <table:table-cell office:value-type="float" office:value="588507">
            <text:p>588507</text:p>
          </table:table-cell>
          <table:table-cell office:value-type="float" office:value="947768">
            <text:p>94776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3227039">
            <text:p>283227039</text:p>
          </table:table-cell>
          <table:table-cell office:value-type="float" office:value="658104">
            <text:p>658104</text:p>
          </table:table-cell>
          <table:table-cell office:value-type="float" office:value="1034999">
            <text:p>103499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15206328">
            <text:p>315206328</text:p>
          </table:table-cell>
          <table:table-cell office:value-type="float" office:value="610063">
            <text:p>610063</text:p>
          </table:table-cell>
          <table:table-cell office:value-type="float" office:value="1022946">
            <text:p>102294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2700831">
            <text:p>472700831</text:p>
          </table:table-cell>
          <table:table-cell office:value-type="float" office:value="595676">
            <text:p>595676</text:p>
          </table:table-cell>
          <table:table-cell office:value-type="float" office:value="1072913">
            <text:p>107291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5024241">
            <text:p>505024241</text:p>
          </table:table-cell>
          <table:table-cell office:value-type="float" office:value="571768">
            <text:p>571768</text:p>
          </table:table-cell>
          <table:table-cell office:value-type="float" office:value="929943">
            <text:p>92994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9327588">
            <text:p>529327588</text:p>
          </table:table-cell>
          <table:table-cell office:value-type="float" office:value="676458">
            <text:p>676458</text:p>
          </table:table-cell>
          <table:table-cell office:value-type="float" office:value="1124105">
            <text:p>112410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8729590">
            <text:p>308729590</text:p>
          </table:table-cell>
          <table:table-cell office:value-type="float" office:value="631399">
            <text:p>631399</text:p>
          </table:table-cell>
          <table:table-cell office:value-type="float" office:value="983481">
            <text:p>98348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9612097">
            <text:p>519612097</text:p>
          </table:table-cell>
          <table:table-cell office:value-type="float" office:value="624197">
            <text:p>624197</text:p>
          </table:table-cell>
          <table:table-cell office:value-type="float" office:value="995481">
            <text:p>99548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11792696">
            <text:p>311792696</text:p>
          </table:table-cell>
          <table:table-cell office:value-type="float" office:value="734987">
            <text:p>734987</text:p>
          </table:table-cell>
          <table:table-cell office:value-type="float" office:value="993330">
            <text:p>99333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68023596">
            <text:p>268023596</text:p>
          </table:table-cell>
          <table:table-cell office:value-type="float" office:value="597113">
            <text:p>597113</text:p>
          </table:table-cell>
          <table:table-cell office:value-type="float" office:value="980536">
            <text:p>98053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0286802">
            <text:p>400286802</text:p>
          </table:table-cell>
          <table:table-cell office:value-type="float" office:value="600452">
            <text:p>600452</text:p>
          </table:table-cell>
          <table:table-cell office:value-type="float" office:value="1078993">
            <text:p>107899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47888002">
            <text:p>347888002</text:p>
          </table:table-cell>
          <table:table-cell office:value-type="float" office:value="590360">
            <text:p>590360</text:p>
          </table:table-cell>
          <table:table-cell office:value-type="float" office:value="968127">
            <text:p>96812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7411588">
            <text:p>357411588</text:p>
          </table:table-cell>
          <table:table-cell office:value-type="float" office:value="615290">
            <text:p>615290</text:p>
          </table:table-cell>
          <table:table-cell office:value-type="float" office:value="878722">
            <text:p>87872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66435514">
            <text:p>266435514</text:p>
          </table:table-cell>
          <table:table-cell office:value-type="float" office:value="598042">
            <text:p>598042</text:p>
          </table:table-cell>
          <table:table-cell office:value-type="float" office:value="910104">
            <text:p>91010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79422135">
            <text:p>279422135</text:p>
          </table:table-cell>
          <table:table-cell office:value-type="float" office:value="312881">
            <text:p>312881</text:p>
          </table:table-cell>
          <table:table-cell office:value-type="float" office:value="1074772">
            <text:p>107477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75986251">
            <text:p>275986251</text:p>
          </table:table-cell>
          <table:table-cell office:value-type="float" office:value="712098">
            <text:p>712098</text:p>
          </table:table-cell>
          <table:table-cell office:value-type="float" office:value="1024607">
            <text:p>102460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1013395">
            <text:p>281013395</text:p>
          </table:table-cell>
          <table:table-cell office:value-type="float" office:value="584332">
            <text:p>584332</text:p>
          </table:table-cell>
          <table:table-cell office:value-type="float" office:value="786614">
            <text:p>78661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389808">
            <text:p>300389808</text:p>
          </table:table-cell>
          <table:table-cell office:value-type="float" office:value="601227">
            <text:p>601227</text:p>
          </table:table-cell>
          <table:table-cell office:value-type="float" office:value="986945">
            <text:p>98694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3403213">
            <text:p>523403213</text:p>
          </table:table-cell>
          <table:table-cell office:value-type="float" office:value="649075">
            <text:p>649075</text:p>
          </table:table-cell>
          <table:table-cell office:value-type="float" office:value="895336">
            <text:p>89533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0537298">
            <text:p>510537298</text:p>
          </table:table-cell>
          <table:table-cell office:value-type="float" office:value="607882">
            <text:p>607882</text:p>
          </table:table-cell>
          <table:table-cell office:value-type="float" office:value="960593">
            <text:p>96059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1T16:45:45.80</dc:date>
    <meta:generator>LibreOffice/4.0.2.2$Windows_x86 LibreOffice_project/4c82dcdd6efcd48b1d8bba66bfe1989deee49c3</meta:generator>
    <meta:editing-duration>P0D</meta:editing-duration>
    <meta:editing-cycles>1</meta:editing-cycles>
    <meta:document-statistic meta:table-count="1" meta:cell-count="98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5000" chart:maximum="5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72cm" svg:height="13.2cm" xlink:href=".." xlink:type="simple" chart:class="chart:line" chart:style-name="ch1">
        <chart:legend chart:legend-position="end" svg:x="23.032cm" svg:y="5.764cm" style:legend-expansion="high" chart:style-name="ch2"/>
        <chart:plot-area chart:style-name="ch3" table:cell-range-address="Hoja1.F1:Hoja1.I49" chart:data-source-has-labels="both" svg:x="0.947cm" svg:y="1.191cm" svg:width="21.091cm" svg:height="11.325cm">
          <chartooo:coordinate-region svg:x="2.865cm" svg:y="1.403cm" svg:width="18.987cm" svg:height="10.44cm"/>
          <chart:axis chart:dimension="x" chart:name="primary-x" chart:style-name="ch4" chartooo:axis-type="auto">
            <chartooo:date-scale/>
            <chart:categories table:cell-range-address="Hoja1.F2:Hoja1.F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2:Hoja1.G49" chart:label-cell-address="Hoja1.G1:Hoja1.G1" chart:class="chart:line">
            <chart:data-point chart:repeated="48"/>
          </chart:series>
          <chart:series chart:style-name="ch8" chart:values-cell-range-address="Hoja1.H2:Hoja1.H49" chart:label-cell-address="Hoja1.H1:Hoja1.H1" chart:class="chart:line">
            <chart:data-point chart:repeated="48"/>
          </chart:series>
          <chart:series chart:style-name="ch9" chart:values-cell-range-address="Hoja1.I2:Hoja1.I49" chart:label-cell-address="Hoja1.I1:Hoja1.I1" chart:class="chart:line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</text:p>
                <draw:g>
                  <svg:desc>Hoja1.G1:Hoja1.G1</svg:desc>
                </draw:g>
              </table:table-cell>
              <table:table-cell office:value-type="string">
                <text:p>Goloso</text:p>
                <draw:g>
                  <svg:desc>Hoja1.H1:Hoja1.H1</svg:desc>
                </draw:g>
              </table:table-cell>
              <table:table-cell office:value-type="string">
                <text:p>BLocal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Hoja1.F2:Hoja1.F49</svg:desc>
                </draw:g>
              </table:table-cell>
              <table:table-cell office:value-type="float" office:value="49327.2">
                <text:p>49327.2</text:p>
                <draw:g>
                  <svg:desc>Hoja1.G2:Hoja1.G49</svg:desc>
                </draw:g>
              </table:table-cell>
              <table:table-cell office:value-type="float" office:value="7408.44">
                <text:p>7408.44</text:p>
                <draw:g>
                  <svg:desc>Hoja1.H2:Hoja1.H49</svg:desc>
                </draw:g>
              </table:table-cell>
              <table:table-cell office:value-type="float" office:value="7768.92">
                <text:p>7768.92</text:p>
                <draw:g>
                  <svg:desc>Hoja1.I2:Hoja1.I49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0390.88">
                <text:p>120390.88</text:p>
              </table:table-cell>
              <table:table-cell office:value-type="float" office:value="8936.36">
                <text:p>8936.36</text:p>
              </table:table-cell>
              <table:table-cell office:value-type="float" office:value="8917.78">
                <text:p>8917.7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57701.44">
                <text:p>257701.44</text:p>
              </table:table-cell>
              <table:table-cell office:value-type="float" office:value="11011.1">
                <text:p>11011.1</text:p>
              </table:table-cell>
              <table:table-cell office:value-type="float" office:value="11882">
                <text:p>1188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00932.92">
                <text:p>400932.92</text:p>
              </table:table-cell>
              <table:table-cell office:value-type="float" office:value="15046.72">
                <text:p>15046.72</text:p>
              </table:table-cell>
              <table:table-cell office:value-type="float" office:value="13733.98">
                <text:p>13733.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77824.84">
                <text:p>677824.84</text:p>
              </table:table-cell>
              <table:table-cell office:value-type="float" office:value="15630.9">
                <text:p>15630.9</text:p>
              </table:table-cell>
              <table:table-cell office:value-type="float" office:value="15254.62">
                <text:p>15254.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86316.94">
                <text:p>986316.94</text:p>
              </table:table-cell>
              <table:table-cell office:value-type="float" office:value="16527">
                <text:p>16527</text:p>
              </table:table-cell>
              <table:table-cell office:value-type="float" office:value="19387.22">
                <text:p>19387.2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27872.22">
                <text:p>1427872.22</text:p>
              </table:table-cell>
              <table:table-cell office:value-type="float" office:value="18510.24">
                <text:p>18510.24</text:p>
              </table:table-cell>
              <table:table-cell office:value-type="float" office:value="23344.86">
                <text:p>23344.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99905.2">
                <text:p>2099905.2</text:p>
              </table:table-cell>
              <table:table-cell office:value-type="float" office:value="23568.1">
                <text:p>23568.1</text:p>
              </table:table-cell>
              <table:table-cell office:value-type="float" office:value="27328.04">
                <text:p>27328.0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895236.24">
                <text:p>2895236.24</text:p>
              </table:table-cell>
              <table:table-cell office:value-type="float" office:value="26848.88">
                <text:p>26848.88</text:p>
              </table:table-cell>
              <table:table-cell office:value-type="float" office:value="33708.44">
                <text:p>33708.4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745571.24">
                <text:p>3745571.24</text:p>
              </table:table-cell>
              <table:table-cell office:value-type="float" office:value="31768.32">
                <text:p>31768.32</text:p>
              </table:table-cell>
              <table:table-cell office:value-type="float" office:value="36950.92">
                <text:p>36950.9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026991.6">
                <text:p>5026991.6</text:p>
              </table:table-cell>
              <table:table-cell office:value-type="float" office:value="35302.22">
                <text:p>35302.22</text:p>
              </table:table-cell>
              <table:table-cell office:value-type="float" office:value="41213.8">
                <text:p>41213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913082.38">
                <text:p>6913082.38</text:p>
              </table:table-cell>
              <table:table-cell office:value-type="float" office:value="42675.86">
                <text:p>42675.86</text:p>
              </table:table-cell>
              <table:table-cell office:value-type="float" office:value="55001.34">
                <text:p>55001.3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148879.64">
                <text:p>8148879.64</text:p>
              </table:table-cell>
              <table:table-cell office:value-type="float" office:value="48577.54">
                <text:p>48577.54</text:p>
              </table:table-cell>
              <table:table-cell office:value-type="float" office:value="62747.44">
                <text:p>62747.4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151915.62">
                <text:p>10151915.62</text:p>
              </table:table-cell>
              <table:table-cell office:value-type="float" office:value="51384.14">
                <text:p>51384.14</text:p>
              </table:table-cell>
              <table:table-cell office:value-type="float" office:value="77553.44">
                <text:p>77553.4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2588467.12">
                <text:p>12588467.12</text:p>
              </table:table-cell>
              <table:table-cell office:value-type="float" office:value="57772.12">
                <text:p>57772.12</text:p>
              </table:table-cell>
              <table:table-cell office:value-type="float" office:value="78517.28">
                <text:p>78517.2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813020.72">
                <text:p>15813020.72</text:p>
              </table:table-cell>
              <table:table-cell office:value-type="float" office:value="68242.14">
                <text:p>68242.14</text:p>
              </table:table-cell>
              <table:table-cell office:value-type="float" office:value="95277.82">
                <text:p>95277.8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661876.1">
                <text:p>18661876.1</text:p>
              </table:table-cell>
              <table:table-cell office:value-type="float" office:value="75689.9">
                <text:p>75689.9</text:p>
              </table:table-cell>
              <table:table-cell office:value-type="float" office:value="95883.68">
                <text:p>95883.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826023.42">
                <text:p>23826023.42</text:p>
              </table:table-cell>
              <table:table-cell office:value-type="float" office:value="85115.5">
                <text:p>85115.5</text:p>
              </table:table-cell>
              <table:table-cell office:value-type="float" office:value="109381.82">
                <text:p>109381.8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9652881.94">
                <text:p>29652881.94</text:p>
              </table:table-cell>
              <table:table-cell office:value-type="float" office:value="92420.94">
                <text:p>92420.94</text:p>
              </table:table-cell>
              <table:table-cell office:value-type="float" office:value="130042.58">
                <text:p>130042.5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3744156.82">
                <text:p>33744156.82</text:p>
              </table:table-cell>
              <table:table-cell office:value-type="float" office:value="103092.36">
                <text:p>103092.36</text:p>
              </table:table-cell>
              <table:table-cell office:value-type="float" office:value="137253.14">
                <text:p>137253.1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7882072.9">
                <text:p>37882072.9</text:p>
              </table:table-cell>
              <table:table-cell office:value-type="float" office:value="110573.66">
                <text:p>110573.66</text:p>
              </table:table-cell>
              <table:table-cell office:value-type="float" office:value="147242.58">
                <text:p>147242.5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6390406.96">
                <text:p>46390406.96</text:p>
              </table:table-cell>
              <table:table-cell office:value-type="float" office:value="116250.98">
                <text:p>116250.98</text:p>
              </table:table-cell>
              <table:table-cell office:value-type="float" office:value="171193.54">
                <text:p>171193.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0565386.64">
                <text:p>50565386.64</text:p>
              </table:table-cell>
              <table:table-cell office:value-type="float" office:value="129754.66">
                <text:p>129754.66</text:p>
              </table:table-cell>
              <table:table-cell office:value-type="float" office:value="165222.74">
                <text:p>165222.7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7113427.16">
                <text:p>57113427.16</text:p>
              </table:table-cell>
              <table:table-cell office:value-type="float" office:value="143782.04">
                <text:p>143782.04</text:p>
              </table:table-cell>
              <table:table-cell office:value-type="float" office:value="188260.64">
                <text:p>188260.6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7086451.72">
                <text:p>67086451.72</text:p>
              </table:table-cell>
              <table:table-cell office:value-type="float" office:value="163038.2">
                <text:p>163038.2</text:p>
              </table:table-cell>
              <table:table-cell office:value-type="float" office:value="218894.3">
                <text:p>218894.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0304963.66">
                <text:p>80304963.66</text:p>
              </table:table-cell>
              <table:table-cell office:value-type="float" office:value="161107.04">
                <text:p>161107.04</text:p>
              </table:table-cell>
              <table:table-cell office:value-type="float" office:value="248522.96">
                <text:p>248522.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0270459.38">
                <text:p>90270459.38</text:p>
              </table:table-cell>
              <table:table-cell office:value-type="float" office:value="188186.24">
                <text:p>188186.24</text:p>
              </table:table-cell>
              <table:table-cell office:value-type="float" office:value="260056.04">
                <text:p>260056.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520514.32">
                <text:p>100520514.32</text:p>
              </table:table-cell>
              <table:table-cell office:value-type="float" office:value="204444.82">
                <text:p>204444.82</text:p>
              </table:table-cell>
              <table:table-cell office:value-type="float" office:value="277518.24">
                <text:p>277518.2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22230937.96">
                <text:p>122230937.96</text:p>
              </table:table-cell>
              <table:table-cell office:value-type="float" office:value="212860.98">
                <text:p>212860.98</text:p>
              </table:table-cell>
              <table:table-cell office:value-type="float" office:value="317241.68">
                <text:p>317241.6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3993982.32">
                <text:p>123993982.32</text:p>
              </table:table-cell>
              <table:table-cell office:value-type="float" office:value="221563.16">
                <text:p>221563.16</text:p>
              </table:table-cell>
              <table:table-cell office:value-type="float" office:value="312600.84">
                <text:p>312600.8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46025695.06">
                <text:p>146025695.06</text:p>
              </table:table-cell>
              <table:table-cell office:value-type="float" office:value="247188.36">
                <text:p>247188.36</text:p>
              </table:table-cell>
              <table:table-cell office:value-type="float" office:value="373161.5">
                <text:p>373161.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52945916.02">
                <text:p>152945916.02</text:p>
              </table:table-cell>
              <table:table-cell office:value-type="float" office:value="276683.2">
                <text:p>276683.2</text:p>
              </table:table-cell>
              <table:table-cell office:value-type="float" office:value="406456.84">
                <text:p>406456.8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74126641.34">
                <text:p>174126641.34</text:p>
              </table:table-cell>
              <table:table-cell office:value-type="float" office:value="282187.66">
                <text:p>282187.66</text:p>
              </table:table-cell>
              <table:table-cell office:value-type="float" office:value="425156.06">
                <text:p>425156.0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93554850.54">
                <text:p>193554850.54</text:p>
              </table:table-cell>
              <table:table-cell office:value-type="float" office:value="293965.56">
                <text:p>293965.56</text:p>
              </table:table-cell>
              <table:table-cell office:value-type="float" office:value="410149.88">
                <text:p>410149.8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02387045.52">
                <text:p>202387045.52</text:p>
              </table:table-cell>
              <table:table-cell office:value-type="float" office:value="303133.96">
                <text:p>303133.96</text:p>
              </table:table-cell>
              <table:table-cell office:value-type="float" office:value="448883.7">
                <text:p>448883.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21060208.3">
                <text:p>221060208.3</text:p>
              </table:table-cell>
              <table:table-cell office:value-type="float" office:value="327291.52">
                <text:p>327291.52</text:p>
              </table:table-cell>
              <table:table-cell office:value-type="float" office:value="518084.76">
                <text:p>518084.7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26994523.84">
                <text:p>226994523.84</text:p>
              </table:table-cell>
              <table:table-cell office:value-type="float" office:value="354469.6">
                <text:p>354469.6</text:p>
              </table:table-cell>
              <table:table-cell office:value-type="float" office:value="513950.26">
                <text:p>513950.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6117956.72">
                <text:p>256117956.72</text:p>
              </table:table-cell>
              <table:table-cell office:value-type="float" office:value="386176.54">
                <text:p>386176.54</text:p>
              </table:table-cell>
              <table:table-cell office:value-type="float" office:value="574478.58">
                <text:p>574478.5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94612741.16">
                <text:p>294612741.16</text:p>
              </table:table-cell>
              <table:table-cell office:value-type="float" office:value="418047.44">
                <text:p>418047.44</text:p>
              </table:table-cell>
              <table:table-cell office:value-type="float" office:value="580363.52">
                <text:p>580363.5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28095212.98">
                <text:p>328095212.98</text:p>
              </table:table-cell>
              <table:table-cell office:value-type="float" office:value="421982.82">
                <text:p>421982.82</text:p>
              </table:table-cell>
              <table:table-cell office:value-type="float" office:value="638647.1">
                <text:p>638647.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50911162.42">
                <text:p>350911162.42</text:p>
              </table:table-cell>
              <table:table-cell office:value-type="float" office:value="491394.44">
                <text:p>491394.44</text:p>
              </table:table-cell>
              <table:table-cell office:value-type="float" office:value="653404.22">
                <text:p>653404.2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45903465.66">
                <text:p>345903465.66</text:p>
              </table:table-cell>
              <table:table-cell office:value-type="float" office:value="441656.2">
                <text:p>441656.2</text:p>
              </table:table-cell>
              <table:table-cell office:value-type="float" office:value="706661.36">
                <text:p>706661.3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78453548.06">
                <text:p>378453548.06</text:p>
              </table:table-cell>
              <table:table-cell office:value-type="float" office:value="472621.2">
                <text:p>472621.2</text:p>
              </table:table-cell>
              <table:table-cell office:value-type="float" office:value="793624.92">
                <text:p>793624.9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44296156.28">
                <text:p>444296156.28</text:p>
              </table:table-cell>
              <table:table-cell office:value-type="float" office:value="500231.92">
                <text:p>500231.92</text:p>
              </table:table-cell>
              <table:table-cell office:value-type="float" office:value="804801.46">
                <text:p>804801.4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83657358.06">
                <text:p>483657358.06</text:p>
              </table:table-cell>
              <table:table-cell office:value-type="float" office:value="542937.34">
                <text:p>542937.34</text:p>
              </table:table-cell>
              <table:table-cell office:value-type="float" office:value="825387.92">
                <text:p>825387.9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0702241.8">
                <text:p>480702241.8</text:p>
              </table:table-cell>
              <table:table-cell office:value-type="float" office:value="565514.82">
                <text:p>565514.82</text:p>
              </table:table-cell>
              <table:table-cell office:value-type="float" office:value="922712.56">
                <text:p>922712.5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1242711.38">
                <text:p>491242711.38</text:p>
              </table:table-cell>
              <table:table-cell office:value-type="float" office:value="587697.22">
                <text:p>587697.22</text:p>
              </table:table-cell>
              <table:table-cell office:value-type="float" office:value="914132.9">
                <text:p>914132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1245747.38">
                <text:p>401245747.38</text:p>
              </table:table-cell>
              <table:table-cell office:value-type="float" office:value="585512.78">
                <text:p>585512.78</text:p>
              </table:table-cell>
              <table:table-cell office:value-type="float" office:value="1006800.76">
                <text:p>1006800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